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92mm"/>
    </style:style>
    <style:style style:name="ro1" style:family="table-row">
      <style:table-row-properties style:row-height="5.29mm" fo:break-before="auto" style:use-optimal-row-height="true"/>
    </style:style>
    <style:style style:name="ro2" style:family="table-row">
      <style:table-row-properties style:row-height="144.46mm" fo:break-before="auto" style:use-optimal-row-height="true"/>
    </style:style>
    <style:style style:name="ro3" style:family="table-row">
      <style:table-row-properties style:row-height="68.79mm" fo:break-before="auto" style:use-optimal-row-height="true"/>
    </style:style>
    <style:style style:name="ro4" style:family="table-row">
      <style:table-row-properties style:row-height="79.38mm" fo:break-before="auto" style:use-optimal-row-height="true"/>
    </style:style>
    <style:style style:name="ro5" style:family="table-row">
      <style:table-row-properties style:row-height="10.58mm" fo:break-before="auto" style:use-optimal-row-height="true"/>
    </style:style>
    <style:style style:name="ro6" style:family="table-row">
      <style:table-row-properties style:row-height="20.37mm" fo:break-before="auto" style:use-optimal-row-height="true"/>
    </style:style>
    <style:style style:name="ta1" style:family="table" style:master-page-name="PageStyle_5f_Hechizosl">
      <style:table-properties table:display="true" style:writing-mode="lr-tb"/>
    </style:style>
    <number:text-style style:name="N100">
      <number:text-content/>
    </number:text-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2" style:family="table-cell" style:parent-style-name="Default">
      <style:table-cell-properties fo:wrap-option="wrap"/>
      <style:text-properties style:text-outline="false" style:text-line-through-style="none" style:text-line-through-type="none" fo:language="es" fo:country="E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echizosl" table:style-name="ta1">
        <office:forms form:automatic-focus="false" form:apply-design-mode="false"/>
        <table:table-column table:style-name="co1" table:number-columns-repeated="1024" table:default-cell-style-name="Default"/>
        <table:table-row table:style-name="ro1">
          <table:table-cell office:value-type="float" office:value="200" calcext:value-type="float">
            <text:p>200</text:p>
          </table:table-cell>
          <table:table-cell office:value-type="string" calcext:value-type="string">
            <text:p>Alterar el propio aspecto [Alter Self] </text:p>
          </table:table-cell>
          <table:table-cell office:value-type="string" calcext:value-type="string">
            <text:p>Asumes una forma diferente. Cuando lanzas el conjuro, elige una de las siguientes opciones, cuyos efectos duran mientras dure el conjuro. Mientras dura el conjuro, puedes finalizar la opción elegida gastando una acción para ganar los beneficios de otra apariencia diferente.&lt;br&gt;&lt;b&gt;Adaptación acuática:&lt;/b&gt; Adaptas tu cuerpo al entorno acuático, te brotan branquias y te crecen membranas entre los dedos. Puedes respirar bajo el agua y adquieres al nadar una velocidad igual a la velocidad que tienes al caminar.&lt;br&gt;&lt;b&gt;Cambio de apariencia:&lt;/b&gt;Transformas tu apariencia. Decides qué apariencia quieres tomar, incluida la altura, el peso, rasgos faciales, el sonido de tu voz, la longitud y color del pelo y otros rasgos distintivos, si los hay. Puedes hacer que te vean como un miembro de otra raza, pero ninguna de tus estadísticas cambia. Tampoco puedes parecer una criatura de diferente tamaño que tú, ya que la forma básica se mantiene; por ejemplo, si eres bípedo este conjuro no te convertirá en cua-drúpedo. En cualquier momento durante la duración del conjuro, se puede utilizar una acción para cambiar de apariencia de nuevo.Armas naturales. Te crecen garras, colmillos, espinas, cuernos o cualquier otra arma natural a tu elección. Tus ataques sin armas provocarán 1d6 daño contundente, perforante o cortante, según proceda con el arma natural elegida y eres considerado competente con ataques desarmados. &lt;br&gt;&lt;b&gt;Finalmente,&lt;/b&gt; el arma natural es mágica y tienes un bonificador de +1 a las tiradas de ataque y daño que hacen uso de ella. </text:p>
          </table:table-cell>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Hasta 1 hora</text:p>
          </table:table-cell>
          <table:table-cell table:number-columns-repeated="1009"/>
        </table:table-row>
        <table:table-row table:style-name="ro1">
          <table:table-cell office:value-type="float" office:value="201" calcext:value-type="float">
            <text:p>201</text:p>
          </table:table-cell>
          <table:table-cell office:value-type="string" calcext:value-type="string">
            <text:p>Amigos [Friends] </text:p>
          </table:table-cell>
          <table:table-cell office:value-type="string" calcext:value-type="string">
            <text:p>Durante la duración de este conjuro, posees ventaja en todas las pruebas de Carisma dirigidas a una criatura de tu elección que no sea hostil hacia ti. Cuando el conjuro finaliza, la criatura se percata que se ha usado magia para influenciar su humor y se vuelve hostil hacia ti. Una criatura propensa a la violencia podría atacarte. Otra criatura podría buscar alguna otra amnera de retribución (a la discreción del DM), dependiendo de la naturaleza de tu interacción con él. </text:p>
          </table:table-cell>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string" calcext:value-type="string">
            <text:p>un poco de maquillaje aplicado a la cara cuando este conjuro es lanzado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Hasta 1 minuto</text:p>
          </table:table-cell>
          <table:table-cell table:number-columns-repeated="1009"/>
        </table:table-row>
        <table:table-row table:style-name="ro1">
          <table:table-cell office:value-type="float" office:value="202" calcext:value-type="float">
            <text:p>202</text:p>
          </table:table-cell>
          <table:table-cell office:value-type="string" calcext:value-type="string">
            <text:p>Amistad con los animales [Animal Friendship] </text:p>
          </table:table-cell>
          <table:table-cell office:value-type="string" calcext:value-type="string">
            <text:p>Este conjuro permite convencer a una bestia de que no vas a hacerle daño. Elige una bestia que puedas ver dentro del alcance del conjuro. Ella también debe verte y escucharte. Si la inteligencia de la bestia es 4 o más, el conjuro falla automáticamente. Si no, la bestia debe superar una tirada de salvación de Sabiduría o es encantada por ti durante la duración del conjuro. Si alguno de tus compañeros o tú hace daño a la bestia, el conjuro también finaliza. </text:p>
          </table:table-cell>
          <table:table-cell/>
          <table:table-cell office:value-type="float" office:value="30" calcext:value-type="float">
            <text:p>30</text:p>
          </table:table-cell>
          <table:table-cell table:number-columns-repeated="3" office:value-type="float" office:value="1" calcext:value-type="float">
            <text:p>1</text:p>
          </table:table-cell>
          <table:table-cell office:value-type="string" calcext:value-type="string">
            <text:p>un bocado de comida</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24 horas</text:p>
          </table:table-cell>
          <table:table-cell table:number-columns-repeated="1009"/>
        </table:table-row>
        <table:table-row table:style-name="ro1">
          <table:table-cell office:value-type="float" office:value="203" calcext:value-type="float">
            <text:p>203</text:p>
          </table:table-cell>
          <table:table-cell office:value-type="string" calcext:value-type="string">
            <text:p>Animal mensajero [Animal Messenger] </text:p>
          </table:table-cell>
          <table:table-cell office:value-type="string" calcext:value-type="string">
            <text:p>Por medio de este conjuro se utiliza un animal para entregar un mensaje. Elige una bestia diminuta que puedas ver dentro de tu alcance de visión, como por ejemplo una ardilla, un arrendajo azul o un murciélago. Especifica una ubicación, que debes haber visitado pre-viamente, y un destinatario que coincida con una descripción general, como por ejemplo "un hombre o mujer vestido con el uniforme de la guardia de la ciudad" o "un enano peli-rrojo que lleve un sombrero puntiagudo". Pue-des transmitir un mensaje hablado de unas 25 palabras. La bestia objetivo viaja durante la duración del conjuro hasta la ubicación ele-gida, si es una bestia alada cubrirá alrededor de 50 millas (80 km) cada 24 horas, si es otro tipo de bestia cubrirá 25 millas (40 km) en el mismo tiempo. &lt;br&gt;Cuando el mensajero llegue a su destino, entregará el mensaje a la criatura que has descrito, imitando el sonido de tu voz. El mensajero solo hablará con una criatura que coincida con la descripción dada. Si el mensajero no alcanza su destino antes de que el efecto del conjuro finalice, el mensaje se pierde, y la bestia regresa al lugar donde lanzaste el conjuro. </text:p>
          </table:table-cell>
          <table:table-cell office:value-type="string" calcext:value-type="string">
            <text:p>Si lanzas este hechizo usando un espacio de conjuros de nivel 3 o superior, la duración del conjuro aumenta en 48 horas por cada nivel de espacio de con-juros por encima de nivel 2. </text:p>
          </table:table-cell>
          <table:table-cell office:value-type="float" office:value="30" calcext:value-type="float">
            <text:p>30</text:p>
          </table:table-cell>
          <table:table-cell table:number-columns-repeated="3" office:value-type="float" office:value="1" calcext:value-type="float">
            <text:p>1</text:p>
          </table:table-cell>
          <table:table-cell office:value-type="string" calcext:value-type="string">
            <text:p>un bocado de comid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Accion</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24 horas</text:p>
          </table:table-cell>
          <table:table-cell table:number-columns-repeated="1009"/>
        </table:table-row>
        <table:table-row table:style-name="ro1">
          <table:table-cell office:value-type="float" office:value="204" calcext:value-type="float">
            <text:p>204</text:p>
          </table:table-cell>
          <table:table-cell office:value-type="string" calcext:value-type="string">
            <text:p>Antipatía/Simpatía [Antipathy/Sympathy] </text:p>
          </table:table-cell>
          <table:table-cell office:value-type="string" calcext:value-type="string">
            <text:p>Este conjuro atrae o repele a criaturas de tu elección. Eliges cualquier cosa que esté a tu alcance, un objeto enorme o más pequeño, o una criatura o un área que no sea más grande que un cubo de 200 pies (40 casillas, 60 m). Luego especifica algún tipo de criatura inteligente, como por ejemplo dragones rojos, goblins o vampiros. Le confieres al objetivo un aura que o bien atrae o bien repele a las criaturas especificadas durante la duración del conjuro. Elige antipatía o simpatía como efecto del aura&lt;br&gt;&lt;b&gt;Antipatía:&lt;/b&gt; El encantamiento hace sentir a las criaturas del tipo elegido unas ganas inmensas de alejarse de la zona y evitar al objetivo. Cuando la criatura puede ver al objetivo o se encuentra a menos de 60 pies (12 casillas, 18 m) de él, la criatura debe superar una tirada de salvación de Sabiduría o adquirirá la condición de asustado. La criatura permanecerá asustada mientras vea al objetivo o mientras siga a 60 pies (12 casillas, 18 m) de distancia. Mientras esté asustada por el objetivo, la criatura debe usar su movimiento para moverse al lugar seguro más cercano desde el que deje de ver al objetivo. Si la criatura se aleja más de 60 pies (12 casillas, 18 m) del objetivo y deja de verlo, la criatura deja de estar asustada, pero volverá a estarlo si el objetivo se vuelve a poner a la vista o a menos de 60 pies (12 casillas, 18 m) de la criatura.&lt;br&gt; &lt;b&gt;Simpatía&lt;/b&gt; El encantamiento hace sentir a las criaturas del tipo elegido unas ganas inmensas de acercarse al objetivo a menos de 60 pies (12 casillas, 18 m) o hasta un lugar donde puedan verle. Cuando la criatura puede ver al objetivo o se encuentra a menos de 60 pies (12 casillas, 18 m) de él, la criatura debe superar una tirada de salvación de Sabiduría o usar su movimiento en cada uno de sus turnos para entrar en el área dentro del alcance. del objetivo. Cuando la criatura logra acercarse, ya no puede alejarse por propia voluntad. Si el objetivo hiere o causa daño de algún tipo a la criatura afectada, ésta puede hacer una tirada de salvación de Sabiduría para librarse del efecto, tal y como se describe debajo.&lt;br&gt; &lt;b&gt;Finalizando el efecto:&lt;/b&gt; Si una criatura afectada acaba su turno alejada del objetivo más de 60 pies (12 casillas, 18 m) o fuera del alcance de su vista, la criatura puede hacer una tirada de salvación de Sabiduría. En una tirada con éxito la criatura deja de estar afectada por el objetivo y reconoce que el sentimiento de repugnancia o de atracción era mágico. Además, la criatura afectada por el conjuro puede hacer una tirada de salvación de Sabiduría cada 24 horas mientras el conjuro siga teniendo efecto. Una criatura que consigue superar la tirada de salvación es inmune al conjuro durante 1 minuto, pasado el cual puede volver a ser afectada otra vez.</text:p>
          </table:table-cell>
          <table:table-cell/>
          <table:table-cell office:value-type="float" office:value="60" calcext:value-type="float">
            <text:p>60</text:p>
          </table:table-cell>
          <table:table-cell table:number-columns-repeated="3" office:value-type="float" office:value="1" calcext:value-type="float">
            <text:p>1</text:p>
          </table:table-cell>
          <table:table-cell office:value-type="string" calcext:value-type="string">
            <text:p>o bien un terrón de alumbre untado en vinagre para el efecto de antipatía, o bien untando en miel para el efecto de simpatía </text:p>
          </table:table-cell>
          <table:table-cell table:number-columns-repeated="2" office:value-type="float" office:value="0" calcext:value-type="float">
            <text:p>0</text:p>
          </table:table-cell>
          <table:table-cell office:value-type="string" calcext:value-type="string">
            <text:p>1 hora</text:p>
          </table:table-cell>
          <table:table-cell office:value-type="float" office:value="5" calcext:value-type="float">
            <text:p>5</text:p>
          </table:table-cell>
          <table:table-cell office:value-type="float" office:value="8" calcext:value-type="float">
            <text:p>8</text:p>
          </table:table-cell>
          <table:table-cell office:value-type="string" calcext:value-type="string">
            <text:p>10 dias</text:p>
          </table:table-cell>
          <table:table-cell table:number-columns-repeated="1009"/>
        </table:table-row>
        <table:table-row table:style-name="ro1">
          <table:table-cell office:value-type="float" office:value="205" calcext:value-type="float">
            <text:p>205</text:p>
          </table:table-cell>
          <table:table-cell office:value-type="string" calcext:value-type="string">
            <text:p>Apertura [Knock] </text:p>
          </table:table-cell>
          <table:table-cell office:value-type="string" calcext:value-type="string">
            <text:p>Elige un objeto que puedas ver dentro del alcance. El objeto puede ser una puerta, una caja, un cofre, un juego de grilletes, un candado u otro objeto que contenga un método corriente o mágico para impedir abrirlo. &lt;br&gt;Un objetivo que esté cerrado por una cerradura corriente o que está atascado o atrancado queda abierto, desatascado o desatrancado. Si el objeto posee varias cerraduras, solo una de ellas queda abierta. Si eliges un objetivo que está cerrado con cerradura arcana [arcane lock], el conjuro queda suprimido durante 10 minutos, tiempo durante el cual el objetivo puede ser abierto y cerrado de manera normal. Cuando lanzas el conjuro, un fuerte golpe, que se oye tan lejos como a 300 pies (60 casillas 90 m), surge del objeto elegido como objetivo.</text:p>
          </table:table-cell>
          <table:table-cell/>
          <table:table-cell office:value-type="float" office:value="60" calcext:value-type="float">
            <text:p>60</text:p>
          </table:table-cell>
          <table:table-cell office:value-type="float" office:value="1" calcext:value-type="float">
            <text:p>1</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instantaneo</text:p>
          </table:table-cell>
          <table:table-cell table:number-columns-repeated="1009"/>
        </table:table-row>
        <table:table-row table:style-name="ro1">
          <table:table-cell office:value-type="float" office:value="206" calcext:value-type="float">
            <text:p>206</text:p>
          </table:table-cell>
          <table:table-cell office:value-type="string" calcext:value-type="string">
            <text:p>Arma elemental [Elemental Weapon] </text:p>
          </table:table-cell>
          <table:table-cell office:value-type="string" calcext:value-type="string">
            <text:p>Un arma no mágica que tocas se convierte en mágica. Elige uno de los siguientes tipos de daño: ácido, frío, fuego, electricidad o sónico. Mientras dure el conjuro, el arma posee un bonificador de +1 a las tiradas de ataque e inflige 1d4 puntos de daño extra del tipo elegido al impactar </text:p>
          </table:table-cell>
          <table:table-cell office:value-type="string" calcext:value-type="string">
            <text:p>Cuando lanzas este hechizo usando un espacio de conjuros de nivel 5 ó 6, el bonificador aumenta a +2 y el daño extra aumenta a 2d4. Cuando lanzas este hechizo usando un espacio de conjuros de nivel 7 o superior, el bonificador aumenta a +3 y el daño extra aumenta a 3d4. </text:p>
          </table:table-cell>
          <table:table-cell table:number-columns-repeated="3"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Hasta 1 hora</text:p>
          </table:table-cell>
          <table:table-cell table:number-columns-repeated="1009"/>
        </table:table-row>
        <table:table-row table:style-name="ro1">
          <table:table-cell office:value-type="float" office:value="207" calcext:value-type="float">
            <text:p>207</text:p>
          </table:table-cell>
          <table:table-cell office:value-type="string" calcext:value-type="string">
            <text:p>Arma espiritual [Spiritual Weapon] </text:p>
          </table:table-cell>
          <table:table-cell office:value-type="string" calcext:value-type="string">
            <text:p>Creas un arma espectral flotante dentro del alcance que persiste durante la duración o hasta que lances otro conjuro. Cuando lanzas el conjuro, puedes realizar un ataque de conjuro cuerpo a cuerpo contra una criatura a 5 pies (1 casilla, 1.5 m) del arma. Si impacta, el objetivo sufre 1d8 + tu modificador de característica de lanzador de conjuros como daño por fuerza. &lt;br&gt;Como acción adicional en tu turno, puedes mover el arma hasta 20 pies (4 casillas, 6 m) y repetir el ataque contra una criatura a 5 pies (1 casilla, 1.5 m) de la misma.&lt;br&gt;El arma puede tomar la forma que tú prefieras. Los clérigos de deidades asociadas con ciertas armas (como St. Cuthbert, conocido por su maza o Thor por su martillo) le dan la forma asociada con su deidad.</text:p>
          </table:table-cell>
          <table:table-cell/>
          <table:table-cell office:value-type="float" office:value="60" calcext:value-type="float">
            <text:p>6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 adicional</text:p>
          </table:table-cell>
          <table:table-cell table:number-columns-repeated="2" office:value-type="float" office:value="2" calcext:value-type="float">
            <text:p>2</text:p>
          </table:table-cell>
          <table:table-cell office:value-type="string" calcext:value-type="string">
            <text:p>1 minuto</text:p>
          </table:table-cell>
          <table:table-cell table:number-columns-repeated="1009"/>
        </table:table-row>
        <table:table-row table:style-name="ro1">
          <table:table-cell office:value-type="float" office:value="208" calcext:value-type="float">
            <text:p>208</text:p>
          </table:table-cell>
          <table:table-cell office:value-type="string" calcext:value-type="string">
            <text:p>Arma mágica [Magic Weapon] </text:p>
          </table:table-cell>
          <table:table-cell office:value-type="string" calcext:value-type="string">
            <text:p>Tocas un arma no mágica. Hasta que finalice el conjuro, el arma se convierte en un arma mágica con un bonificador +1 a las tiradas de ataque y de daño </text:p>
          </table:table-cell>
          <table:table-cell office:value-type="string" calcext:value-type="string">
            <text:p>Cuando lanzas este hechizo usando un espacio de conjuros de nivel 4 o superior, el bonificador se incrementa a +2. Cuando usas un espacio de conjuros de nivel 6 o superior, el bonificador se incrementa a +3. </text:p>
          </table:table-cell>
          <table:table-cell table:number-columns-repeated="3"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 adicional</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Hasta 1 hora</text:p>
          </table:table-cell>
          <table:table-cell table:number-columns-repeated="1009"/>
        </table:table-row>
        <table:table-row table:style-name="ro1">
          <table:table-cell office:value-type="float" office:value="209" calcext:value-type="float">
            <text:p>209</text:p>
          </table:table-cell>
          <table:table-cell office:value-type="string" calcext:value-type="string">
            <text:p>Armadura de Agathys [Armor of Agathys] </text:p>
          </table:table-cell>
          <table:table-cell office:value-type="string" calcext:value-type="string">
            <text:p>Una fuerza mágica protectora te envuelve, manifestándose como un espectro helado que te cubre a ti y a tu equipo. Ganas 5 puntos temporales de golpe mientras dure el conjuro. Si una criatura te golpea mediante un ataque de cuerpo a cuerpo mientras tienes estos Puntos de Golpe temporales, la criatura sufre 5 puntos de daño por frío</text:p>
          </table:table-cell>
          <table:table-cell office:value-type="string" calcext:value-type="string">
            <text:p>Cuando lanzas este hechizo usando un espacio de conjuros de nivel 2 o superior, tanto los Puntos de Golpe temporales como los puntos de daño por frio se incrementan en 5 por cada nivel de espacio de conjuros por encima de nivel 1. </text:p>
          </table:table-cell>
          <table:table-cell office:value-type="float" office:value="0" calcext:value-type="float">
            <text:p>0</text:p>
          </table:table-cell>
          <table:table-cell table:number-columns-repeated="3" office:value-type="float" office:value="1" calcext:value-type="float">
            <text:p>1</text:p>
          </table:table-cell>
          <table:table-cell office:value-type="string" calcext:value-type="string">
            <text:p>una copa de agua</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1 hora</text:p>
          </table:table-cell>
          <table:table-cell table:number-columns-repeated="1009"/>
        </table:table-row>
        <table:table-row table:style-name="ro1">
          <table:table-cell office:value-type="float" office:value="210" calcext:value-type="float">
            <text:p>210</text:p>
          </table:table-cell>
          <table:table-cell office:value-type="string" calcext:value-type="string">
            <text:p>Armadura de mago [Mage Armor] </text:p>
          </table:table-cell>
          <table:table-cell office:value-type="string" calcext:value-type="string">
            <text:p>Tocas a una criatura voluntaria, que no esté portando una armadura, y una fuerza mágica protectora la rodea hasta el fin de la duración del conjuro. La CA base del objetivo se vuelve 13 + su modificador de Destreza. El conjuro finaliza si el receptor se pone una armadura o si tú cancelas el conjuro como una acción. </text:p>
          </table:table-cell>
          <table:table-cell/>
          <table:table-cell table:number-columns-repeated="4" office:value-type="float" office:value="1" calcext:value-type="float">
            <text:p>1</text:p>
          </table:table-cell>
          <table:table-cell office:value-type="string" calcext:value-type="string">
            <text:p>un trozo de cuero curtido</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8 horas</text:p>
          </table:table-cell>
          <table:table-cell table:number-columns-repeated="1009"/>
        </table:table-row>
        <table:table-row table:style-name="ro1">
          <table:table-cell office:value-type="float" office:value="211" calcext:value-type="float">
            <text:p>211</text:p>
          </table:table-cell>
          <table:table-cell office:value-type="string" calcext:value-type="string">
            <text:p>Asesino fantasmal [Phantasmal Killer] </text:p>
          </table:table-cell>
          <table:table-cell office:value-type="string" calcext:value-type="string">
            <text:p>Accedes a las pesadillas de una criatura que puedes ver dentro del alcance y creas una manifestación ilusoria de sus más profundos miedos, visibles solo para esa criatura. El objetivo debe realizar una tirada de salvación de Sabiduría. Si se fracasa la salvación, el objetivo se encontrará asustado mientras dure el conjuro. Al comienzo de cada turno del objetivo, antes de que finalice el conjuro, éste debe superar una tirada de salvación de Sabiduría o sufrir 4d10 puntos de daño psíquico. Con una tirada de salvación con éxito, el conjuro finaliza. </text:p>
          </table:table-cell>
          <table:table-cell office:value-type="string" calcext:value-type="string">
            <text:p>Cuando lanzas este hechizo usando un espacio de conjuros de nivel 5 o superior, el daño se incrementa en 1d10 por cada nivel de espacio de conjuros por encima de nivel 4. </text:p>
          </table:table-cell>
          <table:table-cell office:value-type="float" office:value="120" calcext:value-type="float">
            <text:p>12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table:number-columns-repeated="2" office:value-type="float" office:value="4" calcext:value-type="float">
            <text:p>4</text:p>
          </table:table-cell>
          <table:table-cell office:value-type="string" calcext:value-type="string">
            <text:p>Hasta 1 minuto</text:p>
          </table:table-cell>
          <table:table-cell table:number-columns-repeated="1009"/>
        </table:table-row>
        <table:table-row table:style-name="ro1">
          <table:table-cell office:value-type="float" office:value="212" calcext:value-type="float">
            <text:p>212</text:p>
          </table:table-cell>
          <table:table-cell office:value-type="string" calcext:value-type="string">
            <text:p>Augurio [Augury] </text:p>
          </table:table-cell>
          <table:table-cell office:value-type="string" calcext:value-type="string">
            <text:p>Ya sea lanzando palillos con gemas incrustadas, lanzando huesos de dragón, disponiendo cartas con ilustraciones o empleando alguna otra herramienta de adivinación, una entidad de otro mundo te proporciona un presagio sobre los resultados del curso de una acción específica que planeas llevar a cabo en los siguientes 30 minutos. El DM elige entre los siguientes presagios posibles:&lt;br&gt;• Dicha, para buenos resultados.&lt;br&gt;• Desdicha, para malos resultados.&lt;br&gt; • Dicha y desdicha, para resultados tanto buenos como malos.&lt;br&gt; • Nada, para resultados que no son especialmente buenos o malos&lt;br&gt;El conjuro no tiene en cuenta cualquier circunstancia posible que podría cambiar el resultado, como por ejemplo el lanzamiento de conjuros adicionales, o la pérdida o llegada de un compañero.&lt;br&gt;Si lanzas el conjuro dos veces o más antes de completar tu próximo descanso prolongado, existe un 25% acumulativo por cada lanzamiento después del primero que obtengas una lectura al azar. El DM realiza esta tirada en secreto.</text:p>
          </table:table-cell>
          <table:table-cell/>
          <table:table-cell office:value-type="float" office:value="0" calcext:value-type="float">
            <text:p>0</text:p>
          </table:table-cell>
          <table:table-cell table:number-columns-repeated="3" office:value-type="float" office:value="1" calcext:value-type="float">
            <text:p>1</text:p>
          </table:table-cell>
          <table:table-cell office:value-type="string" calcext:value-type="string">
            <text:p>palillos con marcas especiales, huesos o fichas parecidas de un valor mínimo de 25 po </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minuto</text:p>
          </table:table-cell>
          <table:table-cell office:value-type="float" office:value="8" calcext:value-type="float">
            <text:p>8</text:p>
          </table:table-cell>
          <table:table-cell office:value-type="float" office:value="2" calcext:value-type="float">
            <text:p>2</text:p>
          </table:table-cell>
          <table:table-cell office:value-type="string" calcext:value-type="string">
            <text:p>instantaneo</text:p>
          </table:table-cell>
          <table:table-cell table:number-columns-repeated="1009"/>
        </table:table-row>
        <table:table-row table:style-name="ro2">
          <table:table-cell office:value-type="float" office:value="213" calcext:value-type="float">
            <text:p>213</text:p>
          </table:table-cell>
          <table:table-cell office:value-type="string" calcext:value-type="string">
            <text:p>Aumentar característica [Enhance Ability] </text:p>
          </table:table-cell>
          <table:table-cell table:style-name="ce3" office:value-type="string" calcext:value-type="string">
            <text:p>Tocas una criatura y le concedes una mejora mágica. Elige uno de los siguientes efectos; el objetivo gana el efecto hasta que el conjuro finalice. Resistencia de oso. El objetivo tiene ventaja en las pruebas de Constitución. También gana 2d6 Puntos de Golpe temporales, que se pierden cuando el conjuro finaliza.&lt;br&gt;&lt;b&gt; Fuerza de toro&lt;/b&gt; El objetivo tiene ventaja en las pruebas de Fuerza y su capacidad de carga se dobla.&lt;br&gt;&lt;b&gt; Gracia Felina:&lt;/b&gt; El objetivo tiene ventaja en las pruebas de Destreza. Además no recibe daño por caídas de 20 pies (4 casillas, 6 m) o menos si no está incapacitado. &lt;br&gt;&lt;b&gt;Esplendor de águila:&lt;/b&gt;El objetivo tiene ventaja en las pruebas de Carisma. &lt;br&gt;&lt;b&gt;Astucia de zorro:&lt;/b&gt; El objetivo tiene ventaja en las pruebas de Inteligencia.&lt;br&gt; &lt;b&gt;Sabiduría de búho:&lt;/b&gt; El objetivo tiene ventaja en las pruebas de Sabiduría.</text:p>
          </table:table-cell>
          <table:table-cell office:value-type="string" calcext:value-type="string">
            <text:p>Cuando lanzas este hechizo usando un espacio de conjuros de nivel 3 o superior, puedes seleccionar una criatura adicional por cada nivel de espacio de conjuros por encima de nivel 2.</text:p>
          </table:table-cell>
          <table:table-cell table:number-columns-repeated="4" office:value-type="float" office:value="1" calcext:value-type="float">
            <text:p>1</text:p>
          </table:table-cell>
          <table:table-cell office:value-type="string" calcext:value-type="string">
            <text:p>pelaje o una pluma de una besti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Hasta 1 hora</text:p>
          </table:table-cell>
          <table:table-cell table:number-columns-repeated="1009"/>
        </table:table-row>
        <table:table-row table:style-name="ro1">
          <table:table-cell office:value-type="float" office:value="214" calcext:value-type="float">
            <text:p>214</text:p>
          </table:table-cell>
          <table:table-cell office:value-type="string" calcext:value-type="string">
            <text:p>Aura de pureza [Aura of Purity] </text:p>
          </table:table-cell>
          <table:table-cell office:value-type="string" calcext:value-type="string">
            <text:p>Irradias una energía purificadora en forma de aura con un radio de 30 pies (6 casillas, 9 m). Hasta que el conjuro finalice, el aura se desplaza contigo centrada en ti. Cada criatura no hostil (incluido tú) que permanezca dentro del aura no puede enfermar, adquiere resistencia al daño por veneno, y tiene ventaja en las tiradas de salvación contra efectos que causen cualquiera de las siguientes condiciones: cegado, encantado, ensordecido, asustado, paralizado, envenenado y aturdido</text:p>
          </table:table-cell>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asta 10 minutos</text:p>
          </table:table-cell>
          <table:table-cell table:number-columns-repeated="1009"/>
        </table:table-row>
        <table:table-row table:style-name="ro1">
          <table:table-cell office:value-type="float" office:value="215" calcext:value-type="float">
            <text:p>215</text:p>
          </table:table-cell>
          <table:table-cell office:value-type="string" calcext:value-type="string">
            <text:p>Aura de vida [Aura of Life] </text:p>
          </table:table-cell>
          <table:table-cell office:value-type="string" calcext:value-type="string">
            <text:p>Irradias una energía preservadora de vida en forma de aura con un radio de 30 pies (6 casillas, 9 m). Hasta que el conjuro finalice, el aura se desplaza contigo centrada en ti. Cada criatura no hostil (incluido tú) que permanezca dentro del aura, adquiere resistencia al daño necrótico, y sus Puntos de Golpe máximos no pueden ser reducidos. Además, una criatura viva no hostil con 0 Puntos de Golpe, obtiene 1 punto de golpe cuando comienza su turno dentro del aura.</text:p>
          </table:table-cell>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asta 10 minutos</text:p>
          </table:table-cell>
          <table:table-cell table:number-columns-repeated="1009"/>
        </table:table-row>
        <table:table-row table:style-name="ro1">
          <table:table-cell office:value-type="float" office:value="216" calcext:value-type="float">
            <text:p>216</text:p>
          </table:table-cell>
          <table:table-cell office:value-type="string" calcext:value-type="string">
            <text:p>Aura de vitalidad [Aura of Vitality] </text:p>
          </table:table-cell>
          <table:table-cell office:value-type="string" calcext:value-type="string">
            <text:p>Irradias una energía curativa en forma de aura con un radio de 30 pies (6 casillas, 9 m). Hasta que el conjuro finalice, el aura se desplaza contigo centrada en ti. Puedes utilizar una acción adicional para hacer que una criatura (incluido tú) recupere 2d6 Puntos de Golpe.</text:p>
          </table:table-cell>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asta 1 minuto</text:p>
          </table:table-cell>
          <table:table-cell table:number-columns-repeated="1009"/>
        </table:table-row>
        <table:table-row table:style-name="ro1">
          <table:table-cell office:value-type="float" office:value="217" calcext:value-type="float">
            <text:p>217</text:p>
          </table:table-cell>
          <table:table-cell office:value-type="string" calcext:value-type="string">
            <text:p>Aura mágica de Nystul [Nystul’s Magic Aura] </text:p>
          </table:table-cell>
          <table:table-cell office:value-type="string" calcext:value-type="string">
            <text:p>Colocas una ilusión en una criatura o en un objeto que toques para que los conjuros de adivinación revelen información falsa sobre él. El objetivo puede ser una criatura voluntaria o un objeto que no esté siendo sujetado o transportado por otra criatura.&lt;br&gt; Cuando lanzas el conjuro elige uno o los dos efectos siguientes. El efecto permanece hasta que finalice el conjuro. Si lanzas este conjuro sobre la misma criatura u objeto cada día durante 30 días, colocando el mismo efecto en él cada vez, la ilusión permanece hasta que sea disipada.&lt;br&gt;&lt;b&gt; Aura falsa:&lt;/b&gt; Cambias la manera en que el objetivo se muestra ante conjuros y efectos mágicos, como detectar magia, que detectan auras mágicas. Puedes hacer que un objeto no mágico parezca mágico, un objeto mágico parezca no mágico, o cambiar el aura mágica del objeto de tal manera que parezca que pertenece a una escuela específica de magia que tu elijas. Cuando uses este efecto en un objeto puedes hacer que la falsa magia sea aparente para cualquier criatura que sujete el objeto.&lt;br&gt; &lt;b&gt;Enmascarar:&lt;/b&gt; Cambias la manera en que el objetivo se muestra ante conjuros y efectos mágicos que detectan el tipo de una criatura, como el rasgo de paladín, Sentido divino (Divine Sense) o el desencadenante del conjuro símbolo [symbol]. Eliges un tipo de criatura y otros conjuros y efectos mágicos tratan al objetivo como si fuera una criatura de ese tipo o de ese alineamiento.</text:p>
          </table:table-cell>
          <table:table-cell/>
          <table:table-cell table:number-columns-repeated="4" office:value-type="float" office:value="1" calcext:value-type="float">
            <text:p>1</text:p>
          </table:table-cell>
          <table:table-cell office:value-type="string" calcext:value-type="string">
            <text:p>un pequeño cuadrado de seda</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24 horas</text:p>
          </table:table-cell>
          <table:table-cell table:number-columns-repeated="1009"/>
        </table:table-row>
        <table:table-row table:style-name="ro2">
          <table:table-cell office:value-type="float" office:value="218" calcext:value-type="float">
            <text:p>218</text:p>
          </table:table-cell>
          <table:table-cell office:value-type="string" calcext:value-type="string">
            <text:p>Aura sagrada [Holy Aura] </text:p>
          </table:table-cell>
          <table:table-cell table:style-name="ce1" office:value-type="string" calcext:value-type="string">
            <text:p>Luces divinas emanan de ti y se funden en un suave resplandor en un radio 30 pies (9 m) a tu alrededor. Las criaturas de tu elección dentro del radio cuando lanzas este conjuro, emiten luz tenue en un radio de 5 pies (1 casilla, 1.5 m) y tienen ventaja en todas las tiradas de salvación, y otras criaturas tienen desventaja en tiradas de ataque contra ellas hasta que el conjuro finalice. Además, cuando un infernal o un muerto viviente impactan a una criatura afectada por este conjuro con un ataque cuerpo a cuerpo, el aura destella con una luz brillante. El atacante debe superar una tirada de salvación de Constitución o quedar cegado hasta que el conjuro finalice.</text:p>
          </table:table-cell>
          <table:table-cell/>
          <table:table-cell office:value-type="float" office:value="0" calcext:value-type="float">
            <text:p>0</text:p>
          </table:table-cell>
          <table:table-cell table:number-columns-repeated="3" office:value-type="float" office:value="1" calcext:value-type="float">
            <text:p>1</text:p>
          </table:table-cell>
          <table:table-cell office:value-type="string" calcext:value-type="string">
            <text:p>un pequeño relicario con un valor mínimo de 1.000 po que contenga una reliquia sagrada, como un pedazo de ropa de la túnica de un santo o una pieza de pergamino de un texto sagrado</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Hasta 1 minuto</text:p>
          </table:table-cell>
          <table:table-cell table:number-columns-repeated="1009"/>
        </table:table-row>
        <table:table-row table:style-name="ro1">
          <table:table-cell office:value-type="float" office:value="219" calcext:value-type="float">
            <text:p>219</text:p>
          </table:table-cell>
          <table:table-cell office:value-type="string" calcext:value-type="string">
            <text:p>Auxilio divino [Aid] </text:p>
          </table:table-cell>
          <table:table-cell office:value-type="string" calcext:value-type="string">
            <text:p>Tu conjuro refuerza a tus aliados con tenacidad y determinación. Elige hasta tres criaturas que estén dentro del alcance. Mientras dura el efecto del conjuro, aumentan en 5 los Puntos de Golpe máximos y los Puntos de Golpe actuales de cada objetivo.</text:p>
          </table:table-cell>
          <table:table-cell office:value-type="string" calcext:value-type="string">
            <text:p>Cuando lanzas este hechizo usando un espacio de conjuros de nivel 3 o superior, los Puntos de Golpe del objetivo se incrementan en 5 puntos adicionales por cada nivel de espacio de conjuros por encima de nivel 2. </text:p>
          </table:table-cell>
          <table:table-cell office:value-type="float" office:value="30" calcext:value-type="float">
            <text:p>30</text:p>
          </table:table-cell>
          <table:table-cell table:number-columns-repeated="3" office:value-type="float" office:value="1" calcext:value-type="float">
            <text:p>1</text:p>
          </table:table-cell>
          <table:table-cell office:value-type="string" calcext:value-type="string">
            <text:p>una tira diminuta de tela blanca </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8 horas</text:p>
          </table:table-cell>
          <table:table-cell table:number-columns-repeated="1009"/>
        </table:table-row>
        <table:table-row table:style-name="ro1">
          <table:table-cell office:value-type="float" office:value="220" calcext:value-type="float">
            <text:p>220</text:p>
          </table:table-cell>
          <table:table-cell office:value-type="string" calcext:value-type="string">
            <text:p>Baile irresistible de Otto [Otto's Irresistible Dance] </text:p>
          </table:table-cell>
          <table:table-cell office:value-type="string" calcext:value-type="string">
            <text:p>Elige a una criatura que puedas ver dentro del alcance. El objetivo comienza un baile cómico en el lugar donde se encuentra; arrastrando los pies, taconeando y haciendo cabriolas mientras dure el conjuro. Las criaturas que no pueden ser encantadas son inmunes a este conjuro.&lt;br&gt; Una criatura que está bailando debe usar todo su movimiento para bailar sin abandonar su espacio y sufre desventaja en las tiradas de salvación de Destreza y tiradas de ataque. Mientras el objetivo este afectado por este conjuro, las otras criaturas ganan ventaja en las tiradas de ataque contra él. Como una acción, una criatura que está bailando puede realizar una tirada de salvación de Sabiduría para recuperar el control sobre sí misma. Con una salvación con éxito, finaliza el conjuro.</text:p>
          </table:table-cell>
          <table:table-cell/>
          <table:table-cell office:value-type="float" office:value="30" calcext:value-type="float">
            <text:p>3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Hasta 1 minuto</text:p>
          </table:table-cell>
          <table:table-cell table:number-columns-repeated="1009"/>
        </table:table-row>
        <table:table-row table:style-name="ro2">
          <table:table-cell office:value-type="float" office:value="221" calcext:value-type="float">
            <text:p>221</text:p>
          </table:table-cell>
          <table:table-cell office:value-type="string" calcext:value-type="string">
            <text:p>Barrera de cuchillas [Blade Barrier] </text:p>
          </table:table-cell>
          <table:table-cell table:style-name="ce1" office:value-type="string" calcext:value-type="string">
            <text:p>Creas un muro vertical de afiladas cuchillas giratorias de energía mágica. El muro aparece dentro del alcance y permanece mientras dure el conjuro. Puedes crear un muro recto de hasta 100 pies (20 casillas, 150 m) de largo, 20 pies (4 casillas, 6 m) de alto y 5 pies (1 casillas, 1,5 m) de grosor, o un muro redondo de hasta 60 pies (12 casillas, 18 m) de radio, 20 pies (4 casillas, 6 m) de alto y 5 pies (1 casillas, 1,5 m) de grosor. El muro proporciona tres cuartos de cobertura a las criaturas tras él, y su espacio es terreno difícil. &lt;br&gt;Cuando una criatura entra en el área del muro por primera vez en un turno o comienza allí su turno, la criatura debe realizar una tirada de salvación de Destreza. Si falla la tirada de salvación, la criatura sufre 6d10 puntos de daño cortante. Con una salvación con éxito, la criatura sufre la mitad de daño.</text:p>
          </table:table-cell>
          <table:table-cell/>
          <table:table-cell office:value-type="float" office:value="90" calcext:value-type="float">
            <text:p>9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asta 10 minutos</text:p>
          </table:table-cell>
          <table:table-cell table:number-columns-repeated="1009"/>
        </table:table-row>
        <table:table-row table:style-name="ro2">
          <table:table-cell office:value-type="float" office:value="222" calcext:value-type="float">
            <text:p>222</text:p>
          </table:table-cell>
          <table:table-cell office:value-type="string" calcext:value-type="string">
            <text:p>Bendecir [Bless] </text:p>
          </table:table-cell>
          <table:table-cell table:style-name="ce1" office:value-type="string" calcext:value-type="string">
            <text:p>Bendices hasta a tres criaturas de tu elección dentro del alcance del conjuro. Siempre que el objetivo realice una tirada de ataque o una tirada de salvación antes de que finalice el conjuro, el objetivo puede tirar un d4 y añadir el resultado obtenido a la tirada de ataque o tirada de salvación.</text:p>
          </table:table-cell>
          <table:table-cell office:value-type="string" calcext:value-type="string">
            <text:p>Cuando lanzas este hechizo usando un espacio de conjuros de nivel 2 o superior, puedes elegir como objetivo a una criatura adicional por cada nivel de espacio de conjuros por encima de nivel 1. </text:p>
          </table:table-cell>
          <table:table-cell office:value-type="float" office:value="30" calcext:value-type="float">
            <text:p>30</text:p>
          </table:table-cell>
          <table:table-cell table:number-columns-repeated="3" office:value-type="float" office:value="1" calcext:value-type="float">
            <text:p>1</text:p>
          </table:table-cell>
          <table:table-cell office:value-type="string" calcext:value-type="string">
            <text:p>una rociada de agua bendit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Hasta 1 minuto</text:p>
          </table:table-cell>
          <table:table-cell table:number-columns-repeated="1009"/>
        </table:table-row>
        <table:table-row table:style-name="ro1">
          <table:table-cell office:value-type="float" office:value="223" calcext:value-type="float">
            <text:p>223</text:p>
          </table:table-cell>
          <table:table-cell office:value-type="string" calcext:value-type="string">
            <text:p>Boca mágica [Magic Mouth] </text:p>
          </table:table-cell>
          <table:table-cell office:value-type="string" calcext:value-type="string">
            <text:p>Implantas un mensaje en un objeto dentro del alcance, un mensaje que es pronunciado cuando se da una condición desencadenante. Elige un objeto que puedas ver y que no esté siendo sujetado o transportado por otra criatura. Di entonces el mensaje, que deben ser 25 palabras o menos, pero que puede ser transmitido a lo largo de 10 minutos. Finalmente, determina la circunstancia que desencadenará el conjuro para emitir el mensaje&lt;br&gt;Cuando dicha circunstancia ocurre, una boca mágica aparece en el objeto y recita el mensaje con tu voz y el mismo volumen con el que hablaste. Si el objeto que elegiste tiene una boca o algo que se parezca a una boca (por ejemplo, la boca de una estatua), la boca mágica aparece en ese lugar para que parezca que las palabras provengan de la boca del objeto. Cuando lanzas este conjuro, puedes hacer que finalice después de emitir el mensaje, o puede permanecer y repetir el mensaje siempre que el desencadenante ocurra.&lt;br&gt;La circunstancia desencadenante puede ser tan general o detallada como tú quieras, pero debe basarse en condiciones visuales o audibles que ocurran a 30 pies (6 casillas, 9 m) o menos del objeto. Por ejemplo, puedes dar instrucciones a la boca de hablar cuando cualquier criatura se mueva a 30 pies (6 casillas, 9 m) o menos del objeto o cuando una campana de plata tañe a 30 pies (6 casillas, 9 m) o menos de él.</text:p>
          </table:table-cell>
          <table:table-cell/>
          <table:table-cell office:value-type="float" office:value="30" calcext:value-type="float">
            <text:p>30</text:p>
          </table:table-cell>
          <table:table-cell table:number-columns-repeated="3" office:value-type="float" office:value="1" calcext:value-type="float">
            <text:p>1</text:p>
          </table:table-cell>
          <table:table-cell office:value-type="string" calcext:value-type="string">
            <text:p>un trozo pequeño de panal y jade en polvo por valor de al menos 10 po, que el conjuro consume</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minuto</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asta que se disipa</text:p>
          </table:table-cell>
          <table:table-cell table:number-columns-repeated="1009"/>
        </table:table-row>
        <table:table-row table:style-name="ro1">
          <table:table-cell office:value-type="float" office:value="224" calcext:value-type="float">
            <text:p>224</text:p>
          </table:table-cell>
          <table:table-cell office:value-type="string" calcext:value-type="string">
            <text:p>Bola de fuego [Fireball] </text:p>
          </table:table-cell>
          <table:table-cell office:value-type="string" calcext:value-type="string">
            <text:p>Un rayo brillante resplandece desde tu dedo apuntando a un lugar que eliges dentro del rango y luego estalla con un rugido grave en una explosión de llamas. Cada criatura en un radio de esfera de 20 pies (4 casillas, 6 m) centrado en ese punto debe realizar una tirada de salvación de Destreza. El objetivo sufre 8d6 puntos de daño por fuego en una salvación fallida, o la mitad del total de daño en una salvación con éxito. &lt;br&gt;El fuego se extiende por las esquina. EL fuego enciende objetos inflamables en el área que no son sujetados ni transportados</text:p>
          </table:table-cell>
          <table:table-cell office:value-type="string" calcext:value-type="string">
            <text:p>Cuando lanzas este hechizo usando un espacio de conjuros de nivel 4 o superior, el daño se incrementa en 1d6 por cada nivel de espacio de conjuros por encima de nivel 3. </text:p>
          </table:table-cell>
          <table:table-cell office:value-type="float" office:value="150" calcext:value-type="float">
            <text:p>150</text:p>
          </table:table-cell>
          <table:table-cell table:number-columns-repeated="3" office:value-type="float" office:value="1" calcext:value-type="float">
            <text:p>1</text:p>
          </table:table-cell>
          <table:table-cell office:value-type="string" calcext:value-type="string">
            <text:p>una bolita de guano de murciélago y azufre</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instantaneo</text:p>
          </table:table-cell>
          <table:table-cell table:number-columns-repeated="1009"/>
        </table:table-row>
        <table:table-row table:style-name="ro1">
          <table:table-cell office:value-type="float" office:value="225" calcext:value-type="float">
            <text:p>225</text:p>
          </table:table-cell>
          <table:table-cell office:value-type="string" calcext:value-type="string">
            <text:p>Bola de fuego de explosión retardada </text:p>
          </table:table-cell>
          <table:table-cell office:value-type="string" calcext:value-type="string">
            <text:p>Un haz de luz amarilla resplandece desde la punta de tu dedo, luego permanece condensándose en un punto escogido dentro del alcance como una perla resplandeciente por la duración del conjuro. Cuando el conjuro finaliza, ya sea porque tu concentración se ha roto o porque tú decides terminarlo, la perla estalla con un grave estruendo en una explosión de llamas que se extiende por las esquinas. Cada criatura en el radio de una esfera de 20 pies (4 casillas, 6 m) centrado en el punto escogido debe realizar una tirada de salvación de Destreza. Una criatura sufre daño por fuego igual al total de daño acumulado en una salvación fallida, o la mitad del daño en una salvación con éxito &lt;br&gt;El daño base del conjuro es 12d6. Si al final de tu turno la perla de fuego no ha detonado aun, el daño se incrementa en 1d6.&lt;br&gt;Si la perla resplandeciente es tocada antes de que el intervalo haya expirado, la criatura que la ha tocado debe hacer una tirada de salvación de Destreza. En una salvación fallida, el conjuro finaliza inmediatamente, causando que la perla estalle en llamas. En una salvación con éxito, la criatura puede arrojar la perla hasta 40 pies (12 m). Cuando ésta golpea una criatura o un objeto sólido, el conjuro finaliza, y la perla explota. El fuego daña objetos en el área y enciende objetos inflamables que no son sujetados o transportados</text:p>
          </table:table-cell>
          <table:table-cell office:value-type="string" calcext:value-type="string">
            <text:p>Cuando lanzas este hechizo usando un espacio de conjuros de nivel 8 o superior, el daño base se incrementa en 1d6 por cada nivel de espacio de conjuros por encima de nivel 7.</text:p>
          </table:table-cell>
          <table:table-cell office:value-type="float" office:value="150" calcext:value-type="float">
            <text:p>150</text:p>
          </table:table-cell>
          <table:table-cell table:number-columns-repeated="3" office:value-type="float" office:value="1" calcext:value-type="float">
            <text:p>1</text:p>
          </table:table-cell>
          <table:table-cell office:value-type="string" calcext:value-type="string">
            <text:p>una bolita de guano de murciélago y azufr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asta 1 minuto</text:p>
          </table:table-cell>
          <table:table-cell table:number-columns-repeated="1009"/>
        </table:table-row>
        <table:table-row table:style-name="ro1">
          <table:table-cell office:value-type="float" office:value="226" calcext:value-type="float">
            <text:p>226</text:p>
          </table:table-cell>
          <table:table-cell office:value-type="string" calcext:value-type="string">
            <text:p>Brazos de Hadar [Arms of Hadar] </text:p>
          </table:table-cell>
          <table:table-cell office:value-type="string" calcext:value-type="string">
            <text:p>Invocas el poder de Hadar, el Hambriento Oscuro. Zarcillos de oscura energía brotan de ti y azotan a todas las criaturas que se encuentren a menos de 10 pies (2 casillas, 3 m). Cada criatura en el área debe realizar una tirada de salvación de Fuerza. En caso de que falle la tirada de salvación, el objetivo sufre 2d6 puntos de daño necrótico y no podrá reaccionar hasta su siguiente turno. En caso de que supere la tirada de salvación la criatura sufre sólo la mitad del daño y ningún otro efecto</text:p>
          </table:table-cell>
          <table:table-cell office:value-type="string" calcext:value-type="string">
            <text:p>Cuando lanzas este hechizo usando un espacio de conjuros de nivel 2 o superior, el daño se incrementa con 1d6 por cada nivel de espacio de conjuros por encima de nivel 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table:number-columns-repeated="2" office:value-type="float" office:value="1" calcext:value-type="float">
            <text:p>1</text:p>
          </table:table-cell>
          <table:table-cell office:value-type="string" calcext:value-type="string">
            <text:p>instantaneo</text:p>
          </table:table-cell>
          <table:table-cell table:number-columns-repeated="1009"/>
        </table:table-row>
        <table:table-row table:style-name="ro1">
          <table:table-cell office:value-type="float" office:value="227" calcext:value-type="float">
            <text:p>227</text:p>
          </table:table-cell>
          <table:table-cell office:value-type="string" calcext:value-type="string">
            <text:p>Brote de espinas [Spike Growth] </text:p>
          </table:table-cell>
          <table:table-cell office:value-type="string" calcext:value-type="string">
            <text:p>Del suelo en un radio de 20 pies (4 casillas, 6 m) centrado en un punto dentro del alcance, brotan duros pinchos y espinas. El área se convierte en un terreno difícil durante la duración del conjuro. Cuando una criatura entra o se mueve dentro del área, sufre 2d4 puntos de daño perforante por cada 5 pies (1 casilla, 1.5 m) que se desplace&lt;br&gt;La transformación del suelo está camuflada para que parezca natural. Cualquier criatura que no pueda ver el área en el momento en que se lanza el conjuro debe realizar una prueba de Sabiduría (Percepción) contra la CD de tu salvación de conjuros para reconocer el terreno como peligroso antes de entrar en él.</text:p>
          </table:table-cell>
          <table:table-cell/>
          <table:table-cell office:value-type="float" office:value="150" calcext:value-type="float">
            <text:p>150</text:p>
          </table:table-cell>
          <table:table-cell table:number-columns-repeated="3" office:value-type="float" office:value="1" calcext:value-type="float">
            <text:p>1</text:p>
          </table:table-cell>
          <table:table-cell office:value-type="string" calcext:value-type="string">
            <text:p>siete espinas afiladas o siete ramitas, cada una afilada en forma puntiagud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Hasta 10 minutos</text:p>
          </table:table-cell>
          <table:table-cell table:number-columns-repeated="1009"/>
        </table:table-row>
        <table:table-row table:style-name="ro1">
          <table:table-cell office:value-type="float" office:value="228" calcext:value-type="float">
            <text:p>228</text:p>
          </table:table-cell>
          <table:table-cell office:value-type="string" calcext:value-type="string">
            <text:p>Buenas bayas [Goodberry] </text:p>
          </table:table-cell>
          <table:table-cell office:value-type="string" calcext:value-type="string">
            <text:p>Hasta diez bayas aparecen en tu mano las cuales están infundidas con magia por toda la duración del conjuro. Una criatura puede usar su acción para comer una baya. Comerse una baya recupera 1 punto de golpe, y la baya provee suficiente nutrientes para mantener a una criatura durante un día&lt;br&gt;Las bayas pierden su potencial si estas no han sido consumidas en las 24 horas después de que el conjuro fue lanzado.</text:p>
          </table:table-cell>
          <table:table-cell/>
          <table:table-cell table:number-columns-repeated="4" office:value-type="float" office:value="1" calcext:value-type="float">
            <text:p>1</text:p>
          </table:table-cell>
          <table:table-cell office:value-type="string" calcext:value-type="string">
            <text:p>ramita de muérdago</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instantaneo</text:p>
          </table:table-cell>
          <table:table-cell table:number-columns-repeated="1009"/>
        </table:table-row>
        <table:table-row table:style-name="ro1">
          <table:table-cell office:value-type="float" office:value="229" calcext:value-type="float">
            <text:p>229</text:p>
          </table:table-cell>
          <table:table-cell office:value-type="string" calcext:value-type="string">
            <text:p>Burla cruel [Vicious Mockery] </text:p>
          </table:table-cell>
          <table:table-cell office:value-type="string" calcext:value-type="string">
            <text:p>Sueltas una sarta de insultos unidos con imperceptibles encantamientos a una criatura que puedes ver dentro del alcance. Si tu objetivo puede oírte (aunque no necesita entenderte), debe superar una tirada de salvación de Sabiduría o sufrir 1d4 puntos de daño psí- quico y tener desventaja en la siguiente tirada de ataque que haga antes del final de su siguiente turno </text:p>
          </table:table-cell>
          <table:table-cell office:value-type="string" calcext:value-type="string">
            <text:p>El daño de este conjuro se incrementa en 1d4 cuando llegas a nivel 5 (2d4), nivel 11 (3d4) y nivel 17 (4d4). </text:p>
          </table:table-cell>
          <table:table-cell office:value-type="float" office:value="60" calcext:value-type="float">
            <text:p>60</text:p>
          </table:table-cell>
          <table:table-cell office:value-type="float" office:value="1" calcext:value-type="float">
            <text:p>1</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instantaneo</text:p>
          </table:table-cell>
          <table:table-cell table:number-columns-repeated="1009"/>
        </table:table-row>
        <table:table-row table:style-name="ro1">
          <table:table-cell office:value-type="float" office:value="230" calcext:value-type="float">
            <text:p>230</text:p>
          </table:table-cell>
          <table:table-cell office:value-type="string" calcext:value-type="string">
            <text:p>Cadena de relámpagos [Chain Lightning]</text:p>
          </table:table-cell>
          <table:table-cell office:value-type="string" calcext:value-type="string">
            <text:p>Creas una descarga en forma de relámpago que forma un arco hacia un objetivo de tu elección que puedas ver dentro del alcance. Luego, tres relámpagos más surgen desde ese objetivo hasta un máximo de otros tres objetivos, cada uno de los cuales debe de estar a menos de 30 pies (6 casillas, 9 m) del primer objetivo. Un objetivo puede ser una criatura o un objeto, y solo puede ser objetivo de una de las descargas.&lt;br&gt;El objetivo debe realizar una tirada de salvación de Destreza. Si falla la tirada de salvación, el objetivo sufre 10d8 puntos de daño electrico, o la mitad del daño si con una salvación con éxito.</text:p>
          </table:table-cell>
          <table:table-cell office:value-type="string" calcext:value-type="string">
            <text:p>Cuando lanzas este hechizo usando un espacio de conjuros de nivel 7 o superior, una descarga adicional salta desde el primer objetivo a otro objetivo por cada nivel de espacio de conjuros por encima de nivel 6.</text:p>
          </table:table-cell>
          <table:table-cell office:value-type="float" office:value="150" calcext:value-type="float">
            <text:p>150</text:p>
          </table:table-cell>
          <table:table-cell table:number-columns-repeated="3" office:value-type="float" office:value="1" calcext:value-type="float">
            <text:p>1</text:p>
          </table:table-cell>
          <table:table-cell office:value-type="string" calcext:value-type="string">
            <text:p>un poco de pelo de animal un fragmento de ámbar, vidrio o un cetro de cristal y tres alfileres de plata</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instantaneo</text:p>
          </table:table-cell>
          <table:table-cell table:number-columns-repeated="1009"/>
        </table:table-row>
        <table:table-row table:style-name="ro1">
          <table:table-cell office:value-type="float" office:value="231" calcext:value-type="float">
            <text:p>231</text:p>
          </table:table-cell>
          <table:table-cell office:value-type="string" calcext:value-type="string">
            <text:p>Caída de pluma [Feather Fall] </text:p>
          </table:table-cell>
          <table:table-cell office:value-type="string" calcext:value-type="string">
            <text:p>Elige hasta a 5 criaturas que estén cayendo dentro del alcance. La velocidad de descenso de una criatura cayendo se reduce a 60 pies (12 casillas, 18 m) por asalto hasta que el conjuro finalice. Si la criatura aterriza antes de que el conjuro finalice, no sufre daño de caída y puede aterrizar de pie, y el conjuro finaliza para dicha criatura</text:p>
          </table:table-cell>
          <table:table-cell/>
          <table:table-cell office:value-type="float" office:value="60" calcext:value-type="float">
            <text:p>6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una pequeña pluma o una pelusa </text:p>
          </table:table-cell>
          <table:table-cell table:number-columns-repeated="2" office:value-type="float" office:value="0" calcext:value-type="float">
            <text:p>0</text:p>
          </table:table-cell>
          <table:table-cell office:value-type="string" calcext:value-type="string">
            <text:p>1 reaccion</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1 minuto</text:p>
          </table:table-cell>
          <table:table-cell table:number-columns-repeated="1009"/>
        </table:table-row>
        <table:table-row table:style-name="ro1">
          <table:table-cell office:value-type="float" office:value="232" calcext:value-type="float">
            <text:p>232</text:p>
          </table:table-cell>
          <table:table-cell office:value-type="string" calcext:value-type="string">
            <text:p>Calentar metal [Heat Metal] </text:p>
          </table:table-cell>
          <table:table-cell office:value-type="string" calcext:value-type="string">
            <text:p>Elige un objeto metálico manufacturado, como un arma de metal o una armadura metálica media o pesada, que puedas ver dentro del alcance. Provocas que el objeto comience a brillar al rojo vivo.&lt;br&gt;Si la criatura está agarrando o portando el objeto del que toma daño, esta debe superar una tirada de salvación de Constitución o tirar el objeto si es que puede. Si no puede tirar el objeto, tiene desventaja en las tiradas de ataque y las pruebas de característica hasta el comienzo de tu siguiente turno. Cualquier criatura en contacto físico con el objeto sufre 2d8 puntos de daño por fuego cuando lanzas este. conjuro. Hasta que el conjuro finalice puedes usar una acción adicional en cada uno de tus subsiguientes turnos para causar este daño de nuevo </text:p>
          </table:table-cell>
          <table:table-cell office:value-type="string" calcext:value-type="string">
            <text:p>Cuando lanzas este hechizo usando un espacio de conjuros de nivel 3 o superior, el daño se incrementa por 1d8 por cada nivel del espacio de conjuros por encima de nivel 2.</text:p>
          </table:table-cell>
          <table:table-cell office:value-type="float" office:value="60" calcext:value-type="float">
            <text:p>60</text:p>
          </table:table-cell>
          <table:table-cell table:number-columns-repeated="3" office:value-type="float" office:value="1" calcext:value-type="float">
            <text:p>1</text:p>
          </table:table-cell>
          <table:table-cell office:value-type="string" calcext:value-type="string">
            <text:p>una pieza de hierro y una flam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Hasta 1 minuto</text:p>
          </table:table-cell>
          <table:table-cell table:number-columns-repeated="1009"/>
        </table:table-row>
        <table:table-row table:style-name="ro1">
          <table:table-cell office:value-type="float" office:value="233" calcext:value-type="float">
            <text:p>233</text:p>
          </table:table-cell>
          <table:table-cell office:value-type="string" calcext:value-type="string">
            <text:p>Calmar emociones [Calm Emotions] </text:p>
          </table:table-cell>
          <table:table-cell office:value-type="string" calcext:value-type="string">
            <text:p>Intentas suprimir emociones fuertes que afectan a un grupo de personas. Cada humanoide en una esfera de radio 20 pies (4 casillas, 6 m) centrado en un punto que elijas dentro del alcance, debe realizar una tirada de salvación de Carisma una criatura puede elegir fallar esta tirada si así lo desea. Si la criatura falla la tirada de salvación elige uno de los dos siguientes efectos &lt;br&gt;Puedes suprimir cualquier efecto que causa que el objetivo esté en estado encantado o asustado. Cuando finalice el conjuro, cualquier efecto disipado vuelve, siempre y cuando la duración de la condición no hubiera expirado antes.&lt;br&gt;Alternativamente, puedes hacer que un objetivo permanezca indiferente hacia criaturas de tu elección contra las que es abiertamente hostil. Esta indiferencia finaliza si el objetivo es atacado o herido directamente por un conjuro, o si es testigo de que alguno de sus amigos están siendo dañados.&lt;br&gt;Cuando el conjuro finaliza la criatura vuelve a ser hostil otra vez, salvo que el DM precise lo contrario.</text:p>
          </table:table-cell>
          <table:table-cell/>
          <table:table-cell office:value-type="float" office:value="60" calcext:value-type="float">
            <text:p>6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Hasta 1 minuto</text:p>
          </table:table-cell>
          <table:table-cell table:number-columns-repeated="1009"/>
        </table:table-row>
        <table:table-row table:style-name="ro1">
          <table:table-cell office:value-type="float" office:value="234" calcext:value-type="float">
            <text:p>234</text:p>
          </table:table-cell>
          <table:table-cell office:value-type="string" calcext:value-type="string">
            <text:p>Cambiar de forma [Shapechange] </text:p>
          </table:table-cell>
          <table:table-cell office:value-type="string" calcext:value-type="string">
            <text:p>Adoptas la forma de otra criatura durante la duración del conjuro. La nueva forma puede ser de cualquier criatura con un valor de desafío igual o menor a tu nivel. La criatura no puede ser un constructo o un muerto viviente, y debes haber visto ese tipo de criatura al menos una vez. Te transformas en un ejemplo corriente de esa criatura, sin ningún nivel de clase y sin el rasgo de lanzamiento de conjuros.&lt;br&gt;Tus características de juego se reemplazan por las de la criatura escogida, aunque mantienes tu alineamiento y puntuaciones de Inteligencia, Sabiduría, y Carisma. También mantienes todas tus competencias en habilidades y tiradas de salvación, además de ganar aquellas propias de la criatura. Si la criatura tiene la misma competencia que tú y el bonificador listado es mayor al tuyo, usa el bonificador de la criatura en lugar del tuyo. No puedes usar ninguna acción legendaria o acciones de guarida de la nueva forma.&lt;br&gt;Asumes los Puntos de Golpe y Dados de Golpe de la nueva forma. Cuando vuelves a tu forma normal, vuelves al número de Puntos de Golpe que tenías antes de transformarte. Si vuelves a tu forma normal como resultado de llegar a 0 Puntos de Golpe, cualquier exceso de daño se pasa a tu forma normal. A no ser que el exceso de daño reduzca tu forma normal a 0 Puntos de Golpe, no caerás inconsciente&lt;br&gt;ente. Mantienes los rasgos que te otorgan tu clase, raza, u otro tipo de fuente y puedes usarlas, teniendo en cuenta si tu nueva forma sea capaz de ello. No puedes usar ningún tipo de sentido especial que tengas (por ejemplo, visión nocturna) a no ser que tu nueva forma también tenga ese mismo sentido. Solo puedes hablar si la criatura puede hablar normalmente&lt;br&gt;Cuando te transformas, puedes escoger si tu equipo se cae al suelo, se fusiona con la nueva forma, o si se lo equipa. El equipo portado funciona con normalidad. El DM determina si es práctico para la nueva forma el llevar una pieza de equipo, basado en la forma y tamaño de la criatura. Tu equipo no cambia de forma o tamaño para encajar con la nueva forma, y cualquier equipo que no pueda ser llevado por la nueva forma debe caer al suelo o ser fusionado con la misma. El equipo fusionado no tiene ningún efecto.&lt;br&gt;Durante la duración de este conjuro, puedes usar tu acción para asumir una forma diferente siguiendo las mismas restricciones y reglas que para la forma original, con una excepción: si tu nueva forma tiene más Puntos de Golpe que tú forma actual, tus Puntos de Golpe se mantienen en su valor actual.</text:p>
          </table:table-cell>
          <table:table-cell/>
          <table:table-cell office:value-type="float" office:value="0" calcext:value-type="float">
            <text:p>0</text:p>
          </table:table-cell>
          <table:table-cell table:number-columns-repeated="3" office:value-type="float" office:value="1" calcext:value-type="float">
            <text:p>1</text:p>
          </table:table-cell>
          <table:table-cell office:value-type="string" calcext:value-type="string">
            <text:p>una diadema de jade con un valor de al menos 1.500 po, que debes poner en tu cabeza antes de lanzar el conjuro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7" calcext:value-type="float">
            <text:p>7</text:p>
          </table:table-cell>
          <table:table-cell office:value-type="float" office:value="9" calcext:value-type="float">
            <text:p>9</text:p>
          </table:table-cell>
          <table:table-cell office:value-type="string" calcext:value-type="string">
            <text:p>Hasta 1 hora</text:p>
          </table:table-cell>
          <table:table-cell table:number-columns-repeated="1009"/>
        </table:table-row>
        <table:table-row table:style-name="ro1">
          <table:table-cell office:value-type="float" office:value="235" calcext:value-type="float">
            <text:p>235</text:p>
          </table:table-cell>
          <table:table-cell office:value-type="string" calcext:value-type="string">
            <text:p>Caminar con el viento [Wind Walk] </text:p>
          </table:table-cell>
          <table:table-cell office:value-type="string" calcext:value-type="string">
            <text:p>Tú y hasta diez criaturas voluntarias que puedas ver dentro del alcance del conjuro adoptáis una forma gaseosa durante toda la duración, apareciendo como jirones de nubes. Mientras estáis en esa forma de nube, una criatura tiene una velocidad de vuelo de 300 pies (60 casillas, 90 m) y resistencia al daño proveniente de armas no mágicas. La única acción que puede tomar una criatura en esta forma es una acción de carrera o revertirse a su forma normal. Revertirse toma 1 minuto, durante ese tiempo una criatura está incapacitada y no puede moverse. Hasta que finalice el conjuro, la criatura puede revertir a su forma de nube, lo cual también requiere 1 minuto de transformación &lt;br&gt;Si una criatura está en forma de nube y volando cuando el efecto finaliza, la criatura desciende 60 pies (12 casillas, 18 m) por turno durante 1 minuto hasta que aterriza, lo cual hace de forma segura. Si no puede aterrizar después de 1 minuto, la criatura cae la distancia restante.</text:p>
          </table:table-cell>
          <table:table-cell/>
          <table:table-cell office:value-type="float" office:value="30" calcext:value-type="float">
            <text:p>30</text:p>
          </table:table-cell>
          <table:table-cell table:number-columns-repeated="3" office:value-type="float" office:value="1" calcext:value-type="float">
            <text:p>1</text:p>
          </table:table-cell>
          <table:table-cell office:value-type="string" calcext:value-type="string">
            <text:p>fuego y agua bendita </text:p>
          </table:table-cell>
          <table:table-cell table:number-columns-repeated="2" office:value-type="float" office:value="0" calcext:value-type="float">
            <text:p>0</text:p>
          </table:table-cell>
          <table:table-cell office:value-type="string" calcext:value-type="string">
            <text:p>1 minuto</text:p>
          </table:table-cell>
          <table:table-cell office:value-type="float" office:value="7" calcext:value-type="float">
            <text:p>7</text:p>
          </table:table-cell>
          <table:table-cell office:value-type="float" office:value="6" calcext:value-type="float">
            <text:p>6</text:p>
          </table:table-cell>
          <table:table-cell office:value-type="string" calcext:value-type="string">
            <text:p>8 horas</text:p>
          </table:table-cell>
          <table:table-cell table:number-columns-repeated="1009"/>
        </table:table-row>
        <table:table-row table:style-name="ro1">
          <table:table-cell office:value-type="float" office:value="236" calcext:value-type="float">
            <text:p>236</text:p>
          </table:table-cell>
          <table:table-cell office:value-type="string" calcext:value-type="string">
            <text:p>Caminar sobre las aguas [Water Walk]</text:p>
          </table:table-cell>
          <table:table-cell office:value-type="string" calcext:value-type="string">
            <text:p>Este conjuro concede la habilidad de moverse sobre cualquier superficie líquida, tal como agua, ácido, barro, nieve, arenas movedizas, o lava, como si fuera un suelo sólido inofensivo (las criaturas cruzando lava derretida pueden, sin embargo, sufrir daño por calor). Hasta diez criaturas voluntarias que puedas ver dentro del alcance obtienen esta habilidad toda la duración.&lt;br&gt;Si eliges como objetivo a una criatura sumergida en un líquido, el conjuro lleva al objetivo a la superficie del líquido a una velocidad de 60 pies (12 casillas, 18 m) por asalto.</text:p>
          </table:table-cell>
          <table:table-cell/>
          <table:table-cell office:value-type="float" office:value="30" calcext:value-type="float">
            <text:p>30</text:p>
          </table:table-cell>
          <table:table-cell table:number-columns-repeated="3" office:value-type="float" office:value="1" calcext:value-type="float">
            <text:p>1</text:p>
          </table:table-cell>
          <table:table-cell office:value-type="string" calcext:value-type="string">
            <text:p>un pedazo de corcho </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Accion</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1 hora</text:p>
          </table:table-cell>
          <table:table-cell table:number-columns-repeated="1009"/>
        </table:table-row>
        <table:table-row table:style-name="ro1">
          <table:table-cell office:value-type="float" office:value="237" calcext:value-type="float">
            <text:p>237</text:p>
          </table:table-cell>
          <table:table-cell office:value-type="string" calcext:value-type="string">
            <text:p>Campo antimagia [Antimagic Field] </text:p>
          </table:table-cell>
          <table:table-cell office:value-type="string" calcext:value-type="string">
            <text:p>Una esfera antimagia invisible de 10 pies (2 casillas, 3 m) de radio te rodea. El área que ocupa la esfera te separa de la energía mágica que recubre el multiverso. Dentro de la esfera, no se pueden lanzar conjuros, las criaturas invocadas desaparecen e incluso los objetos má- gicos se vuelven mundanos. Hasta que el conjuro finaliza, la esfera se desplaza contigo, centrada en ti.&lt;br&gt;Los conjuros y otros efectos mágicos, excepto aquellos que fueron creados por un artefacto o una deidad, quedan suprimidos dentro de la esfera y no pueden proyectarse a su interior. Un espacio de conjuros gastado en lanzar un hechizo que es suprimido, es consumido. Cuando un efecto mágico queda suprimido, no tiene ningún efecto, pero el tiempo que pasa suprimido cuenta para la duración del conjuro&lt;br&gt;&lt;b&gt;Efectos con objetivo&lt;/b&gt; Los conjuros y otros efectos mágicos, como un proyectil má- gico [magic missile] o hechizar persona [charm person], que tienen como objetivo una criatura o un objeto en la esfera no tienen efecto en el objetivo.&lt;br&gt;&lt;b&gt;Áreas de magia:&lt;/b&gt; El área de otro conjuro o efecto mágico, como una bola de fuego [fireball], no se pueden extender dentro de la esfera. Si la esfera se superpone a un área de magia, la parte del área que queda cubierta por la esfera queda suprimida. Por ejemplo, las llamas creadas por un muro de fuego [wall of fire] quedan suprimidas dentro de la esfera, creando un hueco en el muro si el solapamiento es lo suficientemente grande.&lt;br&gt;&lt;b&gt;Conjuros:&lt;/b&gt; Cualquier conjuro u otro efecto mágico activo sobre una criatura o un objeto en la esfera queda disipado mientras la criatura o el objeto está dentro del campo.&lt;br&gt;&lt;b&gt;Objetos mágicos&lt;/b&gt;Las propiedades y poderes de objetos mágicos quedan disipados en la esfera. Por ejemplo, una espada larga +1 en la esfera funciona como una espada larga no mágica.&lt;br&gt;Las propiedades y poderes de un arma quedan suprimidas si es utilizada contra un objetivo en la esfera o esgrimida por un atacante en la esfera. Si un arma mágica o una munición mágica abandona totalmente la esfera (por ejemplo, si disparas una flecha mágica o arrojas una lanza a un objetivo fuera dela esfera), la magia suprimida del objeto regresa a él tan pronto como sale de la esfera.&lt;br&gt;&lt;b&gt;Viaje mágico&lt;/b&gt; La teleportación y el viaje entre los planos no funcionan en la esfera, ya sea la esfera el punto de destino o de partida para dicho viaje mágico. Un portal entre lugares, mundos o planos de existencia, así como una apertura a un espacio extradimensional como el creado por el conjuro Truco de la Cuerda, se cierra temporalmente mientras esta dentro de la esfera.&lt;br&gt;&lt;b&gt;Criaturas y objetos&lt;/b&gt; Una criatura u objeto invocado o creado por magia temporal desaparece de la existencia en la esfera. Dicha criatura reaparece instantáneamente una vez que el espacio que ocupaba esa criatura ya no está dentro de la esfera.&lt;br&gt;&lt;b&gt;Disipar Magia:&lt;/b&gt; Los conjuros y efectos mágicos como disipar magia no tienen efecto en la esfera. De igual modo, las esferas creadas por diferentes conjuros de campo antimagia no se anulan una a otra</text:p>
          </table:table-cell>
          <table:table-cell/>
          <table:table-cell office:value-type="float" office:value="0" calcext:value-type="float">
            <text:p>0</text:p>
          </table:table-cell>
          <table:table-cell table:number-columns-repeated="3" office:value-type="float" office:value="1" calcext:value-type="float">
            <text:p>1</text:p>
          </table:table-cell>
          <table:table-cell office:value-type="string" calcext:value-type="string">
            <text:p>una pizca de hierro pulverizado o limaduras de hierro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Hasta 1 hora</text:p>
          </table:table-cell>
          <table:table-cell table:number-columns-repeated="1009"/>
        </table:table-row>
        <table:table-row table:style-name="ro1">
          <table:table-cell office:value-type="float" office:value="238" calcext:value-type="float">
            <text:p>238</text:p>
          </table:table-cell>
          <table:table-cell office:value-type="string" calcext:value-type="string">
            <text:p>Caparazón antivida [Antilife Shell] </text:p>
          </table:table-cell>
          <table:table-cell office:value-type="string" calcext:value-type="string">
            <text:p>Una brillante barrera se expande a tu alrededor a lo largo de un radio de 10 pies (2 casillas, 3 m) y se desplaza contigo permaneciendo centrada en ti, protegiéndote de criaturas que no sean muertos vivientes o constructos. La barrera persiste mientras dure el conjuro.&lt;br&gt; La barrera previene a una criatura susceptible de ser afectada a que pase o atraviese la citada barrera. Una criatura afectada puede lanzar conjuros o realizar ataques con armas a distancia o con alcance a través de la barrera&lt;br&gt; Si te mueves de forma que fuerzas a una criatura afectada a pasar a través de la barrera, el conjuro finaliza.</text:p>
          </table:table-cell>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asta 1 hora</text:p>
          </table:table-cell>
          <table:table-cell table:number-columns-repeated="1009"/>
        </table:table-row>
        <table:table-row table:style-name="ro1">
          <table:table-cell office:value-type="float" office:value="239" calcext:value-type="float">
            <text:p>239</text:p>
          </table:table-cell>
          <table:table-cell office:value-type="string" calcext:value-type="string">
            <text:p>Carcaj rápido [Swift Quiver] </text:p>
          </table:table-cell>
          <table:table-cell office:value-type="string" calcext:value-type="string">
            <text:p>Transmutas tu carcaj para que produzca una cantidad infinita de munición no mágica, que parece saltar hacia tu mano cuando tratas de alcanzarla. &lt;br&gt;En cada uno de tus turnos hasta que el conjuro finalice, puedes usar una acción adicional para realizar dos ataques con un arma que use la munición del carcaj. Cada vez que hagas un ataque a distancia, tu carcaj reemplaza mágicamente la pieza de munición que has usado con una pieza similar de munición no mágica. Cualquier pieza de munición creada por este conjuro se desintegra cuando el conjuro finaliza. Si sueltas el carcaj, el conjuro finaliza.</text:p>
          </table:table-cell>
          <table:table-cell/>
          <table:table-cell table:number-columns-repeated="4" office:value-type="float" office:value="1" calcext:value-type="float">
            <text:p>1</text:p>
          </table:table-cell>
          <table:table-cell office:value-type="string" calcext:value-type="string">
            <text:p>un carcaj con al menos una pieza munición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 adicional</text:p>
          </table:table-cell>
          <table:table-cell office:value-type="float" office:value="7" calcext:value-type="float">
            <text:p>7</text:p>
          </table:table-cell>
          <table:table-cell office:value-type="float" office:value="5" calcext:value-type="float">
            <text:p>5</text:p>
          </table:table-cell>
          <table:table-cell office:value-type="string" calcext:value-type="string">
            <text:p>Hasta 1 minuto</text:p>
          </table:table-cell>
          <table:table-cell table:number-columns-repeated="1009"/>
        </table:table-row>
        <table:table-row table:style-name="ro1">
          <table:table-cell office:value-type="float" office:value="240" calcext:value-type="float">
            <text:p>240</text:p>
          </table:table-cell>
          <table:table-cell office:value-type="string" calcext:value-type="string">
            <text:p>Castigo desterrador [Banishing Smite] </text:p>
          </table:table-cell>
          <table:table-cell office:value-type="string" calcext:value-type="string">
            <text:p>La próxima vez que impactes a una criatura con un ataque de armas, tu arma crepita con fuerza y el ataque inflige un daño extra de 5d10 puntos de daño por fuerza al objetivo. Además, si el ataque reduce los Puntos de Golpe del objetivo a 50 o inferior, lo destierras. Si el objetivo pertenece a otro plano de existencia diferente al plano en el que te encuentras, el objetivo desaparece, retornando al plano de donde proviene. Si el objetivo pertenece al plano donde te encuentras, la criatura queda atrapada en un semiplano inofensivo. Mientras se encuentra ahí, el objetivo está incapacitado. Permanece allí hasta que el conjuro finaliza, momento en el cual el objetivo reaparece en el mismo sitio donde se desvaneció o si ese sitio está ocupado reaparece en el primer lugar desocupado más cercano.</text:p>
          </table:table-cell>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 adicional</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asta 1 minuto</text:p>
          </table:table-cell>
          <table:table-cell table:number-columns-repeated="1009"/>
        </table:table-row>
        <table:table-row table:style-name="ro1">
          <table:table-cell office:value-type="float" office:value="241" calcext:value-type="float">
            <text:p>241</text:p>
          </table:table-cell>
          <table:table-cell office:value-type="string" calcext:value-type="string">
            <text:p>Cautivar [Enthrall] </text:p>
          </table:table-cell>
          <table:table-cell office:value-type="string" calcext:value-type="string">
            <text:p>Tejes una cadena de palabras con el objetivo de distraer, provocando que criaturas de tu elección que puedas ver dentro del alcance y te puedan oír realicen una tirada de salvación de Sabiduría. Cualquier criatura que no pueda ser encantada supera esta tirada de salvación automáticamente, y si tú o tus compañeros estáis luchando contra la criatura, ésta tiene ventaja en la salvación. Con una salvación fallida, el objetivo tiene desventaja en las pruebas de Sabiduría (Percepción) realizadas para percibir cualquier criatura que no seas tú hasta que finalice el conjuro o hasta que el objetivo no pueda oírte. El conjuro finaliza si quedas incapacitado o no puedes hablar </text:p>
          </table:table-cell>
          <table:table-cell/>
          <table:table-cell office:value-type="float" office:value="60" calcext:value-type="float">
            <text:p>6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1 minuto</text:p>
          </table:table-cell>
          <table:table-cell table:number-columns-repeated="1009"/>
        </table:table-row>
        <table:table-row table:style-name="ro1">
          <table:table-cell office:value-type="float" office:value="242" calcext:value-type="float">
            <text:p>242</text:p>
          </table:table-cell>
          <table:table-cell office:value-type="string" calcext:value-type="string">
            <text:p>Cautiverio [Imprisonment] </text:p>
          </table:table-cell>
          <table:table-cell office:value-type="string" calcext:value-type="string">
            <text:p>Creas unas mágicas ataduras que retienen una criatura que puedas ver dentro del alcance. El objetivo debe superar una tirada de salvación de Sabiduría o ser aprisionado por el conjuro; si tiene éxito, este se vuelve inmune si tratas de lanzar el conjuro de nuevo contra él. Mientras este afectado por el conjuro, la criatura no necesita respirar, comer, o beber, y no envejece. Conjuros de adivinación no pueden localizar o sentir al objetivo&lt;br&gt;Cuando lanzas este conjuro, eliges una de las siguientes formas de cautiverio.&lt;br&gt;&lt;b&gt;Entierro:&lt;/b&gt;El objetivo es sepultado profundamente en la tierra dentro de una esfera de fuerza mágica que es lo suficientemente grande para mantener al objetivo. Nada puede pasar a través de la esfera, ni pueden teletransportarse o usar viaje planar para llegar dentro de esta.&lt;br&gt;El componente especial para esta versión del conjuro es un orbe pequeño de mitral.&lt;br&gt;&lt;b&gt;Encadenar:&lt;/b&gt; Pesadas cadenas, firmemente arraigadas en el suelo, inmovilizan al objetivo en el lugar. El objetivo es neutralizado hasta que el conjuro finalice, y no puede moverse o ser movido por algo hasta entonces.&lt;br&gt;El componente especial para esta versión del conjuro es una cadena fina de metal precioso.&lt;br&gt;&lt;b&gt;Prisión cubierta:&lt;/b&gt; El conjuro transporta al objetivo a un pequeño semiplano protegido contra teletransportación y viaje planar. El semiplano puede ser un laberinto, una jaula, una torre, o una estructura confinada o área similar de tu preferencia.&lt;br&gt;El componente especial para esta versión del conjuro es una pequeña prisión hecha de jade&lt;br&gt;&lt;b&gt;Contención mínima:&lt;/b&gt; El objetivo es reducido hasta tener una altura de 1 pulgada (2,54 cm) y es encerrado en el interior de una gema u objeto similar. La luz puede pasar normalmente a través de la gema (permitiendo al objetivo ver al exterior y a otras criaturas ver en el interior), pero nada más puede pasar a través de esta, incluso por formas de teletransportacion o viaje planar. La gema no puede ser cortada o rota mientras el conjuro mantenga su efecto.&lt;br&gt;El componente especial para esta versión del conjuro es una gema larga y transparente, como un corindón, un diamante o un rubí.&lt;br&gt;&lt;b&gt;Inactividad:&lt;/b&gt; El objetivo cae dormido y no puede ser despertado. El componente especial para esta versión del conjuro consiste en raras hierbas soporíferas.&lt;br&gt;&lt;b&gt;Finalizando el conjuro:&lt;/b&gt; Durante el lanzamiento de este conjuro, en cualquiera de sus versiones, puedes especificar una condición que puede causar que el conjuro finalice y libere al objetivo. La condición puede ser específica o tan elaborada como prefieras, pero el DM debe aprobar que la condición sea razonable y tenga probabilidades de ocurrir. Las condiciones se pueden basar en el nombre de la criatura, su identidad, su deidad pero por lo demás deben basarse en acciones o cualidades observables y no basadas en cosas intangibles como el nivel, la clase, o los Puntos de Golpe.&lt;br&gt;Un conjuro de disipar magia [dispel magic] puede terminar el conjuro solo si es lanzado como un conjuro de nivel 9, seleccionando ya sea la prisión o el componente especial que se utilizó para crearlo.&lt;br&gt;Puedes usar un componente especial en particular para crear una prisión a la vez. Si lanzas el conjuro de nuevo utilizando el mismo componente, el objetivo del primer conjuro es inmediatamente liberado de sus ataduras.</text:p>
          </table:table-cell>
          <table:table-cell/>
          <table:table-cell office:value-type="float" office:value="30" calcext:value-type="float">
            <text:p>30</text:p>
          </table:table-cell>
          <table:table-cell table:number-columns-repeated="3" office:value-type="float" office:value="1" calcext:value-type="float">
            <text:p>1</text:p>
          </table:table-cell>
          <table:table-cell office:value-type="string" calcext:value-type="string">
            <text:p>una ilustración en vitela o una estatuilla tallada con un parecido al objetivo, y un componente especial que varía de acuerdo a la versión del conjuro que elijas, con un valor mínimo de 500 po por dado de golpe del objetivo</text:p>
          </table:table-cell>
          <table:table-cell table:number-columns-repeated="2" office:value-type="float" office:value="0" calcext:value-type="float">
            <text:p>0</text:p>
          </table:table-cell>
          <table:table-cell office:value-type="string" calcext:value-type="string">
            <text:p>1 minuto</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hasta que se disipa</text:p>
          </table:table-cell>
          <table:table-cell table:number-columns-repeated="1009"/>
        </table:table-row>
        <table:table-row table:style-name="ro1">
          <table:table-cell office:value-type="float" office:value="243" calcext:value-type="float">
            <text:p>243</text:p>
          </table:table-cell>
          <table:table-cell office:value-type="string" calcext:value-type="string">
            <text:p>Ceguera/Sordera [Blindness/Deafness] </text:p>
          </table:table-cell>
          <table:table-cell office:value-type="string" calcext:value-type="string">
            <text:p>Puedes cegar o dejar sordo a un enemigo. Elige una criatura que puedas ver dentro del alcance para que realice una tirada de salvación de Constitución. Si la tirada de salvación falla, el objetivo queda cegado o ensordecido (a tu elección) durante la duración del conjuro. Al final de cada turno, el objetivo puede realizar una tirada de salvación de Constitución. En caso de éxito, el conjuro finaliza </text:p>
          </table:table-cell>
          <table:table-cell office:value-type="string" calcext:value-type="string">
            <text:p>Cuando lanzas este hechizo usando un espacio de conjuros de nivel 3 o superior, puedes elegir como objetivo una criatura adicional por cada nivel de espacio de conjuros por encima de nivel 2. </text:p>
          </table:table-cell>
          <table:table-cell office:value-type="float" office:value="30" calcext:value-type="float">
            <text:p>30</text:p>
          </table:table-cell>
          <table:table-cell office:value-type="float" office:value="1" calcext:value-type="float">
            <text:p>1</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1 minuto</text:p>
          </table:table-cell>
          <table:table-cell table:number-columns-repeated="1009"/>
        </table:table-row>
        <table:table-row table:style-name="ro1">
          <table:table-cell office:value-type="float" office:value="244" calcext:value-type="float">
            <text:p>244</text:p>
          </table:table-cell>
          <table:table-cell office:value-type="string" calcext:value-type="string">
            <text:p>Cerradura arcana [Arcane Lock] </text:p>
          </table:table-cell>
          <table:table-cell office:value-type="string" calcext:value-type="string">
            <text:p>Toca una puerta, ventana, umbral, cofre u otra entrada cerrada, y esta queda cerrada mágicamente mientras dure el conjuro. Tú y las criaturas que designes Cuando lanzas este conjuro pueden abrir el objeto de forma normal. También puedes establecer una contraseña que cuando se pronuncie a menos de 5 pies (1 casillas, 1,5 m) del objeto, suprima el conjuro durante 1 minuto. De otra manera, el objeto no se puede abrir hasta que sea roto o el conjuro sea disipado o suprimido. Lanzar el conjuro de apertura [knock] sobre el objeto suprime el efecto de cerradura arcana [Arcane Lock] durante 10 minutos.&lt;br&gt;Mientras el objeto esté afectado por este conjuro, es más difícil de romper o de abrir por la fuerza la CD para romperlo o abrir cualquier cerradura aumenta en 10.</text:p>
          </table:table-cell>
          <table:table-cell/>
          <table:table-cell table:number-columns-repeated="4" office:value-type="float" office:value="1" calcext:value-type="float">
            <text:p>1</text:p>
          </table:table-cell>
          <table:table-cell office:value-type="string" calcext:value-type="string">
            <text:p>polvo de oro por valor de 25 po, que el conjuro consume </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asta ser disipado</text:p>
          </table:table-cell>
          <table:table-cell table:number-columns-repeated="1009"/>
        </table:table-row>
        <table:table-row table:style-name="ro1">
          <table:table-cell office:value-type="float" office:value="245" calcext:value-type="float">
            <text:p>245</text:p>
          </table:table-cell>
          <table:table-cell office:value-type="string" calcext:value-type="string">
            <text:p>Círculo de muerte [Circle of Death] </text:p>
          </table:table-cell>
          <table:table-cell office:value-type="string" calcext:value-type="string">
            <text:p>Una esfera de energía negativa se propaga en una esfera de 60 pies de radio desde un punto dentro del alcance. Cada criatura que se encuentre en esa área debe hacer una tirada de salvación de Constitución. Si falla la tirada recibirá 8d6 puntos de daño necrótico, o la mitad si tiene éxito. </text:p>
          </table:table-cell>
          <table:table-cell office:value-type="string" calcext:value-type="string">
            <text:p>Cuando lanzas este hechizo usando un espacio de conjuros de nivel 7 o superior, el daño se incrementa en 2d6 por cada nivel de espacio de conjuros por encima de nivel 6. </text:p>
          </table:table-cell>
          <table:table-cell office:value-type="float" office:value="150" calcext:value-type="float">
            <text:p>150</text:p>
          </table:table-cell>
          <table:table-cell table:number-columns-repeated="3" office:value-type="float" office:value="1" calcext:value-type="float">
            <text:p>1</text:p>
          </table:table-cell>
          <table:table-cell office:value-type="string" calcext:value-type="string">
            <text:p>el polvo de una perla negra triturada con un valor de al menos 500po</text:p>
          </table:table-cell>
          <table:table-cell table:number-columns-repeated="2" office:value-type="float" office:value="0" calcext:value-type="float">
            <text:p>0</text:p>
          </table:table-cell>
          <table:table-cell office:value-type="string" calcext:value-type="string">
            <text:p>1 Accion</text:p>
          </table:table-cell>
          <table:table-cell table:number-columns-repeated="2" office:value-type="float" office:value="6" calcext:value-type="float">
            <text:p>6</text:p>
          </table:table-cell>
          <table:table-cell office:value-type="string" calcext:value-type="string">
            <text:p>instantaneo</text:p>
          </table:table-cell>
          <table:table-cell table:number-columns-repeated="1009"/>
        </table:table-row>
        <table:table-row table:style-name="ro1">
          <table:table-cell office:value-type="float" office:value="246" calcext:value-type="float">
            <text:p>246</text:p>
          </table:table-cell>
          <table:table-cell office:value-type="string" calcext:value-type="string">
            <text:p>Círculo de poder [Circle of Power] </text:p>
          </table:table-cell>
          <table:table-cell office:value-type="string" calcext:value-type="string">
            <text:p>Irradias energía divina, distorsionando y difuminando la energía mágica a 30 pies (6 casillas, 9 m) de ti. Hasta que finalice el conjuro, la esfera se mueve contigo, centrada en ti, y cada criatura amiga dentro del área de la esfera (incluido tú) tiene ventaja en las tiradas de salvación contra conjuros y otros efectos mágicos. Además, cuando una criatura afectada por este hechizo, consigue superar una tirada de salvación contra un conjuro, o efecto mágico que permite reducir a la mitad el daño en caso de éxito, si supera la tirada salvación, en vez de reducir a la mitad no sufre ningún daño. </text:p>
          </table:table-cell>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asta 10 minutos</text:p>
          </table:table-cell>
          <table:table-cell table:number-columns-repeated="1009"/>
        </table:table-row>
        <table:table-row table:style-name="ro1">
          <table:table-cell office:value-type="float" office:value="247" calcext:value-type="float">
            <text:p>247</text:p>
          </table:table-cell>
          <table:table-cell office:value-type="string" calcext:value-type="string">
            <text:p>Círculo de teletransporte [Teleportation Circle] </text:p>
          </table:table-cell>
          <table:table-cell office:value-type="string" calcext:value-type="string">
            <text:p>Mientras lanzas el conjuro, dibujas un círculo de 10 pies de diámetro en el suelo inscrito con sellos que vinculan tu localización a un círculo de teletransporte permanente de tu elección en el mismo plano de existencia que tú. Un portal brillante se abre en el círculo que has dibujado y permanece abierto hasta el final de tu próximo turno. Cualquier criatura que entre en el portal aparece instantáneamente a 5 pies (1 casilla, 1.5 m) del círculo de destino o en el espacio libre más cercano, si el espacio está ocupado.&lt;br&gt;La mayoría de templos mayores, gremios, y otros sitios importantes tienen círculos de teletransporte permanentes inscritos en algún sitio de sus dominios. Cada círculo incluye una secuencia de sellos. Cuando ganas la habilidad de lanzar este conjuro, aprendes la secuencia de sellos de dos destinos del Plano Material, determinados por el DM. Puedes aprender secuencias de sellos adicionales durante tus aventuras. Puedes considerar memorizada una secuencia de sellos nueva si la estudias durante 1 minuto&lt;br&gt;Puedes crear un círculo de teletransporte permanente realizando este conjuro en la misma localización cada día durante un año. Necesitas no usar el círculo para teletransportarte cuando realizas el conjuro de esta manera.</text:p>
          </table:table-cell>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izas raras y tinta preparada con gemas preciosas por valor de 50 po, que el conjuro consume </text:p>
          </table:table-cell>
          <table:table-cell table:number-columns-repeated="2" office:value-type="float" office:value="0" calcext:value-type="float">
            <text:p>0</text:p>
          </table:table-cell>
          <table:table-cell office:value-type="string" calcext:value-type="string">
            <text:p>1 minuto</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1 Asalto</text:p>
          </table:table-cell>
          <table:table-cell table:number-columns-repeated="1009"/>
        </table:table-row>
        <table:table-row table:style-name="ro1">
          <table:table-cell office:value-type="float" office:value="248" calcext:value-type="float">
            <text:p>248</text:p>
          </table:table-cell>
          <table:table-cell office:value-type="string" calcext:value-type="string">
            <text:p>Círculo mágico [Magic Circle] </text:p>
          </table:table-cell>
          <table:table-cell office:value-type="string" calcext:value-type="string">
            <text:p>Creas un cilindro de energía mágica de 10 pies (2 casillas, 3 m) de radio y 20 pies (4 casillas, 6 m) de altura centrado en un punto del suelo que puedas ver dentro del alcance. Runas resplandecientes aparecen allí donde el cilindro hace intersección con el suelo u otras superficies &lt;br&gt;Elige uno o más de los siguientes tipos de criaturas: celestial, elemental, feérico, infernal, o muerto viviente. El círculo afecta una criatura del tipo elegido de las siguientes formas:&lt;br&gt;• La criatura no puede entrar voluntariamente al cilindro por medios no mágicos. Si la criatura intenta usar teletransportación o viaje intraplanar para hacerlo, primero debe superar una tirada de salvación de Carisma.&lt;br&gt;• La criatura tiene desventaja en las tiradas de ataque contra objetivos dentro del cilindro.&lt;br&gt;• Los objetivos dentro del cilindro no pueden ser encantados, asustados o poseídos por la criatura.&lt;br&gt;Cuando lanzas este conjuro, puedes elegir causar que su magia opere en el sentido inverso, previniendo que una criatura del tipo elegido abandone el cilindro y protegiendo a los objetivos fuera del mismo</text:p>
          </table:table-cell>
          <table:table-cell office:value-type="string" calcext:value-type="string">
            <text:p>Cuando lanzas este hechizo usando un espacio de conjuros de nivel 4 o superior, la duración se incrementa en 1 hora por cada nivel de espacio de conjuros por encima de nivel 3.</text:p>
          </table:table-cell>
          <table:table-cell office:value-type="float" office:value="10" calcext:value-type="float">
            <text:p>10</text:p>
          </table:table-cell>
          <table:table-cell table:number-columns-repeated="3" office:value-type="float" office:value="1" calcext:value-type="float">
            <text:p>1</text:p>
          </table:table-cell>
          <table:table-cell office:value-type="string" calcext:value-type="string">
            <text:p>agua sagrada o plata y hierro en polvo por valor de al menos 100 po, que el conjuro consume</text:p>
          </table:table-cell>
          <table:table-cell table:number-columns-repeated="2" office:value-type="float" office:value="0" calcext:value-type="float">
            <text:p>0</text:p>
          </table:table-cell>
          <table:table-cell office:value-type="string" calcext:value-type="string">
            <text:p>1 minuto</text:p>
          </table:table-cell>
          <table:table-cell table:number-columns-repeated="2" office:value-type="float" office:value="3" calcext:value-type="float">
            <text:p>3</text:p>
          </table:table-cell>
          <table:table-cell office:value-type="string" calcext:value-type="string">
            <text:p>1 hora</text:p>
          </table:table-cell>
          <table:table-cell table:number-columns-repeated="1009"/>
        </table:table-row>
        <table:table-row table:style-name="ro1">
          <table:table-cell office:value-type="float" office:value="249" calcext:value-type="float">
            <text:p>249</text:p>
          </table:table-cell>
          <table:table-cell office:value-type="string" calcext:value-type="string">
            <text:p>Clarividencia [Clairvoyance] </text:p>
          </table:table-cell>
          <table:table-cell office:value-type="string" calcext:value-type="string">
            <text:p>(1 milla de distancia, 1,6 Km)Creas un sensor invisible dentro del alcance del conjuro en una localización que te sea familiar (un lugar que ya hayas visitado o visto con anterioridad) o en una localización obvia aunque no te sea familiar (por ejemplo detrás de una puerta, tras una esquina o en una arboleda). El sensor permanece ahí hasta que finalice el efecto del conjuro y no puede ser atacado, ni se puede interactuar con él.&lt;br&gt;Cuando lanzas este conjuro eliges si quieres ver u oír. Puedes utilizar el sentido elegido tal y como si estuvieras en la localización del sensor. En tu acción, puedes elegir cambiar el sentido utilizado entre ver y oír.&lt;br&gt;Una criatura que detecte el sensor (por ejemplo, aquellas criaturas que posean ver invisibilidad [see invisibility] o visión verdadera) verá un orbe luminoso e intangible del tamaño de un puño.</text:p>
          </table:table-cell>
          <table:table-cell/>
          <table:table-cell office:value-type="float" office:value="5280" calcext:value-type="float">
            <text:p>5280</text:p>
          </table:table-cell>
          <table:table-cell table:number-columns-repeated="3" office:value-type="float" office:value="1" calcext:value-type="float">
            <text:p>1</text:p>
          </table:table-cell>
          <table:table-cell office:value-type="string" calcext:value-type="string">
            <text:p>un foco con valor de 100 po, ya sea un cuerno enjoyado para escuchar o un ojo de cristal para ver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0 minutos</text:p>
          </table:table-cell>
          <table:table-cell office:value-type="float" office:value="8" calcext:value-type="float">
            <text:p>8</text:p>
          </table:table-cell>
          <table:table-cell office:value-type="float" office:value="3" calcext:value-type="float">
            <text:p>3</text:p>
          </table:table-cell>
          <table:table-cell office:value-type="string" calcext:value-type="string">
            <text:p>Hasta 10 minutos</text:p>
          </table:table-cell>
          <table:table-cell table:number-columns-repeated="1009"/>
        </table:table-row>
        <table:table-row table:style-name="ro1">
          <table:table-cell office:value-type="float" office:value="250" calcext:value-type="float">
            <text:p>250</text:p>
          </table:table-cell>
          <table:table-cell office:value-type="string" calcext:value-type="string">
            <text:p>Clonar [Clone] </text:p>
          </table:table-cell>
          <table:table-cell office:value-type="string" calcext:value-type="string">
            <text:p>Este conjuro hace crecer un duplicado inerte de una criatura viva como garantía contra la muerte. Este clon se forma dentro de un recipiente sellado y adquiere su tamaño final y madurez después de 120 días; además también puedes hacer que el clon sea una versión más joven de la misma criatura. El clon permanecerá inerte hasta la eternidad mientras su recipiente no sea profanado.&lt;br&gt;En cualquier momento después de que el clon madure, si la criatura original muere, su alma es transferida al clon, siempre y cuando el alma sea libre y quiera regresar. El clon es físicamente idéntico al original y tiene la misma personalidad, memoria y habilidades, pero no conserva nada del equipamiento que pudiera llevar. El cuerpo de la criatura original perdura, si todavía existe, en estado inerte, y no puede ser devuelto a la vida ya que su alma no está disponible.</text:p>
          </table:table-cell>
          <table:table-cell/>
          <table:table-cell table:number-columns-repeated="4" office:value-type="float" office:value="1" calcext:value-type="float">
            <text:p>1</text:p>
          </table:table-cell>
          <table:table-cell office:value-type="string" calcext:value-type="string">
            <text:p>un diamante por valor de 1.000 po, y al menos una pulgada cú- bica (1cm3 aprox.) de materia de la criatura que va a ser clonada, que el conjuro consume, y un recipiente por valor de 2.000 po que tenga una tapa estanca y que sea lo suficientemente grande para albergar una criatura de tamaño Medio, como por ejemplo una urna enorme, un ataúd, una tumba arcillosa cavada en el suelo o un contenedor de crista lleno de agua salada</text:p>
          </table:table-cell>
          <table:table-cell table:number-columns-repeated="2" office:value-type="float" office:value="0" calcext:value-type="float">
            <text:p>0</text:p>
          </table:table-cell>
          <table:table-cell office:value-type="string" calcext:value-type="string">
            <text:p>1 hora</text:p>
          </table:table-cell>
          <table:table-cell office:value-type="float" office:value="6" calcext:value-type="float">
            <text:p>6</text:p>
          </table:table-cell>
          <table:table-cell office:value-type="float" office:value="8" calcext:value-type="float">
            <text:p>8</text:p>
          </table:table-cell>
          <table:table-cell office:value-type="string" calcext:value-type="string">
            <text:p>instantaneo</text:p>
          </table:table-cell>
          <table:table-cell table:number-columns-repeated="1009"/>
        </table:table-row>
        <table:table-row table:style-name="ro1">
          <table:table-cell office:value-type="float" office:value="251" calcext:value-type="float">
            <text:p>251</text:p>
          </table:table-cell>
          <table:table-cell office:value-type="string" calcext:value-type="string">
            <text:p>Cobijo seguro de Leomund [Leomund’s Tiny Hut] </text:p>
          </table:table-cell>
          <table:table-cell office:value-type="string" calcext:value-type="string">
            <text:p>Una cúpula inmóvil de fuerza de 10 pies (2 casillas, 3 m) de radio cobra existencia alrededor y por encima de ti y permanece estática mientras dura el conjuro. El hechizo termina si sales del área &lt;br&gt;Nueve criaturas de tamaño mediano o menor pueden caber dentro contigo. El conjuro falla si su área incluye una criatura mayor o más de nueve criaturas. Las criaturas y objetos que se encuentren dentro de la cúpula cuando lanzas el conjuro pueden moverse por ella libremente. El resto de criaturas y objetos quedan impedidas de pasar a través de ella. Conjuros y otros efectos mágicos no se pueden extender a través de la cúpula o ser lanzados a través de ella. La atmósfera del espacio interior es confortable y seca, independientemente del tiempo en el exterior.&lt;br&gt;Hasta que el conjuro finalice, puedes hacer que el interior quede iluminado en luz tenue o a oscuras. La cúpula es opaca desde el exterior, del color que elijas, pero es transparente desde el interior.</text:p>
          </table:table-cell>
          <table:table-cell/>
          <table:table-cell office:value-type="float" office:value="0" calcext:value-type="float">
            <text:p>0</text:p>
          </table:table-cell>
          <table:table-cell table:number-columns-repeated="3" office:value-type="float" office:value="1" calcext:value-type="float">
            <text:p>1</text:p>
          </table:table-cell>
          <table:table-cell office:value-type="string" calcext:value-type="string">
            <text:p>una pequeña cuenta de cristal</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minuto</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8 horas</text:p>
          </table:table-cell>
          <table:table-cell table:number-columns-repeated="1009"/>
        </table:table-row>
        <table:table-row table:style-name="ro1">
          <table:table-cell office:value-type="float" office:value="252" calcext:value-type="float">
            <text:p>252</text:p>
          </table:table-cell>
          <table:table-cell office:value-type="string" calcext:value-type="string">
            <text:p>Cofre secreto de Leomund [Leomund’s Secret Chest]</text:p>
          </table:table-cell>
          <table:table-cell office:value-type="string" calcext:value-type="string">
            <text:p>Escondes un cofre y todo su contenido en el Plano Etéreo. Debes tocar el cofre y la réplica en miniatura que funcionan como componentes materiales del conjuro. El cofre puede contener hasta 12 pies cúbicos (340 litros [0,34 m³]) de material no vivo (3 pies [90 cm] por 2 pies [60 cm] por 2 pies [60 cm])&lt;br&gt;Mientras el cofre permanezca en el Plano Etéreo, puedes usar una acción y tocar la réplica para traer de vuelta el cofre.&lt;br&gt;Éste aparece en un espacio desocupado en el suelo a 5 pies (1 casilla, 1,5 m) de ti. Puedes enviar de vuelta el cofre al Plano Etéreo usando una acción y tocando ambos cofres.&lt;br&gt;Después de 60 días, hay una probabilidad de un 5 por ciento acumulativo por día de que el efecto del conjuro finalice. Este efecto termina si lanzas el conjuro otra vez, si la réplica pequeña del cofre es destruida, o si eliges terminar el conjuro como una acción. Si el conjuro finaliza y el cofre grande está en el Plano Etéreo, se pierde irremediablemente.</text:p>
          </table:table-cell>
          <table:table-cell/>
          <table:table-cell table:number-columns-repeated="4" office:value-type="float" office:value="1" calcext:value-type="float">
            <text:p>1</text:p>
          </table:table-cell>
          <table:table-cell office:value-type="string" calcext:value-type="string">
            <text:p>un cofre exquisito, de 3 pies [90 cm] por 2 pies [60 cm] por 2 pies [60 cm], construido con materiales raros por valor de al menos 5.000 po, y una réplica diminuta creada con los mismos materiales por valor de al menos 50 po</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instantaneo</text:p>
          </table:table-cell>
          <table:table-cell table:number-columns-repeated="1009"/>
        </table:table-row>
        <table:table-row table:style-name="ro1">
          <table:table-cell office:value-type="float" office:value="253" calcext:value-type="float">
            <text:p>253</text:p>
          </table:table-cell>
          <table:table-cell office:value-type="string" calcext:value-type="string">
            <text:p>Comprensión idiomática [Comprehend Languages]</text:p>
          </table:table-cell>
          <table:table-cell office:value-type="string" calcext:value-type="string">
            <text:p>Mientras dura el conjuro, comprendes el significado literal de cualquier idioma hablado que oigas. También comprendes cualquier idioma escrito que veas, pero debes estar tocando la superficie sobre la cual están escritas las palabras. Es necesario alrededor de 1 minuto para leer una página de texto.&lt;br&gt;Este conjuro no descifra mensajes secretos en un texto o un glifo, como en un sello arcano, que no es parte de un idioma escrito.</text:p>
          </table:table-cell>
          <table:table-cell/>
          <table:table-cell office:value-type="float" office:value="0" calcext:value-type="float">
            <text:p>0</text:p>
          </table:table-cell>
          <table:table-cell table:number-columns-repeated="3" office:value-type="float" office:value="1" calcext:value-type="float">
            <text:p>1</text:p>
          </table:table-cell>
          <table:table-cell office:value-type="string" calcext:value-type="string">
            <text:p>una pizca de hollín y de sal</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Accion</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1 hora</text:p>
          </table:table-cell>
          <table:table-cell table:number-columns-repeated="1009"/>
        </table:table-row>
        <table:table-row table:style-name="ro1">
          <table:table-cell office:value-type="float" office:value="254" calcext:value-type="float">
            <text:p>254</text:p>
          </table:table-cell>
          <table:table-cell office:value-type="string" calcext:value-type="string">
            <text:p>Compulsión [Compulsion]</text:p>
          </table:table-cell>
          <table:table-cell office:value-type="string" calcext:value-type="string">
            <text:p>Las criaturas a tu elección que puedas ver y te puedan oír dentro del alcance del conjuro deben realizar una tirada de salvación de Sabiduría. Un objetivo supera esta tirada de salvación automáticamente si no puede ser encantado. En caso de que la tirada falle, el objetivo se verá afectado por el conjuro. Hasta que el conjuro finalice, puedes utilizar una acción adicional en cada uno de tus turnos para elegir una dirección horizontal a ti. Cada objetivo afectado por el conjuro, en su siguiente turno, debe utilizar el máximo de su capacidad de movimiento para moverse en esa dirección. El objetivo puede realizar su acción antes de moverse. Después de moverse de este modo, puede realizar una tirada de salvación de Sabiduría para intentar finalizar el efecto.&lt;br&gt;Un objetivo no puede ser forzado a caminar hacia un peligro mortal, como por ejemplo caminar hacia el fuego o hacia un pozo, pero puede provocar ataques de oportunidad al moverse en la dirección indicada.</text:p>
          </table:table-cell>
          <table:table-cell/>
          <table:table-cell office:value-type="float" office:value="30" calcext:value-type="float">
            <text:p>3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Hasta 1 minuto</text:p>
          </table:table-cell>
          <table:table-cell table:number-columns-repeated="1009"/>
        </table:table-row>
        <table:table-row table:style-name="ro1">
          <table:table-cell office:value-type="float" office:value="255" calcext:value-type="float">
            <text:p>255</text:p>
          </table:table-cell>
          <table:table-cell office:value-type="string" calcext:value-type="string">
            <text:p>Comunión [Commune] </text:p>
          </table:table-cell>
          <table:table-cell office:value-type="string" calcext:value-type="string">
            <text:p>Contactas con tu deidad o una representación divina pudiendo realizar hasta tres preguntas que pueden ser respondidas con sí o no. Debes realizar tus preguntas antes de que finalice el conjuro. Recibes una respuesta correcta a cada pregunta.&lt;br&gt;Los seres divinos no son necesariamente omniscientes, así que podrías recibir como respuesta un “no lo tengo claro” si una pregunta tiene que ver con información que se encuentra más allá del conocimiento de la deidad. En el caso de que dar una repuesta de una sola palabra pudiese inducir a error o se oponga a los intereses de la deidad, el DM podría en su lugar ofrecer una frase breve como respuesta.&lt;br&gt;Si lanzas el conjuro dos o más veces antes de finalizar tu próximo descanso prolongado, existe un 25% acumulativo de posibilidades por cada lanzamiento después del primero de que no obtengas respuesta. El DM realiza esta tirada en secreto.</text:p>
          </table:table-cell>
          <table:table-cell/>
          <table:table-cell office:value-type="float" office:value="0" calcext:value-type="float">
            <text:p>0</text:p>
          </table:table-cell>
          <table:table-cell table:number-columns-repeated="3" office:value-type="float" office:value="1" calcext:value-type="float">
            <text:p>1</text:p>
          </table:table-cell>
          <table:table-cell office:value-type="string" calcext:value-type="string">
            <text:p>incienso y un vial de agua bendita o sacríleg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minuto</text:p>
          </table:table-cell>
          <table:table-cell office:value-type="float" office:value="8" calcext:value-type="float">
            <text:p>8</text:p>
          </table:table-cell>
          <table:table-cell office:value-type="float" office:value="5" calcext:value-type="float">
            <text:p>5</text:p>
          </table:table-cell>
          <table:table-cell office:value-type="string" calcext:value-type="string">
            <text:p>1 minuto</text:p>
          </table:table-cell>
          <table:table-cell table:number-columns-repeated="1009"/>
        </table:table-row>
        <table:table-row table:style-name="ro1">
          <table:table-cell office:value-type="float" office:value="256" calcext:value-type="float">
            <text:p>256</text:p>
          </table:table-cell>
          <table:table-cell office:value-type="string" calcext:value-type="string">
            <text:p>Comunión con la naturaleza [Commune with Nature] </text:p>
          </table:table-cell>
          <table:table-cell office:value-type="string" calcext:value-type="string">
            <text:p>Te conviertes en uno con la naturaleza por un breve tiempo y obtienes conocimientos sobre el territorio circundante. En el exterior, el conjuro te proporciona conocimiento de la tierra hasta 3 millas (4,8km aprox.) de donde lo lanzas. En cuevas y otros entornos subterráneos naturales, el radio de conocimiento se limita a 300 pies (60 casillas, 90 m). El conjuro no funciona si el lugar ha sido modificado por construcciones, como por ejemplo, en una mazmorra o en una ciudad&lt;br&gt;Inmediatamente ganas conocimiento a tu elección de cualquiera de los siguientes hechos relativos a los siguientes elementos que se encuentran en la zona:&lt;br&gt;• Terrenos y cuerpos de agua&lt;br&gt;• Plantas nativas de la zona, minerales, animales o gentes.&lt;br&gt;• Poderosos celestiales, feéricos, infernales, elementales o muertos vivientes.&lt;br&gt; • Influencia desde otros planos de existencia.&lt;br&gt;• Edificios.&lt;br&gt;Por ejemplo, puedes llegar a conocer la localización de una poderosa área de muertos vivientes, la localización de manantiales de agua potable, o la localización de cualquier ciudad cercana.</text:p>
          </table:table-cell>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1 minuto</text:p>
          </table:table-cell>
          <table:table-cell office:value-type="float" office:value="8" calcext:value-type="float">
            <text:p>8</text:p>
          </table:table-cell>
          <table:table-cell office:value-type="float" office:value="5" calcext:value-type="float">
            <text:p>5</text:p>
          </table:table-cell>
          <table:table-cell office:value-type="string" calcext:value-type="string">
            <text:p>instantaneo</text:p>
          </table:table-cell>
          <table:table-cell table:number-columns-repeated="1009"/>
        </table:table-row>
        <table:table-row table:style-name="ro1">
          <table:table-cell office:value-type="float" office:value="257" calcext:value-type="float">
            <text:p>257</text:p>
          </table:table-cell>
          <table:table-cell office:value-type="string" calcext:value-type="string">
            <text:p>Confusión [Confusion] </text:p>
          </table:table-cell>
          <table:table-cell office:value-type="string" calcext:value-type="string">
            <text:p>Este conjuro penetra en la mente de las criaturas y las confunde, generándoles delirios y provocándoles acciones incontroladas. Cada criatura dentro de una esfera con un radio de 10 pies (2 casillas, 3 m) centrada en un punto que elijas dentro del alcance del conjuro debe superar una tirada de salvación de Sabiduría para no verse afectada por él&lt;br&gt;Una criatura afectada no puede realizar reacciones y debe tirar un d10 al comienzo de sus turnos para determinar su comportamiento a lo largo del mismo.&lt;br&gt;&lt;br&gt;&lt;b&gt;d10 — Comportamiento&lt;/b&gt;&lt;br&gt;1 -La criatura usa todo su movimiento para moverse en una dirección aleatoria. Para determinar en qué dirección se mueve, tira 1d8 y asigna una dirección a cada cara del dado. La criatura no puede realizar ninguna acción en su turno&lt;br&gt;2-6 - La criatura ni se mueve ni realiza acciones en su turno.&lt;br&gt;7-8 - La criatura usa su acción para realizar un ataque de cuerpo a cuerpo contra un criatura determinada aleatoriamente que esté a su alcance. Si no hay criatura cerca de ella, la criatura no hace nada en este turno&lt;br&gt;9-10 - La criatura puede actuar y moverse de forma normal.&lt;br&gt;&lt;br&gt;Al final de cada turno, una criatura afectada puede realizar de nuevo una tirada de salvación de Sabiduría. Si la supera, el efecto del conjuro finaliza para ella.</text:p>
          </table:table-cell>
          <table:table-cell office:value-type="string" calcext:value-type="string">
            <text:p>Cuando lanzas este hechizo usando un espacio de conjuros de nivel 5 o superior, el radio de la esfera crece en 5 pies (1 casillas, 1,5 m) por cada nivel de espacio de conjuros por encima de nivel 4.</text:p>
          </table:table-cell>
          <table:table-cell office:value-type="float" office:value="90" calcext:value-type="float">
            <text:p>90</text:p>
          </table:table-cell>
          <table:table-cell table:number-columns-repeated="3" office:value-type="float" office:value="1" calcext:value-type="float">
            <text:p>1</text:p>
          </table:table-cell>
          <table:table-cell office:value-type="string" calcext:value-type="string">
            <text:p>3 cáscaras de nuez</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Hasta 1 minuto</text:p>
          </table:table-cell>
          <table:table-cell table:number-columns-repeated="1009"/>
        </table:table-row>
        <table:table-row table:style-name="ro1">
          <table:table-cell office:value-type="float" office:value="258" calcext:value-type="float">
            <text:p>258</text:p>
          </table:table-cell>
          <table:table-cell office:value-type="string" calcext:value-type="string">
            <text:p>Conjurar animales [Conjure Animals] </text:p>
          </table:table-cell>
          <table:table-cell office:value-type="string" calcext:value-type="string">
            <text:p>Convocas espíritus feéricos que toman la apariencia de bestias que aparecen en espacios desocupados que puedas ver dentro del alcance del conjuro. Elige una de las siguientes opciones para determinar la aparición que se produce: &lt;br&gt;• Una bestia con valor de desafío 2 o inferior.&lt;br&gt;• Dos bestias con valor de desafío 1 o inferior.&lt;br&gt;• Cuatro bestias con valor de desafío 1/2 o inferior.&lt;br&gt;• Ocho bestias con valor de desafío 1/4 o inferior.&lt;br&gt;Cada bestia se considera feérica y desaparece cuando alcanza los 0 Puntos de Golpe o finaliza el conjuro.&lt;br&gt;Las criaturas invocadas son amistosas contigo y con tus compañeros. Haz una tirada de iniciativa grupal para determinar el orden de sus propios turnos. Ellas obedecen cualquier orden verbal que les mandes (para lo cual no necesitas gastar ningún tipo de acción). Si no les ordenas nada, actuarán sólo en defensa propia contra criaturas hostiles, de otro modo no tomaran acciones. El DM tiene las estadísticas de estas criaturas.</text:p>
          </table:table-cell>
          <table:table-cell office:value-type="string" calcext:value-type="string">
            <text:p>Cuando lanzas este hechizo usando espacios de conjuros superiores, puedes elegir invocar cualquiera de las opciones presentada arriba, y adicionalmente aparecerán más criaturas: el doble si lo lanzas con un espacio de conjuros de nivel 5, el triple con el de nivel 7, y cuatro veces más con el de nivel 9.</text:p>
          </table:table-cell>
          <table:table-cell office:value-type="float" office:value="60" calcext:value-type="float">
            <text:p>6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Hasta 1 hora</text:p>
          </table:table-cell>
          <table:table-cell table:number-columns-repeated="1009"/>
        </table:table-row>
        <table:table-row table:style-name="ro1">
          <table:table-cell office:value-type="float" office:value="259" calcext:value-type="float">
            <text:p>259</text:p>
          </table:table-cell>
          <table:table-cell office:value-type="string" calcext:value-type="string">
            <text:p>Conjurar bombardeo [Conjure Barrage] </text:p>
          </table:table-cell>
          <table:table-cell office:value-type="string" calcext:value-type="string">
            <text:p>Arrojas un arma no mágica o disparas un proyectil de munición no mágica al aire para crear un cono de armas idénticas que se lanzan y luego desaparecen. Cada criatura que se encuentre en un cono de 60 pies (12 casillas, 18 m) debe realizar una tirada de salvación de Destreza. Si la criatura falla la tirada sufre 3d8 puntos de daño por fuego, y la mitad de daño con una salvación con éxito. El tipo de daño que recibe el objetivo es el mismo que el daño que provoca el arma o la munición usada como componente.</text:p>
          </table:table-cell>
          <table:table-cell/>
          <table:table-cell office:value-type="float" office:value="0" calcext:value-type="float">
            <text:p>0</text:p>
          </table:table-cell>
          <table:table-cell table:number-columns-repeated="3" office:value-type="float" office:value="1" calcext:value-type="float">
            <text:p>1</text:p>
          </table:table-cell>
          <table:table-cell office:value-type="string" calcext:value-type="string">
            <text:p>un proyectil de munición o un arma arrojadiza.</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instantaneo</text:p>
          </table:table-cell>
          <table:table-cell table:number-columns-repeated="1009"/>
        </table:table-row>
        <table:table-row table:style-name="ro1">
          <table:table-cell office:value-type="float" office:value="260" calcext:value-type="float">
            <text:p>260</text:p>
          </table:table-cell>
          <table:table-cell office:value-type="string" calcext:value-type="string">
            <text:p>Conjurar celestial [Conjure Celestial] </text:p>
          </table:table-cell>
          <table:table-cell office:value-type="string" calcext:value-type="string">
            <text:p>Invocas a un ser celestial con un valor de desafío de 4 o inferior que aparece en un espacio desocupado que puedas ver dentro del alcance del conjuro. El celestial desaparece en cuanto alcanza los 0 Puntos de Golpe o finaliza el conjuro.&lt;br&gt;El ser celestial es amistoso contigo y con tus compañeros. Haz una tirada de iniciativa para determinar el orden de sus propios turnos. El celestial obedece cualquier orden verbal que le mandes (para lo cual no necesitas gastar ningún tipo de acción), siempre y cuando no viole su alineamiento. Si no le ordenas nada, actuará sólo en defensa propia contra criaturas hostiles, de otro modo no tomará acciones.&lt;br&gt;El DM tiene las estadísticas del celestial.</text:p>
          </table:table-cell>
          <table:table-cell office:value-type="string" calcext:value-type="string">
            <text:p>Cuando lanzas este hechizo usando un espacio de conjuros de nivel 9, invocas a una criatura celestial que supone un valor de desafío de 5 o inferior.</text:p>
          </table:table-cell>
          <table:table-cell office:value-type="float" office:value="90" calcext:value-type="float">
            <text:p>9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minuto</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asta 1 hora</text:p>
          </table:table-cell>
          <table:table-cell table:number-columns-repeated="1009"/>
        </table:table-row>
        <table:table-row table:style-name="ro1">
          <table:table-cell office:value-type="float" office:value="261" calcext:value-type="float">
            <text:p>261</text:p>
          </table:table-cell>
          <table:table-cell office:value-type="string" calcext:value-type="string">
            <text:p>Conjurar descarga [Conjure Volley] </text:p>
          </table:table-cell>
          <table:table-cell office:value-type="string" calcext:value-type="string">
            <text:p>Lanzas un arma no mágica o arrojas un proyectil de munición no mágica al aire y eliges un punto dentro del alcance del conjuro. Cientos de duplicados de la munición o el arma utilizados caen del cielo como si fueran una descarga y luego desaparecen. Cada criatura que se encuentre en un cilindro de 40 pies (8 casillas, 12 m) de radio y 20 pies (4 casillas, 6 m) de altura centrado en el punto elegido debe realizar una tirada de salvación de Destreza. Si la criatura falla la tirada sufre 8d8 puntos de daño, o la mitad si supera la tirada. El tipo de daño es el mismo que el del arma o la munición empleada en el conjuro.</text:p>
          </table:table-cell>
          <table:table-cell/>
          <table:table-cell office:value-type="float" office:value="150" calcext:value-type="float">
            <text:p>150</text:p>
          </table:table-cell>
          <table:table-cell table:number-columns-repeated="3" office:value-type="float" office:value="1" calcext:value-type="float">
            <text:p>1</text:p>
          </table:table-cell>
          <table:table-cell office:value-type="string" calcext:value-type="string">
            <text:p>un proyectil de munición o un arma arrojadiza.</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instantaneo</text:p>
          </table:table-cell>
          <table:table-cell table:number-columns-repeated="1009"/>
        </table:table-row>
        <table:table-row table:style-name="ro1">
          <table:table-cell office:value-type="float" office:value="262" calcext:value-type="float">
            <text:p>262</text:p>
          </table:table-cell>
          <table:table-cell office:value-type="string" calcext:value-type="string">
            <text:p>Conjurar elemental [Conjure Elemental] </text:p>
          </table:table-cell>
          <table:table-cell office:value-type="string" calcext:value-type="string">
            <text:p>Invocas a un sirviente elemental. Elige un área dentro del alcance del conjuro, de aire, tierra, fuego o agua que llene al menos un cubo de 10 pies (2 casillas, 3 m). El elemental apropiado, con un Valor de desafío de 5 o inferior, aparece a 10 pies del área elegida. Por ejemplo, un elemental de fuego emerge de una hoguera, y un elemental de tierra lo hace desde el suelo. El elemental desaparece cuando sus Puntos de Golpe llegan a 0 o finaliza el conjuro.&lt;br&gt;El elemental es amistoso contigo y con tus compañeros. Haz una tirada de iniciativa para determinar el orden de sus propios turnos. El elemental obedece cualquier orden verbal que le mandes (para lo cual no necesitas gastar ningún tipo de acción). Si no le ordenas nada, actuará sólo en defensa propia contra criaturas hostiles, de otro modo no tomará acciones.&lt;br&gt;Si se rompe tu concentración, el elemental no desaparece, al contrario, permanece donde estaba pero pierdes el control sobre él, volviéndose hostil contra ti y tus compañeros, atacándote. No puedes cancelar a un elemental descontrolado y solo desaparecerá cuando transcurra una hora después de su aparición.&lt;br&gt;El DM tiene las estadísticas de esta criatura.</text:p>
          </table:table-cell>
          <table:table-cell office:value-type="string" calcext:value-type="string">
            <text:p>Cuando lanzas este hechizo usando un espacio de conjuros de nivel 6 o superior, el valor de desafío que supone la criatura se incrementa en 1 por cada nivel de espacio de conjuros por encima de nivel 5.</text:p>
          </table:table-cell>
          <table:table-cell office:value-type="float" office:value="90" calcext:value-type="float">
            <text:p>90</text:p>
          </table:table-cell>
          <table:table-cell table:number-columns-repeated="3" office:value-type="float" office:value="1" calcext:value-type="float">
            <text:p>1</text:p>
          </table:table-cell>
          <table:table-cell office:value-type="string" calcext:value-type="string">
            <text:p>quemar incienso para invocar el elemental de aire, arcilla blanda para el de tierra, azufre y fósforo para el de fuego, o agua y arena para el de agu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minuto</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asta 1 hora</text:p>
          </table:table-cell>
          <table:table-cell table:number-columns-repeated="1009"/>
        </table:table-row>
        <table:table-row table:style-name="ro1">
          <table:table-cell office:value-type="float" office:value="263" calcext:value-type="float">
            <text:p>263</text:p>
          </table:table-cell>
          <table:table-cell office:value-type="string" calcext:value-type="string">
            <text:p>Conjurar elementales menores [Conjure Minor Elementals] </text:p>
          </table:table-cell>
          <table:table-cell office:value-type="string" calcext:value-type="string">
            <text:p>Convocas elementales que aparecen en espacios desocupados que puedes ver dentro del alcance del conjuro. Elige una de las siguientes opciones para determinar la aparición que se produce:&lt;br&gt;• Un elemental con valor de desafío de 2 o inferior.&lt;br&gt;• Dos elementales con valor de desafío de 1 o inferior&lt;br&gt;• Cuatro elementales con valor de desafío de 1/2 o inferior.&lt;br&gt;• Ocho elementales con valor de desafío de 1/4 o inferior.&lt;br&gt;Cada elemental invocado por este conjuro desaparece cuando alcanza los 0 Puntos de Golpe o finaliza el conjuro.&lt;br&gt;Los elementales invocados son amistosos contigo y con tus compañeros. Haz una tirada de iniciativa grupal para determinar el orden de sus propios turnos. Los elementales menores obedecen cualquier orden verbal que les mandes (para lo cual no necesitas gastar ningún tipo de acción). Si no les ordenas nada, actuarán sólo en defensa propia contra criaturas hostiles, de otro modo no tomarán acciones.&lt;br&gt;El DM tiene las estadísticas de estas criaturas.</text:p>
          </table:table-cell>
          <table:table-cell office:value-type="string" calcext:value-type="string">
            <text:p>Cuando lanzas este hechizo usando espacios de conjuro superiores, puedes elegir invocar cualquiera de las opciones presentada arriba, y adicionalmente aparecerán más criaturas: el doble si lo lanzas con un espacio de conjuro de nivel 6, y el triple con el de nivel 8.</text:p>
          </table:table-cell>
          <table:table-cell office:value-type="float" office:value="90" calcext:value-type="float">
            <text:p>9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minuto</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asta 1 hora</text:p>
          </table:table-cell>
          <table:table-cell table:number-columns-repeated="1009"/>
        </table:table-row>
        <table:table-row table:style-name="ro1">
          <table:table-cell office:value-type="float" office:value="264" calcext:value-type="float">
            <text:p>264</text:p>
          </table:table-cell>
          <table:table-cell office:value-type="string" calcext:value-type="string">
            <text:p>Conjurar ser feérico [Conjure Fey] </text:p>
          </table:table-cell>
          <table:table-cell office:value-type="string" calcext:value-type="string">
            <text:p>Invocas a una criatura feérica con valor de desafío de 6 o inferior, o a un espíritu feérico para que tome la forma de una bestia con valor de desafío de 6 o inferior. Aparece en un espacio desocupado que puedas ver dentro del alcance del conjuro. La criatura feérica desaparece cuando sus Puntos de Golpe llegan a 0 o finaliza el conjuro&lt;br&gt;La criatura feérica es amistosa contigo y con tus compañeros. Haz una tirada de iniciativa para determinar el orden de sus propios turnos. El ser feérico obedece cualquier orden verbal que le mandes (para lo cual no necesitas gastar ningún tipo de acción) siempre y cuando no viole su alineamiento. Si no le ordenas nada, actuará sólo en defensa propia contra criaturas hostiles, de otro modo no tomará acciones&lt;br&gt;Si se rompe tu concentración, la criatura feérica no desaparece, al contrario, permanece donde estaba pero pierdes el control sobre ella, volviéndose hostil contra ti y tus compañeros, atacándote. No puedes cancelar a una criatura feérica descontrolada y solo desaparecerá cuando transcurra una hora después de su aparición.&lt;br&gt;El DM tiene las estadísticas de esta criatura.</text:p>
          </table:table-cell>
          <table:table-cell office:value-type="string" calcext:value-type="string">
            <text:p>Cuando lanzas este hechizo usando un espacio de conjuros de nivel 7 o superior, el valor de desafío que supone la criatura se incrementa en 1 por cada nivel de espacio de conjuros por encima de nivel 6.</text:p>
          </table:table-cell>
          <table:table-cell office:value-type="float" office:value="90" calcext:value-type="float">
            <text:p>9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minuto</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asta 1 hora</text:p>
          </table:table-cell>
          <table:table-cell table:number-columns-repeated="1009"/>
        </table:table-row>
        <table:table-row table:style-name="ro1">
          <table:table-cell office:value-type="float" office:value="265" calcext:value-type="float">
            <text:p>265</text:p>
          </table:table-cell>
          <table:table-cell office:value-type="string" calcext:value-type="string">
            <text:p>Conjurar seres de los bosques</text:p>
          </table:table-cell>
          <table:table-cell office:value-type="string" calcext:value-type="string">
            <text:p>Convocas criaturas feéricas que aparecen en espacios desocupados que puedes ver dentro del alcance del conjuro. Elige una de las siguientes opciones para determinar la aparición que se produce:&lt;br&gt; • Una criatura feérica con valor de desafío de 2 o inferior. &lt;br&gt;• Dos criaturas feéricas con valor de desafío de 1 o inferior.&lt;br&gt; • Cuatro criaturas feéricas con valor de desafío de 1/2 o inferior.&lt;br&gt; • Ocho criaturas feéricas con valor de desafío de 1/4 o inferior. &lt;br&gt;Cada criatura feérica invocada por este conjuro desaparece cuando alcanza los 0 Puntos de Golpe o finaliza el conjuro. Las criaturas feéricas invocadas son amistosas contigo y con tus compañeros. Haz una tirada de iniciativa grupal para determinar el orden de sus propios turnos. Las criaturas feéricas obedecen cualquier orden verbal que les mandes (para lo cual no necesitas gastar ningún tipo de acción). Si no les ordenas nada, actuarán sólo en defensa propia contra criaturas hostiles, de otro modo no tomarán acciones.&lt;br&gt; El DM tiene las estadísticas de estas criaturas.</text:p>
          </table:table-cell>
          <table:table-cell office:value-type="string" calcext:value-type="string">
            <text:p>Cuando lanzas este hechizo usando espacios de conjuro superiores, puedes elegir invocar cualquiera de las opciones presentada arriba, y adicionalmente aparecerán más criaturas: el doble si lo lanzas con un espacio de conjuro de nivel 6, y el triple con el de nivel 8.</text:p>
          </table:table-cell>
          <table:table-cell office:value-type="float" office:value="60" calcext:value-type="float">
            <text:p>60</text:p>
          </table:table-cell>
          <table:table-cell table:number-columns-repeated="3" office:value-type="float" office:value="1" calcext:value-type="float">
            <text:p>1</text:p>
          </table:table-cell>
          <table:table-cell office:value-type="string" calcext:value-type="string">
            <text:p>una baya de acebo por cada criatura invocad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asta 1 hora</text:p>
          </table:table-cell>
          <table:table-cell table:number-columns-repeated="1009"/>
        </table:table-row>
        <table:table-row table:style-name="ro1">
          <table:table-cell office:value-type="float" office:value="266" calcext:value-type="float">
            <text:p>266</text:p>
          </table:table-cell>
          <table:table-cell office:value-type="string" calcext:value-type="string">
            <text:p>Cono de frío [Cone of Cold]</text:p>
          </table:table-cell>
          <table:table-cell office:value-type="string" calcext:value-type="string">
            <text:p>Un estallido de frío intenso surge de tus manos. Cada criatura en un cono de 60 pies (12 casillas, 18 m) debe realizar una tirada de salvación de Constitución. Si falla la tirada, la criatura sufre 8d8 puntos de daño por frío, o la mitad del daño con una salvación con éxito.&lt;br&gt; Si una criatura muere a causa de esta daño queda convertirá en un estatua de hielo hasta que se funda.</text:p>
          </table:table-cell>
          <table:table-cell office:value-type="string" calcext:value-type="string">
            <text:p>Cuando lanzas este hechizo usando un espacio de conjuros de nivel 6 o superior, el daño se incrementa en 1d8 por cada nivel de espacio de conjuros por encima de nivel 5.</text:p>
          </table:table-cell>
          <table:table-cell office:value-type="float" office:value="0" calcext:value-type="float">
            <text:p>0</text:p>
          </table:table-cell>
          <table:table-cell table:number-columns-repeated="3" office:value-type="float" office:value="1" calcext:value-type="float">
            <text:p>1</text:p>
          </table:table-cell>
          <table:table-cell office:value-type="string" calcext:value-type="string">
            <text:p>un pequeño cono de vidrio o crista</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instantaneo</text:p>
          </table:table-cell>
          <table:table-cell table:number-columns-repeated="1009"/>
        </table:table-row>
        <table:table-row table:style-name="ro1">
          <table:table-cell office:value-type="float" office:value="267" calcext:value-type="float">
            <text:p>267</text:p>
          </table:table-cell>
          <table:table-cell office:value-type="string" calcext:value-type="string">
            <text:p>Conocimiento de leyendas [Legend Lore]</text:p>
          </table:table-cell>
          <table:table-cell office:value-type="string" calcext:value-type="string">
            <text:p>Nombra o describe a una persona, lugar u objeto. El conjuro trae a tu mente un breve resumen de la sabiduría popular acerca de lo que nombraste. El conocimiento puede consistir en cuentos actuales, historias olvidadas, e incluso saberes secretos que nunca han sido ampliamente conocidos. Si la cosa que nombras no tiene una importancia propia de leyendas, no consigues información. Mientras más información ya poseas acerca de la cosa, más precisa y detallada será la nueva información recibida.&lt;br&gt; La información que descubres es rigurosa pero puede estar expresada en lenguaje figurativo. Por ejemplo, si tienes un hacha misteriosa en la mano, el conjuro puede dar esta información: “Infortunio para el malhechor que toca el hacha, pues hasta la empuñadura rebana la mano de los malvados. Sólo un verdadero Hijo de la Piedra, amante y amado de Moradin, podría despertar los verdaderos poderes del hacha, y sólo con la sagrada palabra Rudnogg en los labios.”</text:p>
          </table:table-cell>
          <table:table-cell/>
          <table:table-cell office:value-type="float" office:value="0" calcext:value-type="float">
            <text:p>0</text:p>
          </table:table-cell>
          <table:table-cell table:number-columns-repeated="3" office:value-type="float" office:value="1" calcext:value-type="float">
            <text:p>1</text:p>
          </table:table-cell>
          <table:table-cell office:value-type="string" calcext:value-type="string">
            <text:p>incienso por valor de al menos 250 po, que el conjuro consume, y cuatro tiras de marfil por valor de al menos 50 po cada una.</text:p>
          </table:table-cell>
          <table:table-cell table:number-columns-repeated="2" office:value-type="float" office:value="0" calcext:value-type="float">
            <text:p>0</text:p>
          </table:table-cell>
          <table:table-cell office:value-type="string" calcext:value-type="string">
            <text:p>10 minutos</text:p>
          </table:table-cell>
          <table:table-cell office:value-type="float" office:value="8" calcext:value-type="float">
            <text:p>8</text:p>
          </table:table-cell>
          <table:table-cell office:value-type="float" office:value="5" calcext:value-type="float">
            <text:p>5</text:p>
          </table:table-cell>
          <table:table-cell office:value-type="string" calcext:value-type="string">
            <text:p>instantaneo</text:p>
          </table:table-cell>
          <table:table-cell table:number-columns-repeated="1009"/>
        </table:table-row>
        <table:table-row table:style-name="ro1">
          <table:table-cell office:value-type="float" office:value="268" calcext:value-type="float">
            <text:p>268</text:p>
          </table:table-cell>
          <table:table-cell office:value-type="string" calcext:value-type="string">
            <text:p>Contactar con otro plano</text:p>
          </table:table-cell>
          <table:table-cell office:value-type="string" calcext:value-type="string">
            <text:p>Mentalmente contactas o bien con un semidios, el espíritu de un sabio muerto hace mucho tiempo, o alguna otra misteriosa entidad de otro plano. Contactar con estas inteligencias de otros planos puede deformar o incluso romper tu mente. Cuando lanzas este conjuro debes superar una tirada de salvación de CD 15 de Inteligencia. En caso de fallar la tirada sufres 6d6 puntos de daño psíquico y enloqueces hasta que tomes un descanso prolongado. Mientras estás loco, no puedes llevar a cabo acciones, no puedes entender lo que otras criaturas dicen, no puedes leer, y sólo puedes decir galimatías. Solo un conjuro de restablecimiento mayor [greater restoration] puede finalizar este efecto. &lt;br&gt;En caso de que superes la tirada de salvación, puedes hacer 5 preguntas a la entidad contactada. Debes formular las preguntas antes de que finalice el efecto del conjuro. El DM responderá cada pregunta con monosílabos del tipo "si", "no", "puede", "nunca", "irrelevante" o "confuso" (si la entidad contactada no conoce la respuesta a la pregunta). Si el DM considera que con monosílabos la respuesta puede ser malinterpretada, puede ofrecer a cambio una frase corta como respuesta.</text:p>
          </table:table-cell>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1 minuto</text:p>
          </table:table-cell>
          <table:table-cell office:value-type="float" office:value="8" calcext:value-type="float">
            <text:p>8</text:p>
          </table:table-cell>
          <table:table-cell office:value-type="float" office:value="5" calcext:value-type="float">
            <text:p>5</text:p>
          </table:table-cell>
          <table:table-cell office:value-type="string" calcext:value-type="string">
            <text:p>1 minuto</text:p>
          </table:table-cell>
          <table:table-cell table:number-columns-repeated="1009"/>
        </table:table-row>
        <table:table-row table:style-name="ro1">
          <table:table-cell office:value-type="float" office:value="269" calcext:value-type="float">
            <text:p>269</text:p>
          </table:table-cell>
          <table:table-cell office:value-type="string" calcext:value-type="string">
            <text:p>Contacto electrizante [Shocking Grasp]</text:p>
          </table:table-cell>
          <table:table-cell office:value-type="string" calcext:value-type="string">
            <text:p>Un relámpago brota de tu mano enviando una onda de choque a la criatura que intentas tocar. Haz un ataque de conjuro cuerpo a cuerpo contra el objetivo. Tienes ventaja en la tirada de ataque si el objetivo lleva puesta una armadura hecha de metal. Al impactar, el objetivo sufre 1d8 puntos de daño por electricidad, y no puede realizar reacciones hasta el inicio de su próximo turno.</text:p>
          </table:table-cell>
          <table:table-cell office:value-type="string" calcext:value-type="string">
            <text:p>El daño del conjuro se ve incrementado por 1d8 cuando alcanzas nivel 5 (2d8), nivel 11 (3d8) y nivel 17 (4d8).</text:p>
          </table:table-cell>
          <table:table-cell table:number-columns-repeated="3"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instantaneo</text:p>
          </table:table-cell>
          <table:table-cell table:number-columns-repeated="1009"/>
        </table:table-row>
        <table:table-row table:style-name="ro2">
          <table:table-cell office:value-type="float" office:value="270" calcext:value-type="float">
            <text:p>270</text:p>
          </table:table-cell>
          <table:table-cell office:value-type="string" calcext:value-type="string">
            <text:p>Contagio [Contagion]</text:p>
          </table:table-cell>
          <table:table-cell table:style-name="ce1" office:value-type="string" calcext:value-type="string">
            <text:p>Tu toque inflige enfermedad. Realiza un ataque de conjuro cuerpo a cuerpo contra una criatura a tu alcance. En caso de impactar, contagia a la criatura una enfermedad de tu elección entre las opciones que se describen debajo. &lt;br&gt;Al final del turno del objetivo este debe realizar una tirada de salvación de Constitución. Después del tercer fallo en estas tiradas de salvación, el objetivo dejará de hacer estas tiradas y la enfermedad invadirá su cuerpo durante la duración del conjuro. Si por el contrario acierta tres veces en las tiradas de salvación, la criatura se recupera de la enfermedad y el conjuro finaliza.&lt;br&gt; Ya que este conjuro provoca una enfermedad natural en el objetivo, se aplica cualquier efecto que cure la enfermedad o la mejore. &lt;br&gt;&lt;b&gt;Ceguera:&lt;/b&gt;El dolor comprime la mente de la criatura y sus ojos se vuelven de un color blanco lechoso. La criatura queda cegada y gana desventaja en tiradas de característica y de salvación basadas en la Sabiduría. &lt;br&gt;&lt;b&gt;Fiebre porcina:&lt;/b&gt; Una fiebre altísima se extiende por el cuerpo de la criatura. La criatura sufre desventaja en pruebas de característica, de salvación y de ataque basadas en la Fuerza.&lt;br&gt;&lt;b&gt; Carne putrefacta:&lt;/b&gt; La carne de la criatura se pudre. La criatura sufre desventaja en tiradas de característica basadas en Carisma y pasa a ser vulnerable a cualquier tipo de daño.&lt;br&gt;&lt;b&gt; Mente ardiente:&lt;/b&gt; <text:s/>La mente de la criatura comienza a estar febril. La criatura sufre desventaja en tiradas de característica y salvación basadas en la Inteligencia, y la criatura empieza a actuar en el combate como si estuviera bajo los efectos del hechizo de confusión [Confusion].&lt;br&gt;&lt;b&gt; Epilepsia:&lt;/b&gt; la criatura comienza a sufrir espasmos. La criatura sufre desventaja en tiradas de característica, de salvación y de ataque basadas en la Destreza. &lt;br&gt;&lt;b&gt;Perdición Babosa:&lt;/b&gt; La criatura comienza a sangrar de forma incontrolada. La criatura sufre desventaja en tiradas de característica y de salvación basadas en la Constitución. Además, cuando la criatura sufre daño, queda aturdida hasta el comienzo de su siguiente turno.</text:p>
          </table:table-cell>
          <table:table-cell/>
          <table:table-cell table:number-columns-repeated="3"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7 dias</text:p>
          </table:table-cell>
          <table:table-cell table:number-columns-repeated="1009"/>
        </table:table-row>
        <table:table-row table:style-name="ro1">
          <table:table-cell office:value-type="float" office:value="271" calcext:value-type="float">
            <text:p>271</text:p>
          </table:table-cell>
          <table:table-cell office:value-type="string" calcext:value-type="string">
            <text:p>Contingencia [Contingency]</text:p>
          </table:table-cell>
          <table:table-cell office:value-type="string" calcext:value-type="string">
            <text:p>Elige un conjuro de nivel 5 o inferior que quieras lanzar, que tenga un Tiempo de lanzamiento de 1 acción, y cuyo objetivo puedas ser tú. Lanzas el conjuro elegido, llamado conjuro de contingencia, como parte de este conjuro, gastando espacios de conjuro para ambos. El conjuro de contingencia no causa ningún efecto en el lanzamiento, en vez de eso, hace efecto cuando se cumple alguna circunstancia concreta. La circunstancia se describe cuando lanzas los dos conjuros. Por ejemplo, lanzas contingencia junto con respiración acuática [water breathing] y estipulas que el hechizo de contingencia solo entra en funcionamiento cuando estás cubierto por agua o un líquido similar&lt;br&gt;El conjuro de contingencia hace efecto inmediatamente después de que se cumpla la circunstancia por primera vez, quieras o no que sea en ese momento, finalizando seguidamente.&lt;br&gt;El conjuro de contingencia sólo te afecta a ti, aunque de forma normal pueda afectar también a otros. Sólo puedes utilizar un conjuro de contingencia cada vez. Si vuelves a lanzar el conjuro, el efecto que pudieras tener de otro hechizo de contingencia finaliza. También finaliza el conjuro si el componente material ya no es sobre tu persona.</text:p>
          </table:table-cell>
          <table:table-cell/>
          <table:table-cell office:value-type="float" office:value="0" calcext:value-type="float">
            <text:p>0</text:p>
          </table:table-cell>
          <table:table-cell table:number-columns-repeated="3" office:value-type="float" office:value="1" calcext:value-type="float">
            <text:p>1</text:p>
          </table:table-cell>
          <table:table-cell office:value-type="string" calcext:value-type="string">
            <text:p>una estatuilla de ti mismo tallada en marfil y decorada con gemas por valor de al menos 1500 po.</text:p>
          </table:table-cell>
          <table:table-cell table:number-columns-repeated="2" office:value-type="float" office:value="0" calcext:value-type="float">
            <text:p>0</text:p>
          </table:table-cell>
          <table:table-cell office:value-type="string" calcext:value-type="string">
            <text:p>10 minutos</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10 dias</text:p>
          </table:table-cell>
          <table:table-cell table:number-columns-repeated="1009"/>
        </table:table-row>
        <table:table-row table:style-name="ro1">
          <table:table-cell office:value-type="float" office:value="272" calcext:value-type="float">
            <text:p>272</text:p>
          </table:table-cell>
          <table:table-cell office:value-type="string" calcext:value-type="string">
            <text:p>Contorno borroso [Blur]</text:p>
          </table:table-cell>
          <table:table-cell office:value-type="string" calcext:value-type="string">
            <text:p>Tu cuerpo comienza a difuminarse, cambiante y oscilante para todos aquellos que puedan verte. Mientras dura el conjuro, cualquier criatura posee desventaja en las tiradas que hace contra ti. Un atacante será inmune a este efecto si no se basa en la vista para atacar, como con vista ciega, o puede ver a través de las ilusiones, como con visión verdadera.</text:p>
          </table:table-cell>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asta 1 minuto</text:p>
          </table:table-cell>
          <table:table-cell table:number-columns-repeated="1009"/>
        </table:table-row>
        <table:table-row table:style-name="ro1">
          <table:table-cell office:value-type="float" office:value="273" calcext:value-type="float">
            <text:p>273</text:p>
          </table:table-cell>
          <table:table-cell office:value-type="string" calcext:value-type="string">
            <text:p>Contraconjuro [Counterspell]</text:p>
          </table:table-cell>
          <table:table-cell office:value-type="string" calcext:value-type="string">
            <text:p>Intentas interrumpir el lanzamiento de un conjuro por parte de una criatura. Si la criatura lanza un conjuro de nivel 3 o inferior, este falla y no tiene ningún efecto. Si está lanzando un conjuro de nivel 4 o superior, realiza una prueba de característica usando tu característica de lanzamiento de conjuros. La CD es igual a 10 + el nivel del conjuro. Si supera la tirada, el conjuro lanzado por la criatura falla y no tiene efecto alguno.</text:p>
          </table:table-cell>
          <table:table-cell office:value-type="string" calcext:value-type="string">
            <text:p>Cuando lanzas este hechizo usando un espacio de conjuros de nivel 4 o superior, el conjuro interrumpido no tiene efecto si su nivel es menor o igual al nivel del espacio de conjuros que estás usando.</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reaccion</text:p>
          </table:table-cell>
          <table:table-cell table:number-columns-repeated="2" office:value-type="float" office:value="3" calcext:value-type="float">
            <text:p>3</text:p>
          </table:table-cell>
          <table:table-cell office:value-type="string" calcext:value-type="string">
            <text:p>instantaneo</text:p>
          </table:table-cell>
          <table:table-cell table:number-columns-repeated="1009"/>
        </table:table-row>
        <table:table-row table:style-name="ro1">
          <table:table-cell office:value-type="float" office:value="274" calcext:value-type="float">
            <text:p>274</text:p>
          </table:table-cell>
          <table:table-cell office:value-type="string" calcext:value-type="string">
            <text:p>Controlar el agua [Control Water]</text:p>
          </table:table-cell>
          <table:table-cell office:value-type="string" calcext:value-type="string">
            <text:p>Hasta que finaliza el efecto del conjuro controlas cualquier agua estancada dentro de un área representada por un cubo de 100 pies (20 casillas, 30 m) de lado. Cuando lanzas el conjuro puedes elegir cualquiera de los siguientes efectos. Como acción en cada turno, puedes repetir el mismo efecto o elegir otro distinto. &lt;br&gt;&lt;b&gt;Inundación:&lt;/b&gt; Haces que el nivel del agua en esa área aumente unos 20 pies (4 casillas, 6 m). Si el área incluye una orilla el agua se expande por tierra firme inundándola.&lt;br&gt; Si eliges un área en medio de un gran cuerpo de agua, creas en cambio una ola de 20 pies (4 casillas, 6 m) de altura que recorre la zona de un lado al otro rompiendo al final. Cualquier vehículo Enorme o más pequeño que se encuentre en el camino de la ola es arrastrado hasta la otra parte. Cualquier vehículo enorme o más pequeño golpeado por la ola tiene un 25% de posibilidades de zozobrar. El nivel del agua permanece elevado hasta que el conjuro finaliza o hasta que elijas un efecto diferente. Si el efecto produce una ola, ésta se repite al principio de tu siguiente turno mientras el efecto Inundación siga siendo el elegido. &lt;br&gt;&lt;b&gt;Dividir las aguas:&lt;/b&gt; Haces que el agua en el área elegida se aparte y deje al descubierto una gran zanja. La zanja se extiende a través del área del conjuro y el agua dividida forma murallas a cada lado de la misma. La zanja dura hasta que finaliza el conjuro o elijas un efecto diferente. En ese caso, el agua llena la zanja poco a poco durante el siguiente asalto, hasta que recupera el nivel normal del agua. &lt;br&gt;&lt;b&gt;Redirigir el cauce&lt;/b&gt; Haces que el agua que fluye por el área seleccionada lo haga en la dirección que elijas, pese a que para ello el agua deba superar obstáculos, escalar murallas, o fluir en direcciones anti-naturales. El agua dentro del área seleccionada se mueve hacia donde indicas, pero una vez que llega a los límites del área, el agua seguirá fluyendo o no, según las condiciones del terreno. El agua continua moviéndose en la dirección que eliges hasta que el conjuro finaliza o eliges un efecto diferente.&lt;br&gt;&lt;b&gt; Remolino:&lt;/b&gt; Este efecto requiere una masa de agua de al menos 50 pies (10 casillas, 15 m) y 25 pies (5 casillas, 7,5 m) de profundidad. Causas un remolino de agua en el medio del área. El remolino forma un vórtice de 5 pies (1 casillas, 1,5 m) en la base, hasta 50 pies (10 casillas, 15 m) en la parte superior y 25 pies (5 casillas, 7,5 m) de altura. Cualquier criatura u objeto que se encuentre en el agua a 25 pies (5 casillas, 7,5 m) del vórtice es arrastrado 10 pies (2 casillas, 3 m) hacia él. La criatura puede nadar huyendo del vórtice intentando una tirada de Fuerza (Atletismo) contra la CD de salvación del conjuro.&lt;br&gt; Cuando una criatura entra en el vórtice por primera vez en su turno o comienza su turno dentro del mismo, debe realizar una tirada de salvación basada en Fuerza. En caso de que falle, la criatura sufre 2d8 puntos de daño contundente y es arrastrada por el vórtice hasta que el conjuro finalice. En caso de que la supere, la criatura sufre la mitad de daño y no es arrastrada por el vórtice. Una criatura arrastrada por el vórtice puede utilizar su acción para intentar nadar fuera de él tal y como se describe arriba, pero tendrá desventaja en la tirada de Fuerza (Atletismo) que debe realizar.&lt;br&gt; La primera vez que un objeto entra en el vórtice, el objeto sufre 2d8 puntos de daño contundente; este daño ocurre cada asalto que el objeto permanece en el vórtice.</text:p>
          </table:table-cell>
          <table:table-cell/>
          <table:table-cell office:value-type="float" office:value="300" calcext:value-type="float">
            <text:p>300</text:p>
          </table:table-cell>
          <table:table-cell table:number-columns-repeated="3" office:value-type="float" office:value="1" calcext:value-type="float">
            <text:p>1</text:p>
          </table:table-cell>
          <table:table-cell office:value-type="string" calcext:value-type="string">
            <text:p>Una gota de agua y una pizca de polvo.</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7" calcext:value-type="float">
            <text:p>7</text:p>
          </table:table-cell>
          <table:table-cell office:value-type="float" office:value="4" calcext:value-type="float">
            <text:p>4</text:p>
          </table:table-cell>
          <table:table-cell office:value-type="string" calcext:value-type="string">
            <text:p>Hasta 10 minutos</text:p>
          </table:table-cell>
          <table:table-cell table:number-columns-repeated="1009"/>
        </table:table-row>
        <table:table-row table:style-name="ro1">
          <table:table-cell office:value-type="float" office:value="275" calcext:value-type="float">
            <text:p>275</text:p>
          </table:table-cell>
          <table:table-cell office:value-type="string" calcext:value-type="string">
            <text:p>Controlar el clima [Control Weather]</text:p>
          </table:table-cell>
          <table:table-cell office:value-type="string" calcext:value-type="string">
            <text:p>Mientras dura el conjuro controlas el clima en 5 millas (8 km) a la redonda. Debes estar en el exterior para conjurar este hechizo. Moverse a un lugar donde no haya una visión directa del cielo interrumpe el hechizo antes. &lt;br&gt;Cuando lanzas este conjuro cambias las condiciones actuales del clima, que son determinadas por el DM basándose en la estación del año. Puedes cambiar las precipitaciones, la temperatura y el viento. Las nuevas condiciones tardarán 1d4x10 minutos en hacer efecto. Una vez que lo hagan, puedes volver a cambiar las condiciones de nuevo. Cuando el conjuro finaliza, el clima vuelve poco a poco a su estado normal. &lt;br&gt;Cuando cambias las condiciones climáticas busca la condición actual en las siguientes tablas y vete cambiando sus etapas una a una, hacia arriba o hacia abajo. Cuando cambies el viento puedes cambiar también la dirección desde donde sopla.&lt;br&gt;&lt;b&gt;Precipitaciones&lt;/b&gt;&lt;br&gt;&lt;b&gt;Etapa&lt;/b&gt; <text:s text:c="6"/>&lt;b&gt; Condicion&lt;/b&gt;&lt;br&gt;1 <text:s text:c="3"/>despejado&lt;br&gt; 2 <text:s text:c="3"/>Algunas nubes&lt;br&gt;3 <text:s text:c="3"/>nublado o niebla al raz de la tierra&lt;br&gt;4 Lluvia, granizo o nieve&lt;br&gt;5 Lluvias torrenciales, tormenta de granizo o ventisca.&lt;br&gt;&lt;b&gt;Temperatura&lt;/b&gt;&lt;br&gt;&lt;b&gt;Etapa&lt;/b&gt; &lt;b&gt;Condicion&lt;/b&gt;&lt;br&gt;1 <text:s/>Calor insoportable&lt;br&gt; 2 Calor &lt;br&gt; 3 <text:s/>Templado&lt;br&gt; 4 Fresco&lt;br&gt;5 Frío &lt;br&gt;6 Frío Ártico&lt;br&gt;&lt;b&gt;Viento&lt;/b&gt;&lt;br&gt;&lt;b&gt;Etapa&lt;b&gt; &lt;b&gt;Condicion&lt;/b&gt;&lt;br&gt;1 Calmado&lt;br&gt;2 Viento moderado&lt;br&gt;3 Fuerte viento&lt;br&gt;4 Vendaval&lt;br&gt;5 Tormenta</text:p>
          </table:table-cell>
          <table:table-cell/>
          <table:table-cell office:value-type="float" office:value="0" calcext:value-type="float">
            <text:p>0</text:p>
          </table:table-cell>
          <table:table-cell table:number-columns-repeated="3" office:value-type="float" office:value="1" calcext:value-type="float">
            <text:p>1</text:p>
          </table:table-cell>
          <table:table-cell office:value-type="string" calcext:value-type="string">
            <text:p>quemar incienso y pedazos de tierra y madera mezclados en agu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0 minutos</text:p>
          </table:table-cell>
          <table:table-cell office:value-type="float" office:value="7" calcext:value-type="float">
            <text:p>7</text:p>
          </table:table-cell>
          <table:table-cell office:value-type="float" office:value="8" calcext:value-type="float">
            <text:p>8</text:p>
          </table:table-cell>
          <table:table-cell office:value-type="string" calcext:value-type="string">
            <text:p>hasta 8 horas</text:p>
          </table:table-cell>
          <table:table-cell table:number-columns-repeated="1009"/>
        </table:table-row>
        <table:table-row table:style-name="ro1">
          <table:table-cell office:value-type="float" office:value="276" calcext:value-type="float">
            <text:p>276</text:p>
          </table:table-cell>
          <table:table-cell office:value-type="string" calcext:value-type="string">
            <text:p>Corcel fantasmal [Phantom Steed]</text:p>
          </table:table-cell>
          <table:table-cell office:value-type="string" calcext:value-type="string">
            <text:p>Una criatura grande y cuasireal parecida a un caballo aparece en la suelo en un espacio desocupado de tu elección dentro del alcance. Tú decides la apariencia de la criatura, pero está equipada con una silla de monta, un bozal y rienda. Cualquier equipamiento creado por el conjuro desaparece en un soplo de humo si es alejado a más de 10 pies (2 casillas, 3 m) del corcel.&lt;br&gt; En la duración del conjuro, tú o una criatura que escojas puede montar el corcel. La criatura usa las estadísticas de un caballo de monta, excepto que tiene una velocidad de 100 pies (20 casillas, 30 m) y puede viajar 10 millas (16 km) en una hora, o 13 millas (21 km) a paso rápido. &lt;br&gt;Cuando el conjuro finaliza, el corcel se desvanece gradualmente, dándole al jinete 1 minuto para desmontar. El conjuro finaliza si usas una acción para cancelarlo o si el corcel sufre cualquier daño.</text:p>
          </table:table-cell>
          <table:table-cell/>
          <table:table-cell office:value-type="float" office:value="30" calcext:value-type="float">
            <text:p>3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minuto</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1 hora</text:p>
          </table:table-cell>
          <table:table-cell table:number-columns-repeated="1009"/>
        </table:table-row>
        <table:table-row table:style-name="ro1">
          <table:table-cell office:value-type="float" office:value="277" calcext:value-type="float">
            <text:p>277</text:p>
          </table:table-cell>
          <table:table-cell office:value-type="string" calcext:value-type="string">
            <text:p>Cordón de flechas [Cordon of Arrows]</text:p>
          </table:table-cell>
          <table:table-cell office:value-type="string" calcext:value-type="string">
            <text:p>Entierras 4 piezas de munición no mágica, flechas o proyectiles de ballesta, en el suelo dentro del alcance para proteger una zona y los cubres de magia. Hasta que finalice el conjuro, cualquier criatura que no seas tú, que se aproximé por primera vez en su turno o comience su turno a 30 pies (6 casillas, 9 m) de la munición, recibirá el impacto de uno de los proyectiles. La criatura debe superar una tirada de salvación de Destreza o sufrir 1d6 puntos de daño perforante. La munición utilizada se destruye. El conjuro finaliza cuando no queda más munición.&lt;br&gt; Cuando lanzas este conjuro, puedes elegir varias criaturas a tu elección que el conjuro ignora.</text:p>
          </table:table-cell>
          <table:table-cell office:value-type="string" calcext:value-type="string">
            <text:p>Cuando lanzas este hechizo usando un espacio de conjuros de nivel 3 o superior, la cantidad de munición que puede hechizarse se incrementa en 2 por cada nivel de espacio de conjuros por encima de nivel 2.</text:p>
          </table:table-cell>
          <table:table-cell office:value-type="float" office:value="5" calcext:value-type="float">
            <text:p>5</text:p>
          </table:table-cell>
          <table:table-cell table:number-columns-repeated="3" office:value-type="float" office:value="1" calcext:value-type="float">
            <text:p>1</text:p>
          </table:table-cell>
          <table:table-cell office:value-type="string" calcext:value-type="string">
            <text:p>4 o más flechas o proyectiles</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8 horas</text:p>
          </table:table-cell>
          <table:table-cell table:number-columns-repeated="1009"/>
        </table:table-row>
        <table:table-row table:style-name="ro1">
          <table:table-cell office:value-type="float" office:value="278" calcext:value-type="float">
            <text:p>278</text:p>
          </table:table-cell>
          <table:table-cell office:value-type="string" calcext:value-type="string">
            <text:p>Corona de locura [Crown of Madness]</text:p>
          </table:table-cell>
          <table:table-cell office:value-type="string" calcext:value-type="string">
            <text:p>Un humanoide de tu elección que puedas ver dentro del alcance del conjuro debe tener éxito en una tirada de salvación de Sabiduría o ser encantado por ti hasta que el conjuro finalice. Mientras el objetivo esté encantado aparece sobre su cabeza una retorcida corona de púas de hierro y un brillo de locura en sus ojos.&lt;br&gt; La criatura encantada debe utilizar su acción antes de mover en cada uno de sus turnos para realizar un ataque cuerpo a cuerpo contra una criatura que no sea ella misma que tú eliges mentalmente.&lt;br&gt; El objetivo puede actuar de forma normal en su turno si no eliges ninguna criatura o si no hay ninguna criatura a su alcance.&lt;br&gt; En los siguientes turnos, debes usar tu acción para mantener el control sobre el objetivo o el conjuro finaliza. El objetivo también puede realizar una tirada de salvación basada en la Sabiduría al finalizar cada uno de sus turnos. Si supera la tirada el conjuro acaba.</text:p>
          </table:table-cell>
          <table:table-cell/>
          <table:table-cell office:value-type="float" office:value="120" calcext:value-type="float">
            <text:p>12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hasta 1 minuto</text:p>
          </table:table-cell>
          <table:table-cell table:number-columns-repeated="1009"/>
        </table:table-row>
        <table:table-row table:style-name="ro1">
          <table:table-cell office:value-type="float" office:value="279" calcext:value-type="float">
            <text:p>279</text:p>
          </table:table-cell>
          <table:table-cell office:value-type="string" calcext:value-type="string">
            <text:p>Creación [Creation]</text:p>
          </table:table-cell>
          <table:table-cell office:value-type="string" calcext:value-type="string">
            <text:p>Tiras pedazos de material sombrío recogido en el Páramo Sombrío [Shadowfell] para crear objetos inertes de materia vegetal como: telas, cuerda, madera o algo similar. También puedes utilizar este conjuro para crear minerales como: piedras, cristal o metal. El objeto creado no puede ser más grande que un cubo de 5 pies (1 casilla, 1,5 m), y debe ser de una forma y de un material que ya hayas visto antes.&lt;br&gt; La duración del conjuro depende del material del que se hace el objeto. Si el objeto está compuesto de múltiples materiales, usa la duración más corta. &lt;br&gt;&lt;b&gt;Material&lt;/b&gt; &lt;b&gt;Duración&lt;/b&gt;&lt;br&gt;Materia vegetal 1 día&lt;br&gt; Piedra o cristal 12 horas&lt;br&gt; Metales preciosos 1 hora &lt;br&gt;Gemas 10 minutos&lt;br&gt; Adamantita o Mithril 1 minuto&lt;br&gt; Si usas el material creado por este conjuro como material requerido para el lanzamiento de otro conjuro, este último falla.</text:p>
          </table:table-cell>
          <table:table-cell office:value-type="string" calcext:value-type="string">
            <text:p>Cuando lanzas este hechizo usando un espacio de conjuros de nivel 6 o superior, el cubo de material incrementa su tamaño en 5 pies (1 casilla 1,5 m) por cada nivel de espacio de conjuros por encima de nivel 5.</text:p>
          </table:table-cell>
          <table:table-cell office:value-type="float" office:value="30" calcext:value-type="float">
            <text:p>30</text:p>
          </table:table-cell>
          <table:table-cell table:number-columns-repeated="3" office:value-type="float" office:value="1" calcext:value-type="float">
            <text:p>1</text:p>
          </table:table-cell>
          <table:table-cell office:value-type="string" calcext:value-type="string">
            <text:p>un pequeño trozo de materia del mismo tipo que el elemento que quieres crear</text:p>
          </table:table-cell>
          <table:table-cell table:number-columns-repeated="2" office:value-type="float" office:value="0" calcext:value-type="float">
            <text:p>0</text:p>
          </table:table-cell>
          <table:table-cell office:value-type="string" calcext:value-type="string">
            <text:p>1 minuto</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Especial</text:p>
          </table:table-cell>
          <table:table-cell table:number-columns-repeated="1009"/>
        </table:table-row>
        <table:table-row table:style-name="ro1">
          <table:table-cell office:value-type="float" office:value="280" calcext:value-type="float">
            <text:p>280</text:p>
          </table:table-cell>
          <table:table-cell office:value-type="string" calcext:value-type="string">
            <text:p>Crear comida y agua [Create Food And Water]</text:p>
          </table:table-cell>
          <table:table-cell office:value-type="string" calcext:value-type="string">
            <text:p>Creas 45 libras (20 kg) de comida y 30 galones (114 litros) de agua en el suelo o en recipientes que se encuentran dentro del alcance del conjuro. Suficiente para mantener a 15 humanoides o 5 corceles durante 24 horas. La comida es insípida pero nutritiva y se convertirá en despojos si no se consume antes de 24 horas. El agua está limpia y no se corrompe.</text:p>
          </table:table-cell>
          <table:table-cell/>
          <table:table-cell office:value-type="float" office:value="30" calcext:value-type="float">
            <text:p>3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s/>instantaneo</text:p>
          </table:table-cell>
          <table:table-cell table:number-columns-repeated="1009"/>
        </table:table-row>
        <table:table-row table:style-name="ro1">
          <table:table-cell office:value-type="float" office:value="281" calcext:value-type="float">
            <text:p>281</text:p>
          </table:table-cell>
          <table:table-cell office:value-type="string" calcext:value-type="string">
            <text:p>Crear muerto viviente [Create Undead]</text:p>
          </table:table-cell>
          <table:table-cell office:value-type="string" calcext:value-type="string">
            <text:p>Este conjuro solo puede ser lanzado de noche. Elige hasta 3 cadáveres de humanoides de tamaño Medio o Pequeño que se encuentren dentro del alcance del conjuro. Cada cadáver se convierte en un ghoul bajo tu control (El DM tiene las estadísticas de estas criaturas).&lt;br&gt; Como acción adicional en cada uno de tus turnos puedes enviar mentalmente órdenes a cualquiera de las criaturas animadas con este conjuro que se encuentre a menos de 120 pies (24 casillas, 36 m) de ti (si controlas varias criaturas puedes dar órdenes a alguna o a todas ellas a la vez, mandando la misma orden a cada uno). Tú decides que acción realiza cada criatura y donde se moverá durante su siguiente turno, o puedes mandar una orden general, como por ejemplo proteger una habitación particular o un pasillo. Si no das ninguna orden, las criaturas sólo actuarán en defensa propia contra criaturas hostiles. Una vezque das una orden, la criatura continúa hasta finalizarla.&lt;br&gt;La criatura está bajo tu control durante 24 horas, pasadas las cuales deja de obedecerte y de realizar cualquier orden que estuviera ejecutando. Para mantener el control de la criatura durante 24 horas más, debes lanzar este conjuro sobre la criatura antes de que el periodo de 24 horas finalice. Esta manera de utilizar el conjuro reafirma tu control hasta de 3 criaturas que hayas animado anteriormente con este conjuro, en vez de sólo animar una nueva.</text:p>
          </table:table-cell>
          <table:table-cell office:value-type="string" calcext:value-type="string">
            <text:p>Cuando lanzas este hechizo usando un espacio de conjuros de nivel 7, puedes animar o reafirmar tu control sobre 4 ghouls. Cuando lanzas este hechizo usando un espacio de conjuros de nivel 8, puedes animar o reafirmar el control de 5 ghouls o 2 ghasts y wights. Cuando lanzas este hechizo usando un espacio de conjuros de nivel 9, puedes animar o reafirmar tu control sobre 6 ghouls, 3 ghasts o wights, o 2 momias.</text:p>
          </table:table-cell>
          <table:table-cell office:value-type="float" office:value="10" calcext:value-type="float">
            <text:p>10</text:p>
          </table:table-cell>
          <table:table-cell table:number-columns-repeated="3" office:value-type="float" office:value="1" calcext:value-type="float">
            <text:p>1</text:p>
          </table:table-cell>
          <table:table-cell office:value-type="string" calcext:value-type="string">
            <text:p>una olla de barro llena de tierra de una tumba, una olla de barro llena de agua salobre, y una piedra de ónice [piedra semipreciosa variedad de las ágatas formada por capas de diferentes colores] de 150 po por cada cadáver a crear</text:p>
          </table:table-cell>
          <table:table-cell table:number-columns-repeated="2" office:value-type="float" office:value="0" calcext:value-type="float">
            <text:p>0</text:p>
          </table:table-cell>
          <table:table-cell office:value-type="string" calcext:value-type="string">
            <text:p>1 minuto</text:p>
          </table:table-cell>
          <table:table-cell table:number-columns-repeated="2" office:value-type="float" office:value="6" calcext:value-type="float">
            <text:p>6</text:p>
          </table:table-cell>
          <table:table-cell office:value-type="string" calcext:value-type="string">
            <text:p>instantaneo</text:p>
          </table:table-cell>
          <table:table-cell table:number-columns-repeated="1009"/>
        </table:table-row>
        <table:table-row table:style-name="ro1">
          <table:table-cell office:value-type="float" office:value="282" calcext:value-type="float">
            <text:p>282</text:p>
          </table:table-cell>
          <table:table-cell office:value-type="string" calcext:value-type="string">
            <text:p>Crear o destruir agua [Create or Destroy Water]</text:p>
          </table:table-cell>
          <table:table-cell office:value-type="string" calcext:value-type="string">
            <text:p>&lt;b&gt;Crear agua:&lt;/b&gt; Creas 10 galones (37 litros) de agua limpia en un recipiente que se encuentra dentro del alcance del conjuro. Alternativamente, el agua cae como lluvia en un cubo de 30 pies cuadrados (6 casillas, 9 m), extinguiendo las llamas que puede haber en ese área. &lt;br&gt;&lt;b&gt;Destruir agua:&lt;/b&gt; Destruyes 10 galones (37 litros) de agua que se encuentre en un recipiente situado dentro del alcance del conjuro. &lt;br&gt;&lt;b&gt;Alternativamente&lt;/b&gt;, destruyes niebla en un cubo cuadrado de 30 pies (6 casillas, 9 m) dentro del alcance del conjuro.</text:p>
          </table:table-cell>
          <table:table-cell office:value-type="string" calcext:value-type="string">
            <text:p>Cuando lanzas este hechizo usando un espacio de conjuros de nivel 2 o superior, puedes crear o destruir 10 galones (37 litros) de agua adicionales, o aumentar en 5 pies (1 casillas, 1,5 m) el tamaño del cubo, por cada nivel de espacio de conjuros por encima de nivel 1.</text:p>
          </table:table-cell>
          <table:table-cell office:value-type="float" office:value="30" calcext:value-type="float">
            <text:p>30</text:p>
          </table:table-cell>
          <table:table-cell table:number-columns-repeated="3" office:value-type="float" office:value="1" calcext:value-type="float">
            <text:p>1</text:p>
          </table:table-cell>
          <table:table-cell office:value-type="string" calcext:value-type="string">
            <text:p>una gota de agua si quieres crear agua, o unos pocos granos de arena si la quieres destruir</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instantaneo</text:p>
          </table:table-cell>
          <table:table-cell table:number-columns-repeated="1009"/>
        </table:table-row>
        <table:table-row table:style-name="ro1">
          <table:table-cell office:value-type="float" office:value="283" calcext:value-type="float">
            <text:p>283</text:p>
          </table:table-cell>
          <table:table-cell office:value-type="string" calcext:value-type="string">
            <text:p>Crecimiento vegetal [Plant Growth]</text:p>
          </table:table-cell>
          <table:table-cell office:value-type="string" calcext:value-type="string">
            <text:p>Este conjuro canaliza vitalidad a las plantas dentro de un área específica. Hay dos usos posibles para este conjuro, concediendo beneficios inmediatos o a largo plazo. &lt;br&gt;Si lanzas el conjuro usando 1 acción, elige un punto dentro del alcance. Todas las plantas normales en un radio de 100 pies (20 casillas, 30 m) centrado en ese punto se vuelven gruesas y sobrecrecidas. Una criatura moviéndose a través del área debe gastar 4 pies (1,2 m) de movimiento por cada 1 pie (30 cm) que se mueva. &lt;br&gt;Puedes excluir una o más áreas de cualquier tamaño dentro del área del conjuro para que no sean afectadas.&lt;br&gt; Sí lanzas este conjuro durante 8 horas, enriquecerás la tierra. Todas las plantas en un radio de la mitad de 1 milla (8 km) centrado un punto dentro del alcance, se enriquecerán por 1 año. Las plantas producirán el doble de la cantidad normal de comida cuando sean cosechadas.</text:p>
          </table:table-cell>
          <table:table-cell/>
          <table:table-cell office:value-type="float" office:value="150" calcext:value-type="float">
            <text:p>15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 u 8 horas</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instantaneo</text:p>
          </table:table-cell>
          <table:table-cell table:number-columns-repeated="1009"/>
        </table:table-row>
        <table:table-row table:style-name="ro1">
          <table:table-cell office:value-type="float" office:value="284" calcext:value-type="float">
            <text:p>284</text:p>
          </table:table-cell>
          <table:table-cell office:value-type="string" calcext:value-type="string">
            <text:p>Cuchilla protectora [Blade Ward]</text:p>
          </table:table-cell>
          <table:table-cell office:value-type="string" calcext:value-type="string">
            <text:p>Extiendes tu mano y trazas con él una runa de protección en el aire. Hasta el final del siguiente turno tendrás resistencia contra daño contundente, perforante y cortante infligido por ataques de armas.</text:p>
          </table:table-cell>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1 Asalto</text:p>
          </table:table-cell>
          <table:table-cell table:number-columns-repeated="1009"/>
        </table:table-row>
        <table:table-row table:style-name="ro1">
          <table:table-cell office:value-type="float" office:value="285" calcext:value-type="float">
            <text:p>285</text:p>
          </table:table-cell>
          <table:table-cell office:value-type="string" calcext:value-type="string">
            <text:p>Curar heridas [Cure Wounds]</text:p>
          </table:table-cell>
          <table:table-cell office:value-type="string" calcext:value-type="string">
            <text:p>Una criatura que tocas recupera un número de Puntos de Golpe igual a 1d8 + tu modificador de característica para lanzar conjuros. Este conjuro no tiene efecto sobre muertos vivientes o constructos.</text:p>
          </table:table-cell>
          <table:table-cell office:value-type="string" calcext:value-type="string">
            <text:p>Cuando lanzas este hechizo usando un espacio de conjuros de nivel 2 o superior, la curación se incrementa en 1d8 por cada nivel de espacio de conjuros por encima de nivel 1.</text:p>
          </table:table-cell>
          <table:table-cell table:number-columns-repeated="3"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stantaneo</text:p>
          </table:table-cell>
          <table:table-cell table:number-columns-repeated="1009"/>
        </table:table-row>
        <table:table-row table:style-name="ro1">
          <table:table-cell office:value-type="float" office:value="286" calcext:value-type="float">
            <text:p>286</text:p>
          </table:table-cell>
          <table:table-cell office:value-type="string" calcext:value-type="string">
            <text:p>Curar heridas en masa [Mass Cure Wounds]</text:p>
          </table:table-cell>
          <table:table-cell office:value-type="string" calcext:value-type="string">
            <text:p>Una oleada de energía sanadora se extiende desde un punto a tu elección dentro del alcance. Elige hasta a seis criaturas en una esfera de 30 pies (6 casillas, 9 m) de radio centrada en ese punto. Cada objetivo recupera Puntos de Golpe igual a 3d8 + tu modificador de característica de lanzamiento de conjuros. El conjuro no tiene efecto sobre muertos vivientes o constructos.</text:p>
          </table:table-cell>
          <table:table-cell office:value-type="string" calcext:value-type="string">
            <text:p>. Cuando lanzas este hechizo usando un espacio de conjuros de nivel 6 o superior, la curación se incrementa en 1d8 por cada nivel de espacio de conjuros por encima de nivel. 5.</text:p>
          </table:table-cell>
          <table:table-cell office:value-type="float" office:value="60" calcext:value-type="float">
            <text:p>6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instantaneo</text:p>
          </table:table-cell>
          <table:table-cell table:number-columns-repeated="1009"/>
        </table:table-row>
        <table:table-row table:style-name="ro1">
          <table:table-cell office:value-type="float" office:value="287" calcext:value-type="float">
            <text:p>287</text:p>
          </table:table-cell>
          <table:table-cell office:value-type="string" calcext:value-type="string">
            <text:p>Custodia contra la muerte [Death Ward]</text:p>
          </table:table-cell>
          <table:table-cell office:value-type="string" calcext:value-type="string">
            <text:p>Tocas a una criatura y le concedes cierta protección contra la muerte. &lt;br&gt;La primera vez que un objetivo cae a 0 Puntos de Golpe como resultado de sufrir daño, el objetivo se queda en 1 punto de golpe y el conjuro finaliza. &lt;br&gt;Si el conjuro todavía está activo cuando el objetivo se ve abocado a un efecto que va a matarlo instantáneamente sin producir daño, ese efecto no se produce y el conjuro finaliza.</text:p>
          </table:table-cell>
          <table:table-cell/>
          <table:table-cell table:number-columns-repeated="3"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8 horas</text:p>
          </table:table-cell>
          <table:table-cell table:number-columns-repeated="1009"/>
        </table:table-row>
        <table:table-row table:style-name="ro1">
          <table:table-cell office:value-type="float" office:value="288" calcext:value-type="float">
            <text:p>288</text:p>
          </table:table-cell>
          <table:table-cell office:value-type="string" calcext:value-type="string">
            <text:p>Acelerar [Haste]</text:p>
          </table:table-cell>
          <table:table-cell office:value-type="string" calcext:value-type="string">
            <text:p>Elige una criatura voluntaria que puedas ver dentro del alcance. Hasta que el conjuro finalice, la velocidad del objetivo se dobla, gana un bonificador de +2 a su CA, tiene ventaja en las tiradas de salvación de Destreza, y gana una acción extra en cada uno de sus turnos. Esta acción solo puede usarse para realizar un ataque (solo un ataque de arma), carrera, retirada, ocultarse, o la acción de usar un objeto.&lt;br&gt; Cuando el conjuro finaliza, el objetivo no puede moverse o tomar acciones hasta su siguiente turno, como si una oleada de letargo lo cubriera.</text:p>
          </table:table-cell>
          <table:table-cell/>
          <table:table-cell office:value-type="float" office:value="30" calcext:value-type="float">
            <text:p>30</text:p>
          </table:table-cell>
          <table:table-cell table:number-columns-repeated="3" office:value-type="float" office:value="1" calcext:value-type="float">
            <text:p>1</text:p>
          </table:table-cell>
          <table:table-cell office:value-type="string" calcext:value-type="string">
            <text:p>una corteza de raíz de regaliz</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Hasta 1 minuto</text:p>
          </table:table-cell>
          <table:table-cell table:number-columns-repeated="1009"/>
        </table:table-row>
        <table:table-row table:style-name="ro1">
          <table:table-cell office:value-type="float" office:value="289" calcext:value-type="float">
            <text:p>289</text:p>
          </table:table-cell>
          <table:table-cell office:value-type="string" calcext:value-type="string">
            <text:p>Adivinación [Divination]</text:p>
          </table:table-cell>
          <table:table-cell office:value-type="string" calcext:value-type="string">
            <text:p>Tu magia y una ofrenda te ponen en contacto con tu dios o un sirviente de tu dios. Le realizas una única pregunta que tiene que ver con un objetivo, evento o actividad específica que va tener lugar en los próximos 7 días.&lt;br&gt; El DM ofrece una respuesta verdadera. La respuesta podría ser una breve frase, una rima críptica o un presagio. El conjuro no tiene en cuenta cualquier circunstancia posible que pudiese cambiar el resultado, como el lanzamiento de conjuros adicionales o la pérdida o ganancia de un compañero. &lt;br&gt;Si lanzas este conjuro dos o más veces antes de finalizar tu próximo descanso prolongado, existe un 25% acumulativo por cada lanzamiento después del primero de que obtengas una lectura al azar. El DM realiza esta tirada en secreto.</text:p>
          </table:table-cell>
          <table:table-cell/>
          <table:table-cell office:value-type="float" office:value="0" calcext:value-type="float">
            <text:p>0</text:p>
          </table:table-cell>
          <table:table-cell table:number-columns-repeated="3" office:value-type="float" office:value="1" calcext:value-type="float">
            <text:p>1</text:p>
          </table:table-cell>
          <table:table-cell office:value-type="string" calcext:value-type="string">
            <text:p>incienso y una ofrenda apropiada a tu religión. Juntos, los componenetes deben costar como minimo 25 po, que se consumen en el lanzamiento del conjuro</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accion</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instantaneo</text:p>
          </table:table-cell>
          <table:table-cell table:number-columns-repeated="1009"/>
        </table:table-row>
        <table:table-row table:style-name="ro1">
          <table:table-cell office:value-type="float" office:value="290" calcext:value-type="float">
            <text:p>290</text:p>
          </table:table-cell>
          <table:table-cell office:value-type="string" calcext:value-type="string">
            <text:p>Agrandar/Reducir [Enlarge/Reduce]</text:p>
          </table:table-cell>
          <table:table-cell office:value-type="string" calcext:value-type="string">
            <text:p>Provocas que una criatura u objeto que puedas ver dentro del alcance se vuelva más grande o más pequeña mientras dure el conjuro. Elije una criatura o un objeto que no esté siendo portado o transportado.&lt;br&gt; Si el objetivo no es voluntario, puede realizar una tirada de salvación de Constitución. Con una salvación con éxito el conjuro no tiene efecto. Si el objetivo es una criatura, todo lo que vista y porte cambia de tamaño con ella. Cualquier objeto dejado caer por una criatura afectada vuelve a su tamaño normal al instante.&lt;br&gt;&lt;b&gt; Agrandar:&lt;/b&gt; El objetivo dobla su tamaño en todas las dimensiones y su peso se multiplica por ocho. Este crecimiento aumenta su tamaño en una categoría, por ejemplo, de mediano a grande. Si no hay suficiente espacio para que el objetivo doble su tamaño, la criatura u objeto alcanza el tamaño máximo posible en el espacio disponible. Hasta que el conjuro finalice, el objetivo también tiene ventaja en las pruebas Fuerza y en las tiradas de salvación de Fuerza. Las armas del objetivo también se agrandan con él, acorde a su nuevo tamaño. Mientras estas armas estén agrandadas, los ataques que el objetivo realice con ellas infligen 1d4 puntos de daño extra. &lt;br&gt;&lt;b&gt;Reducir:&lt;/b&gt; El tamaño del objetivo se reduce a la mitad en todas las dimensiones, y su peso se reduce a un octavo del normal. Esta reducción disminuye su tamaño en una categoría, por ejemplo, de mediano a pequeño. Hasta que el conjuro finalice, el objetivo también tiene desventaja en las pruebas Fuerza y en las tiradas de salvación de Fuerza. Las armas del objetivo también se reducen con él, acorde a su nuevo tamaño. Mientras estas armas estén reducidas, los ataques que el objetivo realice con ellas infligen 1d4 puntos de daño menos (esto no puede reducir el daño por debajo de 1).</text:p>
          </table:table-cell>
          <table:table-cell/>
          <table:table-cell office:value-type="float" office:value="30" calcext:value-type="float">
            <text:p>30</text:p>
          </table:table-cell>
          <table:table-cell table:number-columns-repeated="3" office:value-type="float" office:value="1" calcext:value-type="float">
            <text:p>1</text:p>
          </table:table-cell>
          <table:table-cell office:value-type="string" calcext:value-type="string">
            <text:p>una pizca de hierro en polvo</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Hasta 1 minuto</text:p>
          </table:table-cell>
          <table:table-cell table:number-columns-repeated="1009"/>
        </table:table-row>
        <table:table-row table:style-name="ro1">
          <table:table-cell office:value-type="float" office:value="291" calcext:value-type="float">
            <text:p>291</text:p>
          </table:table-cell>
          <table:table-cell office:value-type="string" calcext:value-type="string">
            <text:p>Alarma [Alarm]</text:p>
          </table:table-cell>
          <table:table-cell office:value-type="string" calcext:value-type="string">
            <text:p>Se activa una alarma contra visitas indeseadas. Elige una puerta, una ventana o un área dentro del alcance que no sea más grande que un cubo de 20 pies (4 casillas, 6 m). Hasta que el conjuro finalice, una alarma avisa cuando una criatura, ya sea pequeña o grande, toca o entre en el área protegida. Cuando lanzas el conjuro, puedes elegir a ciertas criaturas que no harán sonar la alarma. También puedes elegir si la alarma es un aviso mental o audible.&lt;br&gt; La alarma mental te alerta enviando un pensamiento a tu mente si te encuentras a menos de 1 milla (1,6 km) del área protegida. Este pensamiento te despierta si estás dormido.&lt;br&gt; Una alarma audible emite el sonido de una campana de mano durante 10 segundos dentro de un área de 60 pies (12 casillas, 18 m).</text:p>
          </table:table-cell>
          <table:table-cell/>
          <table:table-cell office:value-type="float" office:value="30" calcext:value-type="float">
            <text:p>30</text:p>
          </table:table-cell>
          <table:table-cell table:number-columns-repeated="3" office:value-type="float" office:value="1" calcext:value-type="float">
            <text:p>1</text:p>
          </table:table-cell>
          <table:table-cell office:value-type="string" calcext:value-type="string">
            <text:p>una pequeña campana y un pedazo de fino alambre de plat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minuto</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8 horas</text:p>
          </table:table-cell>
          <table:table-cell table:number-columns-repeated="1009"/>
        </table:table-row>
        <table:table-row table:style-name="ro1">
          <table:table-cell office:value-type="float" office:value="292" calcext:value-type="float">
            <text:p>292</text:p>
          </table:table-cell>
          <table:table-cell office:value-type="string" calcext:value-type="string">
            <text:p>Aliado de los planos [Planar Ally]</text:p>
          </table:table-cell>
          <table:table-cell office:value-type="string" calcext:value-type="string">
            <text:p>Le imploras ayuda a una entidad de otro mundo. El ser debe ser conocido por ti: un dios, un primordial, un príncipe demonio, o algún otro ser de poderes cósmicos. Aquella entidad envía un celestial, elemental o demonio que le es leal para socorrerte, haciendo que la criatura aparezca en un espacio desocupado dentro del alcance. Si conoces el nombre de una criatura en concreto, podrías pedirle que viniera con solo mencionar su nombre al ejecutar el conjuro, aunque de todas formas, podria terminar acudiendo una criatura diferente (a lelección del DM).&lt;br&gt; Cuando la criatura aparece, no está bajo ninguna obligación de comportarse de una manera en particular. Puedes pedirle a la criatura que realice un servicio a cambio de un pago, pero no está obligada a hacerlo. La tarea solicitada puede ir desde algo simple (llévanos volando al otro lado del abismo, o ayúdanos a pelear una batalla) a algo complejo (espía a nuestros enemigos, o protégenos durante nuestra incursión en el dungeon). Debes ser capaz de comunicarte con la criatura para negociar por sus servicios.&lt;br&gt; El pago puede tomar varias formas. Un celestial puede requerir una donación considerable de oro u objetos mágicos para un templo aliado, mientas que un demonio puede demandar un sacrificio viviente o un regalo en forma de tesoro. Algunas criaturas pueden intercambiar sus servicios por una misión llevada a cabo por ti. &lt;br&gt;Como regla general, una tarea que pueda ser calculada en minutos requiere un pago que merece 100 po por minuto. Una tarea calculada en horas requiere 1.000 po por hora. Y una tarea calculada en días (hasta 10 días) requiere 10.000 po por día. El DM puede ajustar estos pagos basados en las circunstancias bajo las que lanzaste el conjuro. Si la tarea está alineada con los valores de la criatura, el pago podría ser reducido a la mitad o incluso renunciar a el. Las tareas no peligrosas requieren típicamente sólo la mitad del pago sugerido, mientras que tareas especialmente peligrosas pueden requerir un obsequio mayor. Las criaturas raramente aceptan tareas que parezcan suicidas.&lt;br&gt;Después de que la criatura complete la tarea, o cuando el estado del acuerdo sobre la duración del servicio expira, la criatura retorna a su plano natal después de presenciarse de vuelta ante ti, si es apropiado debido a la tarea y si es posible. Si eres incapaz de acordar un precio por el servicio de la criatura, ésta inmediatamente retorna a su plano de hogar.&lt;br&gt; Una criatura reclutada para unirse a tu grupo cuenta como un miembro de éste, recibiendo una parte completa de los puntos de experiencia obtenidos.</text:p>
          </table:table-cell>
          <table:table-cell/>
          <table:table-cell office:value-type="float" office:value="60" calcext:value-type="float">
            <text:p>6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0 minutos</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instantaneo</text:p>
          </table:table-cell>
          <table:table-cell table:number-columns-repeated="1009"/>
        </table:table-row>
        <table:table-row table:style-name="ro1">
          <table:table-cell office:value-type="float" office:value="293" calcext:value-type="float">
            <text:p>293</text:p>
          </table:table-cell>
          <table:table-cell office:value-type="string" calcext:value-type="string">
            <text:p>Animar los objetos [Animate Objects]</text:p>
          </table:table-cell>
          <table:table-cell office:value-type="string" calcext:value-type="string">
            <text:p>Los objetos cobran vida a tu orden. Elige hasta diez objetos no mágicos dentro de tu alcance que no estén siendo usados o sujetos. Los objetivos de tamaño medio cuentan como dos objetos, los objetivos de tamaño grande cuentan como cuatro objetos y los objetivos de tamaño enorme cuentan como ocho objetos. No puedes animar ningún objeto de mayor tamaño que enorme. Cada objetivo elegido cobra vida y se convierte en una criatura bajo tu control hasta que el conjuro finaliza o hasta que se reduzcan sus Puntos de Golpe a 0.&lt;br&gt; Como acción adicional, puedes controlar mentalmente a cualquier criatura animada por este conjuro que se encuentre a menos de 500 pies (100 casillas, 150 m) de ti (si controlas múltiples criaturas, puedes dar órdenes a cualquiera de ellas o a todas ellas al mismo tiempo, emitiendo la misma orden para cada una). Tú decides que acción llevará a cabo la criatura y a donde se desplazará durante su siguiente turno, también puedes emitir una orden general, como por ejemplo vigilar una habitación concreta o un corredor. Si no emites ninguna orden, la criatura sólo actuará en defensa propia contra criaturas hostiles. Una vez que le das una orden a la criatura, ésta no para hasta completarla.&lt;br&gt; Un objeto animado es un constructo con CA, Puntos de Golpe, ataques, fuerza y destreza determinados por su tamaño. Su Constitución es 10, su Inteligencia y Sabiduría es 3, y su Carisma es 1. Su velocidad es de 30 pies (6 casillas, 9 m); si el objeto carece de patas o cualquier otro tipo de apéndice que puedan utilizarse como medio de locomoción, en su lugar tendrá una velocidad de vuelo de 30 pies (6 casillas, 9 m) y puede flotar. Si el objeto está firmemente anclado a una superficie o a otro objeto más grande, como por ejemplo una cadena atornillada a una pared, su velocidad será de 0. Tiene vista ciega en un radio de 30 pies (6 casillas, 9 m) y esta cegada más allá de esa distancia. Cuando el objeto animado cae hasta los 0 Puntos de Golpe, vuelve a su estado original, y cualquier daño de más que haya recibido se aplica a su forma original.&lt;br&gt; Si ordenas a un objeto que ataque, podrá realizar un ataque simple de cuerpo a cuerpo contra una criatura que se encuentre a 5 pies (1 casilla, 1,5 m) de él. Hace un ataque de golpetazo con una bonificación determinada por su tamaño (ver tabla) e inflige daño contundente. El DM puede determinar que un objeto específico dependiendo de su forma inflija daño cortante o perforante.&lt;br&gt;&lt;table&gt;&lt;tr&gt;&lt;th&gt;Tamaño&lt;/th&gt;&lt;th&gt;PG&lt;/th&gt;&lt;th&gt;CA&lt;/th&gt;&lt;th&gt;Ataque&lt;/th&gt;&lt;th&gt;Fue&lt;/th&gt;&lt;th&gt;Des&lt;/th&gt;&lt;/tr&gt;&lt;tr&gt;&lt;td&gt;Diminuto&lt;/td&gt;&lt;td&gt;20&lt;/td&gt;&lt;td&gt;18&lt;/td&gt;&lt;td&gt;+8 para impactar, daño 1d4 + 4&lt;/td&gt; &lt;td&gt;4&lt;/td&gt;&lt;td&gt;18&lt;/td&gt;&lt;/tr&gt;&lt;tr&gt;&lt;td&gt;Pequeño&lt;/td&gt;&lt;td&gt;25&lt;/td&gt;&lt;td&gt;16&lt;/td&gt;&lt;td&gt;+6 para impactar, daño 1d8 + 2&lt;/td&gt;&lt;td&gt;6&lt;/td&gt;&lt;td&gt;14&lt;/td&gt;&lt;/tr&gt;&lt;tr&gt;&lt;td&gt;Medio&lt;/td&gt;&lt;td&gt;40&lt;/td&gt; &lt;td&gt;13&lt;/td&gt; &lt;td&gt;+5 para impactar, daño 2d6 + 1&lt;/td&gt; &lt;td&gt;10&lt;/td&gt; &lt;td&gt;12&lt;/td&gt;&lt;/tr&gt;&lt;tr&gt;&lt;td&gt;Grande&lt;/td&gt; &lt;td&gt;50&lt;/td&gt; &lt;td&gt;10&lt;/td&gt; <text:s/>&lt;td&gt;+6 para impactar, daño 2d10 + 2&lt;/td&gt; &lt;td&gt;14&lt;/td&gt; &lt;td&gt;10&lt;/td&gt;&lt;/tr&gt;&lt;tr&gt;&lt;td&gt;Enorme&lt;/td&gt; &lt;td&gt;80&lt;/td&gt; &lt;td&gt;10&lt;/td&gt; <text:s/>&lt;td&gt;+8 para impactar, daño 2d12 + 4&lt;/td&gt; &lt;td&gt;18&lt;/td&gt; &lt;td&gt;6&lt;/td&gt;&lt;/tr&gt;&lt;/table&gt;</text:p>
          </table:table-cell>
          <table:table-cell office:value-type="string" calcext:value-type="string">
            <text:p>Si lanzas este hechizo usando un espacio de conjuros de nivel 6 o superior, puedes animar dos objetos adicionales por cada nivel de espacio de conjuros por encima de nivel 5.</text:p>
          </table:table-cell>
          <table:table-cell office:value-type="float" office:value="120" calcext:value-type="float">
            <text:p>12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7" calcext:value-type="float">
            <text:p>7</text:p>
          </table:table-cell>
          <table:table-cell office:value-type="float" office:value="5" calcext:value-type="float">
            <text:p>5</text:p>
          </table:table-cell>
          <table:table-cell office:value-type="string" calcext:value-type="string">
            <text:p>hasta 1 minuto</text:p>
          </table:table-cell>
          <table:table-cell table:number-columns-repeated="1009"/>
        </table:table-row>
        <table:table-row table:style-name="ro1">
          <table:table-cell office:value-type="float" office:value="294" calcext:value-type="float">
            <text:p>294</text:p>
          </table:table-cell>
          <table:table-cell office:value-type="string" calcext:value-type="string">
            <text:p>Dañar [Harm]</text:p>
          </table:table-cell>
          <table:table-cell office:value-type="string" calcext:value-type="string">
            <text:p>Liberas una virulenta enfermedad en una criatura que puedes ver dentro del alcance. El objetivo debe realizar una tirada de salvación de Constitución. Si falla la salvación, sufre 14d6 puntos de daño necrótico, o la mitad del daño si supera con éxito la salvación. El daño no puede reducir los Puntos de Golpe del objetivo más allá de 1. Si el objetivo falla la tirada de salvación, sus Puntos de Golpe máximos son reducidos durante 1 hora en una cantidad igual al daño necrótico que recibió. Cualquier efecto que elimine una enfermedad, permite que los Puntos de Golpe de la criatura se recuperen con normalidad antes de que ese tiempo pase.</text:p>
          </table:table-cell>
          <table:table-cell/>
          <table:table-cell office:value-type="float" office:value="60" calcext:value-type="float">
            <text:p>6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table:number-columns-repeated="2" office:value-type="float" office:value="6" calcext:value-type="float">
            <text:p>6</text:p>
          </table:table-cell>
          <table:table-cell office:value-type="string" calcext:value-type="string">
            <text:p>instantaneo</text:p>
          </table:table-cell>
          <table:table-cell table:number-columns-repeated="1009"/>
        </table:table-row>
        <table:table-row table:style-name="ro1">
          <table:table-cell office:value-type="float" office:value="295" calcext:value-type="float">
            <text:p>295</text:p>
          </table:table-cell>
          <table:table-cell office:value-type="string" calcext:value-type="string">
            <text:p>De la carne a la piedra [Flesh to Stone]</text:p>
          </table:table-cell>
          <table:table-cell office:value-type="string" calcext:value-type="string">
            <text:p>Intentas convertir una criatura que puedas ver a tu alcance en piedra. Si el cuerpo de la criatura esta hecho de carne, la criatura debe realizar una tirada de salvación de Constitución. Si falla, la criatura queda neutralizada y su comienza a endurecerse. Si supera con éxito la salvación, la criatura no es afectada. Una criatura neutralizada por este conjuro debe realizar otra tirada de salvación de Constitución al final de cada uno de sus turnos. Si se salva exitosamente de este conjuro tres veces, el conjuro finaliza. Si falla la salvación tres veces, se convierte en piedra y la criatura es tratada con el estado de petrificado durante la duración de este conjuro. Los éxitos y fallos no necesitan ser consecutivos; mantén registro de ambos hasta que el objetivo tenga tres de un tipo.&lt;br&gt; Si la criatura es físicamente dañada mientras esta petrificada, sufrirá de deformaciones similares cuando se revierta a su estado original. &lt;br&gt;Si mantienes tu concentración en este conjuro durante la duración total posible, la criatura se convierte en piedra hasta que el efecto sea anulado.</text:p>
          </table:table-cell>
          <table:table-cell/>
          <table:table-cell office:value-type="float" office:value="60" calcext:value-type="float">
            <text:p>60</text:p>
          </table:table-cell>
          <table:table-cell table:number-columns-repeated="3" office:value-type="float" office:value="1" calcext:value-type="float">
            <text:p>1</text:p>
          </table:table-cell>
          <table:table-cell office:value-type="string" calcext:value-type="string">
            <text:p>una pizca de limo, agua y tierr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7" calcext:value-type="float">
            <text:p>7</text:p>
          </table:table-cell>
          <table:table-cell office:value-type="float" office:value="6" calcext:value-type="float">
            <text:p>6</text:p>
          </table:table-cell>
          <table:table-cell office:value-type="string" calcext:value-type="string">
            <text:p>hasta 1 minutos</text:p>
          </table:table-cell>
          <table:table-cell table:number-columns-repeated="1009"/>
        </table:table-row>
        <table:table-row table:style-name="ro1">
          <table:table-cell office:value-type="float" office:value="296" calcext:value-type="float">
            <text:p>296</text:p>
          </table:table-cell>
          <table:table-cell office:value-type="string" calcext:value-type="string">
            <text:p>Debilidad mental [Feeblemind]</text:p>
          </table:table-cell>
          <table:table-cell office:value-type="string" calcext:value-type="string">
            <text:p>Haces estallar la mente de una criatura que puedas ver dentro del alcance, tratando de quebrar su intelecto y personalidad. El objetivo sufre 4d6 puntos de daño psíquico y debe realizar una tirada de salvación de Inteligencia. &lt;br&gt;Si falla la salvación, las puntuaciones de característica de Inteligencia y Carisma de la criatura se convierten en 1. La criatura no puede lanzar conjuros, activar objetos mágicos, entender idiomas, o comunicarse de cualquier manera inteligible. La criatura puede, en todo caso, identificar a sus amigos, seguirlos y hasta protegerlos.&lt;br&gt; Cada 30 días, la criatura puede repetir la tirada de salvación contra el conjuro. Con una salvación con éxito el conjuro finaliza.&lt;br&gt; El conjuro también puede terminar con restablecimiento mayor [greater restoration], sanar [heal] o deseo [wish].</text:p>
          </table:table-cell>
          <table:table-cell/>
          <table:table-cell office:value-type="float" office:value="150" calcext:value-type="float">
            <text:p>150</text:p>
          </table:table-cell>
          <table:table-cell table:number-columns-repeated="3" office:value-type="float" office:value="1" calcext:value-type="float">
            <text:p>1</text:p>
          </table:table-cell>
          <table:table-cell office:value-type="string" calcext:value-type="string">
            <text:p>un puñado de arcilla, cristal, vidrio o esferas minerales</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5" calcext:value-type="float">
            <text:p>5</text:p>
          </table:table-cell>
          <table:table-cell office:value-type="float" office:value="8" calcext:value-type="float">
            <text:p>8</text:p>
          </table:table-cell>
          <table:table-cell office:value-type="string" calcext:value-type="string">
            <text:p>instantaneo</text:p>
          </table:table-cell>
          <table:table-cell table:number-columns-repeated="1009"/>
        </table:table-row>
        <table:table-row table:style-name="ro1">
          <table:table-cell office:value-type="float" office:value="297" calcext:value-type="float">
            <text:p>297</text:p>
          </table:table-cell>
          <table:table-cell office:value-type="string" calcext:value-type="string">
            <text:p>Dedo de la muerte [Finger of Death]</text:p>
          </table:table-cell>
          <table:table-cell office:value-type="string" calcext:value-type="string">
            <text:p>Envías energía negativa que recorre el interior de una criatura que puedas ver dentro del alcance causándole un agudo dolor. El objetivo debe realizar una tirada de salvación de Constitución. Éste sufre 7d8 + 30 puntos de daño necrótico si falla la salvación, o la mitad si supera la salvación con éxito. &lt;br&gt;Un humanoide muerto por este conjuro se alza al inicio de su siguiente turno como un zombi que está permanentemente bajo tu comando, siguiendo tus órdenes verbales a lo mejor de su capacidad.</text:p>
          </table:table-cell>
          <table:table-cell/>
          <table:table-cell office:value-type="float" office:value="60" calcext:value-type="float">
            <text:p>6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6" calcext:value-type="float">
            <text:p>6</text:p>
          </table:table-cell>
          <table:table-cell office:value-type="float" office:value="7" calcext:value-type="float">
            <text:p>7</text:p>
          </table:table-cell>
          <table:table-cell office:value-type="string" calcext:value-type="string">
            <text:p>instantaneo</text:p>
          </table:table-cell>
          <table:table-cell table:number-columns-repeated="1009"/>
        </table:table-row>
        <table:table-row table:style-name="ro1">
          <table:table-cell office:value-type="float" office:value="298" calcext:value-type="float">
            <text:p>298</text:p>
          </table:table-cell>
          <table:table-cell office:value-type="string" calcext:value-type="string">
            <text:p>Descanso apacible [Gentle Repose]</text:p>
          </table:table-cell>
          <table:table-cell office:value-type="string" calcext:value-type="string">
            <text:p>Tocas un cadáver o cualquiera de sus restos. Por la duración del conjuro, el objetivo se encuentra protegido de la descomposición y no puede convertirse en no muerto.&lt;br&gt; Este conjuro también aumenta el tiempo límite para alzar al objetivo de entre los muertos, porque los días pasados bajo la influencia de este conjuro no cuentan en el tiempo límite de conjuros tales como revivir a los muertos [raise dead].</text:p>
          </table:table-cell>
          <table:table-cell/>
          <table:table-cell table:number-columns-repeated="4" office:value-type="float" office:value="1" calcext:value-type="float">
            <text:p>1</text:p>
          </table:table-cell>
          <table:table-cell office:value-type="string" calcext:value-type="string">
            <text:p>una pizca de sal y una pieza de cobre colocada en cada uno de los ojos del cuerpo, los cuales deben permanecer ahí por toda la duración</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accion</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10 dias</text:p>
          </table:table-cell>
          <table:table-cell table:number-columns-repeated="1009"/>
        </table:table-row>
        <table:table-row table:style-name="ro1">
          <table:table-cell office:value-type="float" office:value="299" calcext:value-type="float">
            <text:p>299</text:p>
          </table:table-cell>
          <table:table-cell office:value-type="string" calcext:value-type="string">
            <text:p>Descarga flamígera [Flame Strike]</text:p>
          </table:table-cell>
          <table:table-cell office:value-type="string" calcext:value-type="string">
            <text:p>Una columna vertical de fuego divino desciende rugiendo desde los cielos en la localización que especifiques. Cada criatura en un cilindro de radio de 10 pies (2 casillas, 3 m) y altura de 40 pies (8 casillas, 12 m) centrado en un punto dentro del alcance debe realizar una tirada de salvación de Destreza. Una criatura sufre 4d6 puntos de daño por fuego y 4d6 puntos de daño radiante si no supera la salvación, o la mitad del daño si supera salvación con éxito</text:p>
          </table:table-cell>
          <table:table-cell office:value-type="string" calcext:value-type="string">
            <text:p>Cuando lanzas este hechizo usando un espacio de conjuros de nivel 6 o superior, el daño por fuego o el daño radiante (a tu elección) aumenta en 1d6 por cada nivel de espacio de conjuros por encima de nivel 5.</text:p>
          </table:table-cell>
          <table:table-cell office:value-type="float" office:value="60" calcext:value-type="float">
            <text:p>60</text:p>
          </table:table-cell>
          <table:table-cell table:number-columns-repeated="3" office:value-type="float" office:value="1" calcext:value-type="float">
            <text:p>1</text:p>
          </table:table-cell>
          <table:table-cell office:value-type="string" calcext:value-type="string">
            <text:p>una pizca de azufre</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instantaneo</text:p>
          </table:table-cell>
          <table:table-cell table:number-columns-repeated="1009"/>
        </table:table-row>
        <table:table-row table:style-name="ro1">
          <table:table-cell office:value-type="float" office:value="300" calcext:value-type="float">
            <text:p>300</text:p>
          </table:table-cell>
          <table:table-cell office:value-type="string" calcext:value-type="string">
            <text:p>Deseo [Wish]</text:p>
          </table:table-cell>
          <table:table-cell office:value-type="string" calcext:value-type="string">
            <text:p>El Deseo es el conjuro más poderoso que una criatura puede lanzar. Con solo pronunciar unas palabras, puedes alterar los fundamentos mismos de la realidad de acuerdo a tus deseos. &lt;br&gt;El uso básico de este conjuro es duplicar cualquier otro conjuro de nivel 8 o inferior. No necesitas cumplir ningún requisito de ese conjuro, incluyendo los componentes con coste. El conjuro simplemente surge efecto. &lt;br&gt;Alternativamente, puedes crear uno de los siguientes efectos a tu elección:&lt;br&gt; • Creas un objeto de un valor que no exceda 25.000 po que no sea un objeto mágico. El objeto no puede estar a más de 300 pies (60 casillas, 90 m) en cualquier dimensión, y debe aparecer en un espacio desocupado que puedas ver en el suelo.&lt;br&gt; • Proporcionar a un máximo de veinte criaturas que puedas ver el recuperar todos sus Puntos de Golpe, y eliminar en ellos todos los efectos descritos en el conjuro de restablecimiento mayor [greater restoration] &lt;br&gt;• Proporcionar a un máximo de diez criaturas que puedas ver inmunidad a un único conjuro u otro efecto mágico durante 8 horas. Por ejemplo, podrías hacerte a ti mismo y a todos tus compañeros inmunes a los ataques de drenaje de vida de un liche. &lt;br&gt;• Deshacer un solo suceso reciente para forzar un nuevo lanzamiento de cualquier tirada realizada dentro del último asalto (incluyendo tu último turno). La realidad se remodela por sí misma para ajustarse al nuevo resultado. Por ejemplo, el conjuro de deseo puede deshacer las tiradas de salvación exitosas, el golpe crítico de un oponente, o una salvación fallida de un amigo. Puedes forzar una nueva tirada para ser realizada con ventaja o desventaja, y puedes elegir si usar la nueva tirada o la tirada original. Podrías ser capaz de conseguir algo más allá del ámbito de los ejemplos de más arriba. Enuncia tu deseo al DM de la manera más precisa posible. El DM tiene gran libertad en la resolución de lo que se produce en ese caso; cuanto mayor sea el deseo, mayor será la probabilidad que algo vaya mal. Este conjuro podría simplemente fracasar, el efecto deseado podría lograrse solo en parte, o podría ocurrir una consecuencia imprevista como resultado de la forma en que hayas formulado el deseo. Por ejemplo, deseando que un villano estuviera muerto te podría impulsar adelante en el tiempo en una época en la que el villano ya no estuviera vivo, eliminándote eficazmente del juego. De manera similar, deseando un objeto o artefacto mágico legendario podría instantáneamente transportarte a la presencia del actual dueño del objeto. &lt;br&gt;El esfuerzo del lanzamiento de este conjuro para producir cualquier otro efecto disto a duplicar otro hechizo, te debilita. Después de realizar este esfuerzo, hasta que realices un descanso prolongado, cada vez que lances un conjuro, sufres 1d10 puntos de daño necró- tico por nivel de conjuro lanzado. Este daño no puede reducirse o impedirse de ninguna manera. Además, tu Fuerza baja a 3, si no es ya de 3 o menor, durante 2d4 días. Por cada uno de esos días que pases descansando y sin realizar nada más que actividades ligeras, tu tiempo de recuperación restante disminuye en 2 días. Finalmente, hay un 33% de probabilidades que seas incapaz de volver a lanzar un deseo nunca más si sufres este esfuerzo</text:p>
          </table:table-cell>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instantaneo</text:p>
          </table:table-cell>
          <table:table-cell table:number-columns-repeated="1009"/>
        </table:table-row>
        <table:table-row table:style-name="ro1">
          <table:table-cell office:value-type="float" office:value="301" calcext:value-type="float">
            <text:p>301</text:p>
          </table:table-cell>
          <table:table-cell office:value-type="string" calcext:value-type="string">
            <text:p>Desintegrar [Disintegrate]</text:p>
          </table:table-cell>
          <table:table-cell office:value-type="string" calcext:value-type="string">
            <text:p>Un delgado rayo verde surge desde tu dedo apuntando a un objetivo que puedas ver dentro del alcance. El objetivo puede ser una criatura, un objeto, o una creación de fuerza mágica, tal como el muro creado por el conjuro de muro de fuerza [wall of force]. &lt;br&gt;Una criatura seleccionada por este conjuro debe realizar una tirada de salvación de Destreza. Con la salvación falla, el objetivo sufre 10d6 + 40 puntos de daño por fuerza. Si este daño reduce los Puntos de Golpe del objetivo a 0, este es desintegrado. &lt;br&gt;Una criatura desintegrada y todo lo que porte y transporte, excepto objetos mágicos, son reducidos a una pila de fino polvo gris. La criatura solo puede ser regresada a la vida por medio de un conjuro de resurrección verdadera [true resurrection] o deseo [wish]. &lt;br&gt;Este conjuro desintegra automáticamente un objeto no mágico de tamaño grande o menor, o una creación de fuerza mágica. &lt;br&gt;Si el objetivo es enorme o mayor o creado por fuerza, este conjuro desintegra una porción de cubo de 10 pies (2 casillas, 3 m) de éste. Un objeto mágico no es afectado por este conjuro.</text:p>
          </table:table-cell>
          <table:table-cell office:value-type="string" calcext:value-type="string">
            <text:p>Cuando lanzas este hechizo usando un espacio de conjuros de nivel 7 o superior, el daño se incrementa en 3d6 por cada nivel de espacio de conjuros por encima de nivel 6.</text:p>
          </table:table-cell>
          <table:table-cell office:value-type="float" office:value="60" calcext:value-type="float">
            <text:p>60</text:p>
          </table:table-cell>
          <table:table-cell table:number-columns-repeated="3" office:value-type="float" office:value="1" calcext:value-type="float">
            <text:p>1</text:p>
          </table:table-cell>
          <table:table-cell office:value-type="string" calcext:value-type="string">
            <text:p>magnetita y una pizca de polvo</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7" calcext:value-type="float">
            <text:p>7</text:p>
          </table:table-cell>
          <table:table-cell office:value-type="float" office:value="6" calcext:value-type="float">
            <text:p>6</text:p>
          </table:table-cell>
          <table:table-cell office:value-type="string" calcext:value-type="string">
            <text:p>instantaneo</text:p>
          </table:table-cell>
          <table:table-cell table:number-columns-repeated="1009"/>
        </table:table-row>
        <table:table-row table:style-name="ro1">
          <table:table-cell office:value-type="float" office:value="302" calcext:value-type="float">
            <text:p>302</text:p>
          </table:table-cell>
          <table:table-cell office:value-type="string" calcext:value-type="string">
            <text:p>Desplazamiento de plano [Plane Shift]</text:p>
          </table:table-cell>
          <table:table-cell office:value-type="string" calcext:value-type="string">
            <text:p>Tú y hasta 8 criaturas voluntarias que unen sus manos en un círculo sois transportados a un plano de existencia diferente. Puedes especificar un objetivo de destino en términos generales, tal como la Ciudad de Bronce [City of Brass] en el Plano Elemental de Fuego, o el palacio de Dispater en el segundo nivel de Los Nueve Infiernos, y aparecer en o cerca del destino. Si estás tratando de llegar a la Ciudad de Bronce, por ejemplo, podrías llegar a la Calle de Acero, antes de la Puerta de Cenizas, o mirando hacia la ciudad desde el otro lado del Mar de Fuego, a discreción del DM. &lt;br&gt; O bien, si conoces la secuencia de sellos* de un círculo de teleportación en otro plano de existencia, este conjuro te puede llevar a ese círculo. Si el círculo de teleportación es demasiado pequeño para mantener a todas las criaturas que transportaste, aparecen en el espacio desocupado más cercano próximo al círculo. &lt;br&gt;Puedes usar este conjuro para desterrar a una criatura no voluntaria a otro plano. Elige a una criatura dentro del alcance y realiza un ataque de conjuros cuerpo a cuerpo contra ella. Con un impacto, la criatura debe realizar una tirada de salvación de Carisma. Si la criatura falla esta salvación, será transportada a una localización al azar en el plano de existencia que tu especificaste. Una criatura así transportada debe encontrar su propio camino de regreso a tu plano de existencia actual.&lt;br&gt; * Una serie de runas mágicas unidas por un patrón particular.</text:p>
          </table:table-cell>
          <table:table-cell/>
          <table:table-cell table:number-columns-repeated="4" office:value-type="float" office:value="1" calcext:value-type="float">
            <text:p>1</text:p>
          </table:table-cell>
          <table:table-cell office:value-type="string" calcext:value-type="string">
            <text:p>una barra de metal en forma de horquilla de un valor de al menos 250 po, sintonizado con un plano de existencia en particular.</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instantaneo</text:p>
          </table:table-cell>
          <table:table-cell table:number-columns-repeated="1009"/>
        </table:table-row>
        <table:table-row table:style-name="ro1">
          <table:table-cell office:value-type="float" office:value="303" calcext:value-type="float">
            <text:p>303</text:p>
          </table:table-cell>
          <table:table-cell office:value-type="string" calcext:value-type="string">
            <text:p>Destierro [Banishment]</text:p>
          </table:table-cell>
          <table:table-cell office:value-type="string" calcext:value-type="string">
            <text:p>Intentas enviar a otro plano de existencia a una criatura que puedas ver dentro del alcance del conjuro. El objetivo debe superar una tirada de salvación de Carisma o será desterrado. Si el objetivo pertenece al plano de existencia en el que te encuentras, destierras al objetivo a un semiplano inofensivo. Mientras se encuentra allí, el objetivo está incapacitado. Permanece allí hasta que el conjuro finaliza, momento en el cual el objetivo reaparece en el mismo sitio donde se desvaneció o si ese sitio está ocupado reaparece en el primer lugar desocupado más cercano.&lt;br&gt; Si el objetivo pertenece a otro plano de existencia diferente que el plano en el que te encuentras, el objetivo es desterrado tras un tenue estallido, retornando al plano al que pertenece. Si el conjuro finaliza antes de que haya pasado un minuto, el objetivo reaparece en el mismo sitio donde se desvaneció o si ese sitio está ocupado reaparece en el primer lugar desocupado más cercano. De otro modo, el objetivo nunca regresa.</text:p>
          </table:table-cell>
          <table:table-cell office:value-type="string" calcext:value-type="string">
            <text:p>Cuando lanzas este hechizo usando un espacio de conjuros de nivel 5 o superior, puedes elegir como objetivo una criatura adicional por cada nivel de espacio de conjuros por encima de nivel 4.</text:p>
          </table:table-cell>
          <table:table-cell office:value-type="float" office:value="60" calcext:value-type="float">
            <text:p>60</text:p>
          </table:table-cell>
          <table:table-cell table:number-columns-repeated="3" office:value-type="float" office:value="1" calcext:value-type="float">
            <text:p>1</text:p>
          </table:table-cell>
          <table:table-cell office:value-type="string" calcext:value-type="string">
            <text:p>un objeto que no le guste al objetivo</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asta 1 minuto</text:p>
          </table:table-cell>
          <table:table-cell table:number-columns-repeated="1009"/>
        </table:table-row>
        <table:table-row table:style-name="ro1">
          <table:table-cell office:value-type="float" office:value="304" calcext:value-type="float">
            <text:p>304</text:p>
          </table:table-cell>
          <table:table-cell office:value-type="string" calcext:value-type="string">
            <text:p>Detectar el bien y el mal [Detect Evil and Good]</text:p>
          </table:table-cell>
          <table:table-cell office:value-type="string" calcext:value-type="string">
            <text:p>Mientras dure el conjuro, sabes si hay aberraciones, celestiales, feéricos, infernales o muertos vivientes a 30 pies (6 casillas, 9 m) de ti, y también la localización de la criatura. De manera similar, sabes si un lugar u objeto hasta a 30 pies (6 casillas, 9 m) de ti ha sido mágicamente sacralizado o desacralizado.&lt;br&gt;El conjuro puede penetrar en la mayoría de barreras, pero es bloqueado por 1 pie (30 cm) de piedra, 1 pulgada (2,54 cm) de metal común, una delgada capa de plomo o 3 pies (90 cm) de madera o suciedad.</text:p>
          </table:table-cell>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hasta 10 minutos</text:p>
          </table:table-cell>
          <table:table-cell table:number-columns-repeated="1009"/>
        </table:table-row>
        <table:table-row table:style-name="ro1">
          <table:table-cell office:value-type="float" office:value="305" calcext:value-type="float">
            <text:p>305</text:p>
          </table:table-cell>
          <table:table-cell office:value-type="string" calcext:value-type="string">
            <text:p>Detectar magia [Detect Magic]</text:p>
          </table:table-cell>
          <table:table-cell office:value-type="string" calcext:value-type="string">
            <text:p>Mientras dura el conjuro, sientes la presencia de la magia a menos de 30 pies (6 casillas, 9 m) de ti. Si sientes magia de esta forma, puedes utilizar tu acción para ver un aura débil alrededor de cualquier criatura u objeto visibles en al área que posee magia, y averiguar su escuela de magia, si existe.&lt;br&gt; El conjuro puede penetrar en la mayoría de barreras, pero es bloqueado por 1 pie (30 cm) de piedra, 1 pulgada (2,54 cm) de metal común, una delgada capa de plomo o 3 pies (90 cm) de madera o suciedad.</text:p>
          </table:table-cell>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1" calcext:value-type="float">
            <text:p>1</text:p>
          </table:table-cell>
          <table:table-cell office:value-type="string" calcext:value-type="string">
            <text:p>1 accion</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Hasta 10 minutos</text:p>
          </table:table-cell>
          <table:table-cell table:number-columns-repeated="1009"/>
        </table:table-row>
        <table:table-row table:style-name="ro1">
          <table:table-cell office:value-type="float" office:value="306" calcext:value-type="float">
            <text:p>306</text:p>
          </table:table-cell>
          <table:table-cell office:value-type="string" calcext:value-type="string">
            <text:p>Detectar pensamientos [Detect Thoughts]</text:p>
          </table:table-cell>
          <table:table-cell office:value-type="string" calcext:value-type="string">
            <text:p>Mientras dure el conjuro, puedes leer los pensamientos de ciertas criaturas. Cuando lanzas el conjuro y como tu acción en los turnos siguientes hasta que el conjuro finalice, puedes concentrar tu mente en una criatura que puedas ver hasta 30 pies (6 casillas, 9 m) de ti. Si la criatura elegida tiene una Inteligencia de 3 o menos o no habla ninguna lengua, ésta no se ve afectada.&lt;br&gt; Inicialmente descubres los pensamientos superficiales de la criatura, lo que piensa en ese momento. Como una acción, puedes, o bien desplazar tu atención a los pensamientos de otra criatura, o bien sondear con mayor profundidad en la mente de la misma criatura. Si investigas más a fondo, la criatura debe realizar una tirada de salvación de Sabiduría. Si <text:s/>la salvación falla consigues entender su manera de razonar (si la tiene), su estado emocional, y algo que se cierne de forma notoria sobre su mente (como algo que le preocupa, ama u odia). Con una salvación con éxito, el conjuro finaliza. En cualquier caso, la criatura es consciente de que estás sondeando su mente, y a menos que desplaces tu atención a los pensamientos de otra criatura, la criatura puede usar su acción en su turno para realizar una prueba de Inteligencia enfrentada a una prueba de Inteligencia tuya; si la supera, el conjuro finaliza. &lt;br&gt;Las preguntas dirigidas verbalmente a la criatura objetivo moldean de forma natural el curso de sus pensamientos, por lo que este conjuro es especialmente efectivo como parte de un interrogatorio. También puedes usar este conjuro para detectar la presencia de criaturas pensantes que no puedas ver. Cuando lanzas el conjuro o como una acción mientras éste dure, puedes buscar pensamientos hasta 30 pies (6 casillas, 9 m) de ti. El conjuro puede penetrar en la mayoría de barreras, pero es bloqueado por 2 pies (60 cm) de piedra, 2 pulgada (5 cm) de metal común o una delgada capa de plomo. No puedes detectar una criatura con una Inteligencia 3 o menor o una que no hable ninguna lengua. &lt;br&gt;Una vez detectas la presencia de una criatura de esta forma, puedes leer sus pensamientos durante el resto de la duración como se ha descrito arriba aunque no puedas verla, pero debe mantenerse en el alcance.</text:p>
          </table:table-cell>
          <table:table-cell/>
          <table:table-cell office:value-type="float" office:value="0" calcext:value-type="float">
            <text:p>0</text:p>
          </table:table-cell>
          <table:table-cell table:number-columns-repeated="3" office:value-type="float" office:value="1" calcext:value-type="float">
            <text:p>1</text:p>
          </table:table-cell>
          <table:table-cell office:value-type="string" calcext:value-type="string">
            <text:p>una pieza o moneda de cobr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8" calcext:value-type="float">
            <text:p>8</text:p>
          </table:table-cell>
          <table:table-cell office:value-type="float" office:value="2" calcext:value-type="float">
            <text:p>2</text:p>
          </table:table-cell>
          <table:table-cell office:value-type="string" calcext:value-type="string">
            <text:p>hasta 1 minutos</text:p>
          </table:table-cell>
          <table:table-cell table:number-columns-repeated="1009"/>
        </table:table-row>
        <table:table-row table:style-name="ro1">
          <table:table-cell office:value-type="float" office:value="307" calcext:value-type="float">
            <text:p>307</text:p>
          </table:table-cell>
          <table:table-cell office:value-type="string" calcext:value-type="string">
            <text:p>Detectar venenos y enfermedades [Detect Poison and Disease]</text:p>
          </table:table-cell>
          <table:table-cell office:value-type="string" calcext:value-type="string">
            <text:p>Mientras dure el conjuro, notas la presencia y localización de venenos, criaturas venenosas y enfermedades hasta a 30 pies (6 casillas, 9 m) de ti. También identificas el tipo de veneno, criatura venenosa o enfermedad en cada caso.&lt;br&gt; El conjuro puede penetrar en la mayoría de barreras, pero es bloqueado por 1 pie (30 cm) de piedra, 1 pulgada (2,54 cm) de metal común, una delgada capa de plomo o 3 pies (90 cm) de madera o suciedad.</text:p>
          </table:table-cell>
          <table:table-cell/>
          <table:table-cell office:value-type="float" office:value="0" calcext:value-type="float">
            <text:p>0</text:p>
          </table:table-cell>
          <table:table-cell table:number-columns-repeated="3" office:value-type="float" office:value="1" calcext:value-type="float">
            <text:p>1</text:p>
          </table:table-cell>
          <table:table-cell office:value-type="string" calcext:value-type="string">
            <text:p>una hoja de tejo</text:p>
          </table:table-cell>
          <table:table-cell table:number-columns-repeated="2" office:value-type="float" office:value="1" calcext:value-type="float">
            <text:p>1</text:p>
          </table:table-cell>
          <table:table-cell office:value-type="string" calcext:value-type="string">
            <text:p>1 accion</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hasta 10 minutos</text:p>
          </table:table-cell>
          <table:table-cell table:number-columns-repeated="1009"/>
        </table:table-row>
        <table:table-row table:style-name="ro1">
          <table:table-cell office:value-type="float" office:value="308" calcext:value-type="float">
            <text:p>308</text:p>
          </table:table-cell>
          <table:table-cell office:value-type="string" calcext:value-type="string">
            <text:p>Detener el tiempo [Time Stop]</text:p>
          </table:table-cell>
          <table:table-cell office:value-type="string" calcext:value-type="string">
            <text:p>Ralentizas el paso del tiempo durante un breve periodo de tiempo para todo el mundo menos para ti. No pasa el tiempo para las otras criaturas, mientras tú realizas 1d4+1 turnos en una ronda, durante los cuales puedes realizar acciones y movimiento de la manera habitual.&lt;br&gt; El conjuro finaliza si una de tus acciones realizadas durante este periodo, o cualquier efecto que crees durante este periodo, afecta a otra criatura que no seas tú o a un objeto sujeto o transportado por alguien que no seas tú. Además, el conjuro finaliza si te mueves a más de 1.000 pies (300 m) del punto donde lo lanzaste.</text:p>
          </table:table-cell>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7" calcext:value-type="float">
            <text:p>7</text:p>
          </table:table-cell>
          <table:table-cell office:value-type="float" office:value="9" calcext:value-type="float">
            <text:p>9</text:p>
          </table:table-cell>
          <table:table-cell office:value-type="string" calcext:value-type="string">
            <text:p>instantaneo</text:p>
          </table:table-cell>
          <table:table-cell table:number-columns-repeated="1009"/>
        </table:table-row>
        <table:table-row table:style-name="ro1">
          <table:table-cell office:value-type="float" office:value="309" calcext:value-type="float">
            <text:p>309</text:p>
          </table:table-cell>
          <table:table-cell office:value-type="string" calcext:value-type="string">
            <text:p>Disco flotante de Tenser [Tenser’s Floating Disk]</text:p>
          </table:table-cell>
          <table:table-cell office:value-type="string" calcext:value-type="string">
            <text:p>Este conjuro crea un círculo horizontal de fuerza, de 3 pies de diámetro y una pulgada (2,54 cm) de grosor, que flota a 3 pies (90 cm) sobre un espacio desocupado a tu elección que puedas ver dentro del alcance. El disco permanecerá durante la duración, y puede sostener hasta 500 libras (226 kg). Si se coloca más peso encima de él, el conjuro finaliza, y todo lo que haya en el disco cae al suelo.&lt;br&gt; El disco está inmóvil mientras tú estés hasta a 20 pies (4 casillas, 6 m) de él. Si te mueves a más de 20 pies (4 casillas, 6 m), el disco de sigue, permaneciendo a 20 pies (4 casillas, 6 m) de ti. Puede moverse por terreno abrupto, subir o bajar escaleras, laderas o similares, pero no puede cruzar un desnivel de 10 pies (2 casillas, 3 m) o más. Por ejemplo, el disco no puede moverse a través de un hoyo de diez pies de profundidad, ni puede abandonar el mismo hoyo si ha sido creado dentro. &lt;br&gt;Si te alejas más de 100 pies (20 casillas, 30 m) del disco (normalmente debido a que el disco no pueda seguirte) el conjuro finaliza.</text:p>
          </table:table-cell>
          <table:table-cell/>
          <table:table-cell office:value-type="float" office:value="30" calcext:value-type="float">
            <text:p>30</text:p>
          </table:table-cell>
          <table:table-cell table:number-columns-repeated="3" office:value-type="float" office:value="1" calcext:value-type="float">
            <text:p>1</text:p>
          </table:table-cell>
          <table:table-cell office:value-type="string" calcext:value-type="string">
            <text:p>una gota de mercurio</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accion</text:p>
          </table:table-cell>
          <table:table-cell table:number-columns-repeated="2" office:value-type="float" office:value="1" calcext:value-type="float">
            <text:p>1</text:p>
          </table:table-cell>
          <table:table-cell office:value-type="string" calcext:value-type="string">
            <text:p>1 hora</text:p>
          </table:table-cell>
          <table:table-cell table:number-columns-repeated="1009"/>
        </table:table-row>
        <table:table-row table:style-name="ro1">
          <table:table-cell office:value-type="float" office:value="310" calcext:value-type="float">
            <text:p>310</text:p>
          </table:table-cell>
          <table:table-cell office:value-type="string" calcext:value-type="string">
            <text:p>Disfrazarse [Disguise Self]</text:p>
          </table:table-cell>
          <table:table-cell office:value-type="string" calcext:value-type="string">
            <text:p>Haces que tu aspecto, incluyendo ropa, armadura, armas y otras posesiones en tu persona, sea diferente hasta que finalice el conjuro o hasta que uses tu acción para cancelarlo. Puedes parecer 1 pie (30 cm) más bajo o más alto y puedes parecer más delgado, más gordo o algo intermedio. &lt;br&gt;No puedes cambiar el tipo de criatura, así que debes adoptar una forma que tenga la misma disposición básica de extremidades. De otro modo, la extensión de la ilusión depende de ti.&lt;br&gt; Los cambios creados por este conjuro no se sostienen ante un examen físico. Por ejemplo, si utilizas este conjuro para añadir un sombrero a tu apariencia, los objetos traspasan el sombrero, y cualquiera que intente tocarlo no tocaría nada o tocaría tu cabeza y pelo. Si utilizas este conjuro para parecer más delgado de lo que eres, la mano de alguien que se extienda para tocarte chocaría contigo mientras pareciera que aún está en el aire.&lt;br&gt; Para percibir que esta disfrazado, una criatura puede utilizar su acción para examinar tu apariencia y debe superar una prueba de Inteligencia.</text:p>
          </table:table-cell>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1 hora</text:p>
          </table:table-cell>
          <table:table-cell table:number-columns-repeated="1009"/>
        </table:table-row>
        <table:table-row table:style-name="ro1">
          <table:table-cell office:value-type="float" office:value="311" calcext:value-type="float">
            <text:p>311</text:p>
          </table:table-cell>
          <table:table-cell office:value-type="string" calcext:value-type="string">
            <text:p>Disipar el bien y el mal [Dispel Evil and Good]</text:p>
          </table:table-cell>
          <table:table-cell office:value-type="string" calcext:value-type="string">
            <text:p>Una energía reluciente te envuelve y te protege de seres feéricos, muertos vivientes y criaturas originadas más allá del Plano Material. Mientras dure el conjuro, celestiales, elementales, seres feéricos, infernales y muertos vivientes sufren desventaja en sus tiradas de ataque contra ti.&lt;br&gt; Puedes finalizar el conjuro antes de tiempo usando una de las siguientes funciones especiales.&lt;br&gt;&lt;b&gt; Romper encantamiento:&lt;/b&gt; Como una acción, tocas a una criatura a tu alcance que esté encantada, asustada o poseída por un celestial, un elemental, un ser feérico, un infernal o un muerto viviente. La criatura tocada deja de estar encantada asustada o poseída por tales criaturas. &lt;br&gt;&lt;b&gt;Expulsar&lt;/b&gt; Como una acción, realiza un ataque de conjuro cuerpo a cuerpo contra un celestial, un elemental, un ser feérico, un infernal o un muerto viviente a tu alcance. Con un impacto, intentas enviar a la criatura de vuelta a su plano originario. La criatura debe superar una tirada de salvación de Carisma o será devuelta a su plano originario (si no está en él ya). Si no están en su plano originario, los muertos vivientes son enviados al Paramo Sombrío, y los seres feéricos son enviados al Reino salvaje de las hadas.</text:p>
          </table:table-cell>
          <table:table-cell/>
          <table:table-cell office:value-type="float" office:value="0" calcext:value-type="float">
            <text:p>0</text:p>
          </table:table-cell>
          <table:table-cell table:number-columns-repeated="3" office:value-type="float" office:value="1" calcext:value-type="float">
            <text:p>1</text:p>
          </table:table-cell>
          <table:table-cell office:value-type="string" calcext:value-type="string">
            <text:p>agua bendita o plata y hierro en polvo</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asta 1 minuto</text:p>
          </table:table-cell>
          <table:table-cell table:number-columns-repeated="1009"/>
        </table:table-row>
        <table:table-row table:style-name="ro1">
          <table:table-cell office:value-type="float" office:value="312" calcext:value-type="float">
            <text:p>312</text:p>
          </table:table-cell>
          <table:table-cell office:value-type="string" calcext:value-type="string">
            <text:p>Disipar magia [Dispel Magic]</text:p>
          </table:table-cell>
          <table:table-cell office:value-type="string" calcext:value-type="string">
            <text:p>Elige una criatura, objeto o efecto mágico dentro del alcance. Cualquier conjuro de nivel 3 o inferior en el objetivo finaliza, Por cada conjuro de nivel 4 o superior en el objetivo, realiza <text:s/>una prueba de característica usando tu característica de lanzamiento de conjuros. La CD es igual a 10 + el nivel del conjuro. Con una prueba con exito, el conjuro finaliza</text:p>
          </table:table-cell>
          <table:table-cell office:value-type="string" calcext:value-type="string">
            <text:p>Cuando lanzas este hechizo usando un espacio de conjuros de nivel 4 o superior, finalizas automáticamente efectos de conjuros en el objetivo si el nivel del conjuro a disipar es igual o menor que el nivel del espacio de conjuros que usaste.</text:p>
          </table:table-cell>
          <table:table-cell office:value-type="float" office:value="120" calcext:value-type="float">
            <text:p>12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table:number-columns-repeated="2" office:value-type="float" office:value="3" calcext:value-type="float">
            <text:p>3</text:p>
          </table:table-cell>
          <table:table-cell office:value-type="string" calcext:value-type="string">
            <text:p>instantaneo</text:p>
          </table:table-cell>
          <table:table-cell table:number-columns-repeated="1009"/>
        </table:table-row>
        <table:table-row table:style-name="ro1">
          <table:table-cell office:value-type="float" office:value="313" calcext:value-type="float">
            <text:p>313</text:p>
          </table:table-cell>
          <table:table-cell office:value-type="string" calcext:value-type="string">
            <text:p>Doble engañoso [Mislead]</text:p>
          </table:table-cell>
          <table:table-cell office:value-type="string" calcext:value-type="string">
            <text:p>Te vuelves invisible al mismo tiempo que un doble ilusorio de ti aparece dónde estés. El doble permanece mientras dure el conjuro, pero la invisibilidad termina si atacas o lanzas un conjuro.&lt;br&gt; Puedes usar tu acción para mover al doble ilusorio hasta dos veces tu velocidad y realizar gestos, hablar y comportarse de la manera que elijas.&lt;br&gt; Puedes ver a través de sus ojos y oír a través de sus oídos como si estuvieras donde está él. En cada uno de tus turnos, como una acción adicional, puedes cambiar de usar sus sentidos a usar los tuyos, o volver a los suyos. Mientras usas sus sentidos, tú estás cegado y ensordecido respecto a tu propio entorno.</text:p>
          </table:table-cell>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asta 1 hora</text:p>
          </table:table-cell>
          <table:table-cell table:number-columns-repeated="1009"/>
        </table:table-row>
        <table:table-row table:style-name="ro1">
          <table:table-cell office:value-type="float" office:value="314" calcext:value-type="float">
            <text:p>314</text:p>
          </table:table-cell>
          <table:table-cell office:value-type="string" calcext:value-type="string">
            <text:p>Dominar bestia [Dominate Beast]</text:p>
          </table:table-cell>
          <table:table-cell office:value-type="string" calcext:value-type="string">
            <text:p>Tratas de hechizar a una bestia a la que puedas ver dentro del alcance. Esta debe superar una tirada de salvación de Sabiduría o ser encantada por ti mientras dure el conjuro. Si tú o criaturas que son tus amigas estáis luchando contra la bestia, esta tiene ventaja en la tirada de salvación.&lt;br&gt; Mientras la bestia esté encantada, posees un vínculo telepático con ella mientras los dos estéis en el mismo plano de existencia. Puedes utilizar este vínculo telepático para darle órdenes a la bestia mientras estés consciente (no se exige acción) que hace todo lo posible por obedecer. Puedes especificar un curso de acción sencillo y general, como “Ataca a esa criatura”, “Corre hasta aquí” o “Esquiva ese objeto”. Si la criatura cumple la orden y no recibe más indicaciones por tu parte, se defiende y cuida de sí misma lo mejor que puede.&lt;br&gt; Puedes utilizar tu acción para tomar un control total y preciso del objetivo. Hasta el final de tu siguiente turno, la bestia solo realiza las acciones que tu elijas, y no hace nada que no le permitas hacer. Durante este tiempo, también puedes hacer que la criatura utilice una reacción, pero esto exige que también utilices tu propia reacción.&lt;br&gt; Cada vez que el objetivo sufra daño, realiza una tirada de salvación de Sabiduría nueva contra el conjuro. Si la tirada de salvación tiene éxito, el conjuro finaliza</text:p>
          </table:table-cell>
          <table:table-cell office:value-type="string" calcext:value-type="string">
            <text:p>Cuando lanzas este hechizo usando un espacio de conjuros de nivel 5, la duración es concentración, hasta 10 minutos. Cuando usas un espacio de conjuros de nivel 6, la duración es concentración, hasta 1 hora. Cuando usas un espacio de conjuros de nivel 7 o superior, la duración es concentración, hasta 8 horas.</text:p>
          </table:table-cell>
          <table:table-cell office:value-type="float" office:value="60" calcext:value-type="float">
            <text:p>6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hasta 1 minuto</text:p>
          </table:table-cell>
          <table:table-cell table:number-columns-repeated="1009"/>
        </table:table-row>
        <table:table-row table:style-name="ro1">
          <table:table-cell office:value-type="float" office:value="315" calcext:value-type="float">
            <text:p>315</text:p>
          </table:table-cell>
          <table:table-cell office:value-type="string" calcext:value-type="string">
            <text:p>Dominar monstruo [Dominate Monster]</text:p>
          </table:table-cell>
          <table:table-cell office:value-type="string" calcext:value-type="string">
            <text:p>Intentas hechizar a una criatura a la que puedas ver dentro del alcance. Esta debe superar una tirada de salvación de Sabiduría o quedar encantada mientras dure el conjuro. Si tú o criaturas aliadas contigo estáis luchando contra ella, esta tiene ventaja en la tirada de salvación.&lt;br&gt; Mientras la criatura esté encantada, posees un vínculo telepático con ella mientras los dos estéis en el mismo plano de existencia. Puedes utilizar este vínculo telepático para darle órdenes a la criatura mientras estés consciente (no se exige acción) que hace todo lo posible por obedecer. Puedes especificar un curso de acción sencillo y general, como "Ataca a esa criatura”, “Corre hasta aquí” o “Esquiva ese objeto”. Si la criatura cumple la orden y no recibe más indicaciones por tu parte, se defiende y cuida de sí misma lo mejor que puede. &lt;br&gt;Puedes utilizar tu acción para tomar un control total y preciso del objetivo. Hasta el final de tu siguiente turno, la criatura solo realiza acciones que tu elijas, y no hace nada que no le permitas hacer. Durante este tiempo, también puede hacer que la criatura utilice una reacción, pero esto exige que también utilices tu propia reacción. &lt;br&gt;Cada vez que el objetivo sufra daño, realiza una tirada de salvación de Sabiduría nueva contra el conjuro. Si la tirada de salvación tiene éxito, el conjuro finaliza.</text:p>
          </table:table-cell>
          <table:table-cell office:value-type="string" calcext:value-type="string">
            <text:p>Cuando lanzas este hechizo usando un espacio de conjuros de nivel 9, la duración es concentración, hasta 8 horas.</text:p>
          </table:table-cell>
          <table:table-cell office:value-type="float" office:value="60" calcext:value-type="float">
            <text:p>6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5" calcext:value-type="float">
            <text:p>5</text:p>
          </table:table-cell>
          <table:table-cell office:value-type="float" office:value="8" calcext:value-type="float">
            <text:p>8</text:p>
          </table:table-cell>
          <table:table-cell office:value-type="string" calcext:value-type="string">
            <text:p>Hasta 1 hora</text:p>
          </table:table-cell>
          <table:table-cell table:number-columns-repeated="1009"/>
        </table:table-row>
        <table:table-row table:style-name="ro1">
          <table:table-cell office:value-type="float" office:value="316" calcext:value-type="float">
            <text:p>316</text:p>
          </table:table-cell>
          <table:table-cell office:value-type="string" calcext:value-type="string">
            <text:p>Dominar persona [Dominate Person]</text:p>
          </table:table-cell>
          <table:table-cell office:value-type="string" calcext:value-type="string">
            <text:p>Intentas controlar a un humanoide que puedes ver dentro del alcance. Debe superar una tirada de salvación de Sabiduría o quedar encantado mientras dure el conjuro. Si tú o criaturas aliadas contigo estáis luchando contra él, posee ventaja en la tirada de salvación.&lt;br&gt; Mientras la criatura esta encantada, posees un vínculo telepático con ella mientras los dos estéis en el mismo plano de existencia. Puedes utilizar este vínculo telepático para darle órdenes a la criatura humanoide mientras estés consciente (no se exige acción) que hace todo lo posible por obedecer. Puedes especificar un curso de acción sencillo y general, como “Ataca a esa criatura”, “Corre hasta aquí” o “Esquiva ese objeto”. Si las criatura cumple la orden y no recibe más indicaciones por tu parte, se defiende y cuida de sí mismo lo mejor que puede.&lt;br&gt; Puedes utilizar tu acción para tomar un control total y preciso del objetivo. Hasta el final de tu siguiente turno, la criatura solo realiza acciones que tu elijas, y no hace nada que no le permitas hacer. Durante este tiempo, también puede hacer que la criatura utilice una reacción, pero esto exige que también utilices tu propia reacción. Cada vez que el objetivo sufra daño, realiza una tirada de salvación de Sabiduría nueva contra el conjuro. Si la tirada de salvación tiene éxito, el conjuro finaliza.</text:p>
          </table:table-cell>
          <table:table-cell office:value-type="string" calcext:value-type="string">
            <text:p>Cuando lanzas este hechizo usando un espacio de conjuros de nivel 6, la duración es concentración, hasta 10 minutos. Cuando lanzas este hechizo usando un espacio de conjuros de nivel 7, la duración es concentración, hasta 1 hora. Cuando lanzas este hechizo usando un espacio de conjuros de nivel 8, la duración es concentración, hasta 8 horas.</text:p>
          </table:table-cell>
          <table:table-cell office:value-type="float" office:value="60" calcext:value-type="float">
            <text:p>6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table:number-columns-repeated="2" office:value-type="float" office:value="5" calcext:value-type="float">
            <text:p>5</text:p>
          </table:table-cell>
          <table:table-cell office:value-type="string" calcext:value-type="string">
            <text:p>hasta 1 minuto</text:p>
          </table:table-cell>
          <table:table-cell table:number-columns-repeated="1009"/>
        </table:table-row>
        <table:table-row table:style-name="ro1">
          <table:table-cell office:value-type="float" office:value="317" calcext:value-type="float">
            <text:p>317</text:p>
          </table:table-cell>
          <table:table-cell office:value-type="string" calcext:value-type="string">
            <text:p>Don de lenguas [Tongues]</text:p>
          </table:table-cell>
          <table:table-cell office:value-type="string" calcext:value-type="string">
            <text:p>Este conjuro concede a la criatura que toques la habilidad de entender cualquier idioma que escuche. Más allá de eso, cuando el objetivo habla, cualquier criatura que conozca al menos un idioma y que pueda oír al objetivo entiende qué está diciendo.</text:p>
          </table:table-cell>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un pequeño modelo de arcilla de un zigurat</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8" calcext:value-type="float">
            <text:p>8</text:p>
          </table:table-cell>
          <table:table-cell office:value-type="float" office:value="3" calcext:value-type="float">
            <text:p>3</text:p>
          </table:table-cell>
          <table:table-cell office:value-type="string" calcext:value-type="string">
            <text:p>1 hora</text:p>
          </table:table-cell>
          <table:table-cell table:number-columns-repeated="1009"/>
        </table:table-row>
        <table:table-row table:style-name="ro1">
          <table:table-cell office:value-type="float" office:value="318" calcext:value-type="float">
            <text:p>318</text:p>
          </table:table-cell>
          <table:table-cell office:value-type="string" calcext:value-type="string">
            <text:p>Dormir [Sleep]</text:p>
          </table:table-cell>
          <table:table-cell office:value-type="string" calcext:value-type="string">
            <text:p>Este conjuro envía a las criaturas a un estado de sueño mágico. Tira 5d8; el total representa los Puntos de Golpe de las criaturas a las que puede afectar este conjuro. Las criaturas en un alcance de 20 pies (4 casillas, 6 m) de un punto que escojas que esté dentro del alcance, se ven afectadas en orden ascendente de Puntos de Golpe actuales (ignorando criaturas inconscientes).&lt;br&gt; Empezando por la criatura que tiene menos Puntos de Golpes actuales, cada criatura afectada por este conjuro queda inconsciente hasta que el conjuro finalice, hasta que la criatura reciba daño o hasta que alguien use una acción para sacudirla o abofetearla para que despierte. Resta los Puntos de Golpe de cada criatura del total antes de pasar a la próxima criatura con menor cantidad de Puntos de Golpe. Los Puntos de Golpe de una criatura deben ser iguales o menores al total restante para que esa criatura se vea afectada. &lt;br&gt;Los muertos vivientes y las criaturas inmunes a ser encantadas no pueden ser afectados por este conjuro</text:p>
          </table:table-cell>
          <table:table-cell office:value-type="string" calcext:value-type="string">
            <text:p>Cuando lanzas este hechizo usando un espacio de conjuros de nivel 2 o superior, tiras 2d8 adicionales por cada nivel de espacio de conjuros por encima de nivel 1.</text:p>
          </table:table-cell>
          <table:table-cell office:value-type="float" office:value="90" calcext:value-type="float">
            <text:p>90</text:p>
          </table:table-cell>
          <table:table-cell table:number-columns-repeated="3" office:value-type="float" office:value="1" calcext:value-type="float">
            <text:p>1</text:p>
          </table:table-cell>
          <table:table-cell office:value-type="string" calcext:value-type="string">
            <text:p>una pizca de sal fina, pétalos de rosa, o un grillo</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1 minuto</text:p>
          </table:table-cell>
          <table:table-cell table:number-columns-repeated="1009"/>
        </table:table-row>
        <table:table-row table:style-name="ro1">
          <table:table-cell office:value-type="float" office:value="319" calcext:value-type="float">
            <text:p>319</text:p>
          </table:table-cell>
          <table:table-cell office:value-type="string" calcext:value-type="string">
            <text:p>Dotar de consciencia [Awaken]</text:p>
          </table:table-cell>
          <table:table-cell office:value-type="string" calcext:value-type="string">
            <text:p>Después de consumir el tiempo de lanzamiento necesario trazando señales mágicas con la piedra preciosa, tocas a una bestia o planta sin limitación de tamaño. El objetivo no debe tener inteligencia o tener una puntuación de 3 o inferior. En ese momento, el objetivo adquiere una inteligencia de 10. También adquiere la capacidad de hablar un lenguaje que tú sepas. Si el objetivo es una planta, ganará la habilidad de mover sus extremidades, raíces, ramas, enredaderas, etcétera, ganando sentidos similares a los de un ser humano. Tu DM elige las estadísticas apropiadas para la planta despertada, por ejemplo las estadísticas de un arbusto o un árbol. &lt;br&gt;La bestia o planta despertada permanecerá encantada por ti durante 30 días o hasta que tú o cualquiera de tus compañeros le inflija algún daño. Cuando la condición de encantada se desvanece, la criatura despertada podrá elegir si sigue siendo o no amiga tuya dependiendo del trato que le hayas dado mientras estaba encantada.</text:p>
          </table:table-cell>
          <table:table-cell/>
          <table:table-cell table:number-columns-repeated="4" office:value-type="float" office:value="1" calcext:value-type="float">
            <text:p>1</text:p>
          </table:table-cell>
          <table:table-cell office:value-type="string" calcext:value-type="string">
            <text:p>un ágata valorada en al menos 1.000 po, que el conjuro consume</text:p>
          </table:table-cell>
          <table:table-cell table:number-columns-repeated="2" office:value-type="float" office:value="0" calcext:value-type="float">
            <text:p>0</text:p>
          </table:table-cell>
          <table:table-cell office:value-type="string" calcext:value-type="string">
            <text:p>8 horas</text:p>
          </table:table-cell>
          <table:table-cell office:value-type="float" office:value="7" calcext:value-type="float">
            <text:p>7</text:p>
          </table:table-cell>
          <table:table-cell office:value-type="float" office:value="5" calcext:value-type="float">
            <text:p>5</text:p>
          </table:table-cell>
          <table:table-cell office:value-type="string" calcext:value-type="string">
            <text:p>instantaneo</text:p>
          </table:table-cell>
          <table:table-cell table:number-columns-repeated="1009"/>
        </table:table-row>
        <table:table-row table:style-name="ro1">
          <table:table-cell office:value-type="float" office:value="320" calcext:value-type="float">
            <text:p>320</text:p>
          </table:table-cell>
          <table:table-cell office:value-type="string" calcext:value-type="string">
            <text:p>Duelo obligado [Compelled Duel]</text:p>
          </table:table-cell>
          <table:table-cell office:value-type="string" calcext:value-type="string">
            <text:p>Intentas obligar a una criatura a participar en un duelo. La criatura, que debe estar visible dentro del alcance del conjuro, realiza una tirada de salvación de Sabiduría. En caso de que falle la tirada de salvación, la criatura se enfrenta a ti, obligada por tu mandato divino. Durante la duración del conjuro, tendrá desventaja en las tiradas de ataque contra otras criaturas que no seas tú, y debe realizar tiradas de salvación de Sabiduría cada vez que intente moverse a un espacio que se encuentre más lejos de 30 pies (6 casillas, 9 m) de donde te encuentras; si supera la tirada de salvación, el conjuro no restringe el movimiento del objetivo en ese turno. &lt;br&gt;El conjuro finaliza si atacas a cualquier otra criatura, si lanzas un conjuro que tenga como objetivo una criatura hostil diferente al objetivo, si una criatura amiga tuya hace daño al objetivo o lanza un conjuro dañino contra ella, o si tu finalizas el turno a más de 30 pies (6 casillas, 9 m) de él.</text:p>
          </table:table-cell>
          <table:table-cell/>
          <table:table-cell office:value-type="float" office:value="30" calcext:value-type="float">
            <text:p>30</text:p>
          </table:table-cell>
          <table:table-cell office:value-type="float" office:value="1" calcext:value-type="float">
            <text:p>1</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 adicional</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hasta 1 minuto</text:p>
          </table:table-cell>
          <table:table-cell table:number-columns-repeated="1009"/>
        </table:table-row>
        <table:table-row table:style-name="ro1">
          <table:table-cell office:value-type="float" office:value="321" calcext:value-type="float">
            <text:p>321</text:p>
          </table:table-cell>
          <table:table-cell office:value-type="string" calcext:value-type="string">
            <text:p>Elaborar [Fabricate]</text:p>
          </table:table-cell>
          <table:table-cell office:value-type="string" calcext:value-type="string">
            <text:p>Conviertes materias primas en productos del mismo material. Por ejemplo, puedes fabricar un puente de madera a partir de un puñado de árboles, una cuerda a partir de retales de cáñamo, y ropa a partir de lino o lana.&lt;br&gt; Elige materias primas que puedas ver dentro del alcance. Puedes fabricar un objeto Grande o más pequeño (contenido en un cubo de 10 pies [2 casillas, 3 m], u ocho cubos de 5 pies [1 casilla, 1,5 m] conectados) si tienes la suficiente cantidad de materia prima. Sin embargo, si estás trabajando con metal, piedra u otra sustancia mineral, el objeto fabricado no puede ser mayor de tamaño mediano (contenido en un solo cubo de 5 pies [1 casilla, 1,5 m]). La calidad del objeto creado mediante el conjuro es proporcional a la calidad de las materias primas.&lt;br&gt; Criaturas u objetos mágicos no pueden ser fabricados o transmutados mediante este conjuro. Tampoco puedes usarlo para crear objetos que normalmente requieran de un elevado conocimiento de artesanía, como joyas, armas, vidrio o armaduras, a no ser que tengas competencia con el tipo de herramientas de artesano usado para fabricar tales objetos.</text:p>
          </table:table-cell>
          <table:table-cell/>
          <table:table-cell office:value-type="float" office:value="120" calcext:value-type="float">
            <text:p>12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0 minutos</text:p>
          </table:table-cell>
          <table:table-cell office:value-type="float" office:value="7" calcext:value-type="float">
            <text:p>7</text:p>
          </table:table-cell>
          <table:table-cell office:value-type="float" office:value="4" calcext:value-type="float">
            <text:p>4</text:p>
          </table:table-cell>
          <table:table-cell office:value-type="string" calcext:value-type="string">
            <text:p>instantaneo</text:p>
          </table:table-cell>
          <table:table-cell table:number-columns-repeated="1009"/>
        </table:table-row>
        <table:table-row table:style-name="ro1">
          <table:table-cell office:value-type="float" office:value="322" calcext:value-type="float">
            <text:p>322</text:p>
          </table:table-cell>
          <table:table-cell office:value-type="string" calcext:value-type="string">
            <text:p>Encontrar corcel [Find Steed]</text:p>
          </table:table-cell>
          <table:table-cell office:value-type="string" calcext:value-type="string">
            <text:p>Convocas un espíritu que toma la forma de un inusualmente inteligente, fuerte, y leal corcel, creando un longevo vínculo con él. Aparece en un espacio desocupado dentro del alcance, el corcel toma la forma que elijas, como un caballo de batalla, un poni, un camello, un alce o un mastín. (Tu DM puede permitir convocar otros animales como corceles). El corcel posee las estadísticas propias de la forma elegida, pero es celestial, feérico o infernal (a tú elección), en vez de su tipo habitual. Además, si tu corcel tiene Inteligencia 5 o menor, su Inteligencia se convierte en 6, y gana la habilidad de entender una lengua de tu elección que hables. &lt;br&gt;Tu corcel te sirve como montura, tanto en combate como fuera de él, y tienes un vínculo instintivo con él que os permite luchar como una única unidad. Mientras estés montado, puedes hacer que cualquier conjuro que lances y tenga como objetivo sólo a ti, tenga también como objetivo a tu corcel.&lt;br&gt; Cuando el corcel es reducido a 0 Puntos de Golpe, desaparece, sin dejar rastro de forma física. También puedes cancelar a tu corcel en cualquier momento como una acción, haciendo que desaparezca. En cualquier caso, lanzar este conjuro otra vez convoca al mismo corcel, restableciendo sus Puntos de Golpe al máximo.&lt;br&gt; Mientras tu corcel esté hasta a 1 milla (1’6 km) de ti, puedes comunicarte con él telepáticamente. No puedes tener más de un corcel vinculado por este conjuro al mismo tiempo. Como una acción, puedes liberar al corcel del vínculo en cualquier momento, ocasionando que desaparezca.</text:p>
          </table:table-cell>
          <table:table-cell/>
          <table:table-cell office:value-type="float" office:value="30" calcext:value-type="float">
            <text:p>3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0 minutos</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instantaneo</text:p>
          </table:table-cell>
          <table:table-cell table:number-columns-repeated="1009"/>
        </table:table-row>
        <table:table-row table:style-name="ro1">
          <table:table-cell office:value-type="float" office:value="323" calcext:value-type="float">
            <text:p>323</text:p>
          </table:table-cell>
          <table:table-cell office:value-type="string" calcext:value-type="string">
            <text:p>Encontrar familiar [Find Familiar]</text:p>
          </table:table-cell>
          <table:table-cell office:value-type="string" calcext:value-type="string">
            <text:p>Adquieres el servicio de un familiar, un espí- ritu que toma una forma animal a tu elección: araña, búho, caballo de mar, cangrejo, comadreja, cuervo, gato, halcón, lagarto, murciélago, pez (payaso), pulpo, rana (sapo), rata o serpiente venenosa. Aparece en un espacio desocupado dentro del alcance, el familiar posee las estadísticas propias de la forma elegida, pero es celestial, feérico o infernal (a tú elección), en vez de bestia. &lt;br&gt; Tu familiar actúa independientemente de ti, pero siempre obedece tus órdenes. En combate, tira su propia iniciativa y actúa en su propio turno. Un familiar no puede atacar pero puede llevar a cabo otras acciones de manera normal.&lt;br&gt; Cuando el familiar es reducido a 0 Puntos de Golpe, desaparece, sin dejar rastro de forma física. Reaparece cuando vuelves a lanzar este conjuro.&lt;br&gt; Cuando tu familiar este a menos de 100 pies (20 casillas, 30 m) de ti, puedes comunicarte con él telepáticamente. Además, como una acción, puedes ver a través de los ojos de tu familiar y oír lo que él oye hasta el inicio de tu siguiente turno, obteniendo los beneficios de cualquier tipo de sentido especial que el familiar tenga. Durante este tiempo, tú estás sordo y ciego respecto a tus propios sentidos. &lt;br&gt;Como una acción, puedes cancelar a tu familiar. Este desaparece en una dimensión de bolsillo donde espera tu invocación. Alternativamente, puedes cancelarlo para siempre. Como una acción mientras está cancelado temporalmente, puedes hacer que reaparezca en cualquier lugar desocupado hasta a 30 pies (6 casillas, 9 m) de ti.&lt;br&gt; No puedes tener más de un familiar al mismo tiempo. Si lanzas este conjuro otra vez mientras tienes un familiar, lo que provocas en realidad es que éste adopte una nueva forma. Elige una de las formas de la lista anterior. Tu familiar se transforma en la criatura elegida.&lt;br&gt; Finalmente, cuando lanzas un conjuro con alcance de toque, tu familiar puede descargar el conjuro como si lo hubiera conjurado él. Tu familiar debe estar a no más de 100 pies (20 casillas, 30 m) de ti, y debe usar su reacción para descargar el conjuro cuando tú lo lanzas. Si el conjuro requiere de una tirada de ataque, usa tu modificador de ataque para la tirada.</text:p>
          </table:table-cell>
          <table:table-cell/>
          <table:table-cell office:value-type="float" office:value="10" calcext:value-type="float">
            <text:p>10</text:p>
          </table:table-cell>
          <table:table-cell table:number-columns-repeated="3" office:value-type="float" office:value="1" calcext:value-type="float">
            <text:p>1</text:p>
          </table:table-cell>
          <table:table-cell office:value-type="string" calcext:value-type="string">
            <text:p>carboncillo, incienso, y hierbas por valor de 10 po que deben ser consumidos en el fuego de un brasero de latón</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hora</text:p>
          </table:table-cell>
          <table:table-cell table:number-columns-repeated="2" office:value-type="float" office:value="1" calcext:value-type="float">
            <text:p>1</text:p>
          </table:table-cell>
          <table:table-cell office:value-type="string" calcext:value-type="string">
            <text:p>instantaneo</text:p>
          </table:table-cell>
          <table:table-cell table:number-columns-repeated="1009"/>
        </table:table-row>
        <table:table-row table:style-name="ro1">
          <table:table-cell office:value-type="float" office:value="324" calcext:value-type="float">
            <text:p>324</text:p>
          </table:table-cell>
          <table:table-cell office:value-type="string" calcext:value-type="string">
            <text:p>Encontrar la senda [Find the Path]</text:p>
          </table:table-cell>
          <table:table-cell office:value-type="string" calcext:value-type="string">
            <text:p>Este conjuro te permite encontrar la ruta fí- sica más corta y más directa hasta un lugar específicamente fijado con el que estés familiarizado en el mismo plano de existencia. Si nombras un destino en otro plano de existencia, un destino que está en movimiento (como una fortaleza móvil) o un destino que no es específico (como “la guarida de un dragón verde”) el conjuro falla. &lt;br&gt;Mientras dure el conjuro, siempre que estés en el mismo plano de existencia que el destino, sabes cuán lejos esta y en qué dirección se encuentra. Mientras estés viajando hacia allí, siempre que tengas que decidir qué camino seguir, determinas automáticamente que senda es la más corta y más directa (pero no necesariamente la ruta más segura) hasta el destino.</text:p>
          </table:table-cell>
          <table:table-cell/>
          <table:table-cell office:value-type="float" office:value="0" calcext:value-type="float">
            <text:p>0</text:p>
          </table:table-cell>
          <table:table-cell table:number-columns-repeated="3" office:value-type="float" office:value="1" calcext:value-type="float">
            <text:p>1</text:p>
          </table:table-cell>
          <table:table-cell office:value-type="string" calcext:value-type="string">
            <text:p>un juego de herramientas de adivinación, como hueso, palillos de marfil, cartas, dientes, runas talladas, por un valor de 100 po y un objeto del lugar que deseas encontrar</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minuto</text:p>
          </table:table-cell>
          <table:table-cell office:value-type="float" office:value="8" calcext:value-type="float">
            <text:p>8</text:p>
          </table:table-cell>
          <table:table-cell office:value-type="float" office:value="6" calcext:value-type="float">
            <text:p>6</text:p>
          </table:table-cell>
          <table:table-cell office:value-type="string" calcext:value-type="string">
            <text:p>hasta 1 dia</text:p>
          </table:table-cell>
          <table:table-cell table:number-columns-repeated="1009"/>
        </table:table-row>
        <table:table-row table:style-name="ro1">
          <table:table-cell office:value-type="float" office:value="325" calcext:value-type="float">
            <text:p>325</text:p>
          </table:table-cell>
          <table:table-cell office:value-type="string" calcext:value-type="string">
            <text:p>Encontrar trampas [Find Traps]</text:p>
          </table:table-cell>
          <table:table-cell office:value-type="string" calcext:value-type="string">
            <text:p>Sientes la presencia de cualquier trampa dentro del alcance que esté dentro de la línea de visión. Una trampa, para el propósito de este conjuro, incluye cualquier cosa que pueda infligir un efecto repentino o inesperado que consideres perjudicial o indeseable, que fue específicamente planeado como tal por su creador. Así, el conjuro podría sentir el área de efecto de un conjuro alarma, un glifo de protección, o una trampa de foso mecánica, pero no revelaría una debilidad natural en el suelo, un techo inestable, o un sumidero oculto.&lt;br&gt; Este hechizo simplemente revela que hay una trampa. No descubres la localización de cada una de las trampas, pero comprendes la naturaleza general del peligro que representa la trampa percibida.</text:p>
          </table:table-cell>
          <table:table-cell/>
          <table:table-cell office:value-type="float" office:value="120" calcext:value-type="float">
            <text:p>12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8" calcext:value-type="float">
            <text:p>8</text:p>
          </table:table-cell>
          <table:table-cell office:value-type="float" office:value="2" calcext:value-type="float">
            <text:p>2</text:p>
          </table:table-cell>
          <table:table-cell office:value-type="string" calcext:value-type="string">
            <text:p>instantaneo</text:p>
          </table:table-cell>
          <table:table-cell table:number-columns-repeated="1009"/>
        </table:table-row>
        <table:table-row table:style-name="ro1">
          <table:table-cell office:value-type="float" office:value="326" calcext:value-type="float">
            <text:p>326</text:p>
          </table:table-cell>
          <table:table-cell office:value-type="string" calcext:value-type="string">
            <text:p>Enmarañar [Entangle]</text:p>
          </table:table-cell>
          <table:table-cell office:value-type="string" calcext:value-type="string">
            <text:p>Plantas trepadoras y enredaderas brotan del suelo en un cuadrado de 20 pies (6 m) desde un punto dentro del alcance. Mientras dure el conjuro, las plantas convierten el suelo en el área en terreno difícil. &lt;br&gt;Una criatura en el área debe superar una tirada de salvación de Fuerza Cuando lanzas el conjuro o quedará neutralizada por las enredaderas hasta que el conjuro finalice. Una criatura neutralizada por las plantas puede usar su acción para realizar una prueba de Fuerza contra la CD de tu salvación de conjuros. Con una tirada con éxito se libera.&lt;br&gt; Cuando el conjuro finaliza, las plantas conjuradas se marchitan.</text:p>
          </table:table-cell>
          <table:table-cell/>
          <table:table-cell office:value-type="float" office:value="90" calcext:value-type="float">
            <text:p>9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table:number-columns-repeated="2" office:value-type="float" office:value="1" calcext:value-type="float">
            <text:p>1</text:p>
          </table:table-cell>
          <table:table-cell office:value-type="string" calcext:value-type="string">
            <text:p>hasta 1 minuto</text:p>
          </table:table-cell>
          <table:table-cell table:number-columns-repeated="1009"/>
        </table:table-row>
        <table:table-row table:style-name="ro1">
          <table:table-cell office:value-type="float" office:value="327" calcext:value-type="float">
            <text:p>327</text:p>
          </table:table-cell>
          <table:table-cell office:value-type="string" calcext:value-type="string">
            <text:p>Escritura ilusoria [Illusory Script]</text:p>
          </table:table-cell>
          <table:table-cell office:value-type="string" calcext:value-type="string">
            <text:p>Escribes en un pergamino, papel u otro material de escritura adecuado y lo imbuyes con una potente ilusión que se mantiene por la duración del conjuro. &lt;br&gt;Solo para ti y las criaturas que designes cuando estas lanzando el conjuro, la escritura aparece normal, escrita por tu mano y transmites cualquiera que sea el significado que intentas mostrar cuando escribiste el texto. Para los demás, la escritura aparece como si fuera escrita en una mágica o desconocida escritura que es ilegible, alternativamente, puedes provocar que el escrito aparezca ser un mensaje totalmente diferente, escrito por otra mano y lenguaje, aunque el lenguaje tiene que ser uno que tu conozcas.&lt;br&gt; Este conjuro puede ser disipado, pero tanto el mensaje original como la ilusión desaparecen.&lt;br&gt; Una criatura con ver realmente puede leer el mensaje oculto</text:p>
          </table:table-cell>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una tinta con base de plomo con un valor mínimo de 10 po, que será consumido por el conjuro</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minuto</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10 dias</text:p>
          </table:table-cell>
          <table:table-cell table:number-columns-repeated="1009"/>
        </table:table-row>
        <table:table-row table:style-name="ro1">
          <table:table-cell office:value-type="float" office:value="328" calcext:value-type="float">
            <text:p>328</text:p>
          </table:table-cell>
          <table:table-cell office:value-type="string" calcext:value-type="string">
            <text:p>Escudo [Shield]</text:p>
          </table:table-cell>
          <table:table-cell office:value-type="string" calcext:value-type="string">
            <text:p>Creas una barrera invisible de fuerza mágica que te protege. Hasta el inicio de tu próximo turno, tienes un bonificador de +5 a tu CA, que incluye al ataque desencadenante, y no sufres daño del conjuro proyectil mágico.</text:p>
          </table:table-cell>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reacción, que realizas cuando eres impactado por un ataque o eres objetivo del conjuro misiles mágicos.</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1 Asalto</text:p>
          </table:table-cell>
          <table:table-cell table:number-columns-repeated="1009"/>
        </table:table-row>
        <table:table-row table:style-name="ro1">
          <table:table-cell office:value-type="float" office:value="329" calcext:value-type="float">
            <text:p>329</text:p>
          </table:table-cell>
          <table:table-cell office:value-type="string" calcext:value-type="string">
            <text:p>Escudo de fuego [Fire Shield]</text:p>
          </table:table-cell>
          <table:table-cell office:value-type="string" calcext:value-type="string">
            <text:p>Delgadas y tenues llamas envuelven tu cuerpo mientras dure el conjuro, emitiendo luz brillante en un radio de 10 pies (2 casillas, 3 m) y luz tenue en 10 pies (2 casillas, 3 m) adicionales. Puedes finalizar el conjuro antes de tiempo usando una acción para cancelarlo. &lt;br&gt;Las llamas te proporcionan un escudo caliente o un escudo frío, a tu elección. El escudo caliente te brinda resistencia al daño por frío, y el escudo frío te brinda resistencia al daño de fuego.&lt;br&gt; Además, cuando una criatura a 5 pies (1 casilla, 1’5 m) de ti te impacta con un ataque cuerpo a cuerpo, del escudo restallan llamas. El atacante sufre 2d8 puntos de daño por fuego de un escudo caliente, o 2d8 puntos de daño por frío de un escudo frío.</text:p>
          </table:table-cell>
          <table:table-cell/>
          <table:table-cell office:value-type="float" office:value="0" calcext:value-type="float">
            <text:p>0</text:p>
          </table:table-cell>
          <table:table-cell table:number-columns-repeated="3" office:value-type="float" office:value="1" calcext:value-type="float">
            <text:p>1</text:p>
          </table:table-cell>
          <table:table-cell office:value-type="string" calcext:value-type="string">
            <text:p>un poco de fósforo o una luciérnaga</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10 minutos</text:p>
          </table:table-cell>
          <table:table-cell table:number-columns-repeated="1009"/>
        </table:table-row>
        <table:table-row table:style-name="ro1">
          <table:table-cell office:value-type="float" office:value="330" calcext:value-type="float">
            <text:p>330</text:p>
          </table:table-cell>
          <table:table-cell office:value-type="string" calcext:value-type="string">
            <text:p>Escudo de la fe [Shield of Faith]</text:p>
          </table:table-cell>
          <table:table-cell office:value-type="string" calcext:value-type="string">
            <text:p>Un campo reluciente aparece y rodea a una criatura de tu elección que este dentro del alcance, otorgándole un bonificador de +2 a su CA durante la duración del conjuro.</text:p>
          </table:table-cell>
          <table:table-cell/>
          <table:table-cell office:value-type="float" office:value="60" calcext:value-type="float">
            <text:p>60</text:p>
          </table:table-cell>
          <table:table-cell table:number-columns-repeated="3" office:value-type="float" office:value="1" calcext:value-type="float">
            <text:p>1</text:p>
          </table:table-cell>
          <table:table-cell office:value-type="string" calcext:value-type="string">
            <text:p>un pequeño pergamino con un poco de texto sagrado escrito en él</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 adicional</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asta 10 minutos</text:p>
          </table:table-cell>
          <table:table-cell table:number-columns-repeated="1009"/>
        </table:table-row>
        <table:table-row table:style-name="ro1">
          <table:table-cell office:value-type="float" office:value="331" calcext:value-type="float">
            <text:p>331</text:p>
          </table:table-cell>
          <table:table-cell office:value-type="string" calcext:value-type="string">
            <text:p>Escudriñamiento [Scrying]</text:p>
          </table:table-cell>
          <table:table-cell office:value-type="string" calcext:value-type="string">
            <text:p>Puedes ver y oír a una criatura a tu elección que esté en el mismo plano de existencia que tú. El objetivo debe hacer una tirada de salvación de Sabiduría, que se verá modificada por cómo de bien conoces al objetivo y el tipo de conexiones físicas que tienes con él. Si un objetivo sabe que estás lanzando este conjuro, puede fallar la tirada de salvación voluntariamente si quiere ser observado. &lt;br&gt;Con una tirada de salvación con éxito, el objetivo no se ve afectado y tú no podrás volver a usar este conjuro contra él otra vez durante 24 horas.&lt;br&gt; Con una tirada de salvación fracasada, el conjuro crea un sensor invisible a un alcance de 10 pies (2 casillas, 3 m) del objetivo. Puedes ver y escuchar a través del sensor como si estuvieras allí. El sensor se mueve con el objetivo, manteniéndose a 10 pies (2 casillas, 3 m) de él durante la duración del conjuro. Una criatura que pueda ver objetos invisibles puede ver el sensor como un orbe luminoso de aproximadamente el tamaño de un puño. &lt;br&gt;En vez de seleccionar una criatura, puedes escoger un lugar que hayas visto anteriormente como objetivo para este conjuro. Cuando lo haces, el sensor aparece en ese lugar y no se mueve. &lt;br&gt;&lt;b&gt;Conocimiento/Mod tiradas salvacion&lt;/b&gt; &lt;br&gt;Segunda mano (has oído del objetivo) +5&lt;br&gt;Primera mano (has conocido al objetivo) +0 &lt;br&gt;Familiar (conoces bien al objetivo) -5&lt;br&gt;&lt;b&gt;Conexión/Mod tiradas salvacion&lt;/b&gt;&lt;br&gt;Retrato o fotografía -2&lt;br&gt;Posesión de una prenda -4&lt;br&gt;Parte del cuerpo, mechón de pelo, trozo de uña, o similar -10.</text:p>
          </table:table-cell>
          <table:table-cell/>
          <table:table-cell office:value-type="float" office:value="0" calcext:value-type="float">
            <text:p>0</text:p>
          </table:table-cell>
          <table:table-cell table:number-columns-repeated="3" office:value-type="float" office:value="1" calcext:value-type="float">
            <text:p>1</text:p>
          </table:table-cell>
          <table:table-cell office:value-type="string" calcext:value-type="string">
            <text:p>un foco con un valor de al menos 1.000 po, tal como una bola de cristal, un espejo de plata o una pila llena de agua bendit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0 minutos</text:p>
          </table:table-cell>
          <table:table-cell office:value-type="float" office:value="8" calcext:value-type="float">
            <text:p>8</text:p>
          </table:table-cell>
          <table:table-cell office:value-type="float" office:value="5" calcext:value-type="float">
            <text:p>5</text:p>
          </table:table-cell>
          <table:table-cell office:value-type="string" calcext:value-type="string">
            <text:p>hasta 10 minutos</text:p>
          </table:table-cell>
          <table:table-cell table:number-columns-repeated="1009"/>
        </table:table-row>
        <table:table-row table:style-name="ro1">
          <table:table-cell office:value-type="float" office:value="332" calcext:value-type="float">
            <text:p>332</text:p>
          </table:table-cell>
          <table:table-cell office:value-type="string" calcext:value-type="string">
            <text:p>Esfera congelante de Otiluke [Otiluke’s Freezing Sphere]</text:p>
          </table:table-cell>
          <table:table-cell office:value-type="string" calcext:value-type="string">
            <text:p>Un globo glacial de fría energía brota de la punta de tus dedos hasta un punto a tu elección dentro del alcance, donde explota en una esfera de 60 pies (12 casillas, 18 m) de radio. Cada criatura dentro del área debe realizar una tirada de salvación de Constitución. Con una salvación fracasada, la criatura sufre 10d6 puntos de daño por frío. Con una salvación con éxito, sufre la mitad de ese daño. &lt;br&gt;Si el globo golpea un cuerpo de agua o un líquido que sea principalmente agua (sin incluir criaturas basadas en agua), este congela el líquido a una profundidad de 6 pulgadas (15 cm) sobre un área de 30 pies cuadrados (2,8 m²). El hielo permanece 1 minuto. Las criaturas que estuvieran nadando en la superficie del agua congelada quedan atrapadas en el hielo. Una criatura atrapada puede usar una acción para realizar una prueba de Fuerza contra la CD de tu salvación de conjuros para liberarse. &lt;br&gt;Si lo deseas, puedes abstenerte de disparar el globo después de completar el conjuro. Un pequeño globo del tamaño de una piedra de honda, frío al tacto, aparece en tu mano. En cualquier momento, tú o una criatura a la que le des el globo podéis lanzarlo (hasta a 40 pies [8 casillas, 12 m]) o arrojarlo con una honda (hasta el alcance normal de la honda). Se hace añicos con un impacto, causando el mismo efecto que el lanzamiento normal del conjuro. También puedes depositar el globo sin romperlo. Después de 1 minuto, si el globo todavía no se ha roto, explota.</text:p>
          </table:table-cell>
          <table:table-cell office:value-type="string" calcext:value-type="string">
            <text:p>Cuando lanzas este hechizo usando un espacio de conjuros de nivel 7 o superior, el daño se incrementa en 1d6 por cada nivel de espacio de conjuros por encima de nivel 6.</text:p>
          </table:table-cell>
          <table:table-cell office:value-type="float" office:value="300" calcext:value-type="float">
            <text:p>300</text:p>
          </table:table-cell>
          <table:table-cell table:number-columns-repeated="3" office:value-type="float" office:value="1" calcext:value-type="float">
            <text:p>1</text:p>
          </table:table-cell>
          <table:table-cell office:value-type="string" calcext:value-type="string">
            <text:p>una pequeña esfera de cristal</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instantaneo</text:p>
          </table:table-cell>
          <table:table-cell table:number-columns-repeated="1009"/>
        </table:table-row>
        <table:table-row table:style-name="ro1">
          <table:table-cell office:value-type="float" office:value="333" calcext:value-type="float">
            <text:p>333</text:p>
          </table:table-cell>
          <table:table-cell office:value-type="string" calcext:value-type="string">
            <text:p>Esfera elástica de Otiluke [Otiluke’s Resilient Sphere]</text:p>
          </table:table-cell>
          <table:table-cell office:value-type="string" calcext:value-type="string">
            <text:p>Una esfera de fuerza y brillante envuelve a una criatura u objeto de tamaño Grande o menor dentro del alcance. Una criatura no voluntaria debe realizar una tirada de salvación de Destreza. Con una salvación fallida, la criatura queda envuelta mientras dure el conjuro. &lt;br&gt;Nada, ni objetos físicos, energía, u otros efectos de conjuro, puede pasar a través de la barrera, hacia dentro o hacia fuera, pero una criatura en la esfera puede respirar dentro. La esfera es inmune a todo daño, y la criatura u objeto en su interior no pueden ser dañados por ataques o efectos originados desde fuera, como tampoco puede una criatura desde dentro de la esfera dañar algo del exterior.&lt;br&gt; La esfera no pesa y tiene el tamaño justo para envolver la criatura o el objeto de su interior. Una criatura encerrada puede usar su acción para empujar las paredes de la esfera y así hacerla rodar hasta la mitad de la velocidad de la criatura. De manera similar, la esfera puede ser cogida y movida por otras criaturas.&lt;br&gt; Un conjuro de desintegrar [desintegrate] que tenga por objetivo la esfera la destruye sin dañar nada dentro de ella.</text:p>
          </table:table-cell>
          <table:table-cell/>
          <table:table-cell office:value-type="float" office:value="30" calcext:value-type="float">
            <text:p>30</text:p>
          </table:table-cell>
          <table:table-cell table:number-columns-repeated="3" office:value-type="float" office:value="1" calcext:value-type="float">
            <text:p>1</text:p>
          </table:table-cell>
          <table:table-cell office:value-type="string" calcext:value-type="string">
            <text:p>una trozo de cristal claro semiesférico y un trozo semiesférico de goma arábiga que haga pareja con el primero</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asta 1 minuto</text:p>
          </table:table-cell>
          <table:table-cell table:number-columns-repeated="1009"/>
        </table:table-row>
        <table:table-row table:style-name="ro1">
          <table:table-cell office:value-type="float" office:value="334" calcext:value-type="float">
            <text:p>334</text:p>
          </table:table-cell>
          <table:table-cell office:value-type="string" calcext:value-type="string">
            <text:p>Esfera flamígera [Flaming Sphere]</text:p>
          </table:table-cell>
          <table:table-cell office:value-type="string" calcext:value-type="string">
            <text:p>Una esfera de 5 pies (1 casilla, 1,5 m) de diá- metro aparece en un espacio desocupado de tu elección dentro del alcance y permanece mientras dura el conjuro. Cualquier criatura que finalice su turno a menos de 5 pies (1 casilla, 1,5 m) de la esfera debe realizar una tirada de salvación de Destreza. La criatura sufre 2d6 puntos de daño por fuego con una salvación fracasada, o la mitad con una salvación con éxito. &lt;br&gt;Como acción adicional, puedes mover la esfera hasta 30 pies (6 casillas, 9 m). Si chocas la esfera contra una criatura, esa criatura debe realizar la tirada de salvación contra el daño de la esfera, y la esfera detiene su movimiento ese turno.&lt;br&gt; Cuando muevas la esfera, puede dirigirla sobre barreras de hasta 5 pies (1 casilla, 1,5 m) de alto y saltar pozos de hasta 10 pies (2 casilla, 3 m) de ancho. La esfera prende los objetos inflamables que no estén sujetos o transportados, y desprende luz brillante en un radio de 20 pies (4 casillas, 6 m) y luz tenue en para 20 pies (4 casillas, 6 m) adicionales.</text:p>
          </table:table-cell>
          <table:table-cell office:value-type="string" calcext:value-type="string">
            <text:p>Cuando lanzas este hechizo usando un espacio de conjuros de nivel 3 o superior, el daño se incrementa en 1d6 por cada nivel de espacio de conjuros por encima de nivel 2.</text:p>
          </table:table-cell>
          <table:table-cell office:value-type="float" office:value="60" calcext:value-type="float">
            <text:p>60</text:p>
          </table:table-cell>
          <table:table-cell table:number-columns-repeated="3" office:value-type="float" office:value="1" calcext:value-type="float">
            <text:p>1</text:p>
          </table:table-cell>
          <table:table-cell office:value-type="string" calcext:value-type="string">
            <text:p>un poco de sebo, una pizca de azufre y espolvorear polvo de hierro</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hasta 1 minuto</text:p>
          </table:table-cell>
          <table:table-cell table:number-columns-repeated="1009"/>
        </table:table-row>
        <table:table-row table:style-name="ro1">
          <table:table-cell office:value-type="float" office:value="335" calcext:value-type="float">
            <text:p>335</text:p>
          </table:table-cell>
          <table:table-cell office:value-type="string" calcext:value-type="string">
            <text:p>Espada de Mordenkainen [Mordekainen's Sword]</text:p>
          </table:table-cell>
          <table:table-cell office:value-type="string" calcext:value-type="string">
            <text:p>Creas un plano de fuerza con forma de espada que flota dentro del alcance. Persiste mientras dure el conjuro.&lt;br&gt; Cuando aparece la espada, realizas un ataque de conjuro cuerpo a cuerpo contra un objetivo de tu elección a menos de 5 pies (1 casilla, 1,5 m) de la espada. Con un impacto, el objetivo sufre 3d10 puntos de daño por fuerza. Hasta que finalice el conjuro, puedes usar una acción adicional en cada uno de tus turnos para mover la espada 20 pies (4 casillas, 6 m) hasta un lugar que puedas ver y repetir este ataque contra el mismo objetivo u otro diferente.</text:p>
          </table:table-cell>
          <table:table-cell/>
          <table:table-cell office:value-type="float" office:value="60" calcext:value-type="float">
            <text:p>60</text:p>
          </table:table-cell>
          <table:table-cell table:number-columns-repeated="3" office:value-type="float" office:value="1" calcext:value-type="float">
            <text:p>1</text:p>
          </table:table-cell>
          <table:table-cell office:value-type="string" calcext:value-type="string">
            <text:p>una espada de platino en miniatura con una empuñadura y pomo de cobre y zinc, por un valor de 250 po</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asta 1 minuto</text:p>
          </table:table-cell>
          <table:table-cell table:number-columns-repeated="1009"/>
        </table:table-row>
        <table:table-row table:style-name="ro1">
          <table:table-cell office:value-type="float" office:value="336" calcext:value-type="float">
            <text:p>336</text:p>
          </table:table-cell>
          <table:table-cell office:value-type="string" calcext:value-type="string">
            <text:p>Espejismo arcano [Mirage Arcane]</text:p>
          </table:table-cell>
          <table:table-cell office:value-type="string" calcext:value-type="string">
            <text:p>&lt;b&gt;(ALCANCE: VISUAL)&lt;/b&gt;Provocas que el terreno en un área de hasta 1 milla cuadrada (2,59 km²) se vea, suene, huela e incluso se sienta como otro tipo de terreno. En cualquier caso, la forma general del terreno permanece igual. Campos abiertos o un camino pueden hacerse parecer un pantano, una colina, una grieta o cualquier otro terreno difícil o impracticable. Un estanque puede volverse semejante a una pradera cubierta de hierba, un precipicio a una pendiente suave, o una hondonada repleta de rocas a un camino ancho y regular. &lt;br&gt;De manera similar, puedes alterar la apariencia de estructuras, o añadirlas donde no haya ninguna presente. El conjuro no disfraza, esconde o añade criaturas.&lt;br&gt; La ilusión incluye elementos audibles, táctiles y olfativos, así que puede tornar terreno despejado en terreno difícil (o viceversa) o, de otro modo, impedir el movimiento a través del área. Cualquier parte del terreno ilusorio (como una roca o una rama) que sea sacada del área del conjuro desaparece inmediatamente. &lt;br&gt;Las criaturas con visión verdadera pueden ver a través de la ilusión la verdadera forma del terreno; en cualquier caso, el resto de elementos de la ilusión permanecen, así que mientras la criatura sea consciente de la presencia de la ilusión, la criatura aún puede interactuar con la ilusión.</text:p>
          </table:table-cell>
          <table:table-cell/>
          <table:table-cell office:value-type="float" office:value="-100" calcext:value-type="float">
            <text:p>-10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0 minutos</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10 dias</text:p>
          </table:table-cell>
          <table:table-cell table:number-columns-repeated="1009"/>
        </table:table-row>
        <table:table-row table:style-name="ro1">
          <table:table-cell office:value-type="float" office:value="337" calcext:value-type="float">
            <text:p>337</text:p>
          </table:table-cell>
          <table:table-cell office:value-type="string" calcext:value-type="string">
            <text:p>Espíritus guardianes [Spirit Guardians]</text:p>
          </table:table-cell>
          <table:table-cell office:value-type="string" calcext:value-type="string">
            <text:p>Invocas a los espíritus para que te protejan. Revolotean alrededor de ti a una distancia de 15 pies (3 casillas, 4.5 m) mientras dure el conjuro. Si eres bueno o neutral, sus formas espectrales aparecerán como ángeles o seres feéricos (a tu elección). Si eres maligno, aparecerán como seres infernales. &lt;br&gt;Cuando lanzas este conjuro, puedes escoger cualquier número de criaturas que puedas ver para que no sean afectadas por el conjuro. La velocidad de una criatura afectada se divide por dos en el área, y cuando la criatura entra en el área por primera vez durante un turno o empieza un turno dentro, debe realizar una tirada de salvación de Sabiduría. En una salvación fallida, la criatura sufre 3d8 puntos de daño radiante (si eres bueno o neutral) o 3d8 puntos de daño necrótico (si eres maligno). Si supera la salvación, la criatura recibe la mitad del daño</text:p>
          </table:table-cell>
          <table:table-cell office:value-type="string" calcext:value-type="string">
            <text:p>Cuando lanzas este hechizo usando un espacio de conjuros de nivel 4 o superior, el daño se incrementa en 1d8 por cada nivel de espacio de conjuros por encima de nivel 3.</text:p>
          </table:table-cell>
          <table:table-cell office:value-type="float" office:value="0" calcext:value-type="float">
            <text:p>0</text:p>
          </table:table-cell>
          <table:table-cell table:number-columns-repeated="3" office:value-type="float" office:value="1" calcext:value-type="float">
            <text:p>1</text:p>
          </table:table-cell>
          <table:table-cell office:value-type="string" calcext:value-type="string">
            <text:p>un símbolo sagrado</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hasta 10 minutos</text:p>
          </table:table-cell>
          <table:table-cell table:number-columns-repeated="1009"/>
        </table:table-row>
        <table:table-row table:style-name="ro1">
          <table:table-cell office:value-type="float" office:value="338" calcext:value-type="float">
            <text:p>338</text:p>
          </table:table-cell>
          <table:table-cell office:value-type="string" calcext:value-type="string">
            <text:p>Estallar [Shatter]</text:p>
          </table:table-cell>
          <table:table-cell office:value-type="string" calcext:value-type="string">
            <text:p>Un fuerte y repentino sonido resonante, dolorosamente intenso, estalla en un punto a tu elección dentro del alcance. Cada criatura que se encuentre en una esfera de 10 pies (2 casillas, 3m) de radio centrada en ese punto debe realizar una tirada de salvación de Constitución. Una criatura sufre 3d8 puntos de daño por electricidad con una tirada fracasada, o la mitad del daño en una salvación con éxito. &lt;br&gt;Una criatura hecha de un material inorgánico como piedra, cristal, o metal tiene desventaja en esta tirada de salvación. Un objeto no mágico que no esté sujeto ni transportado también sufre el daño si está en el área del conjuro.</text:p>
          </table:table-cell>
          <table:table-cell office:value-type="string" calcext:value-type="string">
            <text:p>Cuando lanzas este hechizo usando un espacio de conjuros de nivel 3 o superior, el daño se incrementa en 1d8 por cada nivel de espacio de conjuro por encima de nivel 2.</text:p>
          </table:table-cell>
          <table:table-cell office:value-type="float" office:value="60" calcext:value-type="float">
            <text:p>60</text:p>
          </table:table-cell>
          <table:table-cell table:number-columns-repeated="3" office:value-type="float" office:value="1" calcext:value-type="float">
            <text:p>1</text:p>
          </table:table-cell>
          <table:table-cell office:value-type="string" calcext:value-type="string">
            <text:p>un pedazo de mica</text:p>
          </table:table-cell>
          <table:table-cell table:number-columns-repeated="2" office:value-type="float" office:value="0" calcext:value-type="float">
            <text:p>0</text:p>
          </table:table-cell>
          <table:table-cell office:value-type="string" calcext:value-type="string">
            <text:p>1 accion</text:p>
          </table:table-cell>
          <table:table-cell table:number-columns-repeated="2" office:value-type="float" office:value="2" calcext:value-type="float">
            <text:p>2</text:p>
          </table:table-cell>
          <table:table-cell office:value-type="string" calcext:value-type="string">
            <text:p>instantaneo</text:p>
          </table:table-cell>
          <table:table-cell table:number-columns-repeated="1009"/>
        </table:table-row>
        <table:table-row table:style-name="ro1">
          <table:table-cell office:value-type="float" office:value="339" calcext:value-type="float">
            <text:p>339</text:p>
          </table:table-cell>
          <table:table-cell office:value-type="string" calcext:value-type="string">
            <text:p>Estallido arcano [Eldritch Blast]</text:p>
          </table:table-cell>
          <table:table-cell office:value-type="string" calcext:value-type="string">
            <text:p>Un rayo de chisporroteante energía se dirige a toda velocidad hacia una criatura dentro del alcance. Realiza un ataque de conjuro a distancia contra el objetivo. Con un impacto, el objetivo sufre 1d10 puntos de daño por fuerza.</text:p>
          </table:table-cell>
          <table:table-cell office:value-type="string" calcext:value-type="string">
            <text:p>El conjuro genera más de un rayo cuando alcanzas niveles superiores: dos rayos a nivel 5, tres rayos a nivel 11 y cuatro rayos a nivel 17. Puedes dirigir los rayos al mismo objetivo o a distintos. Haz una tirada de ataque individual para cada uno de los rayos.</text:p>
          </table:table-cell>
          <table:table-cell office:value-type="float" office:value="120" calcext:value-type="float">
            <text:p>12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instantaneo</text:p>
          </table:table-cell>
          <table:table-cell table:number-columns-repeated="1009"/>
        </table:table-row>
        <table:table-row table:style-name="ro1">
          <table:table-cell office:value-type="float" office:value="340" calcext:value-type="float">
            <text:p>340</text:p>
          </table:table-cell>
          <table:table-cell office:value-type="string" calcext:value-type="string">
            <text:p>Etereidad [Etherealness]</text:p>
          </table:table-cell>
          <table:table-cell office:value-type="string" calcext:value-type="string">
            <text:p>Te adentras en las regiones fronterizas del Plano Etéreo, en un área la cual se solapa con tu plano actual. Permaneces en la Frontera Etérea mientras dure el conjuro o hasta que utilices tu acción para cancelar el conjuro. Durante este tiempo, puedes moverte en cualquier dirección. Si te mueves hacia arriba o abajo, cada pie (30 cm) de movimiento te cuesta un pie (30 cm) adicional. Puedes oír y ver el plano desde el que provienes, pero todo parece gris, y no puedes ver más allá de 60 pies (12 casillas, 18 m).&lt;br&gt; Mientras permanezcas en el Plano Etéreo, solo puedes afectar y ser afectado por otras criaturas en ese plano. Las criaturas que no están en el Plano Etéreo no te pueden percibir y no pueden interactuar contigo, a no ser que una aptitud especial o mágica les proporciona la habilidad para ello. &lt;br&gt;Ignoras a todos los objetos y efectos que no están en el Plano Etéreo, permitiendo moverte a través de objetos que percibes en el plano del que provienes. &lt;br&gt;Cuando el conjuro finaliza, regresas inmediatamente al plano del que provienes en el lugar que actualmente ocupas. Si ocupas el mismo espacio que un objeto o criatura sólida cuando este tiene lugar, inmediatamente eres trasladado hacia el espacio desocupado más cercano que puedas ocupar y sufre daño por fuerza igual a dos veces el número de pies que te has movido. &lt;br&gt;Este conjuro no tiene efecto si es lanzado mientras estas en el Plano Etéreo o un plano que no tiene frontera con él, como es uno de los Planos Exteriores.</text:p>
          </table:table-cell>
          <table:table-cell office:value-type="string" calcext:value-type="string">
            <text:p>Cuando lanzas este hechizo usando un espacio de conjuros de nivel 8 o superior, puedes elegir como objetivo hasta a tres criaturas voluntarias (incluyéndote a ti) por cada nivel de espacio de conjuros por encima de nivel 7. Las criaturas deben estar a menos de 10 pies (2 casillas, 3 m) de ti cuando lanzas el conjur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table:number-columns-repeated="2" office:value-type="float" office:value="7" calcext:value-type="float">
            <text:p>7</text:p>
          </table:table-cell>
          <table:table-cell office:value-type="string" calcext:value-type="string">
            <text:p>8 horas</text:p>
          </table:table-cell>
          <table:table-cell table:number-columns-repeated="1009"/>
        </table:table-row>
        <table:table-row table:style-name="ro1">
          <table:table-cell office:value-type="float" office:value="341" calcext:value-type="float">
            <text:p>341</text:p>
          </table:table-cell>
          <table:table-cell office:value-type="string" calcext:value-type="string">
            <text:p>Explosión solar [Sunburst]</text:p>
          </table:table-cell>
          <table:table-cell office:value-type="string" calcext:value-type="string">
            <text:p>Brillantes destellos de luz solar se proyectan en un radio de 60 pies (6 casillas, 9 m) centrado en un punto de tu elección dentro del alcance. Cada criatura en esa luz debe realizar una tirada de salvación por Constitución. Si la tirada de salvación es fallida, la criatura sufre 12d6 puntos de daño radiante y es cegada durante 1 minuto. Si la tirada tiene éxito, sufre la mitad del daño y no es cegada por este conjuro. Los muertos vivientes y los cienos tienen desventaja en esta tirada de salvación.&lt;br&gt; Una criatura cegada por este conjuro realiza otra tirada de salvación de Constitución al final de cada uno de sus turnos. Si supera la tirada de salvación, ya no se la considera cegada. &lt;br&gt;Este conjuro anula cualquier oscuridad en el área creada por un conjuro.</text:p>
          </table:table-cell>
          <table:table-cell/>
          <table:table-cell office:value-type="float" office:value="150" calcext:value-type="float">
            <text:p>150</text:p>
          </table:table-cell>
          <table:table-cell table:number-columns-repeated="3" office:value-type="float" office:value="1" calcext:value-type="float">
            <text:p>1</text:p>
          </table:table-cell>
          <table:table-cell office:value-type="string" calcext:value-type="string">
            <text:p>fuego y una pieza de piedra solar</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instantaneo</text:p>
          </table:table-cell>
          <table:table-cell table:number-columns-repeated="1009"/>
        </table:table-row>
        <table:table-row table:style-name="ro1">
          <table:table-cell office:value-type="float" office:value="342" calcext:value-type="float">
            <text:p>342</text:p>
          </table:table-cell>
          <table:table-cell office:value-type="string" calcext:value-type="string">
            <text:p>Faro de esperanza [Beacon of Hope]</text:p>
          </table:table-cell>
          <table:table-cell office:value-type="string" calcext:value-type="string">
            <text:p>Este conjuro concede esperanza y vitalidad. Elige cualquier número de criaturas dentro del alcance del conjuro. Mientras dure, cada objetivo posee ventaja en sus tiradas de salvación de Sabiduría y tiradas de salvación de muerte, y con cualquier forma de curación recupera la cantidad máxima posible de Puntos de Golpe</text:p>
          </table:table-cell>
          <table:table-cell/>
          <table:table-cell office:value-type="float" office:value="30" calcext:value-type="float">
            <text:p>3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table:number-columns-repeated="2" office:value-type="float" office:value="3" calcext:value-type="float">
            <text:p>3</text:p>
          </table:table-cell>
          <table:table-cell office:value-type="string" calcext:value-type="string">
            <text:p>hasta 1 minuto</text:p>
          </table:table-cell>
          <table:table-cell table:number-columns-repeated="1009"/>
        </table:table-row>
        <table:table-row table:style-name="ro1">
          <table:table-cell office:value-type="float" office:value="343" calcext:value-type="float">
            <text:p>343</text:p>
          </table:table-cell>
          <table:table-cell office:value-type="string" calcext:value-type="string">
            <text:p>Favor divino [Divine Favor]</text:p>
          </table:table-cell>
          <table:table-cell office:value-type="string" calcext:value-type="string">
            <text:p>Tus plegarias te fortalecen con un resplandor divino. Mientras dure el conjuro, tus ataques con arma infligen 1d4 puntos de daño radiante adicional al impactar.</text:p>
          </table:table-cell>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 adicional</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asta 1 minuto</text:p>
          </table:table-cell>
          <table:table-cell table:number-columns-repeated="1009"/>
        </table:table-row>
        <table:table-row table:style-name="ro3">
          <table:table-cell office:value-type="float" office:value="344" calcext:value-type="float">
            <text:p>344</text:p>
          </table:table-cell>
          <table:table-cell office:value-type="string" calcext:value-type="string">
            <text:p>Festín de los héroes [Heroes’ Feast]</text:p>
          </table:table-cell>
          <table:table-cell office:value-type="string" calcext:value-type="string">
            <text:p>Haces aparecer un gran festín, que incluye comida y bebida magnifica. El festín dura una hora y desaparece al final de este tiempo, los beneficios del festín no aparecen hasta que la hora se haya terminado. Hasta doce criaturas pueden tomar parte en el festín. &lt;br&gt;Una criatura que toma parte en el festín gana varios beneficios. La criatura es curada de todas las enfermedades y venenos, se vuelve inmune al veneno y a ser asustado. Y todas las tiradas de salvación de Sabiduría tienen ventaja. Sus Puntos de Golpe máximos se incrementan en 2d10, y gana la misma cantidad en Puntos de Golpe. Estos beneficios duran hasta 24 horas</text:p>
          </table:table-cell>
          <table:table-cell/>
          <table:table-cell office:value-type="float" office:value="30" calcext:value-type="float">
            <text:p>30</text:p>
          </table:table-cell>
          <table:table-cell table:number-columns-repeated="3" office:value-type="float" office:value="1" calcext:value-type="float">
            <text:p>1</text:p>
          </table:table-cell>
          <table:table-cell table:style-name="ce1" office:value-type="string" calcext:value-type="string">
            <text:p>un tazón de gemas incrustadas por un valor mínimo de 1.000 po, que será consumido por el conjuro</text:p>
          </table:table-cell>
          <table:table-cell table:number-columns-repeated="2" office:value-type="float" office:value="0" calcext:value-type="float">
            <text:p>0</text:p>
          </table:table-cell>
          <table:table-cell office:value-type="string" calcext:value-type="string">
            <text:p>10 minutos</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instantaneo</text:p>
          </table:table-cell>
          <table:table-cell table:number-columns-repeated="1009"/>
        </table:table-row>
        <table:table-row table:style-name="ro1">
          <table:table-cell office:value-type="float" office:value="345" calcext:value-type="float">
            <text:p>345</text:p>
          </table:table-cell>
          <table:table-cell office:value-type="string" calcext:value-type="string">
            <text:p>Filo flamígero [Flame Blade]</text:p>
          </table:table-cell>
          <table:table-cell office:value-type="string" calcext:value-type="string">
            <text:p>Evocas una espada ardiente en tu mano libre. La hoja es parecida en forma y tamaño a una cimitarra y permanece hasta que finalice el conjuro. Si dejas ir la espada, ésta desaparece, pero puedes volver a convocarla con una acción adicional. &lt;br&gt;Puedes usar tu acción para realizar un ataque de conjuro cuerpo a cuerpo con la espada. Con un impacto, el objetivo sufre 3d6 puntos de daño por fuego.&lt;br&gt; El filo flamígero emite luz brillante en un radio de 10 pies (2 casillas, 3 m) y luz tenue en 10 pies (2 casillas, 3 m) adicionales.</text:p>
          </table:table-cell>
          <table:table-cell office:value-type="string" calcext:value-type="string">
            <text:p>Cuando lanzas este hechizo usando un espacio de conjuros de nivel 4 o superior, el daño se incrementa en 1d6 por cada dos niveles de espacio de conjuros por encima de nivel 2.</text:p>
          </table:table-cell>
          <table:table-cell office:value-type="float" office:value="0" calcext:value-type="float">
            <text:p>0</text:p>
          </table:table-cell>
          <table:table-cell table:number-columns-repeated="3" office:value-type="float" office:value="1" calcext:value-type="float">
            <text:p>1</text:p>
          </table:table-cell>
          <table:table-cell office:value-type="string" calcext:value-type="string">
            <text:p>una hoja de zumaqu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 adicional</text:p>
          </table:table-cell>
          <table:table-cell table:number-columns-repeated="2" office:value-type="float" office:value="2" calcext:value-type="float">
            <text:p>2</text:p>
          </table:table-cell>
          <table:table-cell office:value-type="string" calcext:value-type="string">
            <text:p>Hasta 10 minutos</text:p>
          </table:table-cell>
          <table:table-cell table:number-columns-repeated="1009"/>
        </table:table-row>
        <table:table-row table:style-name="ro1">
          <table:table-cell office:value-type="float" office:value="346" calcext:value-type="float">
            <text:p>346</text:p>
          </table:table-cell>
          <table:table-cell office:value-type="string" calcext:value-type="string">
            <text:p>Fingir muerte [Feign Death]</text:p>
          </table:table-cell>
          <table:table-cell office:value-type="string" calcext:value-type="string">
            <text:p>Tocas a una criatura voluntaria y la induces un estado cataléptico indistinguible de la muerte.&lt;br&gt; Mientras dure el conjuro, o hasta que uses una acción para tocar al objetivo y cancelar el hechizo, el objetivo parece muerto a cualquier examen externo y a conjuros usado para determinar su estado. El objetivo queda cegado e incapacitado, y su velocidad se reduce a 0. El objetivo tiene resistencia a todo tipo de daño excepto psíquico. Si el objetivo está enfermo o envenenado cuando lanzas el conjuro, o si queda enfermo o envenenado mientras está bajo los efectos del hechizo, ni la enfermedad ni el veneno tienen efecto hasta que el conjuro finalice.</text:p>
          </table:table-cell>
          <table:table-cell/>
          <table:table-cell table:number-columns-repeated="4" office:value-type="float" office:value="1" calcext:value-type="float">
            <text:p>1</text:p>
          </table:table-cell>
          <table:table-cell office:value-type="string" calcext:value-type="string">
            <text:p>un pellizco de tierra de cementerio</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accion</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1 hora</text:p>
          </table:table-cell>
          <table:table-cell table:number-columns-repeated="1009"/>
        </table:table-row>
        <table:table-row table:style-name="ro1">
          <table:table-cell office:value-type="float" office:value="347" calcext:value-type="float">
            <text:p>347</text:p>
          </table:table-cell>
          <table:table-cell office:value-type="string" calcext:value-type="string">
            <text:p>Flamear [Produce Flame]</text:p>
          </table:table-cell>
          <table:table-cell office:value-type="string" calcext:value-type="string">
            <text:p>Una fluctuante llama aparece en tu mano. La llama permanece allí mientras dure el conjuro y no te hiere a ti ni a tu equipo. La llama despide luz brillante en un radio de 10 pies (2 casillas, 3 m) y luz tenue en 10 pies (2 casillas, 3 m) adicionales. El conjuro finaliza si tú lo cancelas como una acción o si lo lanzas de nuevo. &lt;br&gt;También puedes atacar con la llama, pero al hacerlo finaliza el conjuro. Cuando lanzas este conjuro, o como una acción en un turno posterior, puedes lanzar la llama a una criatura dentro de 30 pies (6 casillas, 9 m) de ti. Realiza una tirada de ataque de conjuro a distancia. Con un impacto, el objetivo sufre 1d8 puntos de daño por fuego.</text:p>
          </table:table-cell>
          <table:table-cell office:value-type="string" calcext:value-type="string">
            <text:p>El daño de este conjuro se incrementa en 1d8 cuando alcanzas el nivel 5 (2d8), nivel 11 (3d8), y nivel 17 (4d8).</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0 minutos</text:p>
          </table:table-cell>
          <table:table-cell table:number-columns-repeated="1009"/>
        </table:table-row>
        <table:table-row table:style-name="ro1">
          <table:table-cell office:value-type="float" office:value="348" calcext:value-type="float">
            <text:p>348</text:p>
          </table:table-cell>
          <table:table-cell office:value-type="string" calcext:value-type="string">
            <text:p>Flecha ácida de Melf [Melf’s Acid Arrow]</text:p>
          </table:table-cell>
          <table:table-cell office:value-type="string" calcext:value-type="string">
            <text:p>Una reluciente flecha verde sale disparada hacia un objetivo dentro del alcance y estalla en un estallido de ácido. Con un impacto, el objetivo sufre 4d4 puntos de daño por ácido inmediatamente y 2d4 puntos de daño por ácido al final de su siguiente turno. Con un fallo, la flecha salpica al objetivo de ácido por la mitad del daño inicial y ningún daño al final de su siguiente turno</text:p>
          </table:table-cell>
          <table:table-cell office:value-type="string" calcext:value-type="string">
            <text:p>Cuando lanzas este hechizo usando un espacio de conjuros de nivel 3 o superior, el daño (tanto el inicial como el posterior) se incrementa en 1d4 por cada nivel de espacio de conjuros por encima de nivel 2.</text:p>
          </table:table-cell>
          <table:table-cell office:value-type="float" office:value="90" calcext:value-type="float">
            <text:p>90</text:p>
          </table:table-cell>
          <table:table-cell table:number-columns-repeated="3" office:value-type="float" office:value="1" calcext:value-type="float">
            <text:p>1</text:p>
          </table:table-cell>
          <table:table-cell office:value-type="string" calcext:value-type="string">
            <text:p>hoja de ruibarbo molida y el estómago de una víbora</text:p>
          </table:table-cell>
          <table:table-cell table:number-columns-repeated="2" office:value-type="float" office:value="0" calcext:value-type="float">
            <text:p>0</text:p>
          </table:table-cell>
          <table:table-cell office:value-type="string" calcext:value-type="string">
            <text:p>1 accion</text:p>
          </table:table-cell>
          <table:table-cell table:number-columns-repeated="2" office:value-type="float" office:value="2" calcext:value-type="float">
            <text:p>2</text:p>
          </table:table-cell>
          <table:table-cell office:value-type="string" calcext:value-type="string">
            <text:p>instantaneo</text:p>
          </table:table-cell>
          <table:table-cell table:number-columns-repeated="1009"/>
        </table:table-row>
        <table:table-row table:style-name="ro2">
          <table:table-cell office:value-type="float" office:value="349" calcext:value-type="float">
            <text:p>349</text:p>
          </table:table-cell>
          <table:table-cell office:value-type="string" calcext:value-type="string">
            <text:p>Flecha relampagueante [Lightning Arrow]</text:p>
          </table:table-cell>
          <table:table-cell office:value-type="string" calcext:value-type="string">
            <text:p>La próxima vez que realices un ataque de arma a distancia mientras dure el conjuro, la munición del arma, o el arma misma si es un arma arrojadiza, se transforma en un rayo. Realiza la tirada de ataque normalmente. El objetivo sufre 4d8 puntos de daño por electricidad con un impacto, o la mitad del daño con un fracaso, en lugar del daño normal del arma.&lt;br&gt; Independientemente de si impactas o fallas, cada criatura hasta a 10 pies (2 casillas, 3 m) del objetivo debe realizar una tirada de salvación de Destreza. Cada una de esas criaturas sufre 2d8 puntos de daño por relámpago con una salvación fracasada, o la mitad del daño con una salvación con éxito.&lt;br&gt; Luego, la pieza de munición o el arma regresa a su forma normal</text:p>
          </table:table-cell>
          <table:table-cell table:style-name="ce1" office:value-type="string" calcext:value-type="string">
            <text:p>Cuando lanzas este hechizo usando un espacio de conjuros de nivel 4 o superior, el daño se incrementa para ambos efectos en 1d8 por cada nivel de espacio de conjuros por encima de nivel 3.</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 adicional</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hasta 1 minuto</text:p>
          </table:table-cell>
          <table:table-cell table:number-columns-repeated="1009"/>
        </table:table-row>
        <table:table-row table:style-name="ro1">
          <table:table-cell office:value-type="float" office:value="350" calcext:value-type="float">
            <text:p>350</text:p>
          </table:table-cell>
          <table:table-cell office:value-type="string" calcext:value-type="string">
            <text:p>Forma gaseosa [Gaseous Form]</text:p>
          </table:table-cell>
          <table:table-cell office:value-type="string" calcext:value-type="string">
            <text:p>Transformas a una criatura voluntaria, junto a todo lo que esté portando y transportando, en una nube brumosa durante toda la duración del conjuro. El conjuro finaliza si la criatura cae a 0 Puntos de Golpe. Una criatura incorpórea no se ve afectada.&lt;br&gt; Mientras se encuentra en esta forma, el objetivo solo tiene un método de movimiento que es 10 pies (2 casillas, 3 m) de velocidad de vuelo. El objetivo puede entrar y ocupar el espacio de otra criatura. El objetivo tiene resistencia al daño no mágico, y ventaja en las tiradas de salvación de Fuerza, Destreza y Constitución. El objetivo puede pasar a través de pequeños agujeros, aberturas estrechas, e inclusive por meras grietas, pero los líquidos son tratados como superficies sólidas para la forma gaseosa. El objetivo no puede caer y se mantiene flotando en el aire inclusive si se encuentra neutralizado o incapacitado.&lt;br&gt; Mientras se encuentre en la forma de una nube brumosa, el objetivo no puede hablar o manipular objetos, y cualquier objeto que este portando o transportando no puede ser tirado, usado, o inclusive interactuar con él. El objetivo no puede atacar ni lanzar conjuros.</text:p>
          </table:table-cell>
          <table:table-cell/>
          <table:table-cell table:number-columns-repeated="4" office:value-type="float" office:value="1" calcext:value-type="float">
            <text:p>1</text:p>
          </table:table-cell>
          <table:table-cell office:value-type="string" calcext:value-type="string">
            <text:p>un trozo de gasa y una voluta de humo</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hasta 1 hora</text:p>
          </table:table-cell>
          <table:table-cell table:number-columns-repeated="1009"/>
        </table:table-row>
        <table:table-row table:style-name="ro1">
          <table:table-cell office:value-type="float" office:value="351" calcext:value-type="float">
            <text:p>351</text:p>
          </table:table-cell>
          <table:table-cell office:value-type="string" calcext:value-type="string">
            <text:p>Formas de animal [Animal Shapes]</text:p>
          </table:table-cell>
          <table:table-cell office:value-type="string" calcext:value-type="string">
            <text:p>Tu magia convierte a otros en bestias. Elige cualquier número de criaturas voluntarias que puedas ver. Transformas a cada objetivo con la forma de una bestia grande o pequeña con un valor de desafío de 4 o inferior. En los siguientes turnos, puedes utilizar tu acción para transformar a la criatura afectada en nuevas formas. &lt;br&gt;La transformación tiene una duración por cada objetivo, o hasta que el objetivo alcanza los 0 Puntos de Golpe y muere. Puedes elegir diferentes formas para cada objetivo. Las estadísticas de juego del objetivo son sustituidas por las estadísticas de la bestia elegida, aunque el objetivo conserva su alineamiento y las puntuaciones de Inteligencia, Sabiduría y Carisma. El objetivo adquiere los Puntos de Golpe de su nueva forma, y cuando vuelve a su forma normal recupera los Puntos de Golpe que tenía antes de la transformación. Si el objetivo vuelve a su forma normal como resultado de llegar a 0 Puntos de Golpe, cualquier exceso de daño se traslada a su forma normal. Mientras el exceso de daño no reduzca la forma normal de la criatura a 0 puntos de daño, no cae inconsciente. La criatura ve limitadas sus acciones a la naturaleza de su nueva forma, y no puede ni hablar ni lanzar conjuros.&lt;br&gt; El equipo que lleva el objetivo se fusiona con la nueva forma. El objetivo no puede activar, manejar o en general beneficiarse de la utilización de su equipo.</text:p>
          </table:table-cell>
          <table:table-cell/>
          <table:table-cell office:value-type="float" office:value="30" calcext:value-type="float">
            <text:p>30</text:p>
          </table:table-cell>
          <table:table-cell table:number-columns-repeated="3" office:value-type="float" office:value="1" calcext:value-type="float">
            <text:p>1</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7" calcext:value-type="float">
            <text:p>7</text:p>
          </table:table-cell>
          <table:table-cell office:value-type="float" office:value="8" calcext:value-type="float">
            <text:p>8</text:p>
          </table:table-cell>
          <table:table-cell office:value-type="string" calcext:value-type="string">
            <text:p>hasta 24 horas</text:p>
          </table:table-cell>
          <table:table-cell table:number-columns-repeated="1009"/>
        </table:table-row>
        <table:table-row table:style-name="ro1">
          <table:table-cell office:value-type="float" office:value="352" calcext:value-type="float">
            <text:p>352</text:p>
          </table:table-cell>
          <table:table-cell office:value-type="string" calcext:value-type="string">
            <text:p>Frasco mágico [Magic Jar]</text:p>
          </table:table-cell>
          <table:table-cell office:value-type="string" calcext:value-type="string">
            <text:p>Tu cuerpo entra en un estado catatónico al tiempo que tú alma lo abandona y entra en el contenedor usado como componente material del conjuro. Mientras tu alma habita el contenedor, eres consciente de tu entorno como si estuvieras en el lugar del contenedor. No puedes moverte o usar reacciones. La única acción que puedes tomar es proyectar tu alma hasta 100 pies (20 casillas, 30 m) fuera del contenedor, ya sea para regresar a tu cuerpo vivo (y finalizar el conjuro) o para intentar poseer un cuerpo humanoide. &lt;br&gt;Puedes tratar de poseer a cualquier humanoide a 100 pies (20 casillas, 30 m) o menos de ti y que puedas ver (criaturas protegidas por los conjuros protección contra el mal y el bien [protection from evil and good] o círculo mágico [magic circle] no pueden ser poseídas). El objetivo debe realizar una tirada de salvación de Carisma. Con un fallo, tu alma se mueve al cuerpo del objetivo, y el alma del objetivo queda atrapada en el contenedor. Con un éxito, el objetivo resiste tus esfuerzos por poseerlo, y no puedes volver a intentar poseerlo otra vez hasta pasadas 24 horas. &lt;br&gt;Una vez posees el cuerpo de la criatura, lo controlas. Tus estadísticas de juego son reemplazadas por las estadísticas de la criatura, pero mantienes tu alineamiento y tus puntuaciones de Inteligencia, Sabiduría y Carisma. Mantienes el beneficio de tus rasgos de clase. &lt;br&gt;Mientras tanto, el alma de la criatura poseída puede percibir desde el contenedor usando sus propios sentidos, pero no puede moverse o tomar acciones en absoluto. &lt;br&gt;Mientras estás en posesión de un cuerpo, puedes usar tu acción para regresar del cuerpo huésped al contenedor si está a 100 pies (20 casillas, 30 m) de ti o menos, haciendo regresar el alma de la criatura a su propio cuerpo. Si el cuerpo huésped muere mientras estás dentro de él, la criatura muere, y debes realizar una tirada de salvación de Carisma contra tu propia CD de salvación de conjuros. Con un éxito, regresas al contenedor si está a 100 pies (20 casillas, 30 m) o menos de ti. Si no, mueres. &lt;br&gt;Si el contenedor es destruido o el conjuro finaliza, tu alma regresa inmediatamente a tu cuerpo. Si tu cuerpo está a más de 100 pies (20 casillas, 30 m) de ti o si tu cuerpo está muerto cuando tratas de regresar a él, mueres. Si el alma de otra criatura está en el contenedor cuando es destruido, el alma de la criatura regresa a su cuerpo si éste está vivo y a 100 pies (20 casillas, 30 m) o menos. Si no, la criatura muere. &lt;br&gt;Cuando el conjuro finaliza, el contenedor es destruido</text:p>
          </table:table-cell>
          <table:table-cell/>
          <table:table-cell office:value-type="float" office:value="0" calcext:value-type="float">
            <text:p>0</text:p>
          </table:table-cell>
          <table:table-cell table:number-columns-repeated="3" office:value-type="float" office:value="1" calcext:value-type="float">
            <text:p>1</text:p>
          </table:table-cell>
          <table:table-cell office:value-type="string" calcext:value-type="string">
            <text:p>una gema, cristal, relicario, o algun otro contenedor ornamental con un valor de al menos 500 po</text:p>
          </table:table-cell>
          <table:table-cell table:number-columns-repeated="2" office:value-type="float" office:value="0" calcext:value-type="float">
            <text:p>0</text:p>
          </table:table-cell>
          <table:table-cell office:value-type="string" calcext:value-type="string">
            <text:p>1 minuto</text:p>
          </table:table-cell>
          <table:table-cell table:number-columns-repeated="2" office:value-type="float" office:value="6" calcext:value-type="float">
            <text:p>6</text:p>
          </table:table-cell>
          <table:table-cell office:value-type="string" calcext:value-type="string">
            <text:p>hasta que sea disipado</text:p>
          </table:table-cell>
          <table:table-cell table:number-columns-repeated="1009"/>
        </table:table-row>
        <table:table-row table:style-name="ro1">
          <table:table-cell office:value-type="float" office:value="353" calcext:value-type="float">
            <text:p>353</text:p>
          </table:table-cell>
          <table:table-cell office:value-type="string" calcext:value-type="string">
            <text:p>Fuego feérico [Faerie Fire]</text:p>
          </table:table-cell>
          <table:table-cell office:value-type="string" calcext:value-type="string">
            <text:p>Cada objeto en un cubo de 20 pies (4 casillas, 6 m) dentro del alcance queda perfilado en luz azul, verde o violeta (a tu elección). Cualquier criatura en el área cuando el conjuro es lanzado también queda perfilada con la luz si no supera una tirada de salvación de Destreza. Mientras dure el conjuro, objetos y criaturas afectados emiten luz tenue en un radio de 10 pies (2 casillas, 3 m). &lt;br&gt;Cualquier tirada de ataque contra una criatura u objeto afectado tiene ventaja si el atacante puede verlo, y la criatura u objeto afectados no se pueden beneficiar de ser invisibles</text:p>
          </table:table-cell>
          <table:table-cell/>
          <table:table-cell office:value-type="float" office:value="60" calcext:value-type="float">
            <text:p>6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asta 1 minuto</text:p>
          </table:table-cell>
          <table:table-cell table:number-columns-repeated="1009"/>
        </table:table-row>
        <table:table-row table:style-name="ro1">
          <table:table-cell office:value-type="float" office:value="354" calcext:value-type="float">
            <text:p>354</text:p>
          </table:table-cell>
          <table:table-cell office:value-type="string" calcext:value-type="string">
            <text:p>Fuerza fantasmal [Phantasmal Force]</text:p>
          </table:table-cell>
          <table:table-cell office:value-type="string" calcext:value-type="string">
            <text:p>Confeccionas una ilusión que arraiga en la mente de una criatura que puedas ver dentro <text:s/>del alcance. El objetivo debe realizar una tirada de salvación de Inteligencia. Con una salvación fallida, creas un objeto, criatura u otro fenómeno visible fantasmagórico de tu elección no mayor de un cubo de 10 pies (2 casillas, 3 m) que sólo es perceptible por el objetivo mientras dure el conjuro. Este hechizo no tiene efecto en muertos vivientes o constructos. &lt;br&gt;La fantasmagoría incluye sonido, temperatura, y otros estímulos, evidentes sólo para la criatura también. &lt;br&gt;El objetivo puede usar su acción para examinar la fantasmagoría con una prueba de Inteligencia (Investigación) contra la CD de tu salvación de conjuros. Si supera la prueba, el objetivo se percata de que la fantasmagoría es una ilusión y el conjuro finaliza. &lt;br&gt;Mientras el objetivo está afectado por el conjuro, el objetivo trata a la fantasmagoría como si fuera real. El objetivo racionaliza cualquier respuesta ilógica derivada de tratar con la fantasmagoría. Por ejemplo, un objetivo tratando de caminar por un puente fantasmal que cubre un abismo cae una vez haya puesto un pie en el puente. Si el objetivo sobrevive a la caída, todavía piensa que el puente existe y encuentra alguna otra explicación para haber caído, le empujaron, se resbaló, o un fuerte viento lo puede haber tirado. &lt;br&gt;Un objetivo afectado está tan convencido de la realidad de la fantasmagoría que incluso puede recibir daño de la ilusión. Una fantasmagoría creada para parecer una criatura puede atacar al objetivo. De manera similar, una fantasmagoría creada para aparecer como fuego, un charco de ácido o lava puede quemar al objetivo. Cada asalto en tu turno, la fantasmagoría puede causar 1d6 puntos de daño psíquico al objetivo si está en el área de la fantasmagoría o si está a 5 pies (1,5 m) de la misma, siempre y cuando la ilusión sea de una criatura o peligro que pueda causar daño de forma lógica, como atacando. El objetivo percibe el daño del tipo apropiado según la ilusión.</text:p>
          </table:table-cell>
          <table:table-cell/>
          <table:table-cell office:value-type="float" office:value="60" calcext:value-type="float">
            <text:p>60</text:p>
          </table:table-cell>
          <table:table-cell table:number-columns-repeated="3" office:value-type="float" office:value="1" calcext:value-type="float">
            <text:p>1</text:p>
          </table:table-cell>
          <table:table-cell office:value-type="string" calcext:value-type="string">
            <text:p>un pedazo de vell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asta 1 minuto</text:p>
          </table:table-cell>
          <table:table-cell table:number-columns-repeated="1009"/>
        </table:table-row>
        <table:table-row table:style-name="ro1">
          <table:table-cell office:value-type="float" office:value="355" calcext:value-type="float">
            <text:p>355</text:p>
          </table:table-cell>
          <table:table-cell office:value-type="string" calcext:value-type="string">
            <text:p>Fundirse con la piedra [Meld into Stone]</text:p>
          </table:table-cell>
          <table:table-cell office:value-type="string" calcext:value-type="string">
            <text:p>Entras en un objeto o una superficie de piedra suficientemente grande como para contener tu cuerpo, fundiéndote con la piedra tú y todo el equipo que portes mientras dure el conjuro. Usando tu movimiento, entras en la piedra en un punto que puedas tocar. Nada de tu presencia permanece visible o detectable por sentidos no mágicos.&lt;br&gt; Mientras estés fundido con la piedra, no puedes ver lo que ocurre fuera de ella, y cualquier prueba de Sabiduría (Percepción) que realices para oír sonidos del exterior es realizada con desventaja. Permaneces consciente del paso del tiempo y puedes lanzar conjuros sobre ti mismo mientras estés fundido con la piedra. Sin embargo, no te puedes mover.&lt;br&gt; Un daño físico menor infligido a la piedra no te daña, pero su destrucción parcial o un cambio en su forma (hasta el punto en que ya no quepas en ella) te expulsa y te inflige 6d6 puntos de daño contundente. La destrucción completa de la piedra (o su transmutación en una sustancia diferente) te expulsa y te inflige 50 puntos de daño contundente. Si eres expulsado, caes tumbado en el espacio vacío más cercano al punto por el que entraste al principio.</text:p>
          </table:table-cell>
          <table:table-cell/>
          <table:table-cell table:number-columns-repeated="3"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1 accion</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8 horas</text:p>
          </table:table-cell>
          <table:table-cell table:number-columns-repeated="1009"/>
        </table:table-row>
        <table:table-row table:style-name="ro1">
          <table:table-cell office:value-type="float" office:value="356" calcext:value-type="float">
            <text:p>356</text:p>
          </table:table-cell>
          <table:table-cell office:value-type="string" calcext:value-type="string">
            <text:p>Garrote [Shillelagh]</text:p>
          </table:table-cell>
          <table:table-cell office:value-type="string" calcext:value-type="string">
            <text:p>La madera de un garrote o bastón que estás portando es imbuida con el poder de la naturaleza. Mientras el conjuro permanezca activo, puedes usar tu característica de lanzamiento de conjuros en vez de la Fuerza para las tiradas de ataque y daño de ataques cuerpo a cuerpo usando esa arma, y el dado de daño del arma se convierte en 1d8. El arma también se vuelve mágica, si no lo era anteriormente. El conjuro finaliza si lanzas otro conjuro o si sueltas el arma.</text:p>
          </table:table-cell>
          <table:table-cell/>
          <table:table-cell table:number-columns-repeated="4" office:value-type="float" office:value="1" calcext:value-type="float">
            <text:p>1</text:p>
          </table:table-cell>
          <table:table-cell office:value-type="string" calcext:value-type="string">
            <text:p>muérdago, una hoja trébol, y un garrote o bastón</text:p>
          </table:table-cell>
          <table:table-cell table:number-columns-repeated="2" office:value-type="float" office:value="0" calcext:value-type="float">
            <text:p>0</text:p>
          </table:table-cell>
          <table:table-cell office:value-type="string" calcext:value-type="string">
            <text:p>1 accion adicional</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1 asalto</text:p>
          </table:table-cell>
          <table:table-cell table:number-columns-repeated="1009"/>
        </table:table-row>
        <table:table-row table:style-name="ro1">
          <table:table-cell office:value-type="float" office:value="357" calcext:value-type="float">
            <text:p>357</text:p>
          </table:table-cell>
          <table:table-cell office:value-type="string" calcext:value-type="string">
            <text:p>Geas [Geas]</text:p>
          </table:table-cell>
          <table:table-cell office:value-type="string" calcext:value-type="string">
            <text:p>Colocas una orden mágica en una criatura que puedas ver dentro del alcance, forzándola a ofrecerte algún servicio o abstenerse de alguna actividad o curso de acción a tu decisión. Si la criatura puede entenderte debe realizar una tirada de salvación con éxito de Sabiduría o quedar encantada por la duración del conjuro. Mientras la criatura se encuentre encantada por ti, esta sufre 5d10 puntos de daño psíquico cada vez que actué de una manera directamente opuesta a tus instrucciones, pero no más de una vez cada día. Una criatura que no pueda entenderte no se ve afectada por este conjuro.&lt;br&gt; Puedes emitir una orden a tu elección, que no implique en una actividad que pueda resultar en una muerte cierta. En caso de emitir una orden suicida, el conjuro finaliza.&lt;br&gt; Puedes finalizar el conjuro usando una acción para cancelarlo. Un conjuro de quitar maldición [remove curse], restablecimiento mayor [greater restoration], o deseo [wish] también finaliza este conjuro</text:p>
          </table:table-cell>
          <table:table-cell office:value-type="string" calcext:value-type="string">
            <text:p>Cuando lanzas este hechizo usando un espacio de conjuros de nivel 7 u 8, la duración es de un año. Cuando lanzas este hechizo usando un espacio de conjuros de nivel 9, el conjuro se mantiene hasta que sea finalizado por cualquiera de los conjuros mencionados arriba.</text:p>
          </table:table-cell>
          <table:table-cell office:value-type="float" office:value="60" calcext:value-type="float">
            <text:p>60</text:p>
          </table:table-cell>
          <table:table-cell office:value-type="float" office:value="1" calcext:value-type="float">
            <text:p>1</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minuto</text:p>
          </table:table-cell>
          <table:table-cell table:number-columns-repeated="2" office:value-type="float" office:value="5" calcext:value-type="float">
            <text:p>5</text:p>
          </table:table-cell>
          <table:table-cell office:value-type="string" calcext:value-type="string">
            <text:p>30 dias</text:p>
          </table:table-cell>
          <table:table-cell table:number-columns-repeated="1009"/>
        </table:table-row>
        <table:table-row table:style-name="ro1">
          <table:table-cell office:value-type="float" office:value="358" calcext:value-type="float">
            <text:p>358</text:p>
          </table:table-cell>
          <table:table-cell office:value-type="string" calcext:value-type="string">
            <text:p>Glifo custodio [Glyph of Warding]</text:p>
          </table:table-cell>
          <table:table-cell office:value-type="string" calcext:value-type="string">
            <text:p>Cuando lanzas este conjuro, inscribes un glifo que hiere a otras criaturas, ya sea sobre una superficie (como una mesa o una sección del piso o de una pared) o dentro de algún objeto que pueda ser cerrado (como un libro, un pergamino, o un cofre de tesoro) para esconder el glifo. Si eliges una superficie, el glifo puede cubrir un área de la superficie no mayor a 10 pies (2 casillas, 3 m) de diámetro. Si eliges un objeto, ese objeto debe permanecer en su sitio; si el objeto se mueve más de 10 pies (2 casillas, 3 m) de donde se lanzó el conjuro, el glifo se destruye y el conjuro finaliza sin ser activado. &lt;br&gt;El glifo es casi invisible y requiere una prueba de Inteligencia (Investigación) con éxito contra la CD de salvación del conjuro para ser encontrado. &lt;br&gt;Tú decides que activa el glifo cuando lanzas el conjuro. Para glifos inscritos en una superficie, el más típico activador incluye tocar o pararse en la superficie del glifo, quitar algún objeto que cubre al glifo, acercarse a cierta distancia del glifo, o manipular el objeto en el cual el glifo está inscrito. Para glifos inscritos en un objeto, los activadores más comunes incluyen abrir el objeto, acercarse a cierta distancia del objeto, o ver o leer el glifo. Una vez que el glifo se activa, el conjuro finaliza. &lt;br&gt;Puedes refinar el activador de manera que el conjuro solo se active solo bajo ciertas circunstancias o de acuerdo a características físicas (tales como la altura o el peso), tipo de criatura (por ejemplo, la protección puedes elegir que afecte aberraciones o drows), o alineamiento. Incluso puedes elegir condiciones para criaturas que no activen el glifo, como por ejemplo aquellos que digan cierta contraseña. &lt;br&gt;Cuando inscribas el glifo, elige entre runas explosivas o glifo de conjuro. &lt;br&gt;&lt;b&gt;Runas explosivas:&lt;/b&gt; Cuando sea activada, el glifo estalla en energía mágica en una esfera de radio de 20 pies (4 casillas, 6 m) centrado en el glifo, la esfera se expande alrededor de las esquinas. Cada criatura en el área debe realizar una tirada de salvación de Destreza. La criatura sufre 5d8 puntos de daño por ácido, frio, fuego, electricidad, o sonido con una tirada de salvación fracasada (tú eliges el tipo de daño cuando creas el glifo) o mitad de daño si supera con éxito la salvaciíón. &lt;br&gt;&lt;b&gt;Glifo de Conjuro:&lt;/b&gt; Puedes almacenar un conjuro preparado de 3er nivel o inferior en el glifo lanzándolo como parte de la creación del mismo. El conjuro debe tener como objetivo a una única criatura o un área. El conjuro almacenado no posee efecto inmediato cuando se conjura de esta manera. Cuando el glifo es activado, el conjuro almacenado se lanza. Si el hechizo tiene un objetivo, el conjuro toma como objetivo a la criatura que activo el glifo. Si el conjuro es de área, el área es centrada en la criatura. Si el conjuro convoca criaturas hostiles o crea objetos peligrosos o trampas, estas aparecen lo más cercanas posibles del intruso y lo atacan. Si el conjuro requiere concentración, este dura hasta su duración completa.</text:p>
          </table:table-cell>
          <table:table-cell office:value-type="string" calcext:value-type="string">
            <text:p>Cuando lanzas este hechizo usando un espacio de conjuros de nivel 4 o superior, el daño de las runas explosivas se incrementa en 1d8 por cada nivel de espacio de conjuros por encima del nive 3. Si creaste un glifo de conjuro, puedes almacenar cualquier conjuro del mismo nivel que del nivel del espacio de conjuro que usaste para lanzar glifo custodio.</text:p>
          </table:table-cell>
          <table:table-cell table:number-columns-repeated="4" office:value-type="float" office:value="1" calcext:value-type="float">
            <text:p>1</text:p>
          </table:table-cell>
          <table:table-cell office:value-type="string" calcext:value-type="string">
            <text:p>incienso y un diamante en polvo de un valor mínimo de 200 po, el cual será consumido por el conjuro</text:p>
          </table:table-cell>
          <table:table-cell table:number-columns-repeated="2" office:value-type="float" office:value="0" calcext:value-type="float">
            <text:p>0</text:p>
          </table:table-cell>
          <table:table-cell office:value-type="string" calcext:value-type="string">
            <text:p>1 hora</text:p>
          </table:table-cell>
          <table:table-cell table:number-columns-repeated="2" office:value-type="float" office:value="3" calcext:value-type="float">
            <text:p>3</text:p>
          </table:table-cell>
          <table:table-cell office:value-type="string" calcext:value-type="string">
            <text:p>Hasta que sea disipado o activado</text:p>
          </table:table-cell>
          <table:table-cell table:number-columns-repeated="1009"/>
        </table:table-row>
        <table:table-row table:style-name="ro1">
          <table:table-cell office:value-type="float" office:value="359" calcext:value-type="float">
            <text:p>359</text:p>
          </table:table-cell>
          <table:table-cell office:value-type="string" calcext:value-type="string">
            <text:p>Globo de invulnerabilidad [Globe of Invulnerability]</text:p>
          </table:table-cell>
          <table:table-cell office:value-type="string" calcext:value-type="string">
            <text:p>Una inamovible barrera, débilmente brillante, aparece en un radio de 10 pies (2 casillas, 3 m) a tu alrededor y se mantiene por la duración del conjuro. Cualquier conjuro de nivel 5 o inferior que se lance fuera de la barrera no puede afectar a las criaturas u objetos dentro de esta, incluso si el conjuro es lanzado usando un espacio de conjuros de mayor nivel. Tal conjuro puede apuntar a las criaturas u objetos dentro de la barrera, pero el conjuro no tendrá ningún efecto en ellos. Del mismo modo, el área dentro de la barrea es excluida de las áreas afectadas por tales conjuros</text:p>
          </table:table-cell>
          <table:table-cell office:value-type="string" calcext:value-type="string">
            <text:p>Cuando lanzas este hechizo usando un espacio de conjuros de nivel 7 o superior, la barrera bloquea conjuros de un nivel superior por cada nivel de espacio de conjuros por encima de nivel 6.</text:p>
          </table:table-cell>
          <table:table-cell office:value-type="float" office:value="0" calcext:value-type="float">
            <text:p>0</text:p>
          </table:table-cell>
          <table:table-cell table:number-columns-repeated="3" office:value-type="float" office:value="1" calcext:value-type="float">
            <text:p>1</text:p>
          </table:table-cell>
          <table:table-cell office:value-type="string" calcext:value-type="string">
            <text:p>un espejo o una cuenta de cristal que se romperá cuando el conjuro finali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asta 1 minuto</text:p>
          </table:table-cell>
          <table:table-cell table:number-columns-repeated="1009"/>
        </table:table-row>
        <table:table-row table:style-name="ro1">
          <table:table-cell office:value-type="float" office:value="360" calcext:value-type="float">
            <text:p>360</text:p>
          </table:table-cell>
          <table:table-cell office:value-type="string" calcext:value-type="string">
            <text:p>Golpe abrasador [Searing Smite]</text:p>
          </table:table-cell>
          <table:table-cell office:value-type="string" calcext:value-type="string">
            <text:p>La próxima vez que impactes a una criatura con un ataque de arma cuerpo a cuerpo durante la duración del conjuro, tu arma resplandece con una intensidad candente y el ataque inflige 1d6 puntos de daño extra por fuego y prenderá al objetivo en llamas. Al principio de cada turno hasta el final del conjuro, el objetivo tiene que realizar una tirada de salvación de Constitución. Con una tirada fracasada sufre 1d6 puntos de daño por fuego. Con una tirada de salvación con éxito, el conjuro finaliza. Si el objetivo o una criatura dentro de un alcance de 5 pies (1 casilla, 1,5 m) de él usa una acción para apagar las llamas, o si cualquier tipo de efecto extingue las llamas (como el objetivo siendo sumergido en agua), el conjuro finaliza.</text:p>
          </table:table-cell>
          <table:table-cell office:value-type="string" calcext:value-type="string">
            <text:p>Cuando lanzas este hechizo usando un espacio de conjuros de nivel 2 o superior, el daño extra inicial realizado por el atacante se incrementa en 1d6 por cada nivel de espacio de conjuro por encima de nivel 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 adicional</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asta 1 minuto</text:p>
          </table:table-cell>
          <table:table-cell table:number-columns-repeated="1009"/>
        </table:table-row>
        <table:table-row table:style-name="ro1">
          <table:table-cell office:value-type="float" office:value="361" calcext:value-type="float">
            <text:p>361</text:p>
          </table:table-cell>
          <table:table-cell office:value-type="string" calcext:value-type="string">
            <text:p>Golpe asombroso [Staggering Smite]</text:p>
          </table:table-cell>
          <table:table-cell office:value-type="string" calcext:value-type="string">
            <text:p>La próxima vez que impactes a una criatura con un arma cuerpo a cuerpo durante la duración de este conjuro, tu arma penetra tanto en el cuerpo como en la mente, y el ataque inflige 4d6 puntos de daño psíquico extra al objetivo. El objetivo debe realizar una tirada de salvación de Sabiduría. Si falla la salvación, tiene desventaja en las tiradas de ataque y las pruebas de característica, y no puede realizar reacciones, hasta el fin de su próximo turno.</text:p>
          </table:table-cell>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 adicional</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asta 1 minuto</text:p>
          </table:table-cell>
          <table:table-cell table:number-columns-repeated="1009"/>
        </table:table-row>
        <table:table-row table:style-name="ro1">
          <table:table-cell office:value-type="float" office:value="362" calcext:value-type="float">
            <text:p>362</text:p>
          </table:table-cell>
          <table:table-cell office:value-type="string" calcext:value-type="string">
            <text:p>Golpe cegador [Blinding Smite]</text:p>
          </table:table-cell>
          <table:table-cell office:value-type="string" calcext:value-type="string">
            <text:p>La próxima vez que impactes a una criatura con un ataque de un arma de cuerpo a cuerpo durante la duración de este conjuro, tu arma resplandecerá con una luz brillante y el ataque provocará un daño extra de 3d8 puntos de daño radiante al objetivo. Además, el objetivo deberá superar una tirada de salvación de Constitución o quedará cegado hasta que el conjuro finalice. &lt;br&gt;Una criatura cegada por este conjuro debe realizar una tirada de salvación de Constitución al final de cada uno de sus turnos. Si supera la tirada de salvación, dejará de estar cegada.</text:p>
          </table:table-cell>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 adicional</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asta 1 minuto</text:p>
          </table:table-cell>
          <table:table-cell table:number-columns-repeated="1009"/>
        </table:table-row>
        <table:table-row table:style-name="ro1">
          <table:table-cell office:value-type="float" office:value="363" calcext:value-type="float">
            <text:p>363</text:p>
          </table:table-cell>
          <table:table-cell office:value-type="string" calcext:value-type="string">
            <text:p>Golpe estruendoso [Thunderous Smite]</text:p>
          </table:table-cell>
          <table:table-cell office:value-type="string" calcext:value-type="string">
            <text:p>La próxima vez que impactes a alguien con un arma de combate cuerpo a cuerpo durante la duración del conjuro, tu arma suena como un trueno que se puede escuchar hasta a 300 pies (60 casillas, 90 m) de ti, y el ataque inflige un daño extra de 2d6 puntos de daño sonico al objetivo. Además, si el objetivo es una criatura, debe superar una tirada de salvación de Fuerza o ser empujada a 10 pies (2 casillas, 6 m) de ti y tumbada.</text:p>
          </table:table-cell>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 adicional</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asta 1 minuto</text:p>
          </table:table-cell>
          <table:table-cell table:number-columns-repeated="1009"/>
        </table:table-row>
        <table:table-row table:style-name="ro1">
          <table:table-cell office:value-type="float" office:value="364" calcext:value-type="float">
            <text:p>364</text:p>
          </table:table-cell>
          <table:table-cell office:value-type="string" calcext:value-type="string">
            <text:p>Golpe iracundo [Wrathful Smite]</text:p>
          </table:table-cell>
          <table:table-cell office:value-type="string" calcext:value-type="string">
            <text:p>La próxima vez que impactes con un arma de ataque de cuerpo a cuerpo durante la duración de este conjuro, tu ataque inflige 1d6 puntos de daño psíquico extra. Además, si el blanco es una criatura, debe hacer una tirada de salvación de Sabiduría o estar asustada de ti hasta que el conjuro finalice. Como una acción, la criatura puede realizar una prueba de Sabiduría contra la CD de tus conjuros para templar su resolución y finalizar este conjuro.</text:p>
          </table:table-cell>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 adicional</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asta 1 minuto</text:p>
          </table:table-cell>
          <table:table-cell table:number-columns-repeated="1009"/>
        </table:table-row>
        <table:table-row table:style-name="ro1">
          <table:table-cell office:value-type="float" office:value="365" calcext:value-type="float">
            <text:p>365</text:p>
          </table:table-cell>
          <table:table-cell office:value-type="string" calcext:value-type="string">
            <text:p>Golpe marcador [Branding smite]</text:p>
          </table:table-cell>
          <table:table-cell office:value-type="string" calcext:value-type="string">
            <text:p>Mientras dura el efecto de este conjuro, la pró- xima vez que impactes a una criatura con un ataque de armas, el arma resplandece mientras golpea con una radiante luz astral. El ataque inflige un daño extra de 2d6 puntos de daño radiante al objetivo, que se hará visible si era invisible, y el objetivo comenzará a desprender una luz tenue en un radio de 5 pies (1 casilla, 1,5 m) y no podrá volverse invisible hasta que el conjuro finalice</text:p>
          </table:table-cell>
          <table:table-cell office:value-type="string" calcext:value-type="string">
            <text:p>Cuando lanzas este hechizo usando un espacio de conjuros de nivel 3 o superior, el daño extra se incrementa en 1d6 por cada nivel de espacio de conjuros por encima del nivel 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 adicional</text:p>
          </table:table-cell>
          <table:table-cell table:number-columns-repeated="2" office:value-type="float" office:value="2" calcext:value-type="float">
            <text:p>2</text:p>
          </table:table-cell>
          <table:table-cell office:value-type="string" calcext:value-type="string">
            <text:p>hasta 1 minuto</text:p>
          </table:table-cell>
          <table:table-cell table:number-columns-repeated="1009"/>
        </table:table-row>
        <table:table-row table:style-name="ro1">
          <table:table-cell office:value-type="float" office:value="366" calcext:value-type="float">
            <text:p>366</text:p>
          </table:table-cell>
          <table:table-cell office:value-type="string" calcext:value-type="string">
            <text:p>Grasa [Grease]</text:p>
          </table:table-cell>
          <table:table-cell office:value-type="string" calcext:value-type="string">
            <text:p>Una grasa resbaladiza cubre el terrero en un cuadrado de 10 pies (2 casillas, 3 m) de lado centrada en un punto dentro del alcance y convirtiendo el área en terreno difícil. &lt;br&gt;Cuando la grasa aparece, cada criatura en el área debe realizar una tirada de salvación con éxito de Destreza o caer tumbada. Una criatura que entre en el área o finalice su turno ahí también debe superar una tirada de salvación o caer tumbada</text:p>
          </table:table-cell>
          <table:table-cell/>
          <table:table-cell office:value-type="float" office:value="60" calcext:value-type="float">
            <text:p>60</text:p>
          </table:table-cell>
          <table:table-cell table:number-columns-repeated="3" office:value-type="float" office:value="1" calcext:value-type="float">
            <text:p>1</text:p>
          </table:table-cell>
          <table:table-cell office:value-type="string" calcext:value-type="string">
            <text:p>un pedazo de piel de cerdo o mantequilla</text:p>
          </table:table-cell>
          <table:table-cell table:number-columns-repeated="2" office:value-type="float" office:value="0" calcext:value-type="float">
            <text:p>0</text:p>
          </table:table-cell>
          <table:table-cell office:value-type="string" calcext:value-type="string">
            <text:p>1 accion</text:p>
          </table:table-cell>
          <table:table-cell table:number-columns-repeated="2" office:value-type="float" office:value="1" calcext:value-type="float">
            <text:p>1</text:p>
          </table:table-cell>
          <table:table-cell office:value-type="string" calcext:value-type="string">
            <text:p>1 minuto</text:p>
          </table:table-cell>
          <table:table-cell table:number-columns-repeated="1009"/>
        </table:table-row>
        <table:table-row table:style-name="ro1">
          <table:table-cell office:value-type="float" office:value="367" calcext:value-type="float">
            <text:p>367</text:p>
          </table:table-cell>
          <table:table-cell office:value-type="string" calcext:value-type="string">
            <text:p>Guardas y custodias [Guards and Wards]</text:p>
          </table:table-cell>
          <table:table-cell office:value-type="string" calcext:value-type="string">
            <text:p>Creas una guarda que protege hasta 2.500 pies cuadrados (un área cuadrada de 50 pies [10 casillas, 15 m] de lado, o un área de cien cuadros de 5 pies [1 casilla, 1.5 m] o 25 cuadros de 10 pies [2 casillas, 3 m]). El área protegida puede tener hasta 20 pies (4 casillas, 6 m) de alto y construida con la forma que tú decidas. Puedes proteger varios pisos de la fortaleza dividiendo el área entre ellos, tanto como puedas caminar entre cada una de las áreas contiguas mientras estas lanzando el conjuro.&lt;br&gt; Cuando lanzas el conjuro, puedes especificar a individuos que no se verán afectados por cualquiera o todos los efectos que tu elijas. También puedes elegir una contraseña que, cuando se recita alto, hace que el que la menciona sea inmune a estos efectos.&lt;br&gt; Guardas y custodias crea los siguientes efectos en el área protegida. &lt;br&gt;&lt;b&gt;Corredores:&lt;/b&gt; Una neblina cubre todos los corredores del área protegida, y se oscurece profundamente. Además, en cada intersección o ramificación que ofrezca una elección a la hora de elegir la dirección a tomar, hay un 50 por ciento de probabilidades de que una criatura diferente a ti crea que está yendo en la dirección opuesta de la que eligió.&lt;br&gt;&lt;b&gt; Puertas:&lt;/b&gt; Todas las puertas del área protegida están mágicamente cerradas, como si estuvieran selladas por el conjuro cerradura arcana [arcane lock]. Además, puedes cubrir hasta diez puertas con una ilusión (equivalente a la función del objeto ilusorio del conjuro ilusión menor [minor illusion]) para hacerlas parecer como secciones planas de la pared. &lt;br&gt;&lt;b&gt;Escaleras:&lt;/b&gt; Unas telarañas cubren todas las escaleras en el área protegida de arriba a abajo, como en el conjuro telaraña. Estas vuelven a aparecer en 10 minutos si son quemadas o quitadas mientras guardas y custodias permanece activo.&lt;br&gt;&lt;b&gt; Otros efectos de conjuros:&lt;/b&gt; Puedes colocar uno de los siguientes efectos mágicos en el área protegida de la fortaleza. &lt;br&gt;• Colocar luces danzantes [dancing lights] en cuatro corredores. Puedes elegir una rutina simple que repita las luces tanto como guardas y custodias permanezca activo.&lt;br&gt;• Colocar boca mágica [magic mouth] en dos ubicaciones. &lt;br&gt;• Colocar nube apestosa [stinking cloud] en dos ubicaciones. Los vapores aparecen en los lugares que tú designes; estas reaparecen en los próximos 10 minutos si fueron dispersadas por un viento mientras guardas y custodias permanece. &lt;br&gt;• Colocar un conjuro de ráfaga de viento [gust of wind] constante, en un corredor o cuarto. &lt;br&gt;• Colocar sugestión [suggestion] en una ubicación. Elige un área cuadrada de 5 pies (1 casilla, 1.5 m) de lado, y cualquier criatura que entre o pasa a través del área recibe la sugestión mentalmente. &lt;br&gt;Toda el área protegida irradia magia. Un conjuro de disipar magia [dispel magic] lanzado sobre un efecto específico, si es exitoso, solo remueve ese efecto. &lt;br&gt;Puedes crear una estructura protegida y custodiada permanentemente lanzando este conjuro cada día durante un año.</text:p>
          </table:table-cell>
          <table:table-cell/>
          <table:table-cell table:number-columns-repeated="4" office:value-type="float" office:value="1" calcext:value-type="float">
            <text:p>1</text:p>
          </table:table-cell>
          <table:table-cell office:value-type="string" calcext:value-type="string">
            <text:p>incienso encendido, una medida pequeña de azufre y aceite, un hilo amarrado, una pequeña cantidad de sangre de mole sombría, y una vara de plata pequeña con un valor de por lo menos 10 po</text:p>
          </table:table-cell>
          <table:table-cell table:number-columns-repeated="2" office:value-type="float" office:value="0" calcext:value-type="float">
            <text:p>0</text:p>
          </table:table-cell>
          <table:table-cell office:value-type="string" calcext:value-type="string">
            <text:p>10 minutos</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24 horas</text:p>
          </table:table-cell>
          <table:table-cell table:number-columns-repeated="1009"/>
        </table:table-row>
        <table:table-row table:style-name="ro1">
          <table:table-cell office:value-type="float" office:value="368" calcext:value-type="float">
            <text:p>368</text:p>
          </table:table-cell>
          <table:table-cell office:value-type="string" calcext:value-type="string">
            <text:p>Guardián de la fe [Guardian of Faith]</text:p>
          </table:table-cell>
          <table:table-cell office:value-type="string" calcext:value-type="string">
            <text:p>Un espectro guardián de tamaño grande, aparece y flota durante toda la duración del conjuro en un espacio desocupado de tu elección que puedas ver dentro del alcance. El guardián ocupa ese espacio y es borroso excepto por una espada brillante y un escudo blasonado con el símbolo de tu deidad. &lt;br&gt;Cualquier criatura hostil para ti, que se mueva a cualquier espacio a 10 pies (2 casillas, 3 m) del guardián por primera vez en un turno debe superar una tirada de salvación de Destreza. La criatura sufre 20 puntos de daño radiante en una tirada fallida, o mitad en una salvación con éxito. El guardián desaparece cuando haya realizado un total de 60 puntos de daño.</text:p>
          </table:table-cell>
          <table:table-cell/>
          <table:table-cell office:value-type="float" office:value="30" calcext:value-type="float">
            <text:p>30</text:p>
          </table:table-cell>
          <table:table-cell office:value-type="float" office:value="1" calcext:value-type="float">
            <text:p>1</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8 horas</text:p>
          </table:table-cell>
          <table:table-cell table:number-columns-repeated="1009"/>
        </table:table-row>
        <table:table-row table:style-name="ro1">
          <table:table-cell office:value-type="float" office:value="369" calcext:value-type="float">
            <text:p>369</text:p>
          </table:table-cell>
          <table:table-cell office:value-type="string" calcext:value-type="string">
            <text:p>Hablar con las plantas [Speak with Plants]</text:p>
          </table:table-cell>
          <table:table-cell office:value-type="string" calcext:value-type="string">
            <text:p>Imbuyes a las plantas a 30 pies (6 casillas, 9 m) a tu alrededor con una limitada conciencia y animación, dándoles la habilidad de comunicarse contigo y seguir unas indicaciones simples. Puedes preguntar a las plantas sobre eventos dentro del área del conjuro durante el último día, obteniendo información sobre criaturas que hayan pasado, el tiempo y otras circunstancias. &lt;br&gt;También puedes convertir un terreno difícil, ocasionado por el crecimiento de plantas (tales como matojos y broza), en terreno corriente que se mantendrá por la duración del conjuro. O puedes convertir terreno corriente donde haya plantas presentes en un terreno difícil que se mantendrá por la duración del conjuro, causando que las lianas y ramas entorpezcan a tus perseguidores, por ejemplo. &lt;br&gt;Las plantas pueden ser capaces de realizar otras tareas por ti, bajo el criterio del DM. El conjuro no permite que las plantas se desplanten y se muevan, pero pueden mover libremente sus ramas, zarcillos y tallos. &lt;br&gt;Si hay una planta en el área puedes comunicarte con ella como si compartierais un idioma en común, pero no ganas ninguna habilidad mágica para influenciarla. &lt;br&gt;Este conjuro puede provocar que las plantas creadas por el conjuro enmarañar [entangle] suelten a una criatura aprisionada.</text:p>
          </table:table-cell>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10 minutos</text:p>
          </table:table-cell>
          <table:table-cell table:number-columns-repeated="1009"/>
        </table:table-row>
        <table:table-row table:style-name="ro1">
          <table:table-cell office:value-type="float" office:value="370" calcext:value-type="float">
            <text:p>370</text:p>
          </table:table-cell>
          <table:table-cell office:value-type="string" calcext:value-type="string">
            <text:p>Hablar con los animales [Speak with Animals]</text:p>
          </table:table-cell>
          <table:table-cell office:value-type="string" calcext:value-type="string">
            <text:p>Ganas la habilidad de comprender y comunicarte verbalmente con las bestias durante la duración del conjuro. El conocimiento y la conciencia de muchas bestias está limitado por su inteligencia, pero dentro de un mínimo las bestias pueden darte información sobre sitios cercanos y monstruos, incluyendo cualquier cosa que puedan percibir o hayan percibido en el último día. Debes ser capaz de persuadir a una bestia para que te haga pequeños favores, siempre bajo la aprobación del DM.</text:p>
          </table:table-cell>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1 accion</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10 minutos</text:p>
          </table:table-cell>
          <table:table-cell table:number-columns-repeated="1009"/>
        </table:table-row>
        <table:table-row table:style-name="ro1">
          <table:table-cell office:value-type="float" office:value="371" calcext:value-type="float">
            <text:p>371</text:p>
          </table:table-cell>
          <table:table-cell office:value-type="string" calcext:value-type="string">
            <text:p>Hablar con los muertos [Speak with Dead]</text:p>
          </table:table-cell>
          <table:table-cell office:value-type="string" calcext:value-type="string">
            <text:p>Concedes la apariencia de vida e inteligencia a un cadáver de tu elección dentro del rango, permitiéndole contestar a las preguntas que le propones. El cuerpo debe tener todavía una boca y no puede ser un muerto viviente. El conjuro falla si el cadáver fue objetivo de este mismo conjuro en los últimos 10 días. &lt;br&gt;Hasta que el conjuro finalice, puedes preguntarle al cuerpo hasta cinco preguntas. El cuerpo sabe tan solo aquello que conocía en vida, lo cual incluye también los idiomas. Las respuestas normalmente son breves, cripticas o repetitivas, y el cuerpo no está bajo ninguna condición de ofrecer respuestas verdaderas si eres hostil hacia él o te reconoce como un enemigo. Este conjuro no retorna el alma de la criatura a su cuerpo, solo anima su espíritu. Por lo tanto, el cuerpo no puede aprender nueva información, no comprende nada que haya sucedido desde que murió y no puede especular sobre futuros eventos.</text:p>
          </table:table-cell>
          <table:table-cell/>
          <table:table-cell office:value-type="float" office:value="10" calcext:value-type="float">
            <text:p>10</text:p>
          </table:table-cell>
          <table:table-cell table:number-columns-repeated="3" office:value-type="float" office:value="1" calcext:value-type="float">
            <text:p>1</text:p>
          </table:table-cell>
          <table:table-cell office:value-type="string" calcext:value-type="string">
            <text:p>incienso ardiendo</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10 minutos</text:p>
          </table:table-cell>
          <table:table-cell table:number-columns-repeated="1009"/>
        </table:table-row>
        <table:table-row table:style-name="ro1">
          <table:table-cell office:value-type="float" office:value="372" calcext:value-type="float">
            <text:p>372</text:p>
          </table:table-cell>
          <table:table-cell office:value-type="string" calcext:value-type="string">
            <text:p>Hambre de Hadar [Hunger of Hadar]</text:p>
          </table:table-cell>
          <table:table-cell office:value-type="string" calcext:value-type="string">
            <text:p>Abres una entrada a la oscuridad entre las estrellas, una región infestada de horrores desconocidos. Una esfera de 20 pies (4 casillas, 6 m) de radio de oscuridad y frio intenso aparece, centrado en un punto dentro del alcance y manteniéndose durante la duración del conjuro. Este vacío está lleno con una cacofonía de suaves susurros y barboteantes sonidos que pueden ser escuchados hasta 30 pies (6 casillas, 9 m) de distancia. No hay luz, mágica o de otra tipo, que pueda iluminar el área, y las criaturas completamente dentro del área son cegadas. &lt;br&gt;El vacío crea un portal en el tejido del espacio, y el área se vuelve terreno difícil. Cualquier criatura que comience su turno en el área sufre 2d6 puntos de daño por frio. Cualquier criatura que finalice su turno en el área debe superar una tirada de salvación de Destreza o sufrir 2d6 puntos de daño por ácido cuando unos lechosos tentáculos de otro mundo que se frotan contra ella.</text:p>
          </table:table-cell>
          <table:table-cell/>
          <table:table-cell office:value-type="float" office:value="150" calcext:value-type="float">
            <text:p>150</text:p>
          </table:table-cell>
          <table:table-cell table:number-columns-repeated="3" office:value-type="float" office:value="1" calcext:value-type="float">
            <text:p>1</text:p>
          </table:table-cell>
          <table:table-cell office:value-type="string" calcext:value-type="string">
            <text:p>un tentáculo de pulpo encurtido</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Hasta 1 minuto</text:p>
          </table:table-cell>
          <table:table-cell table:number-columns-repeated="1009"/>
        </table:table-row>
        <table:table-row table:style-name="ro1">
          <table:table-cell office:value-type="float" office:value="373" calcext:value-type="float">
            <text:p>373</text:p>
          </table:table-cell>
          <table:table-cell office:value-type="string" calcext:value-type="string">
            <text:p>Hechizar persona [Charm Person]</text:p>
          </table:table-cell>
          <table:table-cell office:value-type="string" calcext:value-type="string">
            <text:p>Puedes intentar hechizar a un humanoide que veas dentro del alcance del conjuro. El objetivo debe realizar una tirada de salvación de Sabiduría, y lo hace con ventaja si tú o tus compañeros estáis luchando contra él. Si falla la tirada de salvación, queda encantado hasta que el conjuro finalice o hasta que tú o tus compañeros le hagáis algo perjudicial. La criatura encantada os considera amigos. Cuando finalice el conjuro, la criatura sabe que ha sido encantada por ti.</text:p>
          </table:table-cell>
          <table:table-cell office:value-type="string" calcext:value-type="string">
            <text:p>Cuando lanzas este hechizo usando un espacio de conjuros de nivel 2 o superior, puedes elegir como objetivo una criatura adicional por cada nivel de espacio de conjuros por encima de nivel 1.</text:p>
          </table:table-cell>
          <table:table-cell office:value-type="float" office:value="30" calcext:value-type="float">
            <text:p>3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1 hora</text:p>
          </table:table-cell>
          <table:table-cell table:number-columns-repeated="1009"/>
        </table:table-row>
        <table:table-row table:style-name="ro1">
          <table:table-cell office:value-type="float" office:value="374" calcext:value-type="float">
            <text:p>374</text:p>
          </table:table-cell>
          <table:table-cell office:value-type="string" calcext:value-type="string">
            <text:p>Hiedras atrapadoras [Grasping Vines]</text:p>
          </table:table-cell>
          <table:table-cell office:value-type="string" calcext:value-type="string">
            <text:p>Conjuras una enredadera que brota del suelo en un espacio desocupado de tu elección que puedas ver dentro del alcance. Cuando lanzas este conjuro, puedes dirigir a la enredadera para que arremeta contra una criatura a 30 pies (6 casillas, 9 m). La criatura debe superar una tirada de salvación de Destreza o ser arrastrada 20 pies (4 casillas, 6 m) directamente hacia la enredadera. &lt;br&gt;Hasta que el conjuro finalice, puedes dirigir a la enredadera a arremeter a la misma criatura o a otra como una acción adicional en cada uno de tus turnos.</text:p>
          </table:table-cell>
          <table:table-cell/>
          <table:table-cell office:value-type="float" office:value="30" calcext:value-type="float">
            <text:p>3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 adicional</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asta 1 minuto</text:p>
          </table:table-cell>
          <table:table-cell table:number-columns-repeated="1009"/>
        </table:table-row>
        <table:table-row table:style-name="ro1">
          <table:table-cell office:value-type="float" office:value="375" calcext:value-type="float">
            <text:p>375</text:p>
          </table:table-cell>
          <table:table-cell office:value-type="string" calcext:value-type="string">
            <text:p>Identificar [Identify]</text:p>
          </table:table-cell>
          <table:table-cell office:value-type="string" calcext:value-type="string">
            <text:p>Eliges un objeto que debes estar tocando mientras realizas este conjuro. Si es un objeto mágico o algún tipo de objeto con magia imbuida, aprendes sus propiedades y cómo usarlas, ya sea que requiera vinculación, y cuantas cargas posee, si es que tiene alguna. Aprendes si algún conjuro está afectando el objeto y que es lo que hace. Si el objeto fue creado por un conjuro, aprendes que conjuro lo creo. &lt;br&gt;Si en su lugar tocas a una criatura mientras realizas el conjuro, aprendes que conjuros, si es que hay alguno, está actualmente afectándolo.</text:p>
          </table:table-cell>
          <table:table-cell/>
          <table:table-cell table:number-columns-repeated="4" office:value-type="float" office:value="1" calcext:value-type="float">
            <text:p>1</text:p>
          </table:table-cell>
          <table:table-cell office:value-type="string" calcext:value-type="string">
            <text:p>una perla de un valor mínimo de 100 po y una pluma de búho</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minuto</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instantaneo</text:p>
          </table:table-cell>
          <table:table-cell table:number-columns-repeated="1009"/>
        </table:table-row>
        <table:table-row table:style-name="ro1">
          <table:table-cell office:value-type="float" office:value="376" calcext:value-type="float">
            <text:p>376</text:p>
          </table:table-cell>
          <table:table-cell office:value-type="string" calcext:value-type="string">
            <text:p>Ilusión menor [Minor Illusion]</text:p>
          </table:table-cell>
          <table:table-cell office:value-type="string" calcext:value-type="string">
            <text:p>Creas un sonido o una imagen de un objeto dentro del alcance que permanece mientras dura el conjuro. La ilusión también finaliza si la disipas como una acción o lanzas de nuevo este conjuro. &lt;br&gt;Si creas un sonido, su volumen puede ir desde un susurro a un grito. Puede ser tu voz, la voz de cualquier otro, el rugido de un león, el batir de tambores, o cualquier otro sonido que elijas. El sonido continúa sin disminuir a lo largo de toda la duración del conjuro, o puedes crear sonidos discretos en momentos diferentes antes de que finalice el conjuro.&lt;br&gt; Si creas la imagen de un objeto, como una silla, huellas en el barro, o un cofre pequeño, no debe ser mayor que un cubo de 5 pies (1 casilla, 1,5 m) de lado. La imagen no puede crear sonido, luz, olor o cualquier otro efecto sensorial. La interacción física con la imagen revela que es una ilusión, porque las cosas la pueden atravesar.&lt;br&gt; Si una criatura usa su acción para examinar el sonido o imagen, la criatura determina que es una ilusión con una prueba de Inteligencia (Investigación) contra la CD de tu salvación de conjuros. Si una criatura percibe a la ilusión por lo que es, la ilusión se vuelve irrelevante para la criatura.</text:p>
          </table:table-cell>
          <table:table-cell/>
          <table:table-cell office:value-type="float" office:value="30" calcext:value-type="float">
            <text:p>30</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un pedazo de vellon</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1 minuto</text:p>
          </table:table-cell>
          <table:table-cell table:number-columns-repeated="1009"/>
        </table:table-row>
        <table:table-row table:style-name="ro1">
          <table:table-cell office:value-type="float" office:value="377" calcext:value-type="float">
            <text:p>377</text:p>
          </table:table-cell>
          <table:table-cell office:value-type="string" calcext:value-type="string">
            <text:p>Ilusión programada [Programmed Illusion]</text:p>
          </table:table-cell>
          <table:table-cell office:value-type="string" calcext:value-type="string">
            <text:p>Creas la ilusión de un objeto, criatura o algún otro fenómeno visible dentro del alcance, que se activará cuando una condición específica ocurra. La ilusión es imperceptible hasta entonces. No puede ser más grande que un cubo de 30 pies (6 casillas, 9 m), y tú decides al momento de lanzar el conjuro cómo se comportará la ilusión y que sonido emitirá. Esta actuación programada puede durar hasta 5 minutos.&lt;br&gt; Cuando la condición que has especificado ocurre, la ilusión se origina en la existencia y se comporta de la manera que describiste. Una vez que la ilusión finaliza su desempeño, esta desaparece y permanece inactiva por 10 minutos. Después de este tiempo, la ilusión puede ser activada de nuevo.&lt;br&gt; La condición desencadenadora puede ser general o tan detallada como gustes, aunque debe basarse en condiciones visuales o audibles que se produzcan dentro de 30 pies (6 casillas, 9 m) del área. Por ejemplo, podrías crear una ilusión de ti mismo para que aparezca y advierta a otros que tratan de abrir una puerta atascada, o podrías ajustar la ilusión sólo cuando una criatura diga la palabra o frase correcta.&lt;br&gt; Las interacciones físicas con la imagen revelarán que es una ilusión, debido a que las cosas pueden atravesarla. Una criatura que usa una acción para examinar la imagen puede determinar que es una ilusión con una prueba con éxito de Inteligencia (Investigación) contra tu CD de salvación de conjuros. Si la criatura percibe la ilusión por lo que es, la criatura podrá ver a través de la imagen y cualquier ruido que haga sonará hueco para la criatura.</text:p>
          </table:table-cell>
          <table:table-cell/>
          <table:table-cell office:value-type="float" office:value="120" calcext:value-type="float">
            <text:p>120</text:p>
          </table:table-cell>
          <table:table-cell table:number-columns-repeated="3" office:value-type="float" office:value="1" calcext:value-type="float">
            <text:p>1</text:p>
          </table:table-cell>
          <table:table-cell office:value-type="string" calcext:value-type="string">
            <text:p>vellón y polvo de jade de al menos 25 po</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asta que sea disipado</text:p>
          </table:table-cell>
          <table:table-cell table:number-columns-repeated="1009"/>
        </table:table-row>
        <table:table-row table:style-name="ro1">
          <table:table-cell office:value-type="float" office:value="378" calcext:value-type="float">
            <text:p>378</text:p>
          </table:table-cell>
          <table:table-cell office:value-type="string" calcext:value-type="string">
            <text:p>Imagen mayor [Major Image]</text:p>
          </table:table-cell>
          <table:table-cell office:value-type="string" calcext:value-type="string">
            <text:p>Creas la ilusión visual de un objeto, una criatura o algún otro fenómeno visible que no sea mayor que un cubo de 20 pies (4 casillas, 6 m) de lado. La ilusión aparece en un lugar que puedas ver dentro del alcance. Parece completamente real, incluyendo los sonidos, olores y temperatura apropiada de la cosa mostrada. No puedes crear suficiente calor o frío para causar daño, ni un ruido lo suficientemente alto para infligir daño sónico o dejar ensordecida a una criatura, ni un olor que pueda dejar incapacitada a una criatura (como el hedor de un troglodita).&lt;br&gt; Mientras este dentro del alcance del conjuro, puedes usar tu acción para hacer que la ilusión se mueva hacia cualquier lugar dentro del alcance. Mientras la ilusión cambia de sitio, puedes alterar su apariencia para que así sus movimientos parezcan naturales para la imagen. Por ejemplo, si creas una imagen de una criatura y la mueves, puedes alterar la imagen para que parezca que camina. De igual modo, puedes hacer que la ilusión realice diferentes sonidos en momentos dispares, incluso manteniendo una conversación.&lt;br&gt; La interacción física con la imagen, revela que es una ilusión, debido a que se pasa a través de ella. La criatura que usa una acción para examinar la imagen puede determinar que es una ilusión con una prueba de Inteligencia (Investigación) contra tu CD de conjuros. Si una criatura percibe que es una ilusión, la criatura puede ver a través de la imagen, y sus otras capacidades sensoriales se vuelven irrelevantes para la criatura.</text:p>
          </table:table-cell>
          <table:table-cell office:value-type="string" calcext:value-type="string">
            <text:p>Cuando lanzas este hechizo usando un espacio de conjuros de nivel 6 o superior, la duración del conjuro persiste hasta ser disipado, sin necesidad de concentración.</text:p>
          </table:table-cell>
          <table:table-cell office:value-type="float" office:value="120" calcext:value-type="float">
            <text:p>120</text:p>
          </table:table-cell>
          <table:table-cell table:number-columns-repeated="3" office:value-type="float" office:value="1" calcext:value-type="float">
            <text:p>1</text:p>
          </table:table-cell>
          <table:table-cell office:value-type="string" calcext:value-type="string">
            <text:p>un pedazo de vell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asta 10 minutos</text:p>
          </table:table-cell>
          <table:table-cell table:number-columns-repeated="1009"/>
        </table:table-row>
        <table:table-row table:style-name="ro1">
          <table:table-cell office:value-type="float" office:value="379" calcext:value-type="float">
            <text:p>379</text:p>
          </table:table-cell>
          <table:table-cell office:value-type="string" calcext:value-type="string">
            <text:p>Imagen múltiple [Mirror Image]</text:p>
          </table:table-cell>
          <table:table-cell office:value-type="string" calcext:value-type="string">
            <text:p>Tres duplicados ilusorios de ti mismo aparecen en tu espacio. Hasta que el conjuro finalice, las copias se mueven contigo e imitan tus acciones, intercambiando su posición de manera que resulta imposible saber qué imagen es real. Puedes usar tu acción para disipar las copias ilusorias. &lt;br&gt;Cada vez que una criatura te elija como objetivo de un ataque mientras dure el conjuro, lanza un d20 para determinar si el ataque tiene por objetivo a uno de tus dobles en vez de a ti. &lt;br&gt;Si tienes tres copias, debes sacar un 6 o más para cambiar el objetivo del ataque a un doble. Con dos copias, debes sacar un 8 o más. Con una copia, debes sacar un 11 o más.&lt;br&gt; La CA de las copias es 10 + tu modificador de Destreza. Si un ataque impacta a un doble, el doble es destruido. Un doble sólo puede ser destruido por un ataque que le impacte. Ignora todo el resto de daño y efectos. El conjuro finaliza cuando las tres copias son destruidas. &lt;br&gt;Una criatura no se ve afectada por el conjuro si no puede ver, si depende de otro sentido distinto a la vista, como la vista ciega, o si puede percibir las ilusiones como falsas, como con visión verdadera.</text:p>
          </table:table-cell>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1 minuto</text:p>
          </table:table-cell>
          <table:table-cell table:number-columns-repeated="1009"/>
        </table:table-row>
        <table:table-row table:style-name="ro1">
          <table:table-cell table:style-name="ce1" office:value-type="float" office:value="380" calcext:value-type="float">
            <text:p>380</text:p>
          </table:table-cell>
          <table:table-cell office:value-type="string" calcext:value-type="string">
            <text:p>Imagen silenciosa [Silent Image]</text:p>
          </table:table-cell>
          <table:table-cell office:value-type="string" calcext:value-type="string">
            <text:p>Creas la imagen de un objeto, una criatura o algún otro fenómeno visible que no sea más grande que un cubo de 15 pies (3 casillas, 4.5 m) de lado. La imagen aparece en un lugar dentro del alcance y permanecerá ahí por la duración del conjuro. La imagen es puramente visual: no está acompañada por sonido, olor u otros efectos sensoriales. &lt;br&gt;Puedes usar tu acción para mover la imagen a cualquier lugar dentro del alcance. Mientras la imagen se mueve puedes alterar su apariencia de tal forma que su movimiento parezca natural. Por ejemplo, si creas una imagen de una criatura y la mueves, puedes alterar su imagen de tal forma que parezca que camina.&lt;br&gt; La interacción física con la imagen revela que es una ilusión, porque los objetos pueden pasar a través. Una criatura que usa su acción para examinar la imagen puede determinar que es una ilusión con una prueba de Inteligencia (Investigación) con éxito contra la CD de tu conjuro. Si una criatura se da cuenta de que es una ilusión, la criatura puede ver a través de la imagen.</text:p>
          </table:table-cell>
          <table:table-cell/>
          <table:table-cell office:value-type="float" office:value="60" calcext:value-type="float">
            <text:p>60</text:p>
          </table:table-cell>
          <table:table-cell table:number-columns-repeated="3" office:value-type="float" office:value="1" calcext:value-type="float">
            <text:p>1</text:p>
          </table:table-cell>
          <table:table-cell office:value-type="string" calcext:value-type="string">
            <text:p>un poco de velló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10 minutos</text:p>
          </table:table-cell>
          <table:table-cell table:number-columns-repeated="1009"/>
        </table:table-row>
        <table:table-row table:style-name="ro1">
          <table:table-cell office:value-type="float" office:value="381" calcext:value-type="float">
            <text:p>381</text:p>
          </table:table-cell>
          <table:table-cell office:value-type="string" calcext:value-type="string">
            <text:p>Impacto enmarañador [Ensnaring Strike]</text:p>
          </table:table-cell>
          <table:table-cell office:value-type="string" calcext:value-type="string">
            <text:p>La siguiente vez que impactes una criatura con un ataque de arma antes de que el conjuro finalice, una retorcida masa de enredaderas con espinas aparecen en el lugar del impacto, y el objetivo debe superar una tirada de salvación de Fuerza o quedará neutralizado por las enredaderas mágicas hasta que el conjuro finalice. Un criatura grande o mayor tiene ventaja en la tirada de salvación. Si el objetivo supera la salvación las enredaderas se marchitan. &lt;br&gt;Mientras esté neutralizado por este conjuro, el objetivo sufre 1d6 puntos de daño perforante al inicio de cada uno de sus turnos. Una criatura apresada por las enredaderas o una que pueda tocar a la criatura, puede usar su acción para realizar una prueba de Fuerza contra la CD de tu salvación de conjuros. Con una salvación con éxito, el objetivo queda liberado</text:p>
          </table:table-cell>
          <table:table-cell office:value-type="string" calcext:value-type="string">
            <text:p>Cuando lanzas este hechizo usando un espacio de conjuros de nivel 2 o superior, el daño se incrementa en 1d6 por cada nivel de espacio de conjuros por encima de nivel 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 adicional</text:p>
          </table:table-cell>
          <table:table-cell table:number-columns-repeated="2" office:value-type="float" office:value="1" calcext:value-type="float">
            <text:p>1</text:p>
          </table:table-cell>
          <table:table-cell office:value-type="string" calcext:value-type="string">
            <text:p>Hasta 1 minuto</text:p>
          </table:table-cell>
          <table:table-cell table:number-columns-repeated="1009"/>
        </table:table-row>
        <table:table-row table:style-name="ro1">
          <table:table-cell office:value-type="float" office:value="382" calcext:value-type="float">
            <text:p>382</text:p>
          </table:table-cell>
          <table:table-cell office:value-type="string" calcext:value-type="string">
            <text:p>Impacto verdadero [True Strike]</text:p>
          </table:table-cell>
          <table:table-cell office:value-type="string" calcext:value-type="string">
            <text:p>Extiendes la mano y apuntas con un dedo a un objetivo a tu alcance. Tu magia te concede una breve visión sobre las defensas de tu objetivo. En tu siguiente turno, obtienes ventaja en tu primera tirada de ataque contra el objetivo, siempre y cuando este conjuro no haya finalizado.</text:p>
          </table:table-cell>
          <table:table-cell/>
          <table:table-cell office:value-type="float" office:value="30" calcext:value-type="float">
            <text:p>3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hasta 1 minuto</text:p>
          </table:table-cell>
          <table:table-cell table:number-columns-repeated="1009"/>
        </table:table-row>
        <table:table-row table:style-name="ro1">
          <table:table-cell office:value-type="float" office:value="383" calcext:value-type="float">
            <text:p>383</text:p>
          </table:table-cell>
          <table:table-cell office:value-type="string" calcext:value-type="string">
            <text:p>Indetectabilidad [Nondetection]</text:p>
          </table:table-cell>
          <table:table-cell office:value-type="string" calcext:value-type="string">
            <text:p>Mientras dure el conjuro, escondes a un objetivo que toques de la magia de adivinación. El objetivo puede ser una criatura voluntaria o un lugar o un objeto no mayor de 10 pies (2 casillas, 3 m) en cualquier dimensión. Éste no puede ser objetivo de magia de adivinación o percibido por sensores mágicos.</text:p>
          </table:table-cell>
          <table:table-cell/>
          <table:table-cell table:number-columns-repeated="4" office:value-type="float" office:value="1" calcext:value-type="float">
            <text:p>1</text:p>
          </table:table-cell>
          <table:table-cell office:value-type="string" calcext:value-type="string">
            <text:p>una pizca de polvo de diamante por valor de al menos 25 po rociado sobre el objetivo, que el conjuro consume</text:p>
          </table:table-cell>
          <table:table-cell table:number-columns-repeated="2" office:value-type="float" office:value="0" calcext:value-type="float">
            <text:p>0</text:p>
          </table:table-cell>
          <table:table-cell office:value-type="string" calcext:value-type="string">
            <text:p>1 accion</text:p>
          </table:table-cell>
          <table:table-cell table:number-columns-repeated="2" office:value-type="float" office:value="3" calcext:value-type="float">
            <text:p>3</text:p>
          </table:table-cell>
          <table:table-cell office:value-type="string" calcext:value-type="string">
            <text:p>8 horas</text:p>
          </table:table-cell>
          <table:table-cell table:number-columns-repeated="1009"/>
        </table:table-row>
        <table:table-row table:style-name="ro1">
          <table:table-cell office:value-type="float" office:value="384" calcext:value-type="float">
            <text:p>384</text:p>
          </table:table-cell>
          <table:table-cell office:value-type="string" calcext:value-type="string">
            <text:p>Infligir heridas [Inflict Wounds]</text:p>
          </table:table-cell>
          <table:table-cell office:value-type="string" calcext:value-type="string">
            <text:p>Realiza un ataque de conjuro cuerpo a cuerpo contra una criatura que tengas al alcance. En un impacto con éxito, el objetivo sufre 3d10 puntos de daño necrótico.</text:p>
          </table:table-cell>
          <table:table-cell office:value-type="string" calcext:value-type="string">
            <text:p>Cuando lanzas este hechizo usando un espacio de conjuros de nivel 2 o superior, el daño se incrementa en 1d10 por cada nivel del espacio de conjuros por encima de nivel 1.</text:p>
          </table:table-cell>
          <table:table-cell table:number-columns-repeated="3"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instantaneo</text:p>
          </table:table-cell>
          <table:table-cell table:number-columns-repeated="1009"/>
        </table:table-row>
        <table:table-row table:style-name="ro1">
          <table:table-cell office:value-type="float" office:value="385" calcext:value-type="float">
            <text:p>385</text:p>
          </table:table-cell>
          <table:table-cell office:value-type="string" calcext:value-type="string">
            <text:p>Inmovilizar monstruo [Hold Monster]</text:p>
          </table:table-cell>
          <table:table-cell office:value-type="string" calcext:value-type="string">
            <text:p>Elige a una criatura que puedas ver dentro del alcance. El objetivo debe superar una tirada de salvación de Sabiduría o ser paralizada durante la duración del conjuro. Este conjuro no tiene efecto en muertos vivientes. Al final de cada uno de sus turnos, el objetivo puede intentar otra tirada de salvación de Sabiduría. Si tiene éxito, el conjuro finaliza en el objetivo. A niveles superiores. Cuando lanzas este hechizo usando un espacio de conjuros de nivel 6 o superior, puedes elegir como objetivo una criatura adicional por cada nivel de espacio de conjuros por encima de nivel 5. Las criaturas deben de estar a 30 pies (6 casillas, 9 m) una de la otra cuando las selecciones.</text:p>
          </table:table-cell>
          <table:table-cell/>
          <table:table-cell office:value-type="float" office:value="90" calcext:value-type="float">
            <text:p>90</text:p>
          </table:table-cell>
          <table:table-cell table:number-columns-repeated="3" office:value-type="float" office:value="1" calcext:value-type="float">
            <text:p>1</text:p>
          </table:table-cell>
          <table:table-cell office:value-type="string" calcext:value-type="string">
            <text:p>una pequeña, pieza recta de hierro</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table:number-columns-repeated="2" office:value-type="float" office:value="5" calcext:value-type="float">
            <text:p>5</text:p>
          </table:table-cell>
          <table:table-cell office:value-type="string" calcext:value-type="string">
            <text:p>hasta 1 minuto</text:p>
          </table:table-cell>
          <table:table-cell table:number-columns-repeated="1009"/>
        </table:table-row>
        <table:table-row table:style-name="ro1">
          <table:table-cell office:value-type="float" office:value="386" calcext:value-type="float">
            <text:p>386</text:p>
          </table:table-cell>
          <table:table-cell office:value-type="string" calcext:value-type="string">
            <text:p>Inmovilizar persona [Hold Person]</text:p>
          </table:table-cell>
          <table:table-cell office:value-type="string" calcext:value-type="string">
            <text:p>Elige un humanoide que puedas ver dentro del alcance. El objetivo debe superar una tirada de salvación de Sabiduría o ser paralizado durante la duración. Al final de cada uno de sus turnos, el objetivo puede intentar otra tirada de salvación de Sabiduría. Si tiene éxito, el conjuro finaliza en el objetivo.</text:p>
          </table:table-cell>
          <table:table-cell office:value-type="string" calcext:value-type="string">
            <text:p>Cuando lanzas este hechizo usando un espacio de conjuros de nivel 3 o superior, puedes elegir como objetivo a un humanoide adicional por cada nivel de espacio de conjuros por encima de nivel 2. Los humanoides deben de estar a 30 pies (6 casillas, 9 m) uno del otro cuando los selecciones.</text:p>
          </table:table-cell>
          <table:table-cell office:value-type="float" office:value="60" calcext:value-type="float">
            <text:p>60</text:p>
          </table:table-cell>
          <table:table-cell table:number-columns-repeated="3" office:value-type="float" office:value="1" calcext:value-type="float">
            <text:p>1</text:p>
          </table:table-cell>
          <table:table-cell office:value-type="string" calcext:value-type="string">
            <text:p>una pequeña, pieza recta de hierro</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hasta 1 minuto</text:p>
          </table:table-cell>
          <table:table-cell table:number-columns-repeated="1009"/>
        </table:table-row>
        <table:table-row table:style-name="ro1">
          <table:table-cell office:value-type="float" office:value="387" calcext:value-type="float">
            <text:p>387</text:p>
          </table:table-cell>
          <table:table-cell office:value-type="string" calcext:value-type="string">
            <text:p>Insecto gigante [Giant Insect]</text:p>
          </table:table-cell>
          <table:table-cell office:value-type="string" calcext:value-type="string">
            <text:p>Transformas hasta diez ciempiés, tres arañas, cinco avispas, o un escorpión dentro del alcance en versiones gigantes de sus formas naturales durante toda la duración del conjuro. &lt;br&gt;Un ciempiés se convierte en un ciempiés gigante, una araña en una araña gigante, una avispa en una avispa gigante, y un escorpión en un escorpión gigante. &lt;br&gt;Cada una de las criaturas obedece tus órdenes verbales, y en combate actúan en tu propio turno cada asalto. El DM tiene las estadísticas de estas criaturas y resuelve sus acciones y movimiento. &lt;br&gt;Una criatura mantiene su tamaño gigante durante toda la duración del conjuro, hasta que caiga a 0 Puntos de Golpe, o hasta que tu uses una acción para cancelar el conjuro.&lt;br&gt; El DM puede dejarte elegir diferentes objetivos, por ejemplo, si transformas una abeja, su versión gigante puede tener las mismas estadísticas que una avispa gigante.</text:p>
          </table:table-cell>
          <table:table-cell/>
          <table:table-cell office:value-type="float" office:value="30" calcext:value-type="float">
            <text:p>3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7" calcext:value-type="float">
            <text:p>7</text:p>
          </table:table-cell>
          <table:table-cell office:value-type="float" office:value="4" calcext:value-type="float">
            <text:p>4</text:p>
          </table:table-cell>
          <table:table-cell office:value-type="string" calcext:value-type="string">
            <text:p>hasta 10 minutos</text:p>
          </table:table-cell>
          <table:table-cell table:number-columns-repeated="1009"/>
        </table:table-row>
        <table:table-row table:style-name="ro1">
          <table:table-cell office:value-type="float" office:value="388" calcext:value-type="float">
            <text:p>388</text:p>
          </table:table-cell>
          <table:table-cell office:value-type="string" calcext:value-type="string">
            <text:p>Interdicción [Forbiddance]</text:p>
          </table:table-cell>
          <table:table-cell office:value-type="string" calcext:value-type="string">
            <text:p>Creas una guarda contra el viaje mágico que protege hasta 40.000 pies cuadrados (3.716 m cuadrados) de espacio por unos 30 pies (6 casillas, 9 m) de alto. Durante la duración del conjuro, las criaturas no puede teletransportarse en el área o usar portales, como aquellos creados con el conjuro umbral [gate], para entrar en el área. El conjuro protege el área de viaje planar, y por lo tanto previene del acceso de criaturas en el área ya sea por el Plano Astral, el Plano Etéreo, Tierras Salvajes de las Hadas, Paramo Sombrío o por el conjuro desplazamiento de plano [plane shift]. &lt;br&gt;Además, el conjuro daña a los tipos de criaturas que elijas cuando lanzas este hechizo. Elije uno o más de los siguientes tipos: celestiales, elementales, feéricos, infernales, y muertos vivientes. Cuando una criatura del tipo elegido entra en el área del conjuro por primera vez en el turno o comienza su turno ahí, la criatura sufre 5d10 puntos de daño radiante o necrótico (tú eliges el daño cuando lanzas este conjuro). &lt;br&gt;Cuando lanzas este conjuro, puedes elegir una contraseña. Una criatura que mencione la contraseña cuando entre en el área no sufre daño del conjuro. &lt;br&gt;El área del conjuro no se puede solapar con el área de otro conjuro de interdicción. Si conjuras interdicción cada día durante 30 días en el mismo lugar, el conjuro permanece hasta que sea disipado, y los componentes materiales son consumidos en el último lanzamiento</text:p>
          </table:table-cell>
          <table:table-cell/>
          <table:table-cell table:number-columns-repeated="4" office:value-type="float" office:value="1" calcext:value-type="float">
            <text:p>1</text:p>
          </table:table-cell>
          <table:table-cell office:value-type="string" calcext:value-type="string">
            <text:p>una salpicadura de agua bendita, incienso raro y un rubí en polvo por valor de 1.000 po como mínimo</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0 minutos</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1 dia</text:p>
          </table:table-cell>
          <table:table-cell table:number-columns-repeated="1009"/>
        </table:table-row>
        <table:table-row table:style-name="ro1">
          <table:table-cell office:value-type="float" office:value="389" calcext:value-type="float">
            <text:p>389</text:p>
          </table:table-cell>
          <table:table-cell office:value-type="string" calcext:value-type="string">
            <text:p>Intermitencia [Blink]</text:p>
          </table:table-cell>
          <table:table-cell office:value-type="string" calcext:value-type="string">
            <text:p>Lanzas un d20 al final de cada turno durante la duración del conjuro. Si en la tirada obtienes un 11 o más, te desvaneces de tu actual plano de existencia y apareces en el Plano Etéreo (el conjuro falla y se pierde el lanzamiento si ya te encuentras en dicho plano). Al comienzo de tu próximo turno y cuando el conjuro finaliza por si estas en el Plano Etéreo, vuelves a un espacio libre a tu elección a una distancia no mayor de 10 pies (2 casillas, 3 m) de donde te desvaneciste. Si no hay espacio libre dentro del alcance, aparecerás en el lugar libre más cercano (elegido al azar si hay más de un espacio libre en la misma distancia). Puedes cancelar este conjuro con una acción. &lt;br&gt;Mientras estás en el Plano Etéreo puedes ver y escuchar lo que pasa en el plano de donde provienes, aunque las imágenes se cubren de tinieblas grises y no puedes ver más allá de 60 pies (12 casillas, 18 m) de distancia. Sólo podrás afectar y ser afectado por criaturas que se encuentren en el Plano Etéreo. Las criaturas que no están allí no pueden percibirte o interactuar contigo, salvo que tengan la habilidad específica para hacerlo.</text:p>
          </table:table-cell>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1 minuto</text:p>
          </table:table-cell>
          <table:table-cell table:number-columns-repeated="1009"/>
        </table:table-row>
        <table:table-row table:style-name="ro1">
          <table:table-cell office:value-type="float" office:value="390" calcext:value-type="float">
            <text:p>390</text:p>
          </table:table-cell>
          <table:table-cell office:value-type="string" calcext:value-type="string">
            <text:p>Invertir gravedad [Reverse Gravity]</text:p>
          </table:table-cell>
          <table:table-cell office:value-type="string" calcext:value-type="string">
            <text:p>Este conjuro invierte la gravedad en un radio de 50 pies (10 casillas, 15 m), en un cilindro de 100 pies (20 casillas, 30 m) de altura centrado en un punto dentro del alcance. Cuando lanzas este conjuro, todas las criaturas y objetos que no estén anclados de alguna manera al suelo dentro caerán hacia arriba y llegarán a la parte superior del área de efecto. Una criatura puede realizar una tirada de salvación de Destreza para aferrarse a un objeto fijado en el suelo y que esté a su alcance, evitando así la caída. &lt;br&gt;Si algún objeto solido (como un techo) se encuentra en la trayectoria de caída, los objetos y criaturas afectadas chocarían contra él de igual forma que lo harían durante una caída hacia abajo. Si un objeto o criatura alcanza la parte superior del área sin impactar nada, permanecerá ahí, oscilando ligeramente durante la duración. &lt;br&gt;Cuando finalice el conjuro, los objetos afectados y criaturas volverán a caer hacia abajo.</text:p>
          </table:table-cell>
          <table:table-cell/>
          <table:table-cell office:value-type="float" office:value="100" calcext:value-type="float">
            <text:p>100</text:p>
          </table:table-cell>
          <table:table-cell table:number-columns-repeated="3" office:value-type="float" office:value="1" calcext:value-type="float">
            <text:p>1</text:p>
          </table:table-cell>
          <table:table-cell office:value-type="string" calcext:value-type="string">
            <text:p>un imán y limaduras de hierro</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table:number-columns-repeated="2" office:value-type="float" office:value="7" calcext:value-type="float">
            <text:p>7</text:p>
          </table:table-cell>
          <table:table-cell office:value-type="string" calcext:value-type="string">
            <text:p>hasta 1 minuto</text:p>
          </table:table-cell>
          <table:table-cell table:number-columns-repeated="1009"/>
        </table:table-row>
        <table:table-row table:style-name="ro1">
          <table:table-cell office:value-type="float" office:value="391" calcext:value-type="float">
            <text:p>391</text:p>
          </table:table-cell>
          <table:table-cell office:value-type="string" calcext:value-type="string">
            <text:p>Invisibilidad [Invisibility]</text:p>
          </table:table-cell>
          <table:table-cell office:value-type="string" calcext:value-type="string">
            <text:p>Una criatura que tocas se vuelve invisible hasta que finaliza el conjuro. Cualquier cosa que el objetivo este portando o transportando se vuelve invisible siempre que esté sobre la persona objetivo. El conjuro finaliza cuando el objetivo ataca o lanza un conjuro.</text:p>
          </table:table-cell>
          <table:table-cell office:value-type="string" calcext:value-type="string">
            <text:p>Cuando lanzas este hechizo usando un espacio de conjuros de nivel 3 o superior, puedes elegir como objetivo a una criatura adicional por cada nivel de espacio de conjuros por encima de nivel 2.</text:p>
          </table:table-cell>
          <table:table-cell table:number-columns-repeated="4" office:value-type="float" office:value="1" calcext:value-type="float">
            <text:p>1</text:p>
          </table:table-cell>
          <table:table-cell office:value-type="string" calcext:value-type="string">
            <text:p>una pestaña incrustada en goma arábig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 </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asta 1 hora</text:p>
          </table:table-cell>
          <table:table-cell table:number-columns-repeated="1009"/>
        </table:table-row>
        <table:table-row table:style-name="ro1">
          <table:table-cell office:value-type="float" office:value="392" calcext:value-type="float">
            <text:p>392</text:p>
          </table:table-cell>
          <table:table-cell office:value-type="string" calcext:value-type="string">
            <text:p>Invisibilidad mayor [Greater Invisibility]</text:p>
          </table:table-cell>
          <table:table-cell office:value-type="string" calcext:value-type="string">
            <text:p>Tú o la criatura que toques os volvéis invisibles hasta que el conjuro finalice. Cualquier cosa que el objetivo este portando o transportando es también invisible siempre y cuando la mantenga en su persona.</text:p>
          </table:table-cell>
          <table:table-cell/>
          <table:table-cell table:number-columns-repeated="3"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table:number-columns-repeated="2" office:value-type="float" office:value="4" calcext:value-type="float">
            <text:p>4</text:p>
          </table:table-cell>
          <table:table-cell office:value-type="string" calcext:value-type="string">
            <text:p>hasta 1 minuto</text:p>
          </table:table-cell>
          <table:table-cell table:number-columns-repeated="1009"/>
        </table:table-row>
        <table:table-row table:style-name="ro1">
          <table:table-cell office:value-type="float" office:value="393" calcext:value-type="float">
            <text:p>393</text:p>
          </table:table-cell>
          <table:table-cell office:value-type="string" calcext:value-type="string">
            <text:p>Invocación instantánea de Drawmij [Drawmij’s Instant Summons]</text:p>
          </table:table-cell>
          <table:table-cell office:value-type="string" calcext:value-type="string">
            <text:p>Tocas un objeto que pese 10 libras (4.5 kg) o menos y cuya dimensión más larga sea 6 pies (1,8 m) o menos. El conjuro deja una marca invisible en su superficie e inscribe de manera invisible el nombre del objeto en el zafiro que usas como componente material. Cada vez que lanzas este conjuro debes usar un zafiro distinto. &lt;br&gt;En cualquier momento después, puedes usar tu acción para pronunciar el nombre del objeto y pulverizar el zafiro. El objeto aparece de forma instantánea en tu mano, independientemente de la distancia física o interplanar, y el conjuro finaliza. &lt;br&gt;Si otra criatura sujeta o porta el objeto, pulverizar el zafiro no transporta el objeto a tu posesión, en su lugar conoces quien es la criatura que posee el objeto y dónde está la criatura aproximadamente en ese momento. &lt;br&gt;Disipar magia o un efecto similar aplicado con éxito al zafiro termina el efecto del conjuro.</text:p>
          </table:table-cell>
          <table:table-cell/>
          <table:table-cell table:number-columns-repeated="4" office:value-type="float" office:value="1" calcext:value-type="float">
            <text:p>1</text:p>
          </table:table-cell>
          <table:table-cell office:value-type="string" calcext:value-type="string">
            <text:p>un zafiro con valor de 1.000 po</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minuto</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asta que sea disipado</text:p>
          </table:table-cell>
          <table:table-cell table:number-columns-repeated="1009"/>
        </table:table-row>
        <table:table-row table:style-name="ro1">
          <table:table-cell office:value-type="float" office:value="394" calcext:value-type="float">
            <text:p>394</text:p>
          </table:table-cell>
          <table:table-cell office:value-type="string" calcext:value-type="string">
            <text:p>Jaula de fuerza [Forcecage]</text:p>
          </table:table-cell>
          <table:table-cell office:value-type="string" calcext:value-type="string">
            <text:p>Una prisión inmóvil e invisible en forma de cubo compuesta de fuerza mágica brota alrededor de un área que elijas dentro del alcance. La prisión puede ser una jaula o una caja só- lida, a tú elección. &lt;br&gt;Una prisión en forma de jaula puede ser de hasta 20 pies (4 casillas, 6 m) de lado y estar hecha de barras 1/2 pulgada (1,3 cm) separadas entre ellas por 1/2 pulgada (1,3 cm). Una prisión en forma de caja puede ser de hasta 10 pies (2 casillas, 3 m) de lado, creando una sólida barrera que previene cualquier intento de pasar a través de ella y bloqueando cualquier lanzamiento de conjuros fuera del área de la caja. &lt;br&gt;Cuando lanzas este conjuro, cualquier criatura que esté completamente dentro de la jaula es atrapada. Criaturas parcialmente dentro de la caja, o demasiado grandes para caber dentro del área, son empujadas hasta que quedan completamente fuera del área. &lt;br&gt;Una criatura dentro de la jaula no puede irse por medios no mágicos. Si la criatura trata de usar teletransportación o viaje interplanar para salir de la caja, primero debe realizar una tirada de salvación de Carisma. Si tiene éxito, la criatura puede usar esa magia para salir de la jaula. Si falla no podrá salir y su conjuro será desperdiciado. La jaula también se extiende hacia el Plano Etéreo, impidiendo el viaje etéreo. &lt;br&gt;Este hechizo no puede ser disipado por el conjuro disipar magia [dispel magic].</text:p>
          </table:table-cell>
          <table:table-cell/>
          <table:table-cell office:value-type="float" office:value="100" calcext:value-type="float">
            <text:p>100</text:p>
          </table:table-cell>
          <table:table-cell table:number-columns-repeated="3" office:value-type="float" office:value="1" calcext:value-type="float">
            <text:p>1</text:p>
          </table:table-cell>
          <table:table-cell office:value-type="string" calcext:value-type="string">
            <text:p>polvo de rubí de un valor mínimo de 1.500 po</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1 hora</text:p>
          </table:table-cell>
          <table:table-cell table:number-columns-repeated="1009"/>
        </table:table-row>
        <table:table-row table:style-name="ro1">
          <table:table-cell office:value-type="float" office:value="395" calcext:value-type="float">
            <text:p>395</text:p>
          </table:table-cell>
          <table:table-cell office:value-type="string" calcext:value-type="string">
            <text:p>La mano de Bigby [Bigby's Hand]</text:p>
          </table:table-cell>
          <table:table-cell office:value-type="string" calcext:value-type="string">
            <text:p>Creas una brillante y translúcida mano de fuerza de tamaño grande en un espacio desocupado que puedas ver dentro del alcance del conjuro. La mano persiste lo que dura el conjuro, y se mueve según tus órdenes imitando los movimientos de tu propia mano. &lt;br&gt;La mano es un objeto que tiene CA 20 y tantos Puntos de Golpe como tus Puntos de Golpe máximos. Si los Puntos de Golpe de la mano caen por debajo de 0 el conjuro finaliza. Tiene una puntuación de Fuerza de 26 (+8) y una puntuación de Destreza de 10 (+0). La mano no llena el espacio que ocupa (puede cohabitar con otras criaturas). &lt;br&gt;Cuando lanzas el conjuro y como acción adicional en tus siguientes turnos, puedes mover la mano hasta 60 pies (12 casillas, 18 m) y además causar alguno de los siguientes efectos con ella. &lt;br&gt;&lt;b&gt;Puño cerrado:&lt;/b&gt; La mano golpea una criatura o un objeto que esté a menos de 5 pies (1 casilla, 1,5 m) de ella. Realiza un ataque de conjuro cuerpo a cuerpo utilizando tus estadísticas de juego. Si impacta, el objetivo sufre 4d8 puntos de daño por fuerza. &lt;br&gt;&lt;b&gt;Mano forzuda:&lt;/b&gt; La mano intenta empujar en la dirección que elijas a una criatura que esté a menos de 5 pies (1 casilla, 1,5 m). Realiza una tirada enfrentada entre la puntuación de Fuerza de la mano y la puntuación de Fuerza (Atletismo) del objetivo. Si el objetivo es de tamaño Medio o menor, tienes ventaja en la tirada. Si superas la tirada enfrentada, la mano empuja al objetivo hasta 5 pies (1 casillas, 1,5 m) a los que hay que sumar un número de pies igual a cinco veces tu modificador de característica mágica. La mano se mueve con el objetivo empujado para quedar a 5 pies (1 casilla, 1,5 m) de él.&lt;br&gt;&lt;b&gt;Mano aferrante:&lt;/b&gt; La mano intenta realizar una presa a una criatura de tamaño enorme o menor que se encuentre a 5 pies (1 casilla, 1,5 m) de ella. Utilizas la puntuación de Fuerza de la mano para resolver la presa. Si el objetivo a apresar es de tamaño medio o menor, tienes ventaja en la tirada. Mientras la mano está agarrando al objetivo, puedes utilizar una acción adicional para que la mano lo aplaste. <text:s/>Cuando aprovechas esta acción el objetivo sufre daño contundente igual a 2d6, resultado al que hay que sumar tu modificador de característica mágica. &lt;br&gt;&lt;b&gt;Mano interpuesta:&lt;/b&gt; La mano se interpone entre tú y la criatura que elijas hasta que le des otra orden diferente. La mano se mueve de manera automática para quedarse siempre entre tú y tu objetivo, proporcionándote media cobertura contra él. Si la puntuación de Fuerza del objetivo es menor que la puntuación de Fuerza de la mano, el objetivo no puede moverse a través del espacio que ocupa ésta. Si la puntuación de Fuerza es mayor que la puntuación de Fuerza de la mano, el objetivo puede moverse hacia ti a través del espacio que ocupa la mano, pero ese espacio atravesado se considera terreno difícil para el objetivo</text:p>
          </table:table-cell>
          <table:table-cell office:value-type="string" calcext:value-type="string">
            <text:p>Cuando lanzas este hechizo usando un espacio de conjuros de nivel 6 o superior, el daño del puño cerrado se incrementa en 2d8 y el daño del agarre de la mano aferrante se incrementa en 2d6, por cada nivel de espacio de conjuros por encima de nivel 5.</text:p>
          </table:table-cell>
          <table:table-cell office:value-type="float" office:value="120" calcext:value-type="float">
            <text:p>120</text:p>
          </table:table-cell>
          <table:table-cell table:number-columns-repeated="3" office:value-type="float" office:value="1" calcext:value-type="float">
            <text:p>1</text:p>
          </table:table-cell>
          <table:table-cell office:value-type="string" calcext:value-type="string">
            <text:p>una cáscara de huevo y un guante de piel de serpient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asta 1 minuto</text:p>
          </table:table-cell>
          <table:table-cell table:number-columns-repeated="1009"/>
        </table:table-row>
        <table:table-row table:style-name="ro1">
          <table:table-cell office:value-type="float" office:value="396" calcext:value-type="float">
            <text:p>396</text:p>
          </table:table-cell>
          <table:table-cell office:value-type="string" calcext:value-type="string">
            <text:p>Laberinto [Maze]</text:p>
          </table:table-cell>
          <table:table-cell office:value-type="string" calcext:value-type="string">
            <text:p>Destierras a una criatura que puedas ver dentro del alcance a un semiplano laberintico. El objetivo permanece allí mientras dure el conjuro, o hasta que huya del laberinto. &lt;br&gt;El objetivo puede usar su acción para intentar huir. Cuando la hace, realiza una prueba de Inteligencia CD 20. Si tiene éxito, escapa, y el conjuro finaliza (un minotauro o un demonio goristro tienen éxito automáticamente). &lt;br&gt;Cuando finaliza el conjuro, el objetivo reaparece en el espacio que abandonó o, si ese espacio está ocupado, en el espacio desocupado más cercano.</text:p>
          </table:table-cell>
          <table:table-cell/>
          <table:table-cell office:value-type="float" office:value="60" calcext:value-type="float">
            <text:p>6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hasta 10 minutos</text:p>
          </table:table-cell>
          <table:table-cell table:number-columns-repeated="1009"/>
        </table:table-row>
        <table:table-row table:style-name="ro1">
          <table:table-cell office:value-type="float" office:value="397" calcext:value-type="float">
            <text:p>397</text:p>
          </table:table-cell>
          <table:table-cell office:value-type="string" calcext:value-type="string">
            <text:p>Labia [Glibness]</text:p>
          </table:table-cell>
          <table:table-cell office:value-type="string" calcext:value-type="string">
            <text:p>Hasta que el conjuro finalice, cuando realices una prueba de Carisma, puedes remplazar el número de tu tirada por un 15. Además, no importa lo que digas, la magia para determinar si estás diciendo la verdad indicara que estas siendo honesto.</text:p>
          </table:table-cell>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7" calcext:value-type="float">
            <text:p>7</text:p>
          </table:table-cell>
          <table:table-cell office:value-type="float" office:value="8" calcext:value-type="float">
            <text:p>8</text:p>
          </table:table-cell>
          <table:table-cell office:value-type="string" calcext:value-type="string">
            <text:p>1 hora</text:p>
          </table:table-cell>
          <table:table-cell table:number-columns-repeated="1009"/>
        </table:table-row>
        <table:table-row table:style-name="ro1">
          <table:table-cell office:value-type="float" office:value="398" calcext:value-type="float">
            <text:p>398</text:p>
          </table:table-cell>
          <table:table-cell office:value-type="string" calcext:value-type="string">
            <text:p>Lanzar maldición [Bestow Curse]</text:p>
          </table:table-cell>
          <table:table-cell office:value-type="string" calcext:value-type="string">
            <text:p>Tocas a una criatura y dicha criatura debe superar una tirada de salvación de Sabiduría o quedará maldita durante la duración del conjuro. Cuando lanzas este conjuro, elige la naturaleza de la maldición de entre las siguientes opciones:&lt;br&gt;• Elige una puntuación de característica. Mientras el objetivo esté maldito tendrá desventaja en las tiradas de característica y tiradas de salvación relacionadas con la característica elegida. &lt;br&gt;• Mientras esté maldito, el objetivo tiene desventaja en las tiradas de ataque que realice contra ti. &lt;br&gt;• Mientras esté maldito, el objetivo debe realizar tiradas de salvación de Sabiduría al comienzo de cada turno. Si falla, durante su turno malgasta su acción sin hacer nada. &lt;br&gt;• Mientras esté maldito, tus ataques y lanzamientos de conjuros sobre el objetivo le causan un daño extra de 1d8 puntos de daño necrótico. El conjuro quitar maldición [remove curse] finaliza este efecto. Como alternativa a lo propuesto puedes elegir un efecto diferente para la maldición que en ningún caso debería ser más poderoso que los efectos descritos anteriormente. El DM tiene la última palabra sobre el efecto propuesto</text:p>
          </table:table-cell>
          <table:table-cell office:value-type="string" calcext:value-type="string">
            <text:p>Si lanzas este hechizo usando un espacio de conjuros de nivel nivel 4 o superior, la duración pasa a ser de concentración, hasta 10 minutos. Si usas un espacio de conjuros de nivel 5 o superior, la duración pasa a ser de 8 horas. Si usas un espacio de conjuros de nivel 7 o superior, la duración pasa a ser de 24 horas. Si usas un espacio de conjuros de nivel 9 o superior, el conjuro dura hasta que es eliminado por otros medios. Usando un espacio de conjuros de nivel 5 o superior, la duración del conjuro no requiere concentración.</text:p>
          </table:table-cell>
          <table:table-cell table:number-columns-repeated="3"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hasta 1 minuto</text:p>
          </table:table-cell>
          <table:table-cell table:number-columns-repeated="1009"/>
        </table:table-row>
        <table:table-row table:style-name="ro1">
          <table:table-cell office:value-type="float" office:value="399" calcext:value-type="float">
            <text:p>399</text:p>
          </table:table-cell>
          <table:table-cell office:value-type="string" calcext:value-type="string">
            <text:p>Látigo de espinas [Thorn Whip]</text:p>
          </table:table-cell>
          <table:table-cell office:value-type="string" calcext:value-type="string">
            <text:p>Creas un látigo largo, como la rama de una vid, cubierto de espinas que azotan bajo tu orden a una criatura dentro del alcance. Realiza un ataque de conjuro cuerpo a cuerpo contra el objetivo. Si impactas, la criatura sufre 1d6 puntos de daño perforante, y si la criatura es grande o más pequeña, tiras de la criatura hasta 10 pies más cerca de ti.</text:p>
          </table:table-cell>
          <table:table-cell office:value-type="string" calcext:value-type="string">
            <text:p>El daño de este conjuro aumenta en 1d6 cuando alcanzas el nivel 5 (2d6), nivel 11 (3d6), y nivel 17 (4d6).</text:p>
          </table:table-cell>
          <table:table-cell office:value-type="float" office:value="30" calcext:value-type="float">
            <text:p>30</text:p>
          </table:table-cell>
          <table:table-cell table:number-columns-repeated="3" office:value-type="float" office:value="1" calcext:value-type="float">
            <text:p>1</text:p>
          </table:table-cell>
          <table:table-cell office:value-type="string" calcext:value-type="string">
            <text:p>la semilla de una planta con espinas</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instantaneo</text:p>
          </table:table-cell>
          <table:table-cell table:number-columns-repeated="1009"/>
        </table:table-row>
        <table:table-row table:style-name="ro1">
          <table:table-cell office:value-type="float" office:value="600" calcext:value-type="float">
            <text:p>600</text:p>
          </table:table-cell>
          <table:table-cell office:value-type="string" calcext:value-type="string">
            <text:p>Levitar [Levitate]</text:p>
          </table:table-cell>
          <table:table-cell office:value-type="string" calcext:value-type="string">
            <text:p>Una criatura u objeto a tu elección que puedas ver dentro del alcance se eleva verticalmente, hasta 20 pies (4 casillas, 6 m), y permanece suspendido mientras dure el conjuro. &lt;br&gt;El conjuro puede hacer levitar a un objetivo que pese hasta 500 libras (225 kg). Una criatura no voluntaria que supere una tirada de salvación de Constitución no es afectada por el conjuro. &lt;br&gt;El objetivo solo se puede mover si es empujado contra o se agarra a una objeto o superficie fija a su alcance (como un muro o un techo), lo que le permite moverse como si estuviera trepando. Puedes cambiar la altitud del objetivo hasta 20 pies (4 casillas, 6 m) arriba o abajo en tu turno. Si eres el objetivo, puedes moverte hacia arriba o abajo como parte de tu movimiento. De otro modo, puedes utilizar tu acción para mover al objetivo, que debe permanecer dentro del alcance del conjuro. &lt;br&gt;Cuando finaliza el conjuro, el objetivo flota suavemente hasta el suelo si aún sigue en el aire.</text:p>
          </table:table-cell>
          <table:table-cell/>
          <table:table-cell office:value-type="float" office:value="60" calcext:value-type="float">
            <text:p>60</text:p>
          </table:table-cell>
          <table:table-cell table:number-columns-repeated="3" office:value-type="float" office:value="1" calcext:value-type="float">
            <text:p>1</text:p>
          </table:table-cell>
          <table:table-cell office:value-type="string" calcext:value-type="string">
            <text:p>un pequeño lazo de cuero o bien un trozo de alambre de oro doblado en forma de copa con un mango en un extremo</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hasta 10 minutos</text:p>
          </table:table-cell>
          <table:table-cell table:number-columns-repeated="1009"/>
        </table:table-row>
        <table:table-row table:style-name="ro1">
          <table:table-cell office:value-type="float" office:value="601" calcext:value-type="float">
            <text:p>601</text:p>
          </table:table-cell>
          <table:table-cell office:value-type="string" calcext:value-type="string">
            <text:p>Libertad de movimiento [Freedom of Movement]</text:p>
          </table:table-cell>
          <table:table-cell office:value-type="string" calcext:value-type="string">
            <text:p>Tocas una a una criatura voluntaria. Durante la duración del conjuro, el movimiento del objetivo no se ve afectado por terreno difícil, otros conjuros y efectos mágicos no pueden reducir la velocidad del objetivo o causar que este sea paralizado o neutralizado. &lt;br&gt;El objetivo además puede utilizar 5 pies (1 casilla, 1.5 m) de movimiento para escapar automáticamente de contenciones no mágicas, como unas esposas o una criatura que la esté apresando. Finalmente, estar debajo del agua no impone penalizaciones al movimiento o ataques del objetivo.</text:p>
          </table:table-cell>
          <table:table-cell/>
          <table:table-cell table:number-columns-repeated="4" office:value-type="float" office:value="1" calcext:value-type="float">
            <text:p>1</text:p>
          </table:table-cell>
          <table:table-cell office:value-type="string" calcext:value-type="string">
            <text:p>una correa de cuero, amarrada en el brazo o en un miembro similar</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1 hora</text:p>
          </table:table-cell>
          <table:table-cell table:number-columns-repeated="1009"/>
        </table:table-row>
        <table:table-row table:style-name="ro2">
          <table:table-cell office:value-type="float" office:value="602" calcext:value-type="float">
            <text:p>602</text:p>
          </table:table-cell>
          <table:table-cell office:value-type="string" calcext:value-type="string">
            <text:p>Ligadura de los planos [Planar Binding]</text:p>
          </table:table-cell>
          <table:table-cell office:value-type="string" calcext:value-type="string">
            <text:p>Con este conjuro, intentas ligar a un celestial, elemental, ser feérico, o a un demonio a tu servicio. La criatura debe estar dentro del alcance durante el lanzamiento completo del conjuro (típicamente, la criatura es primero invocada en el centro de un círculo mágico [magic circle] invertido con el fin de mantenerlo atrapado mientras que este conjuro es lanzado). Al completarse el lanzamiento, el objetivo debe realizar una tirada de salvación de Carisma. Con una salvación fracasada, estará ligada a servirte durante la duración del conjuro. Si la criatura fue invocada o creada por otro conjuro, la duración de ese conjuro es extendida para concordar con la duración de este conjuro. &lt;br&gt;Una criatura ligada debe seguir tus instrucciones con lo mejor de su capacidad. Puedes ordenar a la criatura a acompañarte en una aventura, proteger una posición o entregar un mensaje. La criatura te obedece al pie de la letra, pero si la criatura es hostil hacia ti, se esforzará por tergiversar tus palabras para alcanzar sus propios objetivos. Si la criatura lleva a cabo completamente tus instrucciones antes de que el conjuro finalice, viajará hacia ti para reportar este hecho si estas en el mismo plano de existencia. Si estas en un plano de existencia diferente, la criatura retornará al lugar donde la ligaste y permanecerá allí hasta que el conjuro finalice.</text:p>
          </table:table-cell>
          <table:table-cell table:style-name="ce1" office:value-type="string" calcext:value-type="string">
            <text:p>Cuando lanzas este hechizo usando un espacio de conjuros de un nivel superior, la duración se incrementa en 10 días con un espacio de nivel 6, a 30 días con un espacio de nivel 7, a 180 días con un espacio de nivel 8, y a un año y un día con un espacio de conjuros de nivel 9.</text:p>
          </table:table-cell>
          <table:table-cell office:value-type="float" office:value="60" calcext:value-type="float">
            <text:p>60</text:p>
          </table:table-cell>
          <table:table-cell table:number-columns-repeated="3" office:value-type="float" office:value="1" calcext:value-type="float">
            <text:p>1</text:p>
          </table:table-cell>
          <table:table-cell office:value-type="string" calcext:value-type="string">
            <text:p>una joya por valor de al menos 1.000 po, que el conjuro consume</text:p>
          </table:table-cell>
          <table:table-cell table:number-columns-repeated="2" office:value-type="float" office:value="0" calcext:value-type="float">
            <text:p>0</text:p>
          </table:table-cell>
          <table:table-cell office:value-type="string" calcext:value-type="string">
            <text:p>1 hora</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24 horas</text:p>
          </table:table-cell>
          <table:table-cell table:number-columns-repeated="1009"/>
        </table:table-row>
        <table:table-row table:style-name="ro1">
          <table:table-cell office:value-type="float" office:value="603" calcext:value-type="float">
            <text:p>603</text:p>
          </table:table-cell>
          <table:table-cell office:value-type="string" calcext:value-type="string">
            <text:p>Ligadura telepática de Rary [Rary’s Telepathic Bond]</text:p>
          </table:table-cell>
          <table:table-cell office:value-type="string" calcext:value-type="string">
            <text:p>Forjas un lazo telepático entre hasta 8 criaturas voluntarias de tu elección dentro del alcance, ligando físicamente cada criatura al resto durante la duración del conjuro. Las criaturas con una puntuación de Inteligencia de 2 o inferior no son afectadas por el conjuro. &lt;br&gt;Hasta que el conjuro finalice, los objetivos pueden comunicarse telepáticamente a través del lazo, tengan o no tengan una lengua común. La comunicación es posible a cualquier distancia, aunque no se puede extender a otros planos de existencia.</text:p>
          </table:table-cell>
          <table:table-cell/>
          <table:table-cell office:value-type="float" office:value="30" calcext:value-type="float">
            <text:p>30</text:p>
          </table:table-cell>
          <table:table-cell table:number-columns-repeated="3" office:value-type="float" office:value="1" calcext:value-type="float">
            <text:p>1</text:p>
          </table:table-cell>
          <table:table-cell office:value-type="string" calcext:value-type="string">
            <text:p>piezas de cáscara de huevo de dos tipos de criatura diferente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accion</text:p>
          </table:table-cell>
          <table:table-cell office:value-type="float" office:value="8" calcext:value-type="float">
            <text:p>8</text:p>
          </table:table-cell>
          <table:table-cell office:value-type="float" office:value="5" calcext:value-type="float">
            <text:p>5</text:p>
          </table:table-cell>
          <table:table-cell office:value-type="string" calcext:value-type="string">
            <text:p>1 hora</text:p>
          </table:table-cell>
          <table:table-cell table:number-columns-repeated="1009"/>
        </table:table-row>
        <table:table-row table:style-name="ro1">
          <table:table-cell office:value-type="float" office:value="604" calcext:value-type="float">
            <text:p>604</text:p>
          </table:table-cell>
          <table:table-cell office:value-type="string" calcext:value-type="string">
            <text:p>Llama continua [Continual Flame]</text:p>
          </table:table-cell>
          <table:table-cell office:value-type="string" calcext:value-type="string">
            <text:p>Una llama, equivalente en brillo a una antorcha, brota de un objeto que tocas. El efecto tiene la misma apariencia que una llama normal pero ni da calor ni consume oxígeno. La llama incesante puede cubrirse y esconderse, pero no puede sofocarse ni extinguirse.</text:p>
          </table:table-cell>
          <table:table-cell/>
          <table:table-cell table:number-columns-repeated="4" office:value-type="float" office:value="1" calcext:value-type="float">
            <text:p>1</text:p>
          </table:table-cell>
          <table:table-cell office:value-type="string" calcext:value-type="string">
            <text:p>polvo de rubí por valor de 50 po, que el conjuro consume</text:p>
          </table:table-cell>
          <table:table-cell table:number-columns-repeated="2" office:value-type="float" office:value="0" calcext:value-type="float">
            <text:p>0</text:p>
          </table:table-cell>
          <table:table-cell office:value-type="string" calcext:value-type="string">
            <text:p>1 accion</text:p>
          </table:table-cell>
          <table:table-cell table:number-columns-repeated="2" office:value-type="float" office:value="2" calcext:value-type="float">
            <text:p>2</text:p>
          </table:table-cell>
          <table:table-cell office:value-type="string" calcext:value-type="string">
            <text:p>hasta que se disipa el conjuro</text:p>
          </table:table-cell>
          <table:table-cell table:number-columns-repeated="1009"/>
        </table:table-row>
        <table:table-row table:style-name="ro1">
          <table:table-cell office:value-type="float" office:value="605" calcext:value-type="float">
            <text:p>605</text:p>
          </table:table-cell>
          <table:table-cell office:value-type="string" calcext:value-type="string">
            <text:p>Llama sagrada [Sacred Flame]</text:p>
          </table:table-cell>
          <table:table-cell office:value-type="string" calcext:value-type="string">
            <text:p>Un resplandor parecido a una llama desciende sobre una criatura que puedas ver y esté dentro del alance. El objetivo debe superar una tirada de salvación de Destreza o sufrir 1d8 puntos de daño radiante. El objetivo no gana ningún beneficio por cobertura para esta tirada de salvación.</text:p>
          </table:table-cell>
          <table:table-cell office:value-type="string" calcext:value-type="string">
            <text:p>El daño de este conjuro se incrementa en 1d8 cuando alcanzas el nivel 5 (2d8), el nivel 11 (3d8) y el nivel 17 (4d8).</text:p>
          </table:table-cell>
          <table:table-cell office:value-type="float" office:value="60" calcext:value-type="float">
            <text:p>6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instantaneo</text:p>
          </table:table-cell>
          <table:table-cell table:number-columns-repeated="1009"/>
        </table:table-row>
        <table:table-row table:style-name="ro1">
          <table:table-cell office:value-type="float" office:value="606" calcext:value-type="float">
            <text:p>606</text:p>
          </table:table-cell>
          <table:table-cell office:value-type="string" calcext:value-type="string">
            <text:p>Llamar al relámpago [Call Lightning]</text:p>
          </table:table-cell>
          <table:table-cell office:value-type="string" calcext:value-type="string">
            <text:p>Una nube de tormenta con forma de cilindro de 10 pies (2 casillas, 3 m) de alto y 60 pies (12 casillas, 18 m) de diámetro, aparece centrada en un punto que puedas ver directamente a 100 pies (20 casillas, 30 m) sobre ti. El conjuro falla si no puedes ver un punto a 100 pies (20 casillas, 30 m) sobre tu cabeza donde pueda aparecer la nube de tormenta (por ejemplo, si te encuentras en una habitación con techo a menor altura). &lt;br&gt;Cuando lanzas este conjuro, elige un punto que puedas ver dentro del alcance. &lt;br&gt;Rayos y relámpagos surgen debajo de la nube en ese punto. Cada criatura que se encuentre a menos de 5 pies (1 casilla, 1,5 m) del punto elegido debe realizar una tirada de salvación de Destreza. Si la criatura falla la tirada sufre 3d10 puntos de daño por electricidad, la mitad si tiene éxito en la tirada de salvación. En cada uno de tus turnos, hasta que finalice el efecto del conjuro, puedes utilizar tu acción para invocar más relámpagos en el mismo punto que en el turno anterior o en un punto diferente. &lt;br&gt;Si además te encuentras al aire libre y las condiciones atmosféricas son de tormenta Cuando lanzas este hechizo, el conjuro te proporcionará control sobre la tormenta existente en vez de crear una nueva. Bajo estas condiciones, el daño que proporciona el conjuro se incrementa en 1d10.</text:p>
          </table:table-cell>
          <table:table-cell office:value-type="string" calcext:value-type="string">
            <text:p>Cuando lanzas este hechizo usando un espacio de conjuros de nivel 4 o superior, el daño incrementa en 1d10 por cada nivel de espacio de conjuros por encima del nive 3.</text:p>
          </table:table-cell>
          <table:table-cell office:value-type="float" office:value="120" calcext:value-type="float">
            <text:p>12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Hasta 10 minutos</text:p>
          </table:table-cell>
          <table:table-cell table:number-columns-repeated="1009"/>
        </table:table-row>
        <table:table-row table:style-name="ro1">
          <table:table-cell office:value-type="float" office:value="607" calcext:value-type="float">
            <text:p>607</text:p>
          </table:table-cell>
          <table:table-cell office:value-type="string" calcext:value-type="string">
            <text:p>Localizar animales o plantas [Locate Animals or Plants]</text:p>
          </table:table-cell>
          <table:table-cell office:value-type="string" calcext:value-type="string">
            <text:p>Describe o nombra un tipo específico de bestia o planta. Concentrándote en la voz de la naturaleza de tus alrededores, presientes la dirección y distancia a la criatura o planta de ese tipo más cercana a menos de 5 millas (8 km), si hay alguna presente.</text:p>
          </table:table-cell>
          <table:table-cell/>
          <table:table-cell office:value-type="float" office:value="0" calcext:value-type="float">
            <text:p>0</text:p>
          </table:table-cell>
          <table:table-cell table:number-columns-repeated="3" office:value-type="float" office:value="1" calcext:value-type="float">
            <text:p>1</text:p>
          </table:table-cell>
          <table:table-cell office:value-type="string" calcext:value-type="string">
            <text:p>una pizca de piel de un sabueso</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accion</text:p>
          </table:table-cell>
          <table:table-cell office:value-type="float" office:value="8" calcext:value-type="float">
            <text:p>8</text:p>
          </table:table-cell>
          <table:table-cell office:value-type="float" office:value="2" calcext:value-type="float">
            <text:p>2</text:p>
          </table:table-cell>
          <table:table-cell office:value-type="string" calcext:value-type="string">
            <text:p>instantaneo</text:p>
          </table:table-cell>
          <table:table-cell table:number-columns-repeated="1009"/>
        </table:table-row>
        <table:table-row table:style-name="ro1">
          <table:table-cell office:value-type="float" office:value="608" calcext:value-type="float">
            <text:p>608</text:p>
          </table:table-cell>
          <table:table-cell office:value-type="string" calcext:value-type="string">
            <text:p>Localizar criatura [Locate Creature]</text:p>
          </table:table-cell>
          <table:table-cell office:value-type="string" calcext:value-type="string">
            <text:p>Describe o nombra a una criatura que te es familiar. Presientes la dirección a la ubicación de la criatura, siempre que se la criatura este a menos de 1.000 pies (300 m) de ti. Si la criatura se está en movimiento, conoces la dirección de su movimiento. &lt;br&gt;El conjuro puede localizar a criaturas específicas que conozcas de un cierto tipo (como un humano o un unicornio), siempre y cuando la hayas visto de cerca, a menos de 30 pies (6 casillas, 9 m), al menos una vez. Si la criatura que describes o nombras está en una forma diferente, como aquellas bajo los efectos de un conjuro de poliformia [polymorph], el conjuro no puede localizar a la criatura. &lt;br&gt;Este conjuro no puede localizar a una criatura si una corriente de agua de al menos 10 pies (2 casillas, 3 m) de ancho se interpone en un camino directo entre la criatura y tú</text:p>
          </table:table-cell>
          <table:table-cell/>
          <table:table-cell office:value-type="float" office:value="0" calcext:value-type="float">
            <text:p>0</text:p>
          </table:table-cell>
          <table:table-cell table:number-columns-repeated="3" office:value-type="float" office:value="1" calcext:value-type="float">
            <text:p>1</text:p>
          </table:table-cell>
          <table:table-cell office:value-type="string" calcext:value-type="string">
            <text:p>una pizca de piel de un sabueso</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hasta 1 hora</text:p>
          </table:table-cell>
          <table:table-cell table:number-columns-repeated="1009"/>
        </table:table-row>
        <table:table-row table:style-name="ro1">
          <table:table-cell office:value-type="float" office:value="609" calcext:value-type="float">
            <text:p>609</text:p>
          </table:table-cell>
          <table:table-cell office:value-type="string" calcext:value-type="string">
            <text:p>Localizar objeto [Locate Object]</text:p>
          </table:table-cell>
          <table:table-cell office:value-type="string" calcext:value-type="string">
            <text:p>Describe o nombra un objeto que te sea familiar. Presientes la dirección a la ubicación del objeto, siempre que el objeto esté a menos de 1.000 pies (300 m) de ti. Si el objeto está en movimiento, conoces la dirección de su movimiento. &lt;br&gt;El conjuro puede encontrar objetos específicos que conoces, siempre que lo hayas visto de cerca, a menos de 30 pies (6 casillas, 9 m), al menos una vez. Alternativamente, el conjuro puede localizar el objeto más cercano de un determinado tipo, como cierta clase de ropa, joyería, mobiliario, herramienta o arma. &lt;br&gt;El conjuro no puede encontrar a un objeto si cualquier grosor de plomo, incluso una hoja delgada, bloquea el camino directo entre ti y el objeto.</text:p>
          </table:table-cell>
          <table:table-cell/>
          <table:table-cell office:value-type="float" office:value="0" calcext:value-type="float">
            <text:p>0</text:p>
          </table:table-cell>
          <table:table-cell table:number-columns-repeated="3" office:value-type="float" office:value="1" calcext:value-type="float">
            <text:p>1</text:p>
          </table:table-cell>
          <table:table-cell office:value-type="string" calcext:value-type="string">
            <text:p>una rama bifurcad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8" calcext:value-type="float">
            <text:p>8</text:p>
          </table:table-cell>
          <table:table-cell office:value-type="float" office:value="2" calcext:value-type="float">
            <text:p>2</text:p>
          </table:table-cell>
          <table:table-cell office:value-type="string" calcext:value-type="string">
            <text:p>hasta 10 minutos</text:p>
          </table:table-cell>
          <table:table-cell table:number-columns-repeated="1009"/>
        </table:table-row>
        <table:table-row table:style-name="ro1">
          <table:table-cell office:value-type="float" office:value="610" calcext:value-type="float">
            <text:p>610</text:p>
          </table:table-cell>
          <table:table-cell office:value-type="string" calcext:value-type="string">
            <text:p>Luces danzantes [Dancing Lights]</text:p>
          </table:table-cell>
          <table:table-cell office:value-type="string" calcext:value-type="string">
            <text:p>Puedes crear hasta cuatro luces del tamaño de una antorcha dentro del alcance del conjuro, haciendo que aparezcan como antorchas, linternas u orbes brillantes que flotan en el aire mientras dura el conjuro. También puedes combinar las cuatro luces en una forma brillante vagamente humanoide de tamaño Medio. En cualquiera de las formas que elijas, cada iluminación desprende luz tenue en un radio de 10 pies (2 casillas, 3 m). &lt;br&gt;Como acción adicional en tu turno, puedes mover las luces hasta 60 pies (12 casillas, 18 m) hasta una posición nueva que siga estando dentro del alcance del conjuro. Cada luz creada por este conjuro debe estar como muy lejos a 20 pies (4 casillas, 6 m) de las otras, y las luces se extinguen si exceden el alcance del conjuro.</text:p>
          </table:table-cell>
          <table:table-cell/>
          <table:table-cell office:value-type="float" office:value="120" calcext:value-type="float">
            <text:p>120</text:p>
          </table:table-cell>
          <table:table-cell table:number-columns-repeated="3" office:value-type="float" office:value="1" calcext:value-type="float">
            <text:p>1</text:p>
          </table:table-cell>
          <table:table-cell office:value-type="string" calcext:value-type="string">
            <text:p>un poco de fósforo o madera de bruja, o una luciérnag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hasta 1 minuto</text:p>
          </table:table-cell>
          <table:table-cell table:number-columns-repeated="1009"/>
        </table:table-row>
        <table:table-row table:style-name="ro1">
          <table:table-cell office:value-type="float" office:value="611" calcext:value-type="float">
            <text:p>611</text:p>
          </table:table-cell>
          <table:table-cell office:value-type="string" calcext:value-type="string">
            <text:p>Luz [Light]</text:p>
          </table:table-cell>
          <table:table-cell office:value-type="string" calcext:value-type="string">
            <text:p>Tocas un objeto que no mida más de 10 pies (2 casillas, 3 m) en cualquier dimensión. Hasta que finalice el conjuro, el objeto desprende una luz brillante en un radio de 20 pies (4 casillas, 6 m) y luz tenue para 20 pies (4 casillas, 6 m) adicionales. La luz puede tener el color que quieras. Cubrir completamente el objeto con algo opaco bloquea la luz. El conjuro finaliza si lo lanzas de nuevo o lo disipas como una acción. &lt;br&gt;Si tienes como objetivo un objeto que está sujeto o transportado por una criatura hostil, esta criatura debe superar una tirada de salvación de Destreza para evitar el conjuro.</text:p>
          </table:table-cell>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una luciérnaga o musgo fluorescente</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 hora</text:p>
          </table:table-cell>
          <table:table-cell table:number-columns-repeated="1009"/>
        </table:table-row>
        <table:table-row table:style-name="ro1">
          <table:table-cell office:value-type="float" office:value="612" calcext:value-type="float">
            <text:p>612</text:p>
          </table:table-cell>
          <table:table-cell office:value-type="string" calcext:value-type="string">
            <text:p>Magia druídica [Druidcraft]</text:p>
          </table:table-cell>
          <table:table-cell office:value-type="string" calcext:value-type="string">
            <text:p>Susurrando a los espíritus de la naturaleza, creas uno de los efectos siguientes dentro del alcance: &lt;br&gt;• Creas un pequeño efecto sensorial inofensivo que predice el clima que hará en tu ubicación durante las próximas 24 horas. El efecto se puede manifestar como un orbe dorado para cielos despejados, una nube para lluvia, copos de nieve cayendo para nieve, y similares. El efecto permanece 1 turno. &lt;br&gt;• Instantáneamente haces que una flor florezca, una vaina con semillas se abra o que un capullo brote. &lt;br&gt;• Creas un efecto sensorial instantáneo e inofensivo, como hojas cayendo, un soplo de viento, el sonido de un pequeño animal o un leve olor a mofeta. El efecto debe ocupar como máximo un cubo de 5 pies (1 casilla, 1,5 m). &lt;br&gt;• Puedes encender o apagar instantáneamente una vela, una antorcha o una pequeña fogata.</text:p>
          </table:table-cell>
          <table:table-cell/>
          <table:table-cell office:value-type="float" office:value="30" calcext:value-type="float">
            <text:p>3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instantaneo</text:p>
          </table:table-cell>
          <table:table-cell table:number-columns-repeated="1009"/>
        </table:table-row>
        <table:table-row table:style-name="ro1">
          <table:table-cell office:value-type="float" office:value="613" calcext:value-type="float">
            <text:p>613</text:p>
          </table:table-cell>
          <table:table-cell office:value-type="string" calcext:value-type="string">
            <text:p>Magnifica mansión de Mordenkainen [Mordenkainen’s Magnificent Mansion]</text:p>
          </table:table-cell>
          <table:table-cell office:value-type="string" calcext:value-type="string">
            <text:p>Conjuras una vivienda extradimensional dentro del alcance que persiste mientras dure el conjuro. Eliges dónde se encuentra su única entrada. La entrada brilla débilmente y tiene 5 pies (1 casilla, 1,5 m) de ancho y 10 pies (2 casillas, 3 m) de alto. Tú y cualquier criatura que designes cuando lanzas el conjuro podéis entrar a la morada extradimensional siempre y cuando el portal permanezca abierto. Puedes abrir o cerrar el portal si estás hasta a 30 pies (6 casillas, 9 m) de él. Mientras está cerrado, el portal es invisible. &lt;br&gt;Al otro lado del portal hay un magnífico vestíbulo con numerosas cámaras más allá. La atmosfera es limpia, fresca y de temperatura agradable. &lt;br&gt;Puede crearla siguiendo el plano que quieras, pero el espacio no puede exceder los 50 cubos, siendo cada cubo de 10 pies (2 casillas, 3 m) de lado. El lugar está amueblado y decorado como elijas. Contiene suficiente comida para servir un banquete de 9 platos para 100 personas. El personal, compuesto por 100 sirvientes semitransparentes, atiende a todo aquel que entra. Tú decides la apariencia visual de los sirvientes y su atuendo. Son completamente obedientes a tus órdenes. Cada sirviente puede llevar a cabo cualquier tarea que un humano sirviente común pudiera llevar a cabo, pero no pueden atacar o realizar cualquier acción que dañe directamente a otra criatura. Así, los sirvientes pueden llevar cosas, limpiar, reparar, doblar ropa, encender fuegos, servir comida, servir vino, etcétera. Los sirvientes pueden ir a cualquier lugar de la mansión, pero no pueden abandonarla. El mobiliario y otros objetos creados por el conjuro se vuelven humo si se sacan de la mansión. Cuando el conjuro finaliza, cualquier criatura dentro del espacio extradimensional es expulsada a los espacios libres más cercanos a la entrada.</text:p>
          </table:table-cell>
          <table:table-cell/>
          <table:table-cell office:value-type="float" office:value="300" calcext:value-type="float">
            <text:p>300</text:p>
          </table:table-cell>
          <table:table-cell table:number-columns-repeated="3" office:value-type="float" office:value="1" calcext:value-type="float">
            <text:p>1</text:p>
          </table:table-cell>
          <table:table-cell office:value-type="string" calcext:value-type="string">
            <text:p>un portal en miniatura tallado en marfil, un pequeño pedazo de mármol pulido, y una diminuta cuchara de plata, cada objeto con valor de al menos 5 po</text:p>
          </table:table-cell>
          <table:table-cell table:number-columns-repeated="2" office:value-type="float" office:value="0" calcext:value-type="float">
            <text:p>0</text:p>
          </table:table-cell>
          <table:table-cell office:value-type="string" calcext:value-type="string">
            <text:p>1 minuto</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24 horas</text:p>
          </table:table-cell>
          <table:table-cell table:number-columns-repeated="1009"/>
        </table:table-row>
        <table:table-row table:style-name="ro1">
          <table:table-cell office:value-type="float" office:value="614" calcext:value-type="float">
            <text:p>614</text:p>
          </table:table-cell>
          <table:table-cell office:value-type="string" calcext:value-type="string">
            <text:p>Mal de ojo [Hex]</text:p>
          </table:table-cell>
          <table:table-cell office:value-type="string" calcext:value-type="string">
            <text:p>Colocas una maldición en una criatura que puedes ver dentro del alcance. Hasta que el conjuro finalice, infliges 1d6 puntos de daño necrótico extra al objetivo siempre que aciertes un impacto con un ataque. Además, elige una característica cuando lanzas el conjuro. El objetivo tiene desventaja en las tiradas de característica realizadas con la característica elegida. &lt;br&gt;Si el objetivo cae a 0 Puntos de Golpe antes de que el conjuro finalice, puedes utilizar una acción adicional en un turno tuyo subsiguiente para maldecir a una nueva criatura. &lt;br&gt;Un lanzamiento de quitar maldición [remove curse] en el objetivo finaliza este conjuro prematuramente</text:p>
          </table:table-cell>
          <table:table-cell office:value-type="string" calcext:value-type="string">
            <text:p>Cuando lanzas este hechizo usando un espacio de conjuros de nivel 3 ó 4, puedes mantener la concentración en el conjuro hasta 8 horas. Cuando usas un espacio de conjuros de nivel 5 o superior, puedes mantener la concentración en el conjuro hasta 24 horas.</text:p>
          </table:table-cell>
          <table:table-cell office:value-type="float" office:value="90" calcext:value-type="float">
            <text:p>90</text:p>
          </table:table-cell>
          <table:table-cell table:number-columns-repeated="3" office:value-type="float" office:value="1" calcext:value-type="float">
            <text:p>1</text:p>
          </table:table-cell>
          <table:table-cell office:value-type="string" calcext:value-type="string">
            <text:p>el ojo petrificado de un tritó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 adicional</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hasta 1 hora</text:p>
          </table:table-cell>
          <table:table-cell table:number-columns-repeated="1009"/>
        </table:table-row>
        <table:table-row table:style-name="ro1">
          <table:table-cell office:value-type="float" office:value="615" calcext:value-type="float">
            <text:p>615</text:p>
          </table:table-cell>
          <table:table-cell office:value-type="string" calcext:value-type="string">
            <text:p>Mano de mago [Mage Hand]</text:p>
          </table:table-cell>
          <table:table-cell office:value-type="string" calcext:value-type="string">
            <text:p>Una flotante mano espectral aparece en un punto a tu elección dentro del alcance. La mano permanece mientras dure el conjuro o hasta que la canceles como una acción. La mano desaparece si llega a estar a más de 30 pies (6 casillas, 9 m) de ti o si lanzas este conjuro de nuevo. &lt;br&gt;Puedes usar tu acción para controlar la mano. Puedes utilizar la mano para manipular un objeto, abrir una puerta o contenedor no cerrado con llave, colocar o recuperar un objeto de un contenedor abierto o verter fuera los contenidos de un vial. Puedes mover la mano hasta 30 pies (6 casillas, 9 m) cada vez que la utilizas. &lt;br&gt;La mano no puede atacar, activar objetos mágicos, o transportar más de 10 libras (4 kg).</text:p>
          </table:table-cell>
          <table:table-cell/>
          <table:table-cell office:value-type="float" office:value="30" calcext:value-type="float">
            <text:p>3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minuto</text:p>
          </table:table-cell>
          <table:table-cell table:number-columns-repeated="1009"/>
        </table:table-row>
        <table:table-row table:style-name="ro1">
          <table:table-cell office:value-type="float" office:value="616" calcext:value-type="float">
            <text:p>616</text:p>
          </table:table-cell>
          <table:table-cell office:value-type="string" calcext:value-type="string">
            <text:p>Manos ardientes [Burning Hands]</text:p>
          </table:table-cell>
          <table:table-cell office:value-type="string" calcext:value-type="string">
            <text:p>Mientras sostienes tus manos con los pulgares tocándose y los dedos separados, una delgada capa de llamas se extiende desde las yemas de tus dedos extendidos. Cada criatura en un cono de 15 pies (3 casillas, 4,5 m) debe realizar una tirada de salvación de Destreza. Si la tirada de salvación fracasa, una criatura sufre 3d6 puntos de daño por fuego, si tiene éxito en la tirada de salvación sólo recibirá la mitad de daño. &lt;br&gt;El fuego prende cualquier objeto inflamable en el área que no esté siendo sujeto o transportado</text:p>
          </table:table-cell>
          <table:table-cell office:value-type="string" calcext:value-type="string">
            <text:p>Cuando lanzas este hechizo usando un espacio de conjuros de nivel 2 o superior, el daño se incrementa en 1d6 por cada nivel de espacio de conjuros por encima de nivel 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stantaneo</text:p>
          </table:table-cell>
          <table:table-cell table:number-columns-repeated="1009"/>
        </table:table-row>
        <table:table-row table:style-name="ro1">
          <table:table-cell office:value-type="float" office:value="617" calcext:value-type="float">
            <text:p>617</text:p>
          </table:table-cell>
          <table:table-cell office:value-type="string" calcext:value-type="string">
            <text:p>Manto del cruzado [Crusader's Mantle]</text:p>
          </table:table-cell>
          <table:table-cell office:value-type="string" calcext:value-type="string">
            <text:p>Irradias un poder sagrado en un aura de 30 pies (6 casillas, 9 m) de radio, volviendo más audaces a las criaturas amigas. Hasta que finalice el conjuro, el aura se mueve contigo, centrada en ti. Mientras se encuentre dentro del aura, cada criatura no hostil (incluido tú) que impacte con un ataque armado causa un daño extra de 1d4 puntos de daño radiante.</text:p>
          </table:table-cell>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asta 1 minuto</text:p>
          </table:table-cell>
          <table:table-cell table:number-columns-repeated="1009"/>
        </table:table-row>
        <table:table-row table:style-name="ro1">
          <table:table-cell office:value-type="float" office:value="618" calcext:value-type="float">
            <text:p>618</text:p>
          </table:table-cell>
          <table:table-cell office:value-type="string" calcext:value-type="string">
            <text:p>Marca del cazador [Hunter’s Mark]</text:p>
          </table:table-cell>
          <table:table-cell office:value-type="string" calcext:value-type="string">
            <text:p>Elige a una criatura que puedas ver dentro del alcance y queda místicamente marcada como tu presa. Hasta que el conjuro finalice, infliges 1d6 puntos de daño extra al objetivo cada vez que aciertas un impacto con un ataque de arma, y tienes ventaja en cualquier prueba de Sabiduría (Percepción) o Sabiduría (Supervivencia) para tratar de encontrarlo. Si el objetivo cae a 0 Puntos de Golpe antes de que el conjuro finalice, como acción adicional en un turno subsiguiente tuyo puedes marcar a una nueva criatura.</text:p>
          </table:table-cell>
          <table:table-cell office:value-type="string" calcext:value-type="string">
            <text:p>Cuando lanzas este hechizo usando un espacio de conjuros de nivel 3 ó 4, puedes mantener la concentración en este conjuro hasta 8 horas. Cuando usas un espacio de conjuros de nivel 5 o superior, puedes mantener la concentración en el conjuro hasta 24 horas.</text:p>
          </table:table-cell>
          <table:table-cell office:value-type="float" office:value="90" calcext:value-type="float">
            <text:p>9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 adicional</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hasta 1 minuto</text:p>
          </table:table-cell>
          <table:table-cell table:number-columns-repeated="1009"/>
        </table:table-row>
        <table:table-row table:style-name="ro1">
          <table:table-cell office:value-type="float" office:value="619" calcext:value-type="float">
            <text:p>619</text:p>
          </table:table-cell>
          <table:table-cell office:value-type="string" calcext:value-type="string">
            <text:p>Marchitar [Blight]</text:p>
          </table:table-cell>
          <table:table-cell office:value-type="string" calcext:value-type="string">
            <text:p>Energía nigromántica invade a una criatura de tu elección que puedas ver dentro del alcance del conjuro, drenando su humedad y vitalidad. El objetivo debe realizar una tirada de salvación de Constitución. En caso de fallar la tirada de salvación el objetivo sufre 8d8 puntos de daño necrótico. Si por el contrario supera la tirada, sufre sólo la mitad del daño. Este conjuro no afecta a muertos vivientes o constructos. &lt;br&gt;Si tu objetivo es una criatura vegetal o una planta mágica, hará la tirada de salvación con desventaja, y el conjuro le provocará el máximo daño posible. &lt;br&gt;Si tu objetivo es una planta no mágica que no sea una criatura, por ejemplo un árbol o un arbusto, no realizará tirada de salvación; simplemente se seca y muere.</text:p>
          </table:table-cell>
          <table:table-cell office:value-type="string" calcext:value-type="string">
            <text:p>Cuando lanzas este hechizo usando un espacio de conjuros de nivel 5, el daño se incrementa en 1d8 por cada nivel de espacio de conjuros por encima de nivel 4.</text:p>
          </table:table-cell>
          <table:table-cell office:value-type="float" office:value="30" calcext:value-type="float">
            <text:p>3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6" calcext:value-type="float">
            <text:p>6</text:p>
          </table:table-cell>
          <table:table-cell office:value-type="float" office:value="4" calcext:value-type="float">
            <text:p>4</text:p>
          </table:table-cell>
          <table:table-cell office:value-type="string" calcext:value-type="string">
            <text:p>instantaneo</text:p>
          </table:table-cell>
          <table:table-cell table:number-columns-repeated="1009"/>
        </table:table-row>
        <table:table-row table:style-name="ro1">
          <table:table-cell office:value-type="float" office:value="620" calcext:value-type="float">
            <text:p>620</text:p>
          </table:table-cell>
          <table:table-cell office:value-type="string" calcext:value-type="string">
            <text:p>Mastín fiel de Mordenkainen [Mordenkainen’s Faithful Hound]</text:p>
          </table:table-cell>
          <table:table-cell office:value-type="string" calcext:value-type="string">
            <text:p>Conjuras un perro guardián fantasmal en un espacio desocupado que puedas ver dentro del alcance, donde persiste mientras dure el conjuro, hasta que lo canceles con una acción, o hasta que te muevas a más de 100 pies (20 casillas, 30 m) de él. &lt;br&gt;El sabueso es invisible para todas las criaturas excepto para ti y no puede ser dañado. Cuando una criatura pequeña o mayor se acerca a 30 pies (6 casillas, 9 m) de él sin primero haber pronunciado la contraseña que tú especificas al lanzar el conjuro, el sabueso empieza a ladrar a un volumen alto. El sabueso ve criaturas invisibles y puede ver en el Plano Etéreo. Ignora las ilusiones.&lt;br&gt; Al inicio de cada uno de tus turnos, el sabueso trata de morder a una criatura a 5 pies (1 casilla, 1,5 m) de él que sea hostil a ti. El bonificador al ataque del sabueso es igual a tu modificador de característica de lanzamiento de conjuros + bonificador de competencia. Con un impacto, causa 4d8 puntos de daño perforante.</text:p>
          </table:table-cell>
          <table:table-cell/>
          <table:table-cell office:value-type="float" office:value="30" calcext:value-type="float">
            <text:p>30</text:p>
          </table:table-cell>
          <table:table-cell table:number-columns-repeated="3" office:value-type="float" office:value="1" calcext:value-type="float">
            <text:p>1</text:p>
          </table:table-cell>
          <table:table-cell office:value-type="string" calcext:value-type="string">
            <text:p>un pequeño silbato de plata, un pedazo de hueso, y un hilo</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8 horas</text:p>
          </table:table-cell>
          <table:table-cell table:number-columns-repeated="1009"/>
        </table:table-row>
        <table:table-row table:style-name="ro1">
          <table:table-cell office:value-type="float" office:value="621" calcext:value-type="float">
            <text:p>621</text:p>
          </table:table-cell>
          <table:table-cell office:value-type="string" calcext:value-type="string">
            <text:p>Mensaje [Message]</text:p>
          </table:table-cell>
          <table:table-cell office:value-type="string" calcext:value-type="string">
            <text:p>Apuntas con un dedo a una criatura dentro del alcance y susurras un mensaje. El objetivo (y sólo el objetivo) oye el mensaje y puede responder con un susurro que solo tú puedes oír. &lt;br&gt;Puedes invocar este conjuro a través de objetos sólidos si el objetivo te es familiar y sabes que está detrás de la barrera. Silencio mágico, 1 pie (30 cm) de piedra, 1 pulgada (2,54 cm) de metal común, una delgada capa de plomo o 3 pies (90 cm) de madera bloquean el hechizo. El conjuro no tiene que seguir una línea recta y puede viajar libremente doblando esquinas o a través de aberturas.</text:p>
          </table:table-cell>
          <table:table-cell/>
          <table:table-cell office:value-type="float" office:value="120" calcext:value-type="float">
            <text:p>120</text:p>
          </table:table-cell>
          <table:table-cell table:number-columns-repeated="3" office:value-type="float" office:value="1" calcext:value-type="float">
            <text:p>1</text:p>
          </table:table-cell>
          <table:table-cell office:value-type="string" calcext:value-type="string">
            <text:p>un trozo pequeño de alambre de cobre</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1 Asalto</text:p>
          </table:table-cell>
          <table:table-cell table:number-columns-repeated="1009"/>
        </table:table-row>
        <table:table-row table:style-name="ro4">
          <table:table-cell office:value-type="float" office:value="622" calcext:value-type="float">
            <text:p>622</text:p>
          </table:table-cell>
          <table:table-cell office:value-type="string" calcext:value-type="string">
            <text:p>Mensaje onírico [Dream]</text:p>
          </table:table-cell>
          <table:table-cell office:value-type="string" calcext:value-type="string">
            <text:p>Este conjuro moldea los sueños de una criatura. Elige una criatura que conozcas como el objetivo de este conjuro. El objetivo debe estar en el mismo plano de existencia que tú. A las criaturas que no duermen, como los elfos, no se las puede contactar con este conjuro. Tú, o una criatura voluntaria que toques, entráis en un estado de trance, actuando como un mensajero. Mientras está en trance, el mensajero está al tanto de todo a su alrededor, pero no puede llevar a cabo acciones o moverse. &lt;br&gt;Si el objetivo está dormido, el mensajero aparece en los sueños del objetivo y puede hablar con el objetivo mientras permanezca dormido y mientras dure el conjuro. El mensajero también puede moldear el entorno del sueño, creando paisajes, objetos y otras imágenes. El mensajero puede salir del trance en cualquier momento, terminado antes el efecto del conjuro. Tras despertarse el objetivo recuerda el sueño perfectamente. &lt;br&gt;Si el objetivo está despierto cuando lanzas el conjuro, el mensajero lo sabe, y puede o bien terminar el trance (y el conjuro) o esperar a que el objetivo se quede dormido, momento en el cual el mensajero aparece en los sueños del objetivo. Puedes hacer que el mensajero aparezca de forma monstruosa y terrible para el objetivo. Si lo haces, el mensajero no puede entregar un mensaje de más de diez palabras y luego el objetivo debe realizar una tirada de salvación de Sabiduría. Con una salvación fracasada, los recuerdos de la monstruosidad fantasmal le producen al objetivo pesadillas que le duran todo su sueño y le impiden obtener cualquier beneficio por descansar. Además, cuando el objetivo se levante, sufre 3d6 puntos de daño psíquico. &lt;br&gt;Si posees una parte del cuerpo, un mechón de pelo, trozos de uñas cortadas o una parte parecida del cuerpo del objetivo, el objetivo deben realizar su tirada de salvación con desventaja.</text:p>
          </table:table-cell>
          <table:table-cell/>
          <table:table-cell office:value-type="float" office:value="-1" calcext:value-type="float">
            <text:p>-1</text:p>
          </table:table-cell>
          <table:table-cell table:number-columns-repeated="3" office:value-type="float" office:value="1" calcext:value-type="float">
            <text:p>1</text:p>
          </table:table-cell>
          <table:table-cell table:style-name="ce1" office:value-type="string" calcext:value-type="string">
            <text:p>un puñado de arena, una gota de tinta y una pluma para escribir arrancada de un pájaro durmiendo</text:p>
          </table:table-cell>
          <table:table-cell table:number-columns-repeated="2" office:value-type="float" office:value="0" calcext:value-type="float">
            <text:p>0</text:p>
          </table:table-cell>
          <table:table-cell office:value-type="string" calcext:value-type="string">
            <text:p>1 minuto</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8 horas</text:p>
          </table:table-cell>
          <table:table-cell table:number-columns-repeated="1009"/>
        </table:table-row>
        <table:table-row table:style-name="ro1">
          <table:table-cell office:value-type="float" office:value="623" calcext:value-type="float">
            <text:p>623</text:p>
          </table:table-cell>
          <table:table-cell office:value-type="string" calcext:value-type="string">
            <text:p>Mente en blanco [Mind Blank]</text:p>
          </table:table-cell>
          <table:table-cell office:value-type="string" calcext:value-type="string">
            <text:p>Hasta que el conjuro finalice, una criatura voluntaria que toques es inmune a daño psí- quico, cualquier efecto que puede percibir sus emociones o leer sus pensamientos, conjuros de adivinación, y la condición de encantado. El hechizo incluso frustra conjuros de deseo [wish] y conjuros o efectos de poder similar usados para afectar la mente del objetivo o para obtener información acerca del objetivo.</text:p>
          </table:table-cell>
          <table:table-cell/>
          <table:table-cell table:number-columns-repeated="3"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24 horas</text:p>
          </table:table-cell>
          <table:table-cell table:number-columns-repeated="1009"/>
        </table:table-row>
        <table:table-row table:style-name="ro1">
          <table:table-cell office:value-type="float" office:value="624" calcext:value-type="float">
            <text:p>624</text:p>
          </table:table-cell>
          <table:table-cell office:value-type="string" calcext:value-type="string">
            <text:p>Miedo [Fear]</text:p>
          </table:table-cell>
          <table:table-cell office:value-type="string" calcext:value-type="string">
            <text:p>Proyectas una imagen fantasmal de los peores miedos de una criatura. Cada criatura en un cono de 30 pies (6 casillas, 9 m) debe superar una tirada de salvación de Sabiduría o dejará caer cualquier cosa que sujete y quedará asustada mientras dure el conjuro. &lt;br&gt;Mientras esté asustada debido a este conjuro, la criatura debe usar la acción carrera para alejarse de ti por la ruta más segura y corta posible, a no ser que no haya ningún lugar al que moverse. Si la criatura termina su turno en un lugar en el que no tenga línea de visión contigo, puede realizar una tirada de salvación de Sabiduría. Con una salvación con éxito, el conjuro finaliza para dicha criatura.</text:p>
          </table:table-cell>
          <table:table-cell/>
          <table:table-cell office:value-type="float" office:value="0" calcext:value-type="float">
            <text:p>0</text:p>
          </table:table-cell>
          <table:table-cell table:number-columns-repeated="3" office:value-type="float" office:value="1" calcext:value-type="float">
            <text:p>1</text:p>
          </table:table-cell>
          <table:table-cell office:value-type="string" calcext:value-type="string">
            <text:p>una pluma blanca o el corazón de una galli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asta 1 minuto</text:p>
          </table:table-cell>
          <table:table-cell table:number-columns-repeated="1009"/>
        </table:table-row>
        <table:table-row table:style-name="ro1">
          <table:table-cell office:value-type="float" office:value="625" calcext:value-type="float">
            <text:p>625</text:p>
          </table:table-cell>
          <table:table-cell office:value-type="string" calcext:value-type="string">
            <text:p>Mirada penetrante [Eyebite]</text:p>
          </table:table-cell>
          <table:table-cell office:value-type="string" calcext:value-type="string">
            <text:p>Mientras dure el conjuro tus ojos se tornan de un vacio oscuro, imbuidos con el poder del terror. Una criatura de tu elección hasta a 60 pies (12 casillas, 18 m) de ti que puedas ver debe superar una tirada de salvación de Sabiduría o ser afectada por uno de los efectos siguientes a tu elección, mientras dure el conjuro. En cada uno de tus turnos hasta que el conjuro finalice, puedes usar tu acción para seleccionar otra criatura como objetivo, pero no puedes seleccionar a una criatura que ya haya superada la salvación contra este lanzamiento de mirada penetrante. &lt;br&gt;&lt;b&gt;Dormido:&lt;/b&gt; El objetivo cae inconsciente. Se despierta si recibe cualquier daño o si otra criatura usa su acción para despertarle.&lt;br&gt;&lt;b&gt;Presa del pánico:&lt;/b&gt; El objetivo se asusta de ti. En cada uno de sus turnos, la criatura asustada debe usar la acción carrera y alejarse de ti por la ruta más segura y corta posible, a no ser que no haya ningún lugar al que moverse. Si la criatura se mueve a un lugar a menos a 60 pies (12 casillas, 18 m) de ti donde no pueda verte, el efecto termina. &lt;br&gt;&lt;b&gt;Entorpecido:&lt;/b&gt; El objetivo tiene desventaja en las tiradas de ataque y pruebas de característica. Al final de cada uno de sus turnos, puede realizar una tirada de salvación de Sabiduría. Si tiene éxito, el efecto finaliza.</text:p>
          </table:table-cell>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table:number-columns-repeated="2" office:value-type="float" office:value="6" calcext:value-type="float">
            <text:p>6</text:p>
          </table:table-cell>
          <table:table-cell office:value-type="string" calcext:value-type="string">
            <text:p>hasta 1 minuto</text:p>
          </table:table-cell>
          <table:table-cell table:number-columns-repeated="1009"/>
        </table:table-row>
        <table:table-row table:style-name="ro1">
          <table:table-cell office:value-type="float" office:value="626" calcext:value-type="float">
            <text:p>626</text:p>
          </table:table-cell>
          <table:table-cell office:value-type="string" calcext:value-type="string">
            <text:p>Modificar recuerdo [Modify Memory]</text:p>
          </table:table-cell>
          <table:table-cell office:value-type="string" calcext:value-type="string">
            <text:p>Tratas de moldear los recuerdos de otra criatura. Una criatura que puedas ver debe realizar una tirada de salvación de Sabiduría. Si estas combatiendo con la criatura, ésta tiene ventaja en la tirada de salvación. Con una salvación fracasada, el objetivo queda encantado por ti mientras dure el conjuro. El objetivo encantado está incapacitado y no es consciente de su entorno, pero puede oírte. Si sufre daño o es objetivo de otro conjuro, este conjuro finaliza, y ningún recuerdo del objetivo es modificado. &lt;br&gt;Mientras el encantamiento dure, puedes afectar a la memoria del objetivo sobre un evento que haya experimentado en las últimas 24 horas y que no durase más de 10 minutos. Puedes eliminar permanentemente todo recuerdo del evento, permitir al objetivo recordar el evento con una claridad perfecta y detalles exactos, cambiar los recuerdos de los detalles, o crear un recuerdo de otro evento. &lt;br&gt;Debes hablarle al objetivo para describir cómo sus recuerdos quedan afectados, y debe ser capaz de entender la lengua que uses para que los recuerdos modificados arraiguen. Su mente rellena posibles huecos que dejen los detalles de tu descripción. Si el conjuro finaliza antes de que hayas acabado de describir los recuerdos modificados, la memoria de la criatura no queda alterada. De otra forma, los recuerdos modificados quedan establecidos cuando el conjuro finaliza. &lt;br&gt;Una memoria modificada no necesariamente afecta a cómo se comporta la criatura, particularmente si la memoria contradice las inclinaciones naturales de la criatura, su alineamiento, o creencias. Un recuerdo modificado ilógico, como implantar un recuerdo de cuánto la criatura disfrutaba empapándose de ácido, es cancelado, quizá como un mal sueño. El DM puede considerar un recuerdo modificado como demasiado absurdo para que afecte a la criatura de un modo significativo. &lt;br&gt;Un conjuro de quitar maldición [remove curse] o restablecimiento mayor [greater restoration] lanzado sobre el objetivo restaura la verdadera memoria de la criatura.</text:p>
          </table:table-cell>
          <table:table-cell office:value-type="string" calcext:value-type="string">
            <text:p>Cuando lanzas este hechizo con un espacio de conjuros de nivel 6 o superior, puedes alterar los recuerdos del objetivo de un evento que tuviera lugar hasta 7 días atrás (nivel 6), 30 días atrás (nivel 7), 1 año atrás (nivel 8), o cualquier momento en el pasado de la criatura (nivel 9).</text:p>
          </table:table-cell>
          <table:table-cell office:value-type="float" office:value="30" calcext:value-type="float">
            <text:p>3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table:number-columns-repeated="2" office:value-type="float" office:value="5" calcext:value-type="float">
            <text:p>5</text:p>
          </table:table-cell>
          <table:table-cell office:value-type="string" calcext:value-type="string">
            <text:p>hasta 1 minuto</text:p>
          </table:table-cell>
          <table:table-cell table:number-columns-repeated="1009"/>
        </table:table-row>
        <table:table-row table:style-name="ro1">
          <table:table-cell office:value-type="float" office:value="627" calcext:value-type="float">
            <text:p>627</text:p>
          </table:table-cell>
          <table:table-cell office:value-type="string" calcext:value-type="string">
            <text:p>Muro de espinas [Wall of Thorns]</text:p>
          </table:table-cell>
          <table:table-cell office:value-type="string" calcext:value-type="string">
            <text:p>Creas un muro duro, flexible, un enmarañado arbusto de púas con afiladísimas espinas. El muro aparece dentro del alcance en una superficie sólida y permanece durante toda la duración del conjuro. Tú decides si hacer un muro de hasta 60 pies (12 casillas, 18 m) de largo, 10 pies (2 casillas, 3 m) de alto, y 5 pies (1 casilla, 1.5 m) de ancho o un círculo que tenga 20 pies (4 casillas, 6 m) de diámetro y hasta 20 pies (4 casillas, 6 m) de alto y 5 pies (1 casilla, 1.5 m) de ancho. El muro bloquea la línea de visión. &lt;br&gt;Cuando el muro aparece, cada criatura dentro del área debe realizar una tirada de salvación de Destreza. Con una salvación fallida, una criatura sufre 7d8 puntos de daño perforante, o la mitad del daño en una salvación con éxito. &lt;br&gt;Una criatura puede atravesar el muro, aunque lentamente y con dolor. Por cada movimiento de 1 pie (30 cm) de la criatura a través del muro, debe gastar 4 pies (120 cm) de movimiento. Además, la primera vez que la criatura entra en el muro en un turno o finaliza su turno ahí, la criatura debe realizar una tirada de salvación de Destreza. Sufre 7d8 puntos de daño cortante en una salvación fallida, o</text:p>
          </table:table-cell>
          <table:table-cell office:value-type="string" calcext:value-type="string">
            <text:p>Cuando lanzas este hechizo usando un espacio de conjuros de nivel 7 o superior, ambos tipos de daño se incrementan en 1d8 por cada nivel de espacio de conjuros por encima de nivel 6.</text:p>
          </table:table-cell>
          <table:table-cell office:value-type="float" office:value="120" calcext:value-type="float">
            <text:p>120</text:p>
          </table:table-cell>
          <table:table-cell table:number-columns-repeated="3" office:value-type="float" office:value="1" calcext:value-type="float">
            <text:p>1</text:p>
          </table:table-cell>
          <table:table-cell office:value-type="string" calcext:value-type="string">
            <text:p>un puñado de espina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asta 10 minutos</text:p>
          </table:table-cell>
          <table:table-cell table:number-columns-repeated="1009"/>
        </table:table-row>
        <table:table-row table:style-name="ro5">
          <table:table-cell office:value-type="float" office:value="628" calcext:value-type="float">
            <text:p>628</text:p>
          </table:table-cell>
          <table:table-cell office:value-type="string" calcext:value-type="string">
            <text:p>Muro de fuego [Wall of Fire]</text:p>
          </table:table-cell>
          <table:table-cell office:value-type="string" calcext:value-type="string">
            <text:p>Creas un muro de fuego en una superficie sólida dentro del alcance. Puedes hacer un muro de hasta 60 pies (12 casillas, 18 m) de largo, 20 pies (4 casillas, 6 m) de alto, y 1 pie (30 cm) de ancho, o un muro anillado de hasta 20 pies (4 casillas, 6 m) de diámetro, 20 pies (4 casillas, 6 m) de alto, y 1 pie (30 cm) de ancho. Este muro es opaco y persiste hasta que finaliza la duración del conjuro. &lt;br&gt;Cuando el muro aparece, cada criatura dentro del área debe realizar una tirada de salvación de Destreza. Con una salvación fallida, la criatura sufre 5d8 puntos de daño por fuego, o la mitad del daño con una salvación con éxito. &lt;br&gt;Una cara del muro, seleccionada por ti cuando lanzas el conjuro, inflige 5d8 puntos de daño por fuego a cada criatura que finalice su turno a 10 pies (2 casillas, 3 m) de ese lado o dentro del muro. Una criatura sufre el mismo daño cuando entra en el muro la primera vez en su turno o finaliza el turno allí. El otro lado del muro no hace daño.</text:p>
          </table:table-cell>
          <table:table-cell office:value-type="string" calcext:value-type="string">
            <text:p>Cuando lanzas este hechizo usando un espacio de conjuros de nivel 5 o superior, el daño se incrementa en 1d8 por cada nivel de espacio de conjuros por encima de nivel 4.</text:p>
          </table:table-cell>
          <table:table-cell office:value-type="float" office:value="120" calcext:value-type="float">
            <text:p>120</text:p>
          </table:table-cell>
          <table:table-cell table:number-columns-repeated="3" office:value-type="float" office:value="1" calcext:value-type="float">
            <text:p>1</text:p>
          </table:table-cell>
          <table:table-cell office:value-type="string" calcext:value-type="string">
            <text:p>un pequeño pedazo de fósforo</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2" calcext:value-type="float">
            <text:p>2</text:p>
          </table:table-cell>
          <table:table-cell office:value-type="float" office:value="4" calcext:value-type="float">
            <text:p>4</text:p>
          </table:table-cell>
          <table:table-cell table:style-name="ce1" office:value-type="string" calcext:value-type="string">
            <text:p>hasta 1 minuto</text:p>
          </table:table-cell>
          <table:table-cell table:number-columns-repeated="1009"/>
        </table:table-row>
        <table:table-row table:style-name="ro1">
          <table:table-cell office:value-type="float" office:value="629" calcext:value-type="float">
            <text:p>629</text:p>
          </table:table-cell>
          <table:table-cell office:value-type="string" calcext:value-type="string">
            <text:p>Muro de fuerza [Wall of Force]</text:p>
          </table:table-cell>
          <table:table-cell office:value-type="string" calcext:value-type="string">
            <text:p>Una fuerza invisible aparece en un punto existente que eliges dentro del alcance. El muro aparece en cualquier orientación que elijas, como una barrera horizontal o vertical o en un ángulo. Puede ser de libre flotación o permanecer en una superficie sólida. Puedes formarlo dentro de una cúpula hemisférica o de una esfera con un radio de hasta 10 pies (2 casillas, 3 m), o puedes darle forma de una superficie plana hecha hasta de diez paneles de 10x10 pies (2 casillas, 3 m x 2 casillas, 3 m). Cada panel debe estar contiguo con el otro panel. En cualquier forma, el muro es 1/4 de pulgada (6 mm) de ancho. Persiste hasta que finalice la duración del conjuro. Si el muro atraviesa el espacio de una criatura cuando esta aparece, la criatura es empujada a un lado del muro (a tu elección). &lt;br&gt;Nada físico puede atravesar el muro. Este es inmune a todo el daño y no puede ser disipado por disipar magia [dispel magic]. El conjuro desintegrar [desintegrate], sin embargo, destruye el muro instantáneamente. El muro también se extiende dentro del Plano Etéreo, bloqueando el viaje etéreo a través del muro.</text:p>
          </table:table-cell>
          <table:table-cell/>
          <table:table-cell office:value-type="float" office:value="120" calcext:value-type="float">
            <text:p>120</text:p>
          </table:table-cell>
          <table:table-cell table:number-columns-repeated="3" office:value-type="float" office:value="1" calcext:value-type="float">
            <text:p>1</text:p>
          </table:table-cell>
          <table:table-cell office:value-type="string" calcext:value-type="string">
            <text:p>una pizca de polvo creado por machacar una gema transparent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asta 10 minutos</text:p>
          </table:table-cell>
          <table:table-cell table:number-columns-repeated="1009"/>
        </table:table-row>
        <table:table-row table:style-name="ro1">
          <table:table-cell office:value-type="float" office:value="630" calcext:value-type="float">
            <text:p>630</text:p>
          </table:table-cell>
          <table:table-cell office:value-type="string" calcext:value-type="string">
            <text:p>Muro de hielo [Wall of Ice]</text:p>
          </table:table-cell>
          <table:table-cell office:value-type="string" calcext:value-type="string">
            <text:p>Creas un muro de hielo en una superficie sólida dentro del alcance. Puedes formarlo dentro de una cúpula hemisférica o de una esfera con un radio de hasta 10 pies (2 casillas, 3 m), o puedes dar forma a una superficie plana de hasta diez paneles cuadrados de 10 pies (2 casillas, 3 m). Cada panel debe estar contiguo con el otro panel. En cualquier forma, el muro es 1 pie (30 cm) de ancho hasta que finaliza la duración del conjuro. &lt;br&gt;Si el muro atraviesa el espacio de la criatura cuando este aparece, la criatura dentro del área es empujada a un lado del muro y debe realizar una tirada de salvación de Destreza. Con una salvación fallida, la criatura sufre 10d6 puntos de daño por frío, o la mitad del daño con una salvación con éxito. &lt;br&gt;El muro es un objeto que puede ser dañado y por consiguiente puede romperse. Tiene una CA de 12 y 30 Puntos de Golpe por 10 pies (2 casillas, 3 m) de sección, y es vulnerable al daño por fuego. Reduciendo una sección del muro de 10 pies (2 casillas, 3 m) a 0 Puntos de Golpe, esta se destruye y deja una cortina de aire frío en el espacio que ocupaba el muro. Una criatura que se mueve atravesando la cortina de aire frío por primera vez en un turno debe realizar una tirada de salvación de Constitución. Esta criatura sufre 5d6 puntos de daño por frío en una salvación fallida, o la mitad del daño en una salvación con éxito.</text:p>
          </table:table-cell>
          <table:table-cell office:value-type="string" calcext:value-type="string">
            <text:p>Cuando lanzas este hechizo usando un espacio de conjuros de nivel 7 o superior, el daño del muro cuando aparece se incrementa en 2d6, y el daño por atravesar la cortina de aire frío se incrementa en 1d6, por cada nivel de espacio de conjuros por encima de nivel 6.</text:p>
          </table:table-cell>
          <table:table-cell office:value-type="float" office:value="120" calcext:value-type="float">
            <text:p>120</text:p>
          </table:table-cell>
          <table:table-cell table:number-columns-repeated="3" office:value-type="float" office:value="1" calcext:value-type="float">
            <text:p>1</text:p>
          </table:table-cell>
          <table:table-cell office:value-type="string" calcext:value-type="string">
            <text:p>un pequeño pedazo de cuarzo</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asta 10 minutos</text:p>
          </table:table-cell>
          <table:table-cell table:number-columns-repeated="1009"/>
        </table:table-row>
        <table:table-row table:style-name="ro1">
          <table:table-cell office:value-type="float" office:value="631" calcext:value-type="float">
            <text:p>631</text:p>
          </table:table-cell>
          <table:table-cell office:value-type="string" calcext:value-type="string">
            <text:p>Muro de piedra [Wall of Stone]</text:p>
          </table:table-cell>
          <table:table-cell office:value-type="string" calcext:value-type="string">
            <text:p>Un muro no mágico de piedra sólida aparece dentro de un punto existente que eliges dentro del alcance. El muro tiene 6 pulgadas (15 cm) de ancho y está compuesto por diez paneles de 10x10 pies. Cada panel debe estar contiguo con al menos otro panel. Alternativamente, puedes crear paneles de 10x20 pies (2 casillas x 4 casillas, 3 m x 6 m) que tendrían solo 3 pulgadas (7,5 cm) de ancho. &lt;br&gt;Si el muro atraviesa el espacio de una criatura cuando este aparece, la criatura es empujada a un lado del muro (a tu elección). Si la criatura fuera rodeada por todos los lados del muro (o el muro u otra superficie sólida), esta criatura debe realizar una tirada de salvación de Destreza. Con una salvación con éxito, puede usar su reacción para moverse hasta su velocidad y entonces no quedar encerrada por el muro. &lt;br&gt;El muro puede tener cualquier forma que desees, aunque no puede ocupar el mismo espacio que una criatura u objeto. El muro no necesita estar vertical o descansar en una base firme. Debe, sin embargo, mezclarse con <text:s/>una piedra existente y estar apoyado sólidamente por ella. Por lo tanto, puedes usar este conjuro para salvar un abismo con un puente o para crear una rampa.&lt;br&gt;Si creas una arcada mayor de 20 pies de largo, debes reducir a la mitad el tamaño de cada panel para crear soportes. Puedes formar toscamente el muro para crear almenas, murallas, etcétera. &lt;br&gt;El muro es un objeto hecho de piedra que puede ser dañado y por consiguiente puede romperse. Cada panel tiene una CA de 15 y 30 Puntos de Golpe por pulgada (2,54 cm) de grosor. Reducir el panel a 0 Puntos de Golpe lo destruye y puede causar el colapso de los paneles a criterio del DM. &lt;br&gt;Si mantienes tu concentración en este conjuro por toda su duración, el muro se convierte en permanente y no puede ser disipado. De lo contrario, el muro desaparece cuando el conjuro finaliza</text:p>
          </table:table-cell>
          <table:table-cell/>
          <table:table-cell office:value-type="float" office:value="120" calcext:value-type="float">
            <text:p>120</text:p>
          </table:table-cell>
          <table:table-cell table:number-columns-repeated="3" office:value-type="float" office:value="1" calcext:value-type="float">
            <text:p>1</text:p>
          </table:table-cell>
          <table:table-cell office:value-type="string" calcext:value-type="string">
            <text:p>un pequeño bloque de granito</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asta 10 minutos</text:p>
          </table:table-cell>
          <table:table-cell table:number-columns-repeated="1009"/>
        </table:table-row>
        <table:table-row table:style-name="ro1">
          <table:table-cell office:value-type="float" office:value="632" calcext:value-type="float">
            <text:p>632</text:p>
          </table:table-cell>
          <table:table-cell office:value-type="string" calcext:value-type="string">
            <text:p>Muro de viento [Wind Wall]</text:p>
          </table:table-cell>
          <table:table-cell office:value-type="string" calcext:value-type="string">
            <text:p>Un muro de fuerte viento crece desde el suelo a un punto que elijas dentro del alcance. Puedes hacer el muro de hasta 50 pies (10 casillas, 15 m) de largo, 15 pies (3 casillas, 4,5 m) de alto, y 1 pie (30 cm) de ancho. Puedes moldear el muro de cualquier forma que elijas siempre y cuando hagas un camino continuo a lo largo del suelo. El muro persiste durante toda la duración del conjuro. &lt;br&gt;Cuando el muro aparece, cada criatura dentro del área debe realizar una tirada de salvación de Fuerza. Una criatura sufre 3d8 puntos de daño contundente con una tirada de salvación fracasada, o la mitad del daño con una salvación con éxito. &lt;br&gt;El fuerte viento mantiene la niebla, el humo, y otros gases a raya. Criaturas u objetos voladores de tamaño pequeño o menor no pueden atravesar el muro. Materiales sueltos o livianos ascienden al muro volando. Flechas, virotes, y otros proyectiles comunes lanzados a objetivos detrás del muro son desviados hacia arriba y automáticamente perdidos. (Rocas arrojadas por gigantes o maquinaria de asedio, o proyectiles similares, no son afectados). Criaturas en forma gaseosa no pueden atravesarlo</text:p>
          </table:table-cell>
          <table:table-cell/>
          <table:table-cell office:value-type="float" office:value="120" calcext:value-type="float">
            <text:p>120</text:p>
          </table:table-cell>
          <table:table-cell table:number-columns-repeated="3" office:value-type="float" office:value="1" calcext:value-type="float">
            <text:p>1</text:p>
          </table:table-cell>
          <table:table-cell office:value-type="string" calcext:value-type="string">
            <text:p>un diminuto abanico y una pluma de origen exótico</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asta 1 minuto</text:p>
          </table:table-cell>
          <table:table-cell table:number-columns-repeated="1009"/>
        </table:table-row>
        <table:table-row table:style-name="ro1">
          <table:table-cell office:value-type="float" office:value="633" calcext:value-type="float">
            <text:p>633</text:p>
          </table:table-cell>
          <table:table-cell office:value-type="string" calcext:value-type="string">
            <text:p>Muro prismático [Prismatic Wall]</text:p>
          </table:table-cell>
          <table:table-cell office:value-type="string" calcext:value-type="string">
            <text:p>Un brillante, multicolor plano de luz forma un muro vertical opaco, hasta 90 pies (18 casillas, 27 m) de largo, 30 pies (6 casillas, 9 m) de alto y 1 pulgada (2,54 cm) de grosor, centrado en un punto que puedas ver dentro del alcance. Alternativamente, puedes moldear el muro en una esfera de hasta 30 pies (6 casillas, 9 m) de diámetro centrado en un punto que elijas dentro del alcance. El muro persiste en el lugar durante la duración del conjuro. Si colocas el muro de forma que pase a través de un espacio ocupado por una criatura, el conjuro falla, y tu acción y el espacio de conjuros se desperdiciarán. &lt;br&gt;El muro despide luz brillante a un rango de 100 pies (20 casillas, 30 m) y luz tenue en 100 pies (20 casillas, 30 m) adicionales. Tú y las criaturas que designes al momento de lanzar el conjuro pueden pasar a través y permanecer cerca del muro sin ser dañados. Si otra criatura que puede ver el muro se mueve 20 pies (4 casillas, 6 m) dentro de él o inicia su turno allí, la criatura debe superar una tirada de salvación de Constitución o es cegada por 1 minuto. &lt;br&gt;El muro consiste en siete capas, cada una con un color diferente. Cuando una criatura intenta llegar a o pasar a través del muro, lo hace atravesando una capa cada vez, hasta atravesar todas las capas del muro. A medida que pasa o llega a través de cada capa, la criatura debe realizar una tirada de salvación de Destreza o ser afectada por las propiedades de las capas descritas a continuación. &lt;br&gt;El muro puede ser destruido, también de una capa cada vez, en orden de rojo a violeta, por medios específicos para cada capa. Una vez que se destruye una capa, ésta permanece así durante la duración del conjuro. Un cetro de cancelación destruye a un muro prismatico, pero un campo antimagia [antimagic field] no tiene efecto en él. &lt;br&gt;1.- &lt;b&gt;Rojo.&lt;/b&gt; El objetivo sufre 10d6 puntos de daño por fuego con una salvación fracasada, o la mitad del daño con una salvación con éxito. Mientas que esta capa este en su lugar, ataques a distancia no mágicos no pueden pasar a través de la pared. La capa puede ser destruida al infligirle al menos 25 puntos de daño por frio.&lt;br&gt;2.- &lt;b&gt;Naranja.&lt;/b&gt; El objetivo sufre 10d6 puntos de daño por ácido con una salvación fracasada, o la mitad del daño con una salvación con éxito. Mientas que esta capa este en su lugar, los ataques magicos a distancia no pueden pasar a través de la pared. La capa es destruida por un viento fuerte. &lt;br&gt;3.- &lt;b&gt;Amarillo.&lt;/b&gt; El objetivo sufre 10d6 puntos de daño por electricidad con una salvación fracasada, o la mitad del daño con una salvación con éxito. Esta capa puede ser destruida al infligirle al menos 60 puntos de daño por fuerza. &lt;br&gt;4.- &lt;b&gt;Verde.&lt;/b&gt; El objetivo sufre 10d6 puntos de daño por veneno con una salvación fracasada, o la mitad del daño con una salvación con éxito. Un conjuro de pasamiento [passwall], u otro conjuro de igual o mayor nivel que pueda abrir un portal en una superficie sólida, destruirá esta capa. &lt;br&gt;5.- &lt;b&gt;Azul.&lt;/b&gt; El objetivo sufre 10d6 puntos de daño por frio con una salvación fracasada, o la mitad del daño con una salvación con éxito. Esta capa puede ser destruida al infligirle al menos 25 puntos de daño por fuego. &lt;br&gt;6.- &lt;b&gt;Índigo.&lt;/b&gt; Con una salvación fracasada, el objetivo es neutralizado. Debe entonces realizar una tirada de salvación de Constitución al final de cada uno de sus turnos. Si supera tres veces la salvación, entonces el conjuro finaliza. Si falla su salvación tres veces, se convertirá permanentemente en piedra y estará sujeto a las condiciones de petrificado. Los éxitos y fallos no necesitan ser consecutivos; mantén un registro de ambos hasta que la criatura completa tres de un mismo tipo. Mientas que esta capa está en su lugar, conjuros no pueden atravesar la pared. La capa es destruida por luz brillante irradiada por un conjuro de luz de día [daylight] o conjuro similar de igual nivel o mayor. &lt;br&gt;7.- &lt;b&gt;Violeta.&lt;/b&gt; Con una salvación fracasada, el objetivo queda cegado. Debe entonces realizar una tirada de salvación de Sabiduría al comienzo de su siguiente turno. Con una salvación con éxito finaliza la ceguera. Si falla su salvación, la criatura es transportada a otro plano de existencia a elección del DM y no dejará de estar cegado (típicamente una criatura que está en un plano que no es su plano natural es desterrado a casa, mientras que otras criaturas por lo general son invocadas en el plano Astral o Etéreo). Esta capa es destruida por un conjuro de disipar magia [dispell magic] o conjuro similar de igual nivel o mayor que pueda finalizar conjuros y efectos mágicos</text:p>
          </table:table-cell>
          <table:table-cell/>
          <table:table-cell office:value-type="float" office:value="60" calcext:value-type="float">
            <text:p>6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10 minutos</text:p>
          </table:table-cell>
          <table:table-cell table:number-columns-repeated="1009"/>
        </table:table-row>
        <table:table-row table:style-name="ro1">
          <table:table-cell table:style-name="ce1" office:value-type="float" office:value="634" calcext:value-type="float">
            <text:p>634</text:p>
          </table:table-cell>
          <table:table-cell office:value-type="string" calcext:value-type="string">
            <text:p>Némesis inexorable [Weird]</text:p>
          </table:table-cell>
          <table:table-cell office:value-type="string" calcext:value-type="string">
            <text:p>Hurgando en lo más profundo de los miedos de un grupo de criaturas, creas criaturas ilusorias en sus mentes, visibles solo para ellas. Cada criatura dentro de una esfera de 30 pies (6 casillas, 9 m) de radio, centrada en un punto de tu elección dentro del alcance, debe realizar una tirada de salvación de Sabiduría. Con una salvación fracasada, las criaturas se encuentran asustadas durante toda la duración. La ilusión llama a los miedos más profundos de las criaturas manifestando sus peores pesadillas como una implacable amenaza. En el inicio de cada uno de los turnos de las criaturas asustadas, estas deben superar una tirada de salvación de Sabiduría o sufrir 4d10 puntos de daño psíquico. Con una salvación con éxito, el conjuro finaliza para esa criatura.</text:p>
          </table:table-cell>
          <table:table-cell/>
          <table:table-cell office:value-type="float" office:value="120" calcext:value-type="float">
            <text:p>12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4" calcext:value-type="float">
            <text:p>4</text:p>
          </table:table-cell>
          <table:table-cell office:value-type="float" office:value="9" calcext:value-type="float">
            <text:p>9</text:p>
          </table:table-cell>
          <table:table-cell office:value-type="string" calcext:value-type="string">
            <text:p>hasta 1 minuto</text:p>
          </table:table-cell>
          <table:table-cell table:number-columns-repeated="1009"/>
        </table:table-row>
        <table:table-row table:style-name="ro1">
          <table:table-cell office:value-type="float" office:value="635" calcext:value-type="float">
            <text:p>635</text:p>
          </table:table-cell>
          <table:table-cell office:value-type="string" calcext:value-type="string">
            <text:p>Nube aniquiladora [Cloudkill]</text:p>
          </table:table-cell>
          <table:table-cell office:value-type="string" calcext:value-type="string">
            <text:p>Creas una esfera de gases venenosos verdeamarillentos de 20 pies (4 casillas, 6 m) de radio centrada en un punto de tu elección dentro del alcance del conjuro. La esfera durará el tiempo de duración del conjuro o hasta que un fuerte viento disperse la esfera gaseosa. El área por donde discurre la esfera se oscurece profundamente. &lt;br&gt;Cuando una criatura entra en el área del conjuro por primera vez en un turno, o comienza su turno dentro del área, debe realizar una tirada de salvación de Constitución. Si falla la tirada de salvación la criatura sufre 5d8 puntos de daño de veneno, o la mitad si la supera. Las criaturas se ven afectadas por el veneno aunque contengan la respiración o no necesiten respirar para vivir. &lt;br&gt;La nube tóxica se aleja 10 pies (2 casillas, 3 m) al comienzo de cada uno de tus turnos rodando a lo largo de la superficie del suelo. Los vapores, al ser más pesados que el aire, se hunden hasta el nivel más bajo de la tierra, colándose incluso por las aberturas.</text:p>
          </table:table-cell>
          <table:table-cell office:value-type="string" calcext:value-type="string">
            <text:p>Cuando lanzas este hechizo usando un espacio de conjuros de nivel 6 o superior, el daño se incrementa en 1d8 por cada nivel de espacio de conjuros por encima de nivel 5.</text:p>
          </table:table-cell>
          <table:table-cell office:value-type="float" office:value="120" calcext:value-type="float">
            <text:p>12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asta 10 minutos</text:p>
          </table:table-cell>
          <table:table-cell table:number-columns-repeated="1009"/>
        </table:table-row>
        <table:table-row table:style-name="ro1">
          <table:table-cell office:value-type="float" office:value="636" calcext:value-type="float">
            <text:p>636</text:p>
          </table:table-cell>
          <table:table-cell office:value-type="string" calcext:value-type="string">
            <text:p>Nube apestosa [Stinking Cloud]</text:p>
          </table:table-cell>
          <table:table-cell office:value-type="string" calcext:value-type="string">
            <text:p>Creas una esfera de 20 pies (4 casillas, 6 m) de radio de un nauseabundo gas amarillo, centrada en un punto dentro del alcance del conjuro. La nube se extiende por las esquinas, y el área se oscurece profundamente. La nube se detiene en el aire durante la duración. Cada criatura situada en el interior de la nube al principio de su turno debe realizar una tirada de salvación de Constitución contra venenos. Si falla la salvación, la criatura pasa su turno vomitando y bamboleándose. &lt;br&gt;Las criaturas que no necesitan respirar o son inmunes a los venenos superan automáticamente dicha tirada de salvación. &lt;br&gt;Un viento moderado (como mínimo 10 millas por hora) dispersa automáticamente la nube después de 4 asaltos. Un viento fuerte (como mínimo 20 millas por hora) la dispersa en 1 asalto.</text:p>
          </table:table-cell>
          <table:table-cell/>
          <table:table-cell office:value-type="float" office:value="90" calcext:value-type="float">
            <text:p>90</text:p>
          </table:table-cell>
          <table:table-cell table:number-columns-repeated="3" office:value-type="float" office:value="1" calcext:value-type="float">
            <text:p>1</text:p>
          </table:table-cell>
          <table:table-cell office:value-type="string" calcext:value-type="string">
            <text:p>un huevo podrido o varias hojas de col fermentada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hasta 1 minuto</text:p>
          </table:table-cell>
          <table:table-cell table:number-columns-repeated="1009"/>
        </table:table-row>
        <table:table-row table:style-name="ro1">
          <table:table-cell office:value-type="float" office:value="637" calcext:value-type="float">
            <text:p>637</text:p>
          </table:table-cell>
          <table:table-cell office:value-type="string" calcext:value-type="string">
            <text:p>Nube brumosa [Fog Cloud]</text:p>
          </table:table-cell>
          <table:table-cell office:value-type="string" calcext:value-type="string">
            <text:p>Creas una esfera de neblina de 20 pies (4 casillas, 6 m) de radio centrada en un punto dentro del alcance. La esfera se extiende alrededor de las esquinas, y el área se oscurece profundamente. El conjuro finaliza al terminar su duración o cuando un viento de velocidad moderada o superior (por lo menos 10 millas por hora [16 km por hora] lo disperse.</text:p>
          </table:table-cell>
          <table:table-cell office:value-type="string" calcext:value-type="string">
            <text:p>Cuando lanzas este hechizo usando un espacio de conjuros de nivel 2 o superior, el radio de la neblina se incrementa en 20 pies por cada nivel de espacio de conjuros por encima de nivel 1.</text:p>
          </table:table-cell>
          <table:table-cell office:value-type="float" office:value="120" calcext:value-type="float">
            <text:p>12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table:number-columns-repeated="2" office:value-type="float" office:value="1" calcext:value-type="float">
            <text:p>1</text:p>
          </table:table-cell>
          <table:table-cell office:value-type="string" calcext:value-type="string">
            <text:p>hasta 1 minuto</text:p>
          </table:table-cell>
          <table:table-cell table:number-columns-repeated="1009"/>
        </table:table-row>
        <table:table-row table:style-name="ro1">
          <table:table-cell table:style-name="ce1" office:value-type="float" office:value="638" calcext:value-type="float">
            <text:p>638</text:p>
          </table:table-cell>
          <table:table-cell office:value-type="string" calcext:value-type="string">
            <text:p>Nube de dagas [Cloud of Daggers]</text:p>
          </table:table-cell>
          <table:table-cell office:value-type="string" calcext:value-type="string">
            <text:p>Llenas el aire de dagas giratorias de un cubo de 5 pies (1 casilla, 1,5 m) de lado. El cubo se crea en un punto a tu elección dentro del alcance del conjuro. Cuando una criatura entra en el área del conjuro por primera vez en un turno o comienza su turno dentro del área sufre 4d4 puntos de daño cortante</text:p>
          </table:table-cell>
          <table:table-cell office:value-type="string" calcext:value-type="string">
            <text:p>Cuando lanzas este hechizo usando un espacio de conjuros de nivel 3 o superior, el daño se incrementa en 2d4 por cada nivel de espacio de conjuros por encima de nivel 2.</text:p>
          </table:table-cell>
          <table:table-cell office:value-type="float" office:value="60" calcext:value-type="float">
            <text:p>60</text:p>
          </table:table-cell>
          <table:table-cell table:number-columns-repeated="3" office:value-type="float" office:value="1" calcext:value-type="float">
            <text:p>1</text:p>
          </table:table-cell>
          <table:table-cell office:value-type="string" calcext:value-type="string">
            <text:p>una astilla de vidrio</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hasta 1 minuto</text:p>
          </table:table-cell>
          <table:table-cell table:number-columns-repeated="1009"/>
        </table:table-row>
        <table:table-row table:style-name="ro1">
          <table:table-cell office:value-type="float" office:value="639" calcext:value-type="float">
            <text:p>639</text:p>
          </table:table-cell>
          <table:table-cell office:value-type="string" calcext:value-type="string">
            <text:p>Nube incendiaria [Incendiary Cloud]</text:p>
          </table:table-cell>
          <table:table-cell office:value-type="string" calcext:value-type="string">
            <text:p>Una nube de humo revuelto sale disparada con ascuas al rojo blanco apareciendo en una esfera de 20 pies (4 casillas, 6 m) de radio centrado en un dentro del alcance. La nube se extiende por las esquinas y está fuertemente obscurecido en su interior. Se mantiene por toda la duración del conjuro o hasta que un viento de velocidad moderada o superior (por lo menos 10 millas [16 km por hora] lo disperse. &lt;br&gt;Cuando la nube aparece, cada criatura en su interior debe realizar una tirada de salvación de Destreza. Una criatura sufre 10d8 puntos de daño por fuego en una salvación fallida, o mitad en una salvación con éxito. Una criatura debe realizar también esta salvación cuando entra en el área del conjuro por primera vez en el turno o cuando termina su turno aquí. &lt;br&gt;La nube se mueve 10 pies (2 casillas, 3 m) lejos de ti en cualquier dirección que elijas al comienzo de cada uno de tus turnos.</text:p>
          </table:table-cell>
          <table:table-cell/>
          <table:table-cell office:value-type="float" office:value="150" calcext:value-type="float">
            <text:p>15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hasta 1 minuto</text:p>
          </table:table-cell>
          <table:table-cell table:number-columns-repeated="1009"/>
        </table:table-row>
        <table:table-row table:style-name="ro1">
          <table:table-cell office:value-type="float" office:value="640" calcext:value-type="float">
            <text:p>640</text:p>
          </table:table-cell>
          <table:table-cell office:value-type="string" calcext:value-type="string">
            <text:p>Ojo arcano [Arcane Eye]</text:p>
          </table:table-cell>
          <table:table-cell office:value-type="string" calcext:value-type="string">
            <text:p>Creas un ojo mágico invisible que flota por el aire dentro del alcance del conjuro mientras duran los efectos del mismo. &lt;br&gt;Recibes mentalmente la información visual que capta el ojo, el cual posee una visión normal y una visión en la oscuridad de hasta 30 pies (6 casillas, 9 m). El ojo puede mirar en cualquier dirección. &lt;br&gt;Como acción, puedes mover al ojo hasta 30 pies (6 casillas, 9 m) en cualquier dirección. No existe limite en la distancia que puedes alejar de ti el ojo, pero no puede entrar en otro plano de existencia. Una barrera sólida puede bloquear el movimiento del ojo, pero este puede pasar a través de cualquier agujero de al menos 1 pulgada (2,54 cm) de diámetro.</text:p>
          </table:table-cell>
          <table:table-cell/>
          <table:table-cell office:value-type="float" office:value="30" calcext:value-type="float">
            <text:p>30</text:p>
          </table:table-cell>
          <table:table-cell table:number-columns-repeated="3" office:value-type="float" office:value="1" calcext:value-type="float">
            <text:p>1</text:p>
          </table:table-cell>
          <table:table-cell office:value-type="string" calcext:value-type="string">
            <text:p>un poco de pelo de murciélago</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hasta <text:s/>1 hora</text:p>
          </table:table-cell>
          <table:table-cell table:number-columns-repeated="1009"/>
        </table:table-row>
        <table:table-row table:style-name="ro1">
          <table:table-cell office:value-type="float" office:value="641" calcext:value-type="float">
            <text:p>641</text:p>
          </table:table-cell>
          <table:table-cell office:value-type="string" calcext:value-type="string">
            <text:p>Onda atronadora [Thunderwave]</text:p>
          </table:table-cell>
          <table:table-cell office:value-type="string" calcext:value-type="string">
            <text:p>Una onda de fuerza atronadora se origina desde ti. Cada criatura dentro de un cubo de 15 pies (3 casillas, 4.5 m) originándose en ti debe realizar una tirada de salvación de Constitución. Con una salvación fracasada, la criatura sufre 2d8 puntos de daño sonico y es empujada 10 pies (2 casillas, 3 m) de ti. Si supera la tirada, la criatura sufre la mitad del daño y no es empujada. &lt;br&gt;Además, los objetos no fijos que estén completamente dentro del alcance son empujados 10 pies (2 casillas, 3 m) de ti por el efecto del conjuro, que además emite un sonido de trueno audible a 300 pies (60 casillas, 90 m).</text:p>
          </table:table-cell>
          <table:table-cell office:value-type="string" calcext:value-type="string">
            <text:p>Cuando lanzas este hechizo usando un espacio de conjuros de nivel 2 o superior, el daño se incrementa en 1d8 por cada nivel de espacio de conjuros por encima de nivel 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stantaneo</text:p>
          </table:table-cell>
          <table:table-cell table:number-columns-repeated="1009"/>
        </table:table-row>
        <table:table-row table:style-name="ro1">
          <table:table-cell office:value-type="float" office:value="642" calcext:value-type="float">
            <text:p>642</text:p>
          </table:table-cell>
          <table:table-cell office:value-type="string" calcext:value-type="string">
            <text:p>Onda destructiva [Destructive Wave]</text:p>
          </table:table-cell>
          <table:table-cell office:value-type="string" calcext:value-type="string">
            <text:p>Golpeas el suelo, creando un estallido de energía divina que se propaga desde ti hacia el exterior. Cada criatura que elijas a 30 pies (6 casillas, 9 m) de ti debe superar una tirada de salvación de Constitución o sufrir 5d6 puntos de daño de trueno, así como 5d6 puntos de daño radiante o necrótico (a tu elección) y caer al suelo tumbado. Una criatura que pase la tirada de salvación sufre la mitad del daño y no es tumbada.</text:p>
          </table:table-cell>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instantaneo</text:p>
          </table:table-cell>
          <table:table-cell table:number-columns-repeated="1009"/>
        </table:table-row>
        <table:table-row table:style-name="ro1">
          <table:table-cell office:value-type="float" office:value="643" calcext:value-type="float">
            <text:p>643</text:p>
          </table:table-cell>
          <table:table-cell office:value-type="string" calcext:value-type="string">
            <text:p>Oración de curación [Prayer of Healing]</text:p>
          </table:table-cell>
          <table:table-cell office:value-type="string" calcext:value-type="string">
            <text:p>Hasta seis criaturas de tu elección, que puedas ver dentro del alcance, recuperan cada una, Puntos de Golpe igual a 2d8 + tú modificador de característica para lanzamiento de conjuros. Este conjuro no tiene efecto en muertos vivientes ni constructos.</text:p>
          </table:table-cell>
          <table:table-cell office:value-type="string" calcext:value-type="string">
            <text:p>Cuando lanzas este hechizo usando un espacio de conjuros de nivel 3 o superior, la curación se incrementa en 1d8 por cada nivel de espacio de conjuros por encima de nivel 2.</text:p>
          </table:table-cell>
          <table:table-cell office:value-type="float" office:value="30" calcext:value-type="float">
            <text:p>30</text:p>
          </table:table-cell>
          <table:table-cell office:value-type="float" office:value="1" calcext:value-type="float">
            <text:p>1</text:p>
          </table:table-cell>
          <table:table-cell table:number-columns-repeated="2" office:value-type="float" office:value="0" calcext:value-type="float">
            <text:p>0</text:p>
          </table:table-cell>
          <table:table-cell/>
          <table:table-cell table:number-columns-repeated="2" office:value-type="float" office:value="2" calcext:value-type="float">
            <text:p>2</text:p>
          </table:table-cell>
          <table:table-cell office:value-type="string" calcext:value-type="string">
            <text:p>10 minutos</text:p>
          </table:table-cell>
          <table:table-cell table:number-columns-repeated="2" office:value-type="float" office:value="2" calcext:value-type="float">
            <text:p>2</text:p>
          </table:table-cell>
          <table:table-cell office:value-type="string" calcext:value-type="string">
            <text:p>instantaneo</text:p>
          </table:table-cell>
          <table:table-cell table:number-columns-repeated="1009"/>
        </table:table-row>
        <table:table-row table:style-name="ro1">
          <table:table-cell office:value-type="float" office:value="644" calcext:value-type="float">
            <text:p>644</text:p>
          </table:table-cell>
          <table:table-cell office:value-type="string" calcext:value-type="string">
            <text:p>Orbe cromático [Chromatic Orb]</text:p>
          </table:table-cell>
          <table:table-cell office:value-type="string" calcext:value-type="string">
            <text:p>Arrojas una esfera de energía de 4 pulgadas (10 cm) de diámetro a una criatura que puedas ver dentro del alcance del conjuro. Elige el tipo de orbe que creas; ácido, frío, fuego, electrico, veneno o sonico, y luego realiza un ataque de conjuro a distancia contra el objetivo. Si el ataque impacta, la criatura sufre 3d8 puntos del daño correspondiente al tipo de orbe elegido.</text:p>
          </table:table-cell>
          <table:table-cell office:value-type="string" calcext:value-type="string">
            <text:p>Cuando lanzas este hechizo usando un espacio de conjuros de nivel 2 o superior, el daño se incrementa en 1d8 por cada nivel de espacio de conjuros por encima de nivel 1.</text:p>
          </table:table-cell>
          <table:table-cell office:value-type="float" office:value="90" calcext:value-type="float">
            <text:p>90</text:p>
          </table:table-cell>
          <table:table-cell table:number-columns-repeated="3" office:value-type="float" office:value="1" calcext:value-type="float">
            <text:p>1</text:p>
          </table:table-cell>
          <table:table-cell office:value-type="string" calcext:value-type="string">
            <text:p>un diamante con valor de 50 po</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stantaneo</text:p>
          </table:table-cell>
          <table:table-cell table:number-columns-repeated="1009"/>
        </table:table-row>
        <table:table-row table:style-name="ro1">
          <table:table-cell office:value-type="float" office:value="645" calcext:value-type="float">
            <text:p>645</text:p>
          </table:table-cell>
          <table:table-cell office:value-type="string" calcext:value-type="string">
            <text:p>Orden imperiosa [Command]</text:p>
          </table:table-cell>
          <table:table-cell office:value-type="string" calcext:value-type="string">
            <text:p>Gritas una orden condensada en una palabra a una criatura que puedas ver dentro del alcance del conjuro. El objetivo debe superar una tirada de salvación de Sabiduría o cumplir la orden en su siguiente turno. El conjuro no tiene efecto si el objetivo es un muerto viviente, si no comprende tu idioma, o si tu orden es directamente dañina para él. &lt;br&gt;A continuación tienes algunas típicas órdenes y sus efectos. Puedes dar una orden distinta a las descritas aquí. Si lo haces, el DM determina cómo se comporta el objetivo. Si el objetivo no puede cumplir tu orden, el conjuro finaliza. &lt;br&gt;&lt;b&gt;Acércate:&lt;/b&gt; El objetivo se mueve hacia ti por la ruta más corta y directa, terminando su turno si llega a menos de 5 pies (1 casilla, 1,5 m) de ti. &lt;br&gt;&lt;b&gt;Suéltalo:&lt;/b&gt; El objetivo suelta cualquier cosa que este sujetando y luego termina su turno. &lt;br&gt;&lt;b&gt;Huye:&lt;/b&gt; El objetivo gasta su turno alejándose de ti de la forma más rápida posible. &lt;br&gt;&lt;b&gt;Túmbate:&lt;/b&gt; El objetivo se tira al suelo y queda tumbado y termina su turno. &lt;br&gt;&lt;b&gt;Detente:&lt;/b&gt; El objetivo no se mueve y no lleva a cabo acciones. Una criatura voladora permanece en el aire, volando a la distancia mínima necesaria para mantenerse en el aire</text:p>
          </table:table-cell>
          <table:table-cell office:value-type="string" calcext:value-type="string">
            <text:p>Cuando lanzas este hechizo usando un espacio de conjuros de nivel 2 o superior, puedes afectar a una criatura adicional por cada nivel de espacio de conjuros por encima de nivel 1. Las criaturas deben estar a menos de 30 pies (6 casillas, 9 m) una de otra cuando las eliges como objetivo.</text:p>
          </table:table-cell>
          <table:table-cell office:value-type="float" office:value="60" calcext:value-type="float">
            <text:p>60</text:p>
          </table:table-cell>
          <table:table-cell office:value-type="float" office:value="1" calcext:value-type="float">
            <text:p>1</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1 asalto</text:p>
          </table:table-cell>
          <table:table-cell table:number-columns-repeated="1009"/>
        </table:table-row>
        <table:table-row table:style-name="ro1">
          <table:table-cell office:value-type="float" office:value="646" calcext:value-type="float">
            <text:p>646</text:p>
          </table:table-cell>
          <table:table-cell office:value-type="string" calcext:value-type="string">
            <text:p>Orientación divina [Guidance]</text:p>
          </table:table-cell>
          <table:table-cell office:value-type="string" calcext:value-type="string">
            <text:p>Tocas una criatura voluntaria. Antes de que el conjuro finalice el objetivo puede lanzar un d4 y agregar el resultado a una prueba de característica que el elija. Puede tirar el dado antes o después de realizar su prueba de característica. El conjuro entonces finaliza.</text:p>
          </table:table-cell>
          <table:table-cell/>
          <table:table-cell table:number-columns-repeated="3"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hasta 1 minuto</text:p>
          </table:table-cell>
          <table:table-cell table:number-columns-repeated="1009"/>
        </table:table-row>
        <table:table-row table:style-name="ro1">
          <table:table-cell office:value-type="float" office:value="647" calcext:value-type="float">
            <text:p>647</text:p>
          </table:table-cell>
          <table:table-cell office:value-type="string" calcext:value-type="string">
            <text:p>Oscuridad [Darkness]</text:p>
          </table:table-cell>
          <table:table-cell office:value-type="string" calcext:value-type="string">
            <text:p>Una oscuridad mágica se extiende desde un punto a tu elección dentro del alcance del conjuro para llenar una esfera de 15 pies (3 casillas, 4,5 m) de radio mientras dura el mismo. La oscuridad se extiende alrededor de las esquinas. Una criatura con visión en la oscuridad no puede ver en esta oscuridad, y las luces no mágicas no pueden iluminarla. &lt;br&gt;Si el punto que eliges es un objeto que portas o uno que no está siendo sujetado o transportado, la oscuridad emana desde el objeto y se mueve con él. Cubrir totalmente la fuente de oscuridad con un objeto opaco, como por ejemplo con un cuenco o con un yelmo, bloquea la oscuridad. &lt;br&gt;Si partes del área de este conjuro se superponen con un área de luz creada por un conjuro de nivel 2 o menor, el conjuro que creó la luz queda disipado.</text:p>
          </table:table-cell>
          <table:table-cell/>
          <table:table-cell office:value-type="float" office:value="60" calcext:value-type="float">
            <text:p>6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elo de murciélago y una gota de brea o un trozo de carbó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table:number-columns-repeated="2" office:value-type="float" office:value="2" calcext:value-type="float">
            <text:p>2</text:p>
          </table:table-cell>
          <table:table-cell office:value-type="string" calcext:value-type="string">
            <text:p>hasta 10 minutos</text:p>
          </table:table-cell>
          <table:table-cell table:number-columns-repeated="1009"/>
        </table:table-row>
        <table:table-row table:style-name="ro1">
          <table:table-cell office:value-type="float" office:value="648" calcext:value-type="float">
            <text:p>648</text:p>
          </table:table-cell>
          <table:table-cell office:value-type="string" calcext:value-type="string">
            <text:p>Palabra de poder aturdir [Power Word Stun]</text:p>
          </table:table-cell>
          <table:table-cell office:value-type="string" calcext:value-type="string">
            <text:p>Pronuncias una palabra de poder que puede abrumar la mente de una criatura que puedas ver dentro del alcance. Si el objetivo tiene 150 Puntos de Golpe o menos, quedará aturdido. De otro modo, el conjuro no tiene efecto. &lt;br&gt;El objetivo aturdido debe realizar una tirada de salvación de Constitución al final cada uno de sus turnos. Con una salvación con éxito, el efecto de aturdimiento termina.</text:p>
          </table:table-cell>
          <table:table-cell/>
          <table:table-cell office:value-type="float" office:value="60" calcext:value-type="float">
            <text:p>60</text:p>
          </table:table-cell>
          <table:table-cell office:value-type="float" office:value="1" calcext:value-type="float">
            <text:p>1</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5" calcext:value-type="float">
            <text:p>5</text:p>
          </table:table-cell>
          <table:table-cell office:value-type="float" office:value="8" calcext:value-type="float">
            <text:p>8</text:p>
          </table:table-cell>
          <table:table-cell office:value-type="string" calcext:value-type="string">
            <text:p>instantaneo</text:p>
          </table:table-cell>
          <table:table-cell table:number-columns-repeated="1009"/>
        </table:table-row>
        <table:table-row table:style-name="ro1">
          <table:table-cell office:value-type="float" office:value="649" calcext:value-type="float">
            <text:p>649</text:p>
          </table:table-cell>
          <table:table-cell office:value-type="string" calcext:value-type="string">
            <text:p>Palabra de poder sanar [Power Word Heal]</text:p>
          </table:table-cell>
          <table:table-cell office:value-type="string" calcext:value-type="string">
            <text:p>Una oleada de energía sanadora baña a la criatura que tocas. El objetivo recupera todos sus Puntos de Golpe. Si la criatura está asustada, aturdida, encantada, o paralizada, la condición termina. Si la criatura esta tumbada, puede usar su reacción para levantarse. Este conjuro no tiene efecto sobre los muertos vivientes o constructos.</text:p>
          </table:table-cell>
          <table:table-cell/>
          <table:table-cell table:number-columns-repeated="3"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instantaneo</text:p>
          </table:table-cell>
          <table:table-cell table:number-columns-repeated="1009"/>
        </table:table-row>
        <table:table-row table:style-name="ro1">
          <table:table-cell office:value-type="float" office:value="650" calcext:value-type="float">
            <text:p>650</text:p>
          </table:table-cell>
          <table:table-cell office:value-type="string" calcext:value-type="string">
            <text:p>Palabra de poder matar [Power Word Kill]</text:p>
          </table:table-cell>
          <table:table-cell office:value-type="string" calcext:value-type="string">
            <text:p>Pronuncias una palabra de poder que puede obligar a una criatura, que puedes ver dentro del alcance, a morir al instante. Si la criatura que eliges tiene 100 Puntos de Golpe o menos, ésta muere. De otro modo, el conjuro no tiene efecto.</text:p>
          </table:table-cell>
          <table:table-cell/>
          <table:table-cell office:value-type="float" office:value="60" calcext:value-type="float">
            <text:p>60</text:p>
          </table:table-cell>
          <table:table-cell office:value-type="float" office:value="1" calcext:value-type="float">
            <text:p>1</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5" calcext:value-type="float">
            <text:p>5</text:p>
          </table:table-cell>
          <table:table-cell office:value-type="float" office:value="9" calcext:value-type="float">
            <text:p>9</text:p>
          </table:table-cell>
          <table:table-cell office:value-type="string" calcext:value-type="string">
            <text:p>instantaneo</text:p>
          </table:table-cell>
          <table:table-cell table:number-columns-repeated="1009"/>
        </table:table-row>
        <table:table-row table:style-name="ro1">
          <table:table-cell office:value-type="float" office:value="651" calcext:value-type="float">
            <text:p>651</text:p>
          </table:table-cell>
          <table:table-cell office:value-type="string" calcext:value-type="string">
            <text:p>Palabra de regreso [Word Recall]</text:p>
          </table:table-cell>
          <table:table-cell office:value-type="string" calcext:value-type="string">
            <text:p>Tú y hasta un máximo de cinco criaturas voluntarias dentro de los 5 pies (1 casilla, 1.5 m) de tu alcance son teletransportadas instantá- neamente a un santuario designado previamente. Tú y cualquier criatura que teletransportes contigo aparece en un espacio desocupado lo más cercano al lugar que designaste al preparar tu santuario (mirar abajo). Si lanzas este conjuro sin preparar primero el santuario, el conjuro no tiene efecto. &lt;br&gt;Debes designar un santuario lanzando este conjuro dentro de una localización, como un templo, dedicado o fuertemente conectado con tu deidad. Si intentas lanzar el conjuro de este modo en un área que no ha sido dedicada a tu deidad, el conjuro no tiene efecto</text:p>
          </table:table-cell>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instantaneo</text:p>
          </table:table-cell>
          <table:table-cell table:number-columns-repeated="1009"/>
        </table:table-row>
        <table:table-row table:style-name="ro1">
          <table:table-cell office:value-type="float" office:value="652" calcext:value-type="float">
            <text:p>652</text:p>
          </table:table-cell>
          <table:table-cell office:value-type="string" calcext:value-type="string">
            <text:p>Palabra divina [Divine Word]</text:p>
          </table:table-cell>
          <table:table-cell office:value-type="string" calcext:value-type="string">
            <text:p>Pronuncias una palabra divina, imbuida con el poder que dio forma al mundo en los albores de la creación. Elige cualquier número de criaturas que puedas ver dentro del alcance. Cada criatura que te pueda oír ha de realizar una tirada de salvación de Carisma. Con una salvación fracasada, la criatura sufre un efecto basado en sus Puntos de Golpe actuales: &lt;br&gt;• 50 Puntos de Golpe o menos: ensordecida por 1 minuto. &lt;br&gt;• 40 Puntos de Golpe o menos: ensordecida y cegada por 10 minutos. &lt;br&gt;• 30 Puntos de Golpe o menos: ensordecida, cegada y aturdida por 1 hora. &lt;br&gt;• 20 Puntos de Golpe o menos: muerte instantánea. Independientemente de sus Puntos de Golpe actuales, un celestial, un elemental, un ser feérico o un infernal que falle la tirada es forzado a volver a su plano originario (si no está en él ya) y no puede volver al plano en el que tú te encuentras durante 24 horas de ninguna manera, salvo mediante el conjuro deseo [wish].</text:p>
          </table:table-cell>
          <table:table-cell/>
          <table:table-cell office:value-type="float" office:value="30" calcext:value-type="float">
            <text:p>30</text:p>
          </table:table-cell>
          <table:table-cell office:value-type="float" office:value="1" calcext:value-type="float">
            <text:p>1</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 adicional</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instantaneo</text:p>
          </table:table-cell>
          <table:table-cell table:number-columns-repeated="1009"/>
        </table:table-row>
        <table:table-row table:style-name="ro1">
          <table:table-cell office:value-type="float" office:value="653" calcext:value-type="float">
            <text:p>653</text:p>
          </table:table-cell>
          <table:table-cell office:value-type="string" calcext:value-type="string">
            <text:p>Palabra sanadora [Healing Word]</text:p>
          </table:table-cell>
          <table:table-cell office:value-type="string" calcext:value-type="string">
            <text:p>Una criatura de tu elección que puedas ver dentro del alcance recupera Puntos de Golpe iguales a 1d4 + tu modificador de característica de lanzamiento de conjuros. Este conjuro no tiene ningún efecto sobre constructos o muertos vivientes</text:p>
          </table:table-cell>
          <table:table-cell office:value-type="string" calcext:value-type="string">
            <text:p>Cuando lanzas este hechizo usando un espacio de conjuros de nivel 2 o superior, la cantidad de sanación se incrementa en 1d4 por cada nivel de espacio de conjuros por encima de nivel 1.</text:p>
          </table:table-cell>
          <table:table-cell office:value-type="float" office:value="60" calcext:value-type="float">
            <text:p>60</text:p>
          </table:table-cell>
          <table:table-cell office:value-type="float" office:value="1" calcext:value-type="float">
            <text:p>1</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 adicional</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stantaneo</text:p>
          </table:table-cell>
          <table:table-cell table:number-columns-repeated="1009"/>
        </table:table-row>
        <table:table-row table:style-name="ro1">
          <table:table-cell office:value-type="float" office:value="654" calcext:value-type="float">
            <text:p>654</text:p>
          </table:table-cell>
          <table:table-cell office:value-type="string" calcext:value-type="string">
            <text:p>Palabra sanadora de masas [Mass Healing Word]</text:p>
          </table:table-cell>
          <table:table-cell office:value-type="string" calcext:value-type="string">
            <text:p>Cuando recurres a palabras reconfortantes, hasta seis criaturas a tu elección que puedas ver dentro del alcance recuperan Puntos de Golpe igual a 1d4 + tu modificador de característica de lanzamiento de conjuros. Este conjuro no tiene efecto sobre muertos vivientes o constructos</text:p>
          </table:table-cell>
          <table:table-cell office:value-type="string" calcext:value-type="string">
            <text:p>Cuando lanzas este hechizo usando un espacio de conjuros de nivel 4 o superior, la curación se incrementa en 1d4 por cada nivel de espacio de conjuros por encima de nivel 3.</text:p>
          </table:table-cell>
          <table:table-cell office:value-type="float" office:value="60" calcext:value-type="float">
            <text:p>60</text:p>
          </table:table-cell>
          <table:table-cell office:value-type="float" office:value="1" calcext:value-type="float">
            <text:p>1</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 adicional</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instantaneo</text:p>
          </table:table-cell>
          <table:table-cell table:number-columns-repeated="1009"/>
        </table:table-row>
        <table:table-row table:style-name="ro1">
          <table:table-cell office:value-type="float" office:value="655" calcext:value-type="float">
            <text:p>655</text:p>
          </table:table-cell>
          <table:table-cell office:value-type="string" calcext:value-type="string">
            <text:p>Pasar sin dejar rastro [Pass without Trace]</text:p>
          </table:table-cell>
          <table:table-cell office:value-type="string" calcext:value-type="string">
            <text:p>Un velo de sombras y silencio se irradia desde ti, enmascarándote a ti y a tus compañeros para no ser detectados. Mientras dure el conjuro, cada criatura que elijas hasta a 30 pies (6 casillas, 9 m) de ti (incluyéndote) tiene un bonificador de +10 a las pruebas de Destreza (Sigilo) y no pueden ser rastreadas excepto por medios mágicos. Una criatura que recibe este bonificador no deja huellas ni otros rastros a su paso.</text:p>
          </table:table-cell>
          <table:table-cell/>
          <table:table-cell office:value-type="float" office:value="0" calcext:value-type="float">
            <text:p>0</text:p>
          </table:table-cell>
          <table:table-cell table:number-columns-repeated="3" office:value-type="float" office:value="1" calcext:value-type="float">
            <text:p>1</text:p>
          </table:table-cell>
          <table:table-cell office:value-type="string" calcext:value-type="string">
            <text:p>cenizas de una hoja de muérdago quemada y un ramito de píce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asta 1 hora</text:p>
          </table:table-cell>
          <table:table-cell table:number-columns-repeated="1009"/>
        </table:table-row>
        <table:table-row table:style-name="ro1">
          <table:table-cell office:value-type="float" office:value="656" calcext:value-type="float">
            <text:p>656</text:p>
          </table:table-cell>
          <table:table-cell office:value-type="string" calcext:value-type="string">
            <text:p>Pasamiento [Passwall]</text:p>
          </table:table-cell>
          <table:table-cell office:value-type="string" calcext:value-type="string">
            <text:p>Aparece un pasadizo en un punto a tu elección que puedas ver en una superficie de madera, yeso o piedra (como un muro, un techo o un suelo) dentro del alcance, que permanece mientras dure el conjuro. Tú eliges las dimensiones de la apertura: hasta 5 pies (1 casilla, 1,5 m) de ancho, 8 pies (2,65 m) y 20 pies (4 casillas, 6 m) de profundidad. El pasadizo no produce inestabilidad en un edifico que lo rodea. Cuando desaparece la apertura, cualquier criatura u objeto que aún se encuentre en el pasadizo creado por este conjuro son expulsadas de forma segura hacia el espacio desocupado más cercano a la superficie sobre la que lanzaste el conjuro.</text:p>
          </table:table-cell>
          <table:table-cell/>
          <table:table-cell office:value-type="float" office:value="30" calcext:value-type="float">
            <text:p>30</text:p>
          </table:table-cell>
          <table:table-cell table:number-columns-repeated="3" office:value-type="float" office:value="1" calcext:value-type="float">
            <text:p>1</text:p>
          </table:table-cell>
          <table:table-cell office:value-type="string" calcext:value-type="string">
            <text:p>unas semillas de sésamo</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7" calcext:value-type="float">
            <text:p>7</text:p>
          </table:table-cell>
          <table:table-cell office:value-type="float" office:value="5" calcext:value-type="float">
            <text:p>5</text:p>
          </table:table-cell>
          <table:table-cell office:value-type="string" calcext:value-type="string">
            <text:p>1 hora</text:p>
          </table:table-cell>
          <table:table-cell table:number-columns-repeated="1009"/>
        </table:table-row>
        <table:table-row table:style-name="ro1">
          <table:table-cell office:value-type="float" office:value="657" calcext:value-type="float">
            <text:p>657</text:p>
          </table:table-cell>
          <table:table-cell office:value-type="string" calcext:value-type="string">
            <text:p>Paso brumoso [Misty Step]</text:p>
          </table:table-cell>
          <table:table-cell office:value-type="string" calcext:value-type="string">
            <text:p>Rodeado brevemente por una bruma plateada, te teleportas a un máximo de 30 pies (6 casillas, 9 m) hasta un espacio desocupado que puedas ver.</text:p>
          </table:table-cell>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 adicional</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instantaneo</text:p>
          </table:table-cell>
          <table:table-cell table:number-columns-repeated="1009"/>
        </table:table-row>
        <table:table-row table:style-name="ro1">
          <table:table-cell office:value-type="float" office:value="658" calcext:value-type="float">
            <text:p>658</text:p>
          </table:table-cell>
          <table:table-cell office:value-type="string" calcext:value-type="string">
            <text:p>Pauta hipnótica [Hypnotic Pattern]</text:p>
          </table:table-cell>
          <table:table-cell office:value-type="string" calcext:value-type="string">
            <text:p>Creas una sinuosa pauta de colores que serpentean en el aire en un cubo de 30 pies (6 casillas, 9 m) dentro del alcance. La pauta aparece por un momento y luego se desvanece. Cada criatura en el área que vea la pauta debe realizar una tirada de salvación de Sabiduría. En una tirada fallida, la criatura queda encantada por el resto de la duración del conjuro. Mientras esté encantada por este conjuro, la criatura esta incapacitada y su velocidad es de 0. &lt;br&gt;El conjuro finaliza para una criatura afectada si esta sufre cualquier daño o si alguien más usa una acción para sacudir a la criatura y sacarlo de su estupor.</text:p>
          </table:table-cell>
          <table:table-cell/>
          <table:table-cell office:value-type="float" office:value="120" calcext:value-type="float">
            <text:p>120</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una vara de incienso brillante o un vial de cristal relleno de un material fosforescent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asta 1 minuto</text:p>
          </table:table-cell>
          <table:table-cell table:number-columns-repeated="1009"/>
        </table:table-row>
        <table:table-row table:style-name="ro1">
          <table:table-cell office:value-type="float" office:value="659" calcext:value-type="float">
            <text:p>659</text:p>
          </table:table-cell>
          <table:table-cell office:value-type="string" calcext:value-type="string">
            <text:p>Perdición [Bane]</text:p>
          </table:table-cell>
          <table:table-cell office:value-type="string" calcext:value-type="string">
            <text:p>Hasta tres criaturas de tu elección que puedas ver dentro del alcance deben realizar tiradas de salvación de Carisma. En el momento que un objetivo que ha fallado la tirada de salvación, realiza una tirada de ataque u otra tirada de salvación, antes de que la duración del conjuro finalice, debe restar el resultado de un d4 a la tirada.</text:p>
          </table:table-cell>
          <table:table-cell office:value-type="string" calcext:value-type="string">
            <text:p>Cuando lanzas este hechizo usando un espacio de conjuros de nivel 2 o superior, puedes elegir una criatura adicional como objetivo por cada nivel de espacio de conjuros por encima de nivel 1.</text:p>
          </table:table-cell>
          <table:table-cell office:value-type="float" office:value="30" calcext:value-type="float">
            <text:p>30</text:p>
          </table:table-cell>
          <table:table-cell table:number-columns-repeated="3" office:value-type="float" office:value="1" calcext:value-type="float">
            <text:p>1</text:p>
          </table:table-cell>
          <table:table-cell office:value-type="string" calcext:value-type="string">
            <text:p>una gota de sangr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hasta 1 minuto</text:p>
          </table:table-cell>
          <table:table-cell table:number-columns-repeated="1009"/>
        </table:table-row>
        <table:table-row table:style-name="ro1">
          <table:table-cell office:value-type="float" office:value="660" calcext:value-type="float">
            <text:p>660</text:p>
          </table:table-cell>
          <table:table-cell office:value-type="string" calcext:value-type="string">
            <text:p>Perdonar la vida [Spare the Dying]</text:p>
          </table:table-cell>
          <table:table-cell office:value-type="string" calcext:value-type="string">
            <text:p>Tocas a una criatura viviente que tenga 0 Puntos de Golpe. La criatura se estabiliza. Este conjuro no tiene efecto en muertos vivientes ni en constructos.</text:p>
          </table:table-cell>
          <table:table-cell/>
          <table:table-cell table:number-columns-repeated="3"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instantaneo</text:p>
          </table:table-cell>
          <table:table-cell table:number-columns-repeated="1009"/>
        </table:table-row>
        <table:table-row table:style-name="ro1">
          <table:table-cell office:value-type="float" office:value="661" calcext:value-type="float">
            <text:p>661</text:p>
          </table:table-cell>
          <table:table-cell office:value-type="string" calcext:value-type="string">
            <text:p>Piel pétrea [Stoneskin]</text:p>
          </table:table-cell>
          <table:table-cell office:value-type="string" calcext:value-type="string">
            <text:p>Este conjuro convierte la carne de una criatura voluntaria que hayas tocado en tan dura como la piedra. Hasta que el conjuro finalice, el objetivo tiene resistencia al daño contundente, perforante, y cortante no mágico.</text:p>
          </table:table-cell>
          <table:table-cell/>
          <table:table-cell table:number-columns-repeated="4" office:value-type="float" office:value="1" calcext:value-type="float">
            <text:p>1</text:p>
          </table:table-cell>
          <table:table-cell office:value-type="string" calcext:value-type="string">
            <text:p>polvo de diamante por valor de 100 po, que el conjuro consum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asta 1 hora</text:p>
          </table:table-cell>
          <table:table-cell table:number-columns-repeated="1009"/>
        </table:table-row>
        <table:table-row table:style-name="ro1">
          <table:table-cell office:value-type="float" office:value="662" calcext:value-type="float">
            <text:p>662</text:p>
          </table:table-cell>
          <table:table-cell office:value-type="string" calcext:value-type="string">
            <text:p>Piel robliza [Barkskin]</text:p>
          </table:table-cell>
          <table:table-cell office:value-type="string" calcext:value-type="string">
            <text:p>Tocas a una criatura voluntaria. Hasta la finalización de la duración del conjuro, la piel del objetivo se vuelve rugosa, como la corteza de un roble, haciendo que la CA del objetivo no pueda ser nunca menor que 16, independientemente del tipo de armadura que porte.</text:p>
          </table:table-cell>
          <table:table-cell/>
          <table:table-cell table:number-columns-repeated="4" office:value-type="float" office:value="1" calcext:value-type="float">
            <text:p>1</text:p>
          </table:table-cell>
          <table:table-cell office:value-type="string" calcext:value-type="string">
            <text:p>un puñado de cortezas de robl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hasta 1 hora</text:p>
          </table:table-cell>
          <table:table-cell table:number-columns-repeated="1009"/>
        </table:table-row>
        <table:table-row table:style-name="ro1">
          <table:table-cell office:value-type="float" office:value="663" calcext:value-type="float">
            <text:p>663</text:p>
          </table:table-cell>
          <table:table-cell office:value-type="string" calcext:value-type="string">
            <text:p>Plaga de insectos [Insect Plague]</text:p>
          </table:table-cell>
          <table:table-cell office:value-type="string" calcext:value-type="string">
            <text:p>Un enjambre de langostas mordedoras llena una esfera de 20 pies (4 casillas, 6 m) de radio centrada en un punto a tu elección dentro del alcance. La esfera se expande alrededor de las esquinas. La esfera se permanece durante la duración del conjuro, y su área se encuentra ligeramente oscurecida. El área de la esfera es terreno difícil. &lt;br&gt;Cuando el área aparece, cada criatura que se encuentre en ella debe realizar una tirada de salvación de Constitución. Una criatura sufre 4d10 puntos de daño perforante con una salvación fallida, o la mitad del daño con una salvación con éxito. Una criatura también debe realizar esta tirada de salvación cuando entra al área del conjuro por primera vez o cuando finaliza su turno allí</text:p>
          </table:table-cell>
          <table:table-cell office:value-type="string" calcext:value-type="string">
            <text:p>Cuando lanzas este hechizo usando un espacio de conjuros de nivel 6 o superior, el daño se incrementa en 1d10 por cada espacio de nivel por encima de nivel 5</text:p>
          </table:table-cell>
          <table:table-cell office:value-type="float" office:value="300" calcext:value-type="float">
            <text:p>300</text:p>
          </table:table-cell>
          <table:table-cell table:number-columns-repeated="3" office:value-type="float" office:value="1" calcext:value-type="float">
            <text:p>1</text:p>
          </table:table-cell>
          <table:table-cell office:value-type="string" calcext:value-type="string">
            <text:p>una pizca de azúcar, granos de cereal y una mancha de gras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asta 10 minutos</text:p>
          </table:table-cell>
          <table:table-cell table:number-columns-repeated="1009"/>
        </table:table-row>
        <table:table-row table:style-name="ro1">
          <table:table-cell office:value-type="float" office:value="664" calcext:value-type="float">
            <text:p>664</text:p>
          </table:table-cell>
          <table:table-cell office:value-type="string" calcext:value-type="string">
            <text:p>Polimorfar [Polymorph]</text:p>
          </table:table-cell>
          <table:table-cell office:value-type="string" calcext:value-type="string">
            <text:p>Este conjuro transforma una criatura que puedas ver dentro del alcance en una forma nueva. Una criatura no voluntaria debe realizar una tirada de salvación de Sabiduría para evitar el efecto. Un cambiaformas automáticamente tendrá éxito en su tirada de salvación. &lt;br&gt;La transformación permanecerá mientras dure el conjuro, o hasta que el objetivo caiga a 0 Puntos de Golpe o muera. La nueva forma puede ser cualquier bestia cuyo valor de desafío sea igual o menor al del objetivo (o al nivel del objetivo si es que no tiene un valor de desafío). Las estadísticas de juego del objetivo, incluyendo las puntuaciones de características mentales, son reemplazadas por las estadísticas de la bestia elegida. Éste mantendrá su alineamiento y personalidad. &lt;br&gt;El objetivo asume los Puntos de Golpe de su nueva forma. Cuando revierte a su forma normal, la criatura retorna al número de Puntos de Golpe que tenía antes de ser transformada. Si se revierte como resultado debido a que sus Puntos de Golpe cayeron a 0, cualquier exceso de daño será sufrido por su forma normal. Mientras que el exceso de daño no reduzca los Puntos de Golpe a 0 de la forma normal de la criatura, esta no cae inconsciente. &lt;br&gt;La criatura está limitada a las acciones que puede realizar por la naturaleza de su nueva forma, y ésta no podrá hablar, lanzar conjuros o realizar cualquier otra acción que requiera manos o el habla. &lt;br&gt;El equipamiento del objetivo se funde en la nueva forma. La criatura no puede activar, usar, manejar u otra manera de beneficio que brinde cualquier parte de su equipo.</text:p>
          </table:table-cell>
          <table:table-cell/>
          <table:table-cell office:value-type="float" office:value="60" calcext:value-type="float">
            <text:p>60</text:p>
          </table:table-cell>
          <table:table-cell table:number-columns-repeated="3" office:value-type="float" office:value="1" calcext:value-type="float">
            <text:p>1</text:p>
          </table:table-cell>
          <table:table-cell office:value-type="string" calcext:value-type="string">
            <text:p>un capullo de orug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7" calcext:value-type="float">
            <text:p>7</text:p>
          </table:table-cell>
          <table:table-cell office:value-type="float" office:value="4" calcext:value-type="float">
            <text:p>4</text:p>
          </table:table-cell>
          <table:table-cell office:value-type="string" calcext:value-type="string">
            <text:p>hasta 1 hora</text:p>
          </table:table-cell>
          <table:table-cell table:number-columns-repeated="1009"/>
        </table:table-row>
        <table:table-row table:style-name="ro1">
          <table:table-cell office:value-type="float" office:value="665" calcext:value-type="float">
            <text:p>665</text:p>
          </table:table-cell>
          <table:table-cell office:value-type="string" calcext:value-type="string">
            <text:p>Polimorfismo verdadero [True Polymorph]</text:p>
          </table:table-cell>
          <table:table-cell office:value-type="string" calcext:value-type="string">
            <text:p>Escoge una criatura o un objeto no mágico que puedas ver dentro del alcance. Transformas a la criatura en una criatura diferente, a la criatura en un objeto, o el objeto en una criatura (el objeto no puede ser sujeto o transportado por otra criatura). La transformación dura hasta que finaliza el conjuro, o hasta que el objetivo se queda a 0 Puntos de Golpe o muere. Si te concentras en este conjuro durante el máximo tiempo posible, la transformación se vuelve permanente. &lt;br&gt;Los cambiaformas no se ven afectados por este conjuro. Una criatura que se oponga a la transformación puede realizar una tirada de salvación de Sabiduría, y si la supera, no se ve afectada por este conjuro. &lt;br&gt;&lt;b&gt;De criatura a criatura:&lt;/b&gt; Si transformas a una criatura en otra criatura, la nueva forma puede ser cualquiera de tu elección siempre que el valor de desafío sea igual o menor que el del objetivo (o su nivel, si el objetivo no tiene valor de desafío). Las estadísticas del juego del objetivo, incluyendo los atributos mentales, son reemplazadas por los de la nueva forma. Mantiene su personalidad y su alineamiento. &lt;br&gt;El objetivo asume los Puntos de Golpe de su nueva forma, y cuando se revierte el proceso, la criatura se transforma con los Puntos de Golpe que tenía antes del proceso. Si se transforma como resultado de la pérdida total de los Puntos de Golpe, el exceso de daño que reciba se resta de los Puntos de Golpe de la forma original. Mientras que el daño adicional no haga que la forma original se quede a 0 Puntos de Golpe, no cae inconsciente. &lt;br&gt;La criatura queda limitada en las acciones que pueda realizar la nueva forma, y no puede hablar, lanzar conjuros, o realizar acciones que requieran manos o habla, a no ser que la nueva forma sea capaz de realizar tales acciones. &lt;br&gt;El equipo del objetivo se funde con la nueva forma. La criatura no puede activar, usar, portar o beneficiarse de nada de su equipo. &lt;br&gt;&lt;b&gt;De objeto a criatura:&lt;/b&gt; Puedes transformar un objeto en cualquier tipo de criatura, siempre que el tamaño de la criatura no sea mayor que el tamaño del objeto y que su valor de desafío sea de 9 o inferior. La criatura es amistosa contigo y con tus compañeros. Actúa en cada uno de tus turnos. Tú decides qué acción realizará y cómo va a moverse. El DM tiene las estadísticas de la criatura y resuelve todas sus acciones y movimiento. &lt;br&gt;Si el hechizo se vuelve permanente, no controlas de forma permanente a la criatura. Puede seguir siendo amistosa, en relación a cómo la hayas tratado. &lt;br&gt;&lt;b&gt;De criatura a objeto:&lt;/b&gt; <text:s/>Si transformas una criatura en un objeto, se transforma con todo lo que lleva y cargue. Las estadísticas de la criatura se vuelven las del objeto, y la criatura <text:s/>no tiene recuerdos de cuánto tiempo permanece en esa forma, después de que el conjuro finalice y vuelva a su forma original.</text:p>
          </table:table-cell>
          <table:table-cell/>
          <table:table-cell office:value-type="float" office:value="30" calcext:value-type="float">
            <text:p>30</text:p>
          </table:table-cell>
          <table:table-cell table:number-columns-repeated="3" office:value-type="float" office:value="1" calcext:value-type="float">
            <text:p>1</text:p>
          </table:table-cell>
          <table:table-cell office:value-type="string" calcext:value-type="string">
            <text:p>una gota de mercurio, una pizca de resina árabe, y una voluta de humo</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7" calcext:value-type="float">
            <text:p>7</text:p>
          </table:table-cell>
          <table:table-cell office:value-type="float" office:value="9" calcext:value-type="float">
            <text:p>9</text:p>
          </table:table-cell>
          <table:table-cell office:value-type="string" calcext:value-type="string">
            <text:p>hasta 1 hora</text:p>
          </table:table-cell>
          <table:table-cell table:number-columns-repeated="1009"/>
        </table:table-row>
        <table:table-row table:style-name="ro1">
          <table:table-cell office:value-type="float" office:value="666" calcext:value-type="float">
            <text:p>666</text:p>
          </table:table-cell>
          <table:table-cell office:value-type="string" calcext:value-type="string">
            <text:p>Portal arcano [Arcane Gate]</text:p>
          </table:table-cell>
          <table:table-cell office:value-type="string" calcext:value-type="string">
            <text:p>Creas portales de teletransporte enlazados que permanecen abiertos mientras dure el conjuro. Elige dos lugares del suelo que puedas ver, un punto debe estar a menos de 10 pies (2 casillas, 3 m) de ti y el otro a menos de 500 pies (100 casillas, 150 m). En cada punto elegido se abre un portal circular de 10 pies (2 casillas, 3 m) de diámetro. Si al abrir el portal el lugar está ocupado por una criatura, el conjuro falla y se pierde el lanzamiento. &lt;br&gt;Los portales son dos brillantes anillos dimensionales llenos de niebla perpendiculares a los puntos que hayas elegido para su creación, que flotan unos centímetros por encima del suelo. Los anillos son solo visibles por un lado (a tu elección), que es el lado que funciona como portal. &lt;br&gt;Cualquier criatura u objeto que penetre en un anillo del portal por la cara válida del mismo saldrá por el otro anillo como si ambos estuvieran juntos; atravesar el portal por el lado no válido del mismo no tiene ningún efecto. La niebla que llena los portales es opaca y bloquea la visión. En tu turno, como acción adicional puedes rotar los anillos de forma que el lado activo de los mismos encare a una dirección diferente.</text:p>
          </table:table-cell>
          <table:table-cell/>
          <table:table-cell office:value-type="float" office:value="500" calcext:value-type="float">
            <text:p>50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asta 10 minutos</text:p>
          </table:table-cell>
          <table:table-cell table:number-columns-repeated="1009"/>
        </table:table-row>
        <table:table-row table:style-name="ro1">
          <table:table-cell office:value-type="float" office:value="667" calcext:value-type="float">
            <text:p>667</text:p>
          </table:table-cell>
          <table:table-cell office:value-type="string" calcext:value-type="string">
            <text:p>Presciencia [Foresight]</text:p>
          </table:table-cell>
          <table:table-cell office:value-type="string" calcext:value-type="string">
            <text:p>Tocas una criatura voluntaria y le otorgas una habilidad limitada para ver en el futuro inmediato. Durante la duración del conjuro el objetivo no puede ser sorprendido y posee ventaja en tiradas de ataque, pruebas de característica y tiradas de salvación. Además, otras criaturas tienen desventaja en tiradas de ataque contra el objetivo durante la duración del conjuro. &lt;br&gt;Este conjuro finaliza inmediatamente si se vuelve a conjurar antes de que la duración finalice.</text:p>
          </table:table-cell>
          <table:table-cell/>
          <table:table-cell table:number-columns-repeated="4" office:value-type="float" office:value="1" calcext:value-type="float">
            <text:p>1</text:p>
          </table:table-cell>
          <table:table-cell office:value-type="string" calcext:value-type="string">
            <text:p>una pluma de colibrí</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8" calcext:value-type="float">
            <text:p>8</text:p>
          </table:table-cell>
          <table:table-cell office:value-type="float" office:value="9" calcext:value-type="float">
            <text:p>9</text:p>
          </table:table-cell>
          <table:table-cell office:value-type="string" calcext:value-type="string">
            <text:p>8 horas</text:p>
          </table:table-cell>
          <table:table-cell table:number-columns-repeated="1009"/>
        </table:table-row>
        <table:table-row table:style-name="ro1">
          <table:table-cell office:value-type="float" office:value="668" calcext:value-type="float">
            <text:p>668</text:p>
          </table:table-cell>
          <table:table-cell office:value-type="string" calcext:value-type="string">
            <text:p>Prestidigitación [Prestidigitation]</text:p>
          </table:table-cell>
          <table:table-cell office:value-type="string" calcext:value-type="string">
            <text:p>Este conjuro es un truco de magia menor que conjuradores novatos usan para practicar. Creas una de los siguientes efectos mágicos dentro del alcance: &lt;br&gt;• Creas al instante un efecto sensorial inofensivo, como una ducha de chispas, un soplo de viento, una débil nota musical, un olor extraño. &lt;br&gt;• Instantáneamente enciendes o apagas una vela, una antorcha o una pequeña fogata. &lt;br&gt;• Instantáneamente puedes limpiar o manchar un objeto no más grande que 1 pie (0,02 m3) cúbicos. &lt;br&gt;• Puedes helar, calentar o dar sabor hasta 1 pie (0,02 m3) cúbico de material inerte por 1 hora. &lt;br&gt;• Puedes colorear, hacer una pequeña marca o que un símbolo aparezca en un objeto o una superficie por 1 hora. &lt;br&gt;• Creas una baratija no mágica o una imagen ilusoria que pueda caber en tu mano y dura hasta el final de tu siguiente turno. Si lanzas este conjuro en múltiples ocasiones, puedes tener hasta tres efectos no instantáneos activos al mismo tiempo, y puedes cancelar un efecto como una acción.</text:p>
          </table:table-cell>
          <table:table-cell/>
          <table:table-cell office:value-type="float" office:value="10" calcext:value-type="float">
            <text:p>1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Hasta 1 hora</text:p>
          </table:table-cell>
          <table:table-cell table:number-columns-repeated="1009"/>
        </table:table-row>
        <table:table-row table:style-name="ro1">
          <table:table-cell office:value-type="float" office:value="669" calcext:value-type="float">
            <text:p>669</text:p>
          </table:table-cell>
          <table:table-cell office:value-type="string" calcext:value-type="string">
            <text:p>Protección contra el bien y el mal [Protection from Evil and Good]</text:p>
          </table:table-cell>
          <table:table-cell office:value-type="string" calcext:value-type="string">
            <text:p>Hasta que el conjuro finalice, una criatura voluntaria que toques es protegida contra cierto tipo de criaturas: aberraciones, celestiales, elementales, seres feéricos, demonios y muertos vivientes. &lt;br&gt;La protección otorga varios beneficios. Las criaturas del tipo elegido tienen desventaja en tiradas de ataque en contra del objetivo. Además el receptor no puede ser encantado, asustado o poseído por ellos. Si el objetivo ya se encuentra encantado, asustado o poseído por tal criatura, el objetivo tendrá ventaja en cualquier tirada de salvación en contra del efecto relevante.</text:p>
          </table:table-cell>
          <table:table-cell/>
          <table:table-cell table:number-columns-repeated="4" office:value-type="float" office:value="1" calcext:value-type="float">
            <text:p>1</text:p>
          </table:table-cell>
          <table:table-cell office:value-type="string" calcext:value-type="string">
            <text:p>agua bendita o plata y hierro en polvo, que el conjuro consum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asta 10 minutos</text:p>
          </table:table-cell>
          <table:table-cell table:number-columns-repeated="1009"/>
        </table:table-row>
        <table:table-row table:style-name="ro1">
          <table:table-cell office:value-type="float" office:value="670" calcext:value-type="float">
            <text:p>670</text:p>
          </table:table-cell>
          <table:table-cell office:value-type="string" calcext:value-type="string">
            <text:p>Protección contra el veneno [Protection from Poison]</text:p>
          </table:table-cell>
          <table:table-cell office:value-type="string" calcext:value-type="string">
            <text:p>Tocas una criatura. Si esta envenenada, neutralizas el veneno. Si más de un veneno aflige al objetivo, neutralizarás un veneno que sepas que está presente, o neutralizarás uno al azar. Mientras dure el conjuro, el objetivo tiene ventaja en las tiradas de salvación en contra de ser envenenado, y tendrá resistencia al daño por veneno.</text:p>
          </table:table-cell>
          <table:table-cell/>
          <table:table-cell table:number-columns-repeated="3"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1 hora</text:p>
          </table:table-cell>
          <table:table-cell table:number-columns-repeated="1009"/>
        </table:table-row>
        <table:table-row table:style-name="ro1">
          <table:table-cell office:value-type="float" office:value="671" calcext:value-type="float">
            <text:p>671</text:p>
          </table:table-cell>
          <table:table-cell office:value-type="string" calcext:value-type="string">
            <text:p>Protección contra la energía [Protection from Energy]</text:p>
          </table:table-cell>
          <table:table-cell office:value-type="string" calcext:value-type="string">
            <text:p>Mientras dure el conjuro, la criatura voluntaria que toques tiene resistencia a un tipo de daño de tu elección: ácido, frio, fuego, electtricidad o sonico.</text:p>
          </table:table-cell>
          <table:table-cell/>
          <table:table-cell table:number-columns-repeated="3"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table:number-columns-repeated="2" office:value-type="float" office:value="3" calcext:value-type="float">
            <text:p>3</text:p>
          </table:table-cell>
          <table:table-cell office:value-type="string" calcext:value-type="string">
            <text:p>hasta 1 hora</text:p>
          </table:table-cell>
          <table:table-cell table:number-columns-repeated="1009"/>
        </table:table-row>
        <table:table-row table:style-name="ro1">
          <table:table-cell office:value-type="float" office:value="672" calcext:value-type="float">
            <text:p>672</text:p>
          </table:table-cell>
          <table:table-cell office:value-type="string" calcext:value-type="string">
            <text:p>Proyección astral [Astral Projection]</text:p>
          </table:table-cell>
          <table:table-cell office:value-type="string" calcext:value-type="string">
            <text:p>Tú y hasta ocho criaturas voluntarias dentro del alcance proyectáis vuestros cuerpos astrales hacia el Plano Astral (el conjuro falla y se pierde el lanzamiento si ya estás en ese plano). El cuerpo material que dejas atrás queda inconsciente y en un estado de animación suspendida; no necesita comer o respirar y no envejece. &lt;br&gt;Tu cuerpo astral se parece a tu forma mortal en casi todos los aspectos, replicando tus estadísticas de juego y posesiones. La diferencia principal es el añadido de un cordón de plata que se extiende desde tus omoplatos y que te sigue, volviéndose invisible después de 1 pie (33 cm). Este cordón es tu nexo de unión con tu cuerpo material. Mientras la atadura permanezca intacta, puedes encontrar tu camino de vuelta a casa. Si el cordón se corta, algo que solo pasa cuando un efecto indica específicamente que lo hace, tu alma y tu cuerpo quedan separados, matándote al instante. &lt;br&gt;Tu forma astral puede viajar libremente a través del Plano Astral y puede atravesar cualquier portal que conduzca a cualquier otro plano. Si entras en un plano nuevo o regresas al plano en el que estabas cuando lanzaste el conjuro, tu cuerpo y tus posesiones son transportadas junto el cordón de plata, permitiéndote regresar a tu cuerpo mientras entras en el plano nuevo. Tu forma astral es una encarnación separada. Cualquier daño u otro efecto que sufra no tienen efecto sobre tu cuerpo físico, ni siguen existiendo cuando regresas a él. &lt;br&gt;El conjuro finaliza para ti y para tus compañeros cuando utilices tu acción para cancelarlo. Cuando finaliza el conjuro, la criatura afectada por él regresa a su cuerpo físico, y se despierta. &lt;br&gt;El conjuro también podría finalizar prematuramente para ti o uno de tus compañeros. Un conjuro de disipar magia con éxito utilizado contra un cuerpo físico o astral finaliza el conjuro para esa criatura. Si el cuerpo original o la forma astral de una criatura cae a 0 Puntos de Golpe, el conjuro finaliza para esa criatura. Si el conjuro finaliza y el cordón de plata sigue intacto, el cordón devuelve la forma astral hasta su cuerpo, terminado su estado de animación suspendida. &lt;br&gt;Si regresas de forma prematura a tu cuerpo, tus compañeros permanecen en sus formas astrales y deben encontrar su propio camino de vuelta a sus cuerpos, normalmente cuando caen a 0 Puntos de Golpe.</text:p>
          </table:table-cell>
          <table:table-cell/>
          <table:table-cell office:value-type="float" office:value="10" calcext:value-type="float">
            <text:p>10</text:p>
          </table:table-cell>
          <table:table-cell table:number-columns-repeated="3" office:value-type="float" office:value="1" calcext:value-type="float">
            <text:p>1</text:p>
          </table:table-cell>
          <table:table-cell office:value-type="string" calcext:value-type="string">
            <text:p>por cada criatura afectada por este conjuro, debes utilizar un jacinto [piedra preciosa cristalina de color púrpura brillante. El jacinto puro contiene un metal precioso muy poco común llamado Zirconio] por un valor de 1.000 po y una barra de plata tallada por un valor de 100 po, todo lo cual el conjuro consume</text:p>
          </table:table-cell>
          <table:table-cell table:number-columns-repeated="2" office:value-type="float" office:value="0" calcext:value-type="float">
            <text:p>0</text:p>
          </table:table-cell>
          <table:table-cell office:value-type="string" calcext:value-type="string">
            <text:p>1 hora</text:p>
          </table:table-cell>
          <table:table-cell office:value-type="float" office:value="6" calcext:value-type="float">
            <text:p>6</text:p>
          </table:table-cell>
          <table:table-cell office:value-type="float" office:value="9" calcext:value-type="float">
            <text:p>9</text:p>
          </table:table-cell>
          <table:table-cell office:value-type="string" calcext:value-type="string">
            <text:p>Especial</text:p>
          </table:table-cell>
          <table:table-cell table:number-columns-repeated="1009"/>
        </table:table-row>
        <table:table-row table:style-name="ro1">
          <table:table-cell office:value-type="float" office:value="673" calcext:value-type="float">
            <text:p>673</text:p>
          </table:table-cell>
          <table:table-cell office:value-type="string" calcext:value-type="string">
            <text:p>Proyectar imagen [Project Image]</text:p>
          </table:table-cell>
          <table:table-cell office:value-type="string" calcext:value-type="string">
            <text:p>Creas una copia ilusoria de ti que persiste mientras dure el conjuro. La copia puede aparecer en cualquier ubicación dentro del alcance que hayas visto con anterioridad, independientemente de las barreras que intervengan. La ilusión se ve y suena como tu pero es intangible. Si la ilusión recibe cualquier daño, ésta desaparece, y el conjuro finaliza. &lt;br&gt;Puedes usar una acción para mover esta ilusión hasta el doble de tu velocidad, y hacer que realice gestos, hable y se comporte de cualquier forma que elijas. Ésta copia tus manierismos perfectamente. &lt;br&gt;Puedes ver a través de sus ojos y escuchar a través de sus oídos tal como si estuvieses en ese lugar. En tu turno, como una acción adicional, puedes cambiar el uso de sus sentidos a usar los tuyos propios, o viceversa. Mientras que estas usando sus sentidos, estarás cegado y ensordecido en lo que respecta a tu propio alrededor. &lt;br&gt;Las interacciones físicas con la imagen revelarán que es una ilusión, debido a que las cosas pueden atravesarla. Una criatura que usa una acción para examinar la imagen puede determinar que es una ilusión con una prueba con éxito de Inteligencia (Investigación) contra tu CD de salvación de conjuros. Si la criatura percibe la ilusión por lo que es, la criatura podrá ver a través de la imagen y cualquier ruido que haga sonará hueco para la criatura.</text:p>
          </table:table-cell>
          <table:table-cell/>
          <table:table-cell office:value-type="float" office:value="500" calcext:value-type="float">
            <text:p>500</text:p>
          </table:table-cell>
          <table:table-cell table:number-columns-repeated="3" office:value-type="float" office:value="1" calcext:value-type="float">
            <text:p>1</text:p>
          </table:table-cell>
          <table:table-cell office:value-type="string" calcext:value-type="string">
            <text:p>una pequeña réplica de ti, hecha con materiales que valgan al menos 5 po</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asta 1 dia</text:p>
          </table:table-cell>
          <table:table-cell table:number-columns-repeated="1009"/>
        </table:table-row>
        <table:table-row table:style-name="ro1">
          <table:table-cell office:value-type="float" office:value="674" calcext:value-type="float">
            <text:p>674</text:p>
          </table:table-cell>
          <table:table-cell office:value-type="string" calcext:value-type="string">
            <text:p>Proyectil mágico [Magic Missile]</text:p>
          </table:table-cell>
          <table:table-cell office:value-type="string" calcext:value-type="string">
            <text:p>Creas tres dardos brillantes de fuerza mágica. Cada dardo impacta a una criatura de tu elección que puedas ver dentro del alcance. Un dardo inflige 1d4 + 1 puntos de daño por fuerza a su objetivo. Todos los dardos impactan a la vez, y los puedes dirigir para que impacten a una criatura o a varias.</text:p>
          </table:table-cell>
          <table:table-cell office:value-type="string" calcext:value-type="string">
            <text:p>Cuando lanzas este hechizo usando un espacio de conjuros de nivel 2 o superior, el conjuro crea un dardo más por cada nivel de espacio de conjuros por encima de nivel 1.</text:p>
          </table:table-cell>
          <table:table-cell office:value-type="float" office:value="120" calcext:value-type="float">
            <text:p>12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stantaneo</text:p>
          </table:table-cell>
          <table:table-cell table:number-columns-repeated="1009"/>
        </table:table-row>
        <table:table-row table:style-name="ro1">
          <table:table-cell office:value-type="float" office:value="675" calcext:value-type="float">
            <text:p>675</text:p>
          </table:table-cell>
          <table:table-cell office:value-type="string" calcext:value-type="string">
            <text:p>Puerta dimensional [Dimension Door]</text:p>
          </table:table-cell>
          <table:table-cell office:value-type="string" calcext:value-type="string">
            <text:p>Te trasladas desde tu ubicación actual hasta otro lugar dentro del alcance. Llegas exactamente al lugar deseado. &lt;br&gt;Puede ser un lugar que puedas ver, uno que puedas visualizar o uno que puede describir declarando la distancia y la dirección, como “a 200 pies (60 m) en línea recta hacia abajo” o “hacia arriba al noroeste en un ángulo de 45 grados, a 300 pies (90 m)”. &lt;br&gt;Puedes llevar contigo objetos siempre que su peso no exceda tu carga máxima. También puedes llevar a una criatura voluntaria de tu tamaño o menor que este transportando equipo dentro de su capacidad de carga. La criatura debe estar a 5 pies (1 casilla, 1, 5 m) de ti cuando lanzas este conjuro. &lt;br&gt;Si llegases a un lugar ya ocupado por un objeto o una criatura, tú y cualquier criatura que viaje contigo sufren 4d6 puntos de daño por fuerza, y el conjuro falla en trasladarte.</text:p>
          </table:table-cell>
          <table:table-cell/>
          <table:table-cell office:value-type="float" office:value="500" calcext:value-type="float">
            <text:p>500</text:p>
          </table:table-cell>
          <table:table-cell office:value-type="float" office:value="1" calcext:value-type="float">
            <text:p>1</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instantaneo</text:p>
          </table:table-cell>
          <table:table-cell table:number-columns-repeated="1009"/>
        </table:table-row>
        <table:table-row table:style-name="ro1">
          <table:table-cell office:value-type="float" office:value="676" calcext:value-type="float">
            <text:p>676</text:p>
          </table:table-cell>
          <table:table-cell office:value-type="string" calcext:value-type="string">
            <text:p>Purificar comida y bebida [Purify Food and Drink]</text:p>
          </table:table-cell>
          <table:table-cell office:value-type="string" calcext:value-type="string">
            <text:p>Toda comida y bebida no mágica dentro de un radio de 5 pies (1 casilla, 1.5 m), centrado en esfera en un punto de tu elección dentro del alcance, es purificada y queda libre de venenos y enfermedades.</text:p>
          </table:table-cell>
          <table:table-cell/>
          <table:table-cell office:value-type="float" office:value="10" calcext:value-type="float">
            <text:p>1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1" calcext:value-type="float">
            <text:p>1</text:p>
          </table:table-cell>
          <table:table-cell office:value-type="string" calcext:value-type="string">
            <text:p>1 accion</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instantaneo</text:p>
          </table:table-cell>
          <table:table-cell table:number-columns-repeated="1009"/>
        </table:table-row>
        <table:table-row table:style-name="ro1">
          <table:table-cell office:value-type="float" office:value="677" calcext:value-type="float">
            <text:p>677</text:p>
          </table:table-cell>
          <table:table-cell office:value-type="string" calcext:value-type="string">
            <text:p>Quitar maldición [Remove Curse]</text:p>
          </table:table-cell>
          <table:table-cell office:value-type="string" calcext:value-type="string">
            <text:p>A tu toque, todas las maldiciones afectando a una criatura o un objeto terminan. Si el objeto es un objeto mágico maldito, su maldición permanece, pero el conjuro rompe la vinculación del portador con el objeto, para que pueda ser retirado o cancelado.</text:p>
          </table:table-cell>
          <table:table-cell/>
          <table:table-cell table:number-columns-repeated="3"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table:number-columns-repeated="2" office:value-type="float" office:value="3" calcext:value-type="float">
            <text:p>3</text:p>
          </table:table-cell>
          <table:table-cell office:value-type="string" calcext:value-type="string">
            <text:p>instantaneo</text:p>
          </table:table-cell>
          <table:table-cell table:number-columns-repeated="1009"/>
        </table:table-row>
        <table:table-row table:style-name="ro1">
          <table:table-cell office:value-type="float" office:value="678" calcext:value-type="float">
            <text:p>678</text:p>
          </table:table-cell>
          <table:table-cell office:value-type="string" calcext:value-type="string">
            <text:p>Ráfaga de espinas [Hail of Thorns]</text:p>
          </table:table-cell>
          <table:table-cell office:value-type="string" calcext:value-type="string">
            <text:p>La próxima vez que impactes a una criatura con un arma a distancia antes de que el conjuro finalice, este conjuro crea una lluvia de espinas que nacen de tu arma a distancia o de tu munición. Además del efecto normal del ataque, el objetivo del mismo y cada criatura a 5 pies de él deben realizar una tirada de salvación de Destreza. Una criatura sufre 1d10 puntos de daño perforante con una salvación fracasada, o la mitad con una salvación con éxito.</text:p>
          </table:table-cell>
          <table:table-cell office:value-type="string" calcext:value-type="string">
            <text:p>Cuando lanzas este hechizo usando un espacio de conjuros de nivel 2 o superior, el daño se incrementa en 1d10 por cada nivel de espacio de conjuros por encima de nivel 1 (hasta un máximo de 6d10).</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 adicional</text:p>
          </table:table-cell>
          <table:table-cell table:number-columns-repeated="2" office:value-type="float" office:value="1" calcext:value-type="float">
            <text:p>1</text:p>
          </table:table-cell>
          <table:table-cell office:value-type="string" calcext:value-type="string">
            <text:p>hasta 1 minuto</text:p>
          </table:table-cell>
          <table:table-cell table:number-columns-repeated="1009"/>
        </table:table-row>
        <table:table-row table:style-name="ro1">
          <table:table-cell office:value-type="float" office:value="679" calcext:value-type="float">
            <text:p>679</text:p>
          </table:table-cell>
          <table:table-cell office:value-type="string" calcext:value-type="string">
            <text:p>Ráfaga de viento [Gust of Wind]</text:p>
          </table:table-cell>
          <table:table-cell office:value-type="string" calcext:value-type="string">
            <text:p>Una línea de fuerte viento de 60 pies (12 casillas, 18 m) de largo y 10 pies (2 casillas, 3 m) de ancho sale disparada de ti en la dirección que elijas por la duración del conjuro. Cada criatura que comience su turno en la línea debe superar una tirada de salvación de Fuerza o ser empujado 15 pies (3 casillas, 4.5 m) de ti en la dirección de la línea. &lt;br&gt;Cualquier criatura en la línea debe gastar 2 pies de movimiento por cada 1 pie si trata de acercarse a ti. &lt;br&gt;La ráfaga dispersa gas o vapor, y extingue velas, antorchas y llamas similares sin proteger en el área. El viento provoca que las llamas protegidas como las que se encuentren en las linternas, bailen salvajemente y tengan un 50 por ciento de probabilidades de extinguirse. &lt;br&gt;Como acción adicional en cada uno de tus turnos antes de que el conjuro finalice, puedes cambiar la dirección en la cual la línea sale proyectada de ti</text:p>
          </table:table-cell>
          <table:table-cell/>
          <table:table-cell office:value-type="float" office:value="0" calcext:value-type="float">
            <text:p>0</text:p>
          </table:table-cell>
          <table:table-cell table:number-columns-repeated="3" office:value-type="float" office:value="1" calcext:value-type="float">
            <text:p>1</text:p>
          </table:table-cell>
          <table:table-cell office:value-type="string" calcext:value-type="string">
            <text:p>una semilla de leguminos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table:number-columns-repeated="2" office:value-type="float" office:value="2" calcext:value-type="float">
            <text:p>2</text:p>
          </table:table-cell>
          <table:table-cell office:value-type="string" calcext:value-type="string">
            <text:p>hasta 1 minuto</text:p>
          </table:table-cell>
          <table:table-cell table:number-columns-repeated="1009"/>
        </table:table-row>
        <table:table-row table:style-name="ro1">
          <table:table-cell office:value-type="float" office:value="680" calcext:value-type="float">
            <text:p>680</text:p>
          </table:table-cell>
          <table:table-cell office:value-type="string" calcext:value-type="string">
            <text:p>Ralentizar [Slow]</text:p>
          </table:table-cell>
          <table:table-cell office:value-type="string" calcext:value-type="string">
            <text:p>Alteras el tiempo alrededor de seis criaturas a tu elección en un radio de 40 pies (8 casillas, 12 m) dentro del alcance. Cada objetivo debe realizar una tirada de salvación de Sabiduría con éxito o se verá afectada por el conjuro durante su duración. &lt;br&gt;La velocidad de un objetivo afectado se ve reducida a la mitad, recibe un penalizador de -2 a su CA y a sus tiradas de salvación de Destreza, y no puede realizar reacciones. En su turno, el objetivo puede usar una acción o bien una acción adicional, pero no ambas. Independientemente de las habilidades de la criatura u objetos mágicos, no puede hacer más de un ataque cuerpo a cuerpo o a distancia durante su turno. &lt;br&gt;Si una criatura intenta lanzar un conjuro con un tiempo de lanzamiento de 1 acción, tira un d20. Con un 11 o superior, el conjuro no tendrá efecto hasta su próximo turno, y dicha criatura deberá usar su acción en ese turno para completar el conjuro. Si no puede, el conjuro se gasta. &lt;br&gt;Una criatura afectada por este conjuro debe hacer otra tirada de salvación de Sabiduría al final de su turno. Con una tirada con éxito, el efecto finaliza para ella.</text:p>
          </table:table-cell>
          <table:table-cell/>
          <table:table-cell office:value-type="float" office:value="120" calcext:value-type="float">
            <text:p>120</text:p>
          </table:table-cell>
          <table:table-cell table:number-columns-repeated="3" office:value-type="float" office:value="1" calcext:value-type="float">
            <text:p>1</text:p>
          </table:table-cell>
          <table:table-cell office:value-type="string" calcext:value-type="string">
            <text:p>una gota de melaz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hasta 1 minuto</text:p>
          </table:table-cell>
          <table:table-cell table:number-columns-repeated="1009"/>
        </table:table-row>
        <table:table-row table:style-name="ro1">
          <table:table-cell office:value-type="float" office:value="681" calcext:value-type="float">
            <text:p>681</text:p>
          </table:table-cell>
          <table:table-cell office:value-type="string" calcext:value-type="string">
            <text:p>Rayo abrasador [Scorching Ray]</text:p>
          </table:table-cell>
          <table:table-cell office:value-type="string" calcext:value-type="string">
            <text:p>Creas tres rayos de fuego y los arrojas a objetivos dentro del alcance. Puedes arrojarlos a uno solo o a varios objetivos. &lt;br&gt;Haz un ataque de conjuro a distancia por cada rayo. Al impactar, el objetivo sufre 2d6 puntos de daño por fuego.</text:p>
          </table:table-cell>
          <table:table-cell office:value-type="string" calcext:value-type="string">
            <text:p>Cuando lanzas este hechizo usando un espacio de conjuros de nivel 3 o superior, puedes crear un rayo adicional por cada nivel de espacio por encima de nivel 2.</text:p>
          </table:table-cell>
          <table:table-cell office:value-type="float" office:value="120" calcext:value-type="float">
            <text:p>12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table:number-columns-repeated="2" office:value-type="float" office:value="2" calcext:value-type="float">
            <text:p>2</text:p>
          </table:table-cell>
          <table:table-cell office:value-type="string" calcext:value-type="string">
            <text:p>instantaneo</text:p>
          </table:table-cell>
          <table:table-cell table:number-columns-repeated="1009"/>
        </table:table-row>
        <table:table-row table:style-name="ro1">
          <table:table-cell office:value-type="float" office:value="682" calcext:value-type="float">
            <text:p>682</text:p>
          </table:table-cell>
          <table:table-cell office:value-type="string" calcext:value-type="string">
            <text:p>Rayo de debilitamiento [Ray of Enfeeblement]</text:p>
          </table:table-cell>
          <table:table-cell office:value-type="string" calcext:value-type="string">
            <text:p>Un rayo negro de energía debilitadora surge de tu dedo hacia una criatura dentro del alcance. Realiza una tirada de ataque de conjuro a distancia contra el objetivo. Con un impacto, el objetivo inflige sólo la mitad de daño con ataques con armas que usen su Fuerza hasta que finalice el conjuro. &lt;br&gt;Al final de cada turno del objetivo, éste puede realizar una tirada de salvación de Constitución contra el conjuro. Con un éxito, el conjuro finaliza.</text:p>
          </table:table-cell>
          <table:table-cell/>
          <table:table-cell office:value-type="float" office:value="60" calcext:value-type="float">
            <text:p>6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hasta 1 minuto</text:p>
          </table:table-cell>
          <table:table-cell table:number-columns-repeated="1009"/>
        </table:table-row>
        <table:table-row table:style-name="ro1">
          <table:table-cell office:value-type="float" office:value="683" calcext:value-type="float">
            <text:p>683</text:p>
          </table:table-cell>
          <table:table-cell office:value-type="string" calcext:value-type="string">
            <text:p>Rayo de dolencia [Ray of Sickness]</text:p>
          </table:table-cell>
          <table:table-cell office:value-type="string" calcext:value-type="string">
            <text:p>Un rayo de enfermiza energía verdosa arremete contra una criatura dentro del alcance. Realiza una tirada de ataque de conjuro a distancia contra el objetivo. Con un impacto, el objetivo sufre 2d8 puntos de daño por veneno y debe realizar una tirada de salvación de Constitución. Con una salvación fallida, también estará envenenado hasta el final de tu siguiente turno</text:p>
          </table:table-cell>
          <table:table-cell office:value-type="string" calcext:value-type="string">
            <text:p>Cuando lanzas este hechizo usando un espacio de conjuros de nivel 2 o superior, el daño se incrementa en 1d8 por cada nivel de espacio de conjuros por encima de nivel 1.</text:p>
          </table:table-cell>
          <table:table-cell office:value-type="float" office:value="60" calcext:value-type="float">
            <text:p>6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instantaneo</text:p>
          </table:table-cell>
          <table:table-cell table:number-columns-repeated="1009"/>
        </table:table-row>
        <table:table-row table:style-name="ro1">
          <table:table-cell office:value-type="float" office:value="684" calcext:value-type="float">
            <text:p>684</text:p>
          </table:table-cell>
          <table:table-cell office:value-type="string" calcext:value-type="string">
            <text:p>Rayo de escarcha [Ray of Frost]</text:p>
          </table:table-cell>
          <table:table-cell office:value-type="string" calcext:value-type="string">
            <text:p>Un gélido rayo de luz blancoazulada sale disparada hacia una criatura dentro del alcance. Realiza una tirada de ataque de conjuro contra el objetivo. Con un impacto, éste sufre 1d8 puntos de daño por frío y su velocidad se reduce en 10 pies (2 casillas, 3 m) hasta el inicio de tu próximo turno.</text:p>
          </table:table-cell>
          <table:table-cell office:value-type="string" calcext:value-type="string">
            <text:p>El daño del conjuro se incrementa en 1d8 cuando alcanzas el nivel 5 (2d8), el nivel 11 (3d8) y el nivel 17 (4d8).</text:p>
          </table:table-cell>
          <table:table-cell office:value-type="float" office:value="60" calcext:value-type="float">
            <text:p>6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instantaneo</text:p>
          </table:table-cell>
          <table:table-cell table:number-columns-repeated="1009"/>
        </table:table-row>
        <table:table-row table:style-name="ro1">
          <table:table-cell office:value-type="float" office:value="685" calcext:value-type="float">
            <text:p>685</text:p>
          </table:table-cell>
          <table:table-cell office:value-type="string" calcext:value-type="string">
            <text:p>Rayo de luna [Moonbeam]</text:p>
          </table:table-cell>
          <table:table-cell office:value-type="string" calcext:value-type="string">
            <text:p>Un rayo plateado de pálida luz alumbra en un cilindro de 5 pies (1 casilla, 1,5 m) de radio y 40 pies (8 casillas, 12 m) de alto centrado en un punto dentro del alcance. Mientras dure el conjuro, luz tenue llena el cilindro. &lt;br&gt;Cuando una criatura entra en el área de efecto por primera vez en un turno o empieza su turno en ella, queda envuelta en llamas fantasmales que causan un dolor abrasador, y debe realizar una tirada de salvación de Constitución. Sufre 2d10 puntos de daño radiante con una salvación fallida, o la mitad de dicho daño con una salvación con éxito. &lt;br&gt;Un cambiaformas realiza su tirada de salvación con desventaja. Si falla, también vuelve a su forma original de forma instantánea y no puede asumir ninguna forma diferente hasta que abandone la luz del conjuro. &lt;br&gt;En cada uno de tus turnos después de haber lanzado el conjuro, puedes usar una acción para mover el rayo 60 pies (12 casillas, 18 m) en cualquier dirección.</text:p>
          </table:table-cell>
          <table:table-cell office:value-type="string" calcext:value-type="string">
            <text:p>Cuando lanzas este hechizo usando un espacio de conjuros de nivel 3 o superior, el daño se incrementa en 1d10 por cada nivel de espacio de conjuros por encima de nivel 2.</text:p>
          </table:table-cell>
          <table:table-cell office:value-type="float" office:value="120" calcext:value-type="float">
            <text:p>120</text:p>
          </table:table-cell>
          <table:table-cell table:number-columns-repeated="3" office:value-type="float" office:value="1" calcext:value-type="float">
            <text:p>1</text:p>
          </table:table-cell>
          <table:table-cell office:value-type="string" calcext:value-type="string">
            <text:p>varias semillas de cualquier planta con semillas de luna y un pedazo de feldespato opalescent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table:number-columns-repeated="2" office:value-type="float" office:value="2" calcext:value-type="float">
            <text:p>2</text:p>
          </table:table-cell>
          <table:table-cell office:value-type="string" calcext:value-type="string">
            <text:p>hasta 1 minuto</text:p>
          </table:table-cell>
          <table:table-cell table:number-columns-repeated="1009"/>
        </table:table-row>
        <table:table-row table:style-name="ro1">
          <table:table-cell office:value-type="float" office:value="686" calcext:value-type="float">
            <text:p>686</text:p>
          </table:table-cell>
          <table:table-cell office:value-type="string" calcext:value-type="string">
            <text:p>Rayo guiado [Guiding Bolt]</text:p>
          </table:table-cell>
          <table:table-cell office:value-type="string" calcext:value-type="string">
            <text:p>Un destello de luz golpea directamente a una criatura de tu elección dentro del alcance. Realiza un ataque de conjuro a distancia contra el objetivo. Si aciertas, el objetivo sufre 4d6 puntos de daño radiante, y el siguiente ataque realizado contra el objetivo antes de que finalice tu siguiente turno tiene ventaja, gracias a la tenue luz mística que brilla en el objetivo hasta entonces</text:p>
          </table:table-cell>
          <table:table-cell office:value-type="string" calcext:value-type="string">
            <text:p>Cuando lanzas este hechizo usando un espacio de conjuros de nivel 2 o superior, el daño se incrementa por 1d6 por cada nivel de espacio de conjuros por encima de nivel 1.</text:p>
          </table:table-cell>
          <table:table-cell office:value-type="float" office:value="120" calcext:value-type="float">
            <text:p>12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table:number-columns-repeated="2" office:value-type="float" office:value="1" calcext:value-type="float">
            <text:p>1</text:p>
          </table:table-cell>
          <table:table-cell office:value-type="string" calcext:value-type="string">
            <text:p>1 Asalto</text:p>
          </table:table-cell>
          <table:table-cell table:number-columns-repeated="1009"/>
        </table:table-row>
        <table:table-row table:style-name="ro1">
          <table:table-cell office:value-type="float" office:value="687" calcext:value-type="float">
            <text:p>687</text:p>
          </table:table-cell>
          <table:table-cell office:value-type="string" calcext:value-type="string">
            <text:p>Rayo relampagueante [Lightning Bolt]</text:p>
          </table:table-cell>
          <table:table-cell office:value-type="string" calcext:value-type="string">
            <text:p>Un golpe de relámpago que forma una línea de 100 pies (20 casillas, 30 m) de largo y 5 pies (1 casilla, 1,5 m) de ancho se descarga desde ti en una dirección que elijas. Cada criatura en la línea debe realizar una tirada de salvación de Destreza. Una criatura sufre 8d6 puntos de daño por electricidad con una salvación fracasada, o la mitad del daño con una salvación con éxito.&lt;br&gt;El rayo enciende los objetos inflamables en el área que no estén siendo sujetados o transportados.</text:p>
          </table:table-cell>
          <table:table-cell office:value-type="string" calcext:value-type="string">
            <text:p>Cuando lanzas este hechizo usando un espacio de conjuros de nivel 4 o superior, el daño se incrementa en 1d6 por cada espacio de nivel de conjuros por encima de nivel 3.</text:p>
          </table:table-cell>
          <table:table-cell office:value-type="float" office:value="0" calcext:value-type="float">
            <text:p>0</text:p>
          </table:table-cell>
          <table:table-cell table:number-columns-repeated="3" office:value-type="float" office:value="1" calcext:value-type="float">
            <text:p>1</text:p>
          </table:table-cell>
          <table:table-cell office:value-type="string" calcext:value-type="string">
            <text:p>un poco de pelo y un cetro de ámbar, cristal o vidrio</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instantaneo</text:p>
          </table:table-cell>
          <table:table-cell table:number-columns-repeated="1009"/>
        </table:table-row>
        <table:table-row table:style-name="ro1">
          <table:table-cell office:value-type="float" office:value="688" calcext:value-type="float">
            <text:p>688</text:p>
          </table:table-cell>
          <table:table-cell office:value-type="string" calcext:value-type="string">
            <text:p>Rayo solar [Sunbeam]</text:p>
          </table:table-cell>
          <table:table-cell office:value-type="string" calcext:value-type="string">
            <text:p>Un rayo de resplandeciente luz se proyecta desde tu mano en una línea de 60 pies (12 casillas, 18 m) de largo y 5 pies (1 casilla, 1.5 m) de ancho. Cada criatura en la línea debe realizar una tirada de salvación por Constitución. Con una salvación fallida, la criatura sufre 6d8 puntos de daño radiante y es cegada hasta su siguiente turno. Si supera la tirada, sufre la mitad del daño y no es cegada por este conjuro. Los muertos vivientes y los cienos tienen desventaja en esta tirada de salvación. &lt;br&gt;Puedes crear una nueva línea radiante como tu acción en cualquier turno posterior, hasta que el conjuro finalice. &lt;br&gt;Durante la duración, una mota de una brillante radiación ilumina desde tu mano. Considera luz brillante un radio de 30 pies (6 casillas, 9m), y luz tenue los siguientes 30 pies (6 casillas, 9m). Esta luz es luz solar.</text:p>
          </table:table-cell>
          <table:table-cell/>
          <table:table-cell office:value-type="float" office:value="0" calcext:value-type="float">
            <text:p>0</text:p>
          </table:table-cell>
          <table:table-cell table:number-columns-repeated="3" office:value-type="float" office:value="1" calcext:value-type="float">
            <text:p>1</text:p>
          </table:table-cell>
          <table:table-cell office:value-type="string" calcext:value-type="string">
            <text:p>una cristal amplificador o lup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asta 1 minuto</text:p>
          </table:table-cell>
          <table:table-cell table:number-columns-repeated="1009"/>
        </table:table-row>
        <table:table-row table:style-name="ro1">
          <table:table-cell office:value-type="float" office:value="689" calcext:value-type="float">
            <text:p>689</text:p>
          </table:table-cell>
          <table:table-cell office:value-type="string" calcext:value-type="string">
            <text:p>Reanimar a los muertos [Animate Dead]</text:p>
          </table:table-cell>
          <table:table-cell office:value-type="string" calcext:value-type="string">
            <text:p>Este conjuro crea un servidor muerto viviente. Elige una pila de huesos o el cadáver de un humanoide Pequeño o Medio que esté a tu alcance. Tu conjuro insufla una infame imitación de la vida al objetivo convirtiéndolo en un muerto viviente. El objetivo se convierte en un esqueleto, si optas por huesos o un zombi si optas por un cadáver (el DM tiene las estadísticas de juego de la criatura). &lt;br&gt;En cada uno de tus turnos puedes utilizar una acción adicional para controlar mentalmente a cualquier criatura creada por este conjuro que se encuentre a menos de 60 pies (12 casillas, 18 m) de ti (si controlas múltiples criaturas, puedes dar órdenes a cualquiera de ellas o a todas a la vez al mismo tiempo, emitiendo la misma orden para cada una). Tú decides qué acción realizará la criatura y a donde se desplazará durante su siguiente turno, también puedes emitir una orden general, como por ejemplo vigilar una habitación concreta o un corredor. Si no emites ninguna orden, la criatura sólo actuará en defensa propia contra criaturas hostiles. Una vez que le das una orden a la criatura, ésta no para hasta completarla. &lt;br&gt;La criatura está bajo tu control durante 24 horas. Después de ese tiempo la criatura deja de obedecer y de realizar cualquier orden encomendada. Para mantener el control sobre la criatura durante otras 24 horas debes lanzar este conjuro de nuevo sobre la criatura antes de que expire el periodo de 24 horas. Este uso del conjuro renueva tu control sobre 4 criaturas que hayas animado anteriormente con este hechizo, en vez de animar una criatura nueva</text:p>
          </table:table-cell>
          <table:table-cell office:value-type="string" calcext:value-type="string">
            <text:p>Cuando lanzas este hechizo usando un espacio de conjuros de nivel 4 o superior, animas o reafirmas el control sobre dos muertos vivientes adicionales por cada nivel de espacio de conjuros por encima de nivel 3. Cada criatura debe provenir de un cadáver o pila de huesos diferente.</text:p>
          </table:table-cell>
          <table:table-cell office:value-type="float" office:value="10" calcext:value-type="float">
            <text:p>10</text:p>
          </table:table-cell>
          <table:table-cell table:number-columns-repeated="3" office:value-type="float" office:value="1" calcext:value-type="float">
            <text:p>1</text:p>
          </table:table-cell>
          <table:table-cell office:value-type="string" calcext:value-type="string">
            <text:p>una gota de sangre, un pedazo de carne y una pizca de polvo de huesos</text:p>
          </table:table-cell>
          <table:table-cell table:number-columns-repeated="2" office:value-type="float" office:value="0" calcext:value-type="float">
            <text:p>0</text:p>
          </table:table-cell>
          <table:table-cell office:value-type="string" calcext:value-type="string">
            <text:p>1 minuto</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instantaneo</text:p>
          </table:table-cell>
          <table:table-cell table:number-columns-repeated="1009"/>
        </table:table-row>
        <table:table-row table:style-name="ro1">
          <table:table-cell office:value-type="float" office:value="690" calcext:value-type="float">
            <text:p>690</text:p>
          </table:table-cell>
          <table:table-cell office:value-type="string" calcext:value-type="string">
            <text:p>Recado [Sending]</text:p>
          </table:table-cell>
          <table:table-cell office:value-type="string" calcext:value-type="string">
            <text:p>ALCANZE:ilimitado&lt;br&gt;Envías un corto mensaje de veinticinco palabras o menos a una criatura que conoces. La criatura escucha el mensaje en su mente, te reconoce como el emisor si sabe quién eres, y puede responder de igual manera inmediatamente. El conjuro permite a criaturas con una puntuación de inteligencia de al menos 1 entender el significado de tu mensaje. &lt;br&gt;Puedes enviar el mensaje a través de cualquier distancia e incluso a otros planos de existencia, pero si el objetivo está en un plano diferente al tuyo hay un 5 por ciento de probabilidad de que el mensaje no llegue.</text:p>
          </table:table-cell>
          <table:table-cell/>
          <table:table-cell office:value-type="float" office:value="-1" calcext:value-type="float">
            <text:p>-1</text:p>
          </table:table-cell>
          <table:table-cell table:number-columns-repeated="3" office:value-type="float" office:value="1" calcext:value-type="float">
            <text:p>1</text:p>
          </table:table-cell>
          <table:table-cell office:value-type="string" calcext:value-type="string">
            <text:p>un pequeño trozo de fino cable de cobre</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1 asalto</text:p>
          </table:table-cell>
          <table:table-cell table:number-columns-repeated="1009"/>
        </table:table-row>
        <table:table-row table:style-name="ro1">
          <table:table-cell office:value-type="float" office:value="691" calcext:value-type="float">
            <text:p>691</text:p>
          </table:table-cell>
          <table:table-cell office:value-type="string" calcext:value-type="string">
            <text:p>Recluir [Sequester]</text:p>
          </table:table-cell>
          <table:table-cell office:value-type="string" calcext:value-type="string">
            <text:p>Por medio de este conjuro, una criatura voluntaria o un objeto pueden ser escondidos, a salvo de cualquier detección durante su duración. Cuando lanzas el conjuro y tocas al objetivo, este se vuelve invisible y no puede ser objetivo de conjuros de adivinación ni percibido a través de sensores de videncia por conjuros de adivinación. &lt;br&gt;Si el objetivo es una criatura, cae en un estado de animación suspendida. El tiempo deja de correr para ella y no envejece. &lt;br&gt;Puedes asignar una condición para que el conjuro finalice antes. Esta condición puede ser cualquier cosa que escojas, pero tiene que ocurrir o ser visible a 1 milla alrededor del objetivo. Ejemplos incluyen “después de 1.000 años” o “cuando la tarasca despierte.” Este conjuro también termina cuando el objetivo sufre cualquier daño.</text:p>
          </table:table-cell>
          <table:table-cell/>
          <table:table-cell table:number-columns-repeated="4" office:value-type="float" office:value="1" calcext:value-type="float">
            <text:p>1</text:p>
          </table:table-cell>
          <table:table-cell office:value-type="string" calcext:value-type="string">
            <text:p>un polvo compuesto de diamante, esmeralda, rubí, y zafiro con un valor de al menos 5.000 po, que el conjuro consume</text:p>
          </table:table-cell>
          <table:table-cell table:number-columns-repeated="2" office:value-type="float" office:value="0" calcext:value-type="float">
            <text:p>0</text:p>
          </table:table-cell>
          <table:table-cell office:value-type="string" calcext:value-type="string">
            <text:p>1 accion</text:p>
          </table:table-cell>
          <table:table-cell table:number-columns-repeated="2" office:value-type="float" office:value="7" calcext:value-type="float">
            <text:p>7</text:p>
          </table:table-cell>
          <table:table-cell office:value-type="string" calcext:value-type="string">
            <text:p>Hasta ser cancelado</text:p>
          </table:table-cell>
          <table:table-cell table:number-columns-repeated="1009"/>
        </table:table-row>
        <table:table-row table:style-name="ro1">
          <table:table-cell office:value-type="float" office:value="692" calcext:value-type="float">
            <text:p>692</text:p>
          </table:table-cell>
          <table:table-cell office:value-type="string" calcext:value-type="string">
            <text:p>Reencarnar [Reincarnate]</text:p>
          </table:table-cell>
          <table:table-cell office:value-type="string" calcext:value-type="string">
            <text:p>Tocas a un humanoide muerto o parte de un humanoide muerto. Siempre que la criatura no haya estado muerta por más de 10 días, el conjuro forma un nuevo cuerpo adulto para él y luego llama al alma para que entre en ese cuerpo. Si el alma del objetivo no está libre o es voluntaria a hacerlo, el conjuro falla. &lt;br&gt;La magia modela un nuevo cuerpo para que la criatura lo habite, lo que probablemente haga que cambie la raza de la criatura. El DM tira un d100 y consulta la siguiente tabla para determinar que forma la criatura toma cuando sea devuelta a la vida, o el DM elige una forma.&lt;br&gt; &lt;TABLE&gt;&lt;tr&gt; <text:s/>&lt;th&gt;Raza&lt;/th&gt; <text:s text:c="3"/>&lt;th&gt;d100&lt;/th&gt; <text:s text:c="2"/>&lt;/tr&gt;&lt;tr&gt; &lt;td&gt;01-04 &lt;/td&gt; &lt;td&gt;Dracónido&lt;/td&gt; &lt;/tr&gt; &lt;tr&gt; &lt;td&gt;05-13 &lt;/td&gt; &lt;td&gt;Enano de las colinas&lt;/td&gt; &lt;/tr&gt; &lt;tr&gt; &lt;td&gt;14-21&lt;/td&gt; &lt;td&gt;Enano de las montañas&lt;/td&gt; &lt;/tr&gt; &lt;tr&gt; &lt;td&gt;22-25&lt;/td&gt; &lt;td&gt;Elfo oscuro&lt;/td&gt; &lt;/tr&gt; &lt;tr&gt; &lt;td&gt;26-34 &lt;/td&gt; &lt;td&gt;Alto Elfo&lt;/td&gt; &lt;/tr&gt; &lt;tr&gt; &lt;td&gt;35-42&lt;/td&gt; &lt;td&gt;Elfo de los bosques&lt;/td&gt; &lt;/tr&gt; &lt;tr&gt; &lt;td&gt;43-46&lt;/td&gt; &lt;td&gt;Gnomo del bosque&lt;/td&gt; &lt;/tr&gt; &lt;tr&gt; &lt;td&gt;47-52&lt;/td&gt; &lt;td&gt;Gnomo de la roca&lt;/td&gt; &lt;/tr&gt; &lt;tr&gt; &lt;td&gt;53-56 &lt;/td&gt; &lt;td&gt;Semielfo&lt;/td&gt; &lt;/tr&gt; &lt;tr&gt; &lt;td&gt;57-60 &lt;/td&gt; &lt;td&gt;Semiorco&lt;/td&gt; &lt;/tr&gt; &lt;tr&gt; &lt;td&gt; 61-68&lt;/td&gt; &lt;td&gt;Mediano piesligeros&lt;/td&gt; &lt;/tr&gt; &lt;tr&gt; &lt;td&gt;69-76 &lt;/td&gt; &lt;td&gt;Mediano fornido&lt;/td&gt; &lt;/tr&gt; &lt;tr&gt; &lt;td&gt;77-96&lt;/td&gt; &lt;td&gt;Humano&lt;/td&gt; &lt;/tr&gt; &lt;tr&gt; &lt;td&gt;97-00&lt;/td&gt; &lt;td&gt;Tiflin&lt;/td&gt; &lt;/tr&gt;&lt;/TABLE&gt;&lt;br&gt;La criatura reencarnada recuerda su vida anterior y experiencias. Mantiene las capacidades que tenía en su forma original, excepto que intercambie su raza original por la nueva y cambie sus rasgos raciales en consecuencia.</text:p>
          </table:table-cell>
          <table:table-cell/>
          <table:table-cell table:number-columns-repeated="4" office:value-type="float" office:value="1" calcext:value-type="float">
            <text:p>1</text:p>
          </table:table-cell>
          <table:table-cell office:value-type="string" calcext:value-type="string">
            <text:p>aceites y ungüentos raros que valgan al menos 1.000 po, que el conjuro consume.</text:p>
          </table:table-cell>
          <table:table-cell table:number-columns-repeated="2" office:value-type="float" office:value="0" calcext:value-type="float">
            <text:p>0</text:p>
          </table:table-cell>
          <table:table-cell office:value-type="string" calcext:value-type="string">
            <text:p>1 hora</text:p>
          </table:table-cell>
          <table:table-cell office:value-type="float" office:value="7" calcext:value-type="float">
            <text:p>7</text:p>
          </table:table-cell>
          <table:table-cell office:value-type="float" office:value="5" calcext:value-type="float">
            <text:p>5</text:p>
          </table:table-cell>
          <table:table-cell office:value-type="string" calcext:value-type="string">
            <text:p>instantaneo</text:p>
          </table:table-cell>
          <table:table-cell table:number-columns-repeated="1009"/>
        </table:table-row>
        <table:table-row table:style-name="ro1">
          <table:table-cell office:value-type="float" office:value="693" calcext:value-type="float">
            <text:p>693</text:p>
          </table:table-cell>
          <table:table-cell office:value-type="string" calcext:value-type="string">
            <text:p>Regenerar [Regenerate]</text:p>
          </table:table-cell>
          <table:table-cell office:value-type="string" calcext:value-type="string">
            <text:p>Tocas a una criatura y estimulas su capacidad de curación natural. El objetivo recupera 4d8 + 15 Puntos de Golpe. Mientras el conjuro dure, el objetivo recupera 1 punto de golpe al <text:s/>inicio de cada uno de sus turnos (10 Puntos de Golpe cada minuto). &lt;br&gt;Los miembros del cuerpo cercenados del objetivo (dedos, piernas, colas, etc.), si es que hay alguno, son restaurados después de 2 minutos. Si tienes la parte cercenada y la sostienes juntándola con el muñón, el conjuro causa instantáneamente que la extremidad se una con el muñón</text:p>
          </table:table-cell>
          <table:table-cell/>
          <table:table-cell table:number-columns-repeated="4" office:value-type="float" office:value="1" calcext:value-type="float">
            <text:p>1</text:p>
          </table:table-cell>
          <table:table-cell office:value-type="string" calcext:value-type="string">
            <text:p>una rueda de plegarias y agua bendita</text:p>
          </table:table-cell>
          <table:table-cell table:number-columns-repeated="2" office:value-type="float" office:value="0" calcext:value-type="float">
            <text:p>0</text:p>
          </table:table-cell>
          <table:table-cell office:value-type="string" calcext:value-type="string">
            <text:p>1 minuto</text:p>
          </table:table-cell>
          <table:table-cell table:number-columns-repeated="2" office:value-type="float" office:value="7" calcext:value-type="float">
            <text:p>7</text:p>
          </table:table-cell>
          <table:table-cell office:value-type="string" calcext:value-type="string">
            <text:p>1 hora</text:p>
          </table:table-cell>
          <table:table-cell table:number-columns-repeated="1009"/>
        </table:table-row>
        <table:table-row table:style-name="ro1">
          <table:table-cell office:value-type="float" office:value="694" calcext:value-type="float">
            <text:p>694</text:p>
          </table:table-cell>
          <table:table-cell office:value-type="string" calcext:value-type="string">
            <text:p>Remendar [Mending]</text:p>
          </table:table-cell>
          <table:table-cell office:value-type="string" calcext:value-type="string">
            <text:p>Este conjuro repara una única rotura o rasgadura en un objeto que toques, como un eslabón roto de una cadena, dos mitades de una llave rota, una capa desgarrada, o un odre con filtraciones. Siempre y cuando la rotura o rasgadura no sea mayor de 1 pie (30 cm) en cualquier dimensión, la arreglas, y no queda rastro alguno del daño anterior. &lt;br&gt;Este conjuro puede reparar físicamente un objeto mágico o a un constructo, pero el conjuro no puede restaurar la magia a objetos de dicho tipo.</text:p>
          </table:table-cell>
          <table:table-cell/>
          <table:table-cell table:number-columns-repeated="4" office:value-type="float" office:value="1" calcext:value-type="float">
            <text:p>1</text:p>
          </table:table-cell>
          <table:table-cell office:value-type="string" calcext:value-type="string">
            <text:p>dos calamitas</text:p>
          </table:table-cell>
          <table:table-cell table:number-columns-repeated="2" office:value-type="float" office:value="0" calcext:value-type="float">
            <text:p>0</text:p>
          </table:table-cell>
          <table:table-cell office:value-type="string" calcext:value-type="string">
            <text:p>1 minuto</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instantaneo</text:p>
          </table:table-cell>
          <table:table-cell table:number-columns-repeated="1009"/>
        </table:table-row>
        <table:table-row table:style-name="ro1">
          <table:table-cell office:value-type="float" office:value="695" calcext:value-type="float">
            <text:p>695</text:p>
          </table:table-cell>
          <table:table-cell office:value-type="string" calcext:value-type="string">
            <text:p>Remover tierra [Move Earth]</text:p>
          </table:table-cell>
          <table:table-cell office:value-type="string" calcext:value-type="string">
            <text:p>Elige un área de terreno no mayor de 40 pies (8 casillas, 12 m) de un lado dentro del alcance. Puedes remodelar arcilla, marga, y arena en el área de la forma en que quieras mientras dure el conjuro. Puedes aumentar o reducir la elevación del área, crear o rellenar una zanja, erigir o allanar un muro, o crear un pilar. La extensión de cualquiera de estos cambios no puede exceder la mitad de la envergadura de la dimensión más larga del área. Así que, si afectas a un cuadrado de 40 pies (8 casillas, 12 m), puedes crear un pilar de hasta 20 pies (4 casillas, 6 m) de alto, elevar o rebajar la elevación del cuadrado hasta 20 pies (4 casillas, 6 m), excavar una zanja de hasta 20 pies (4 casillas, 6 m) de profundidad, etcétera. Lleva 10 minutos completar los cambios. Después de cada 10 minutos de concentración en el conjuro, puedes elegir una nueva área de terreno a la que afectar. &lt;br&gt;A causa de que la transformación del terreno ocurre de forma lenta, las criaturas en el área no pueden normalmente quedar atrapadas o ser heridas por el movimiento del suelo. &lt;br&gt;Este conjuro no puede manipular piedra natural o construcciones de piedra. Las rocas y estructuras se desplazan para acomodarse al nuevo terreno. Si la manera en que modelas el terreno provoca que una estructura se vuelva inestable, ésta puede derrumbarse. &lt;br&gt;De manera similar, este conjuro no afecta directamente el crecimiento de las plantas. La tierra movida transporta las plantas con ella.</text:p>
          </table:table-cell>
          <table:table-cell/>
          <table:table-cell office:value-type="float" office:value="120" calcext:value-type="float">
            <text:p>120</text:p>
          </table:table-cell>
          <table:table-cell table:number-columns-repeated="3" office:value-type="float" office:value="1" calcext:value-type="float">
            <text:p>1</text:p>
          </table:table-cell>
          <table:table-cell office:value-type="string" calcext:value-type="string">
            <text:p>una hoja de hierro y una pequeña bolsa con una mezcla de tierras de arcilla, marga y are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7" calcext:value-type="float">
            <text:p>7</text:p>
          </table:table-cell>
          <table:table-cell office:value-type="float" office:value="6" calcext:value-type="float">
            <text:p>6</text:p>
          </table:table-cell>
          <table:table-cell office:value-type="string" calcext:value-type="string">
            <text:p>hasta 2 horas</text:p>
          </table:table-cell>
          <table:table-cell table:number-columns-repeated="1009"/>
        </table:table-row>
        <table:table-row table:style-name="ro1">
          <table:table-cell office:value-type="float" office:value="696" calcext:value-type="float">
            <text:p>696</text:p>
          </table:table-cell>
          <table:table-cell office:value-type="string" calcext:value-type="string">
            <text:p>Reprensión infernal [Hellish Rebuke]</text:p>
          </table:table-cell>
          <table:table-cell office:value-type="string" calcext:value-type="string">
            <text:p>Apuntas con tu dedo, y la criatura que te dañó se ve momentáneamente envuelta por llamas infernales. La criatura debe realizar una tirada de salvación de Destreza. Esta sufre 2d10 puntos de daño por fuego en una salvación fallida, o la mitad del daño en una salvación con éxito.</text:p>
          </table:table-cell>
          <table:table-cell office:value-type="string" calcext:value-type="string">
            <text:p>Cuando lanzas este hechizo usando un espacio de conjuros de nivel 2 o superior, el daño se ve incrementado por 1d10 por cada nivel de espacio de conjuros por encima de nivel 1.</text:p>
          </table:table-cell>
          <table:table-cell office:value-type="float" office:value="60" calcext:value-type="float">
            <text:p>6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reacción, que debes tomar en respuesta a ser dañado por una criatura hasta 60 pies de ti que puedas ver.</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stantaneo</text:p>
          </table:table-cell>
          <table:table-cell table:number-columns-repeated="1009"/>
        </table:table-row>
        <table:table-row table:style-name="ro1">
          <table:table-cell office:value-type="float" office:value="697" calcext:value-type="float">
            <text:p>697</text:p>
          </table:table-cell>
          <table:table-cell office:value-type="string" calcext:value-type="string">
            <text:p>Resistencia [Resistance]</text:p>
          </table:table-cell>
          <table:table-cell office:value-type="string" calcext:value-type="string">
            <text:p>Tocas a una criatura voluntaria. Antes de que el conjuro finalice, el objetivo puede tirar 1d4 y añadir el número del resultado a una tirada se salvación de su elección. Puede tirar el dado antes o después de hacer la tirada de salvación. Luego el conjuro finaliza.</text:p>
          </table:table-cell>
          <table:table-cell/>
          <table:table-cell table:number-columns-repeated="4" office:value-type="float" office:value="1" calcext:value-type="float">
            <text:p>1</text:p>
          </table:table-cell>
          <table:table-cell office:value-type="string" calcext:value-type="string">
            <text:p>una capa en miniatur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asta 1 minuto</text:p>
          </table:table-cell>
          <table:table-cell table:number-columns-repeated="1009"/>
        </table:table-row>
        <table:table-row table:style-name="ro1">
          <table:table-cell office:value-type="float" office:value="698" calcext:value-type="float">
            <text:p>698</text:p>
          </table:table-cell>
          <table:table-cell office:value-type="string" calcext:value-type="string">
            <text:p>Respiración acuática [Water Breathing]</text:p>
          </table:table-cell>
          <table:table-cell office:value-type="string" calcext:value-type="string">
            <text:p>Este conjuro les concede hasta a diez criaturas voluntarias que puedas ver dentro del alcance del conjuro la habilidad de respirar bajo el agua hasta que el conjuro finalice. Las criaturas afectadas también conservan su modo de respiración habitual.</text:p>
          </table:table-cell>
          <table:table-cell/>
          <table:table-cell office:value-type="float" office:value="30" calcext:value-type="float">
            <text:p>30</text:p>
          </table:table-cell>
          <table:table-cell table:number-columns-repeated="3" office:value-type="float" office:value="1" calcext:value-type="float">
            <text:p>1</text:p>
          </table:table-cell>
          <table:table-cell office:value-type="string" calcext:value-type="string">
            <text:p>un pequeño trozo de junco o una porción de paj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accion</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24 horas</text:p>
          </table:table-cell>
          <table:table-cell table:number-columns-repeated="1009"/>
        </table:table-row>
        <table:table-row table:style-name="ro1">
          <table:table-cell office:value-type="float" office:value="699" calcext:value-type="float">
            <text:p>699</text:p>
          </table:table-cell>
          <table:table-cell office:value-type="string" calcext:value-type="string">
            <text:p>Restablecimiento mayor [Greater Restoration]</text:p>
          </table:table-cell>
          <table:table-cell office:value-type="string" calcext:value-type="string">
            <text:p>Imbuyes a una criatura que toques con energía positiva para deshacer un efecto debilitante. Puedes reducir el nivel de fatiga del objetivo en un nivel, o terminar cualquiera de los siguientes efectos en el objetivo: &lt;br&gt;• Un efecto que encanta o petrifica al objetivo. &lt;br&gt;• Una maldición, incluida la armonización con un objeto mágico maldito. &lt;br&gt;• Cualquier reducción de una de las puntuaciones de característica del objetivo. &lt;br&gt;• Un efecto que reduzca los Puntos de Golpe máximos del objetivo.</text:p>
          </table:table-cell>
          <table:table-cell/>
          <table:table-cell table:number-columns-repeated="4" office:value-type="float" office:value="1" calcext:value-type="float">
            <text:p>1</text:p>
          </table:table-cell>
          <table:table-cell office:value-type="string" calcext:value-type="string">
            <text:p>polvo de diamante con un valor mínimo de 100 po, que el conjuro consume</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instantaneo</text:p>
          </table:table-cell>
          <table:table-cell table:number-columns-repeated="1009"/>
        </table:table-row>
        <table:table-row table:style-name="ro1">
          <table:table-cell office:value-type="float" office:value="700" calcext:value-type="float">
            <text:p>700</text:p>
          </table:table-cell>
          <table:table-cell office:value-type="string" calcext:value-type="string">
            <text:p>Restablecimiento menor [Lesser Restoration]</text:p>
          </table:table-cell>
          <table:table-cell office:value-type="string" calcext:value-type="string">
            <text:p>Tocas a una criatura y finalizas o bien una enfermedad o una condición que le aflija. La condición puede ser cegado, ensordecido, paralizado o envenenado.</text:p>
          </table:table-cell>
          <table:table-cell/>
          <table:table-cell table:number-columns-repeated="3"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instantaneo</text:p>
          </table:table-cell>
          <table:table-cell table:number-columns-repeated="1009"/>
        </table:table-row>
        <table:table-row table:style-name="ro1">
          <table:table-cell office:value-type="float" office:value="701" calcext:value-type="float">
            <text:p>701</text:p>
          </table:table-cell>
          <table:table-cell office:value-type="string" calcext:value-type="string">
            <text:p>Resurrección [Resurrection]</text:p>
          </table:table-cell>
          <table:table-cell office:value-type="string" calcext:value-type="string">
            <text:p>Tocas a una criatura que lleve muerta no más de un siglo, que no muriera por vejez y que no sea un muerto viviente. Si su alma es libre y voluntaria, el objetivo vuelve a la vida con todos sus Puntos de Golpe. &lt;br&gt;Este conjuro neutraliza cualquier tipo de veneno y cura las enfermedades normales que afligían a la criatura cuando murió. No puede, sin embargo, quitar enfermedades mágicas, maldiciones y efectos similares: si tales efectos no se han eliminado del objetivo antes de realizar el conjuro, estos afectarán al objetivo en su retorno a la vida. &lt;br&gt;Este conjuro cierra todas las heridas mortales y regenera cualquier parte del cuerpo perdida. Regresar de la muerte es una experiencia dura. El objetivo sufre un penalizador de -4 en todas las tiradas de ataque, de salvación y pruebas de característica. Cada vez que realice un descanso prolongado, el penalizador se reduce en 1 hasta que desaparece. &lt;br&gt;Lanzar este conjuro para restaurar la vida de una criatura que lleve muerta un año o más te pasa factura enormemente. Hasta que no finalices un descanso prolongado no podrás lanzar más conjuros y tendrás desventaja en todas las tiradas de ataque, tiradas de salvación y pruebas de característica.</text:p>
          </table:table-cell>
          <table:table-cell/>
          <table:table-cell table:number-columns-repeated="4" office:value-type="float" office:value="1" calcext:value-type="float">
            <text:p>1</text:p>
          </table:table-cell>
          <table:table-cell office:value-type="string" calcext:value-type="string">
            <text:p>un diamante valorado en al menos 1.000 mo, que el conjuro consume</text:p>
          </table:table-cell>
          <table:table-cell table:number-columns-repeated="2" office:value-type="float" office:value="0" calcext:value-type="float">
            <text:p>0</text:p>
          </table:table-cell>
          <table:table-cell office:value-type="string" calcext:value-type="string">
            <text:p>1 hora</text:p>
          </table:table-cell>
          <table:table-cell office:value-type="float" office:value="6" calcext:value-type="float">
            <text:p>6</text:p>
          </table:table-cell>
          <table:table-cell office:value-type="float" office:value="7" calcext:value-type="float">
            <text:p>7</text:p>
          </table:table-cell>
          <table:table-cell office:value-type="string" calcext:value-type="string">
            <text:p>instantaneo</text:p>
          </table:table-cell>
          <table:table-cell table:number-columns-repeated="1009"/>
        </table:table-row>
        <table:table-row table:style-name="ro1">
          <table:table-cell office:value-type="float" office:value="702" calcext:value-type="float">
            <text:p>702</text:p>
          </table:table-cell>
          <table:table-cell office:value-type="string" calcext:value-type="string">
            <text:p>Resurrección verdadera [True Resurrection]</text:p>
          </table:table-cell>
          <table:table-cell office:value-type="string" calcext:value-type="string">
            <text:p>Tocas a una criatura que ha estado muerta por no más de 200 años y que murió por cualquier causa excepto por vejez. Si la criatura es un alma libre y es voluntaria, la criatura recupera la vida con todos sus Puntos de Golpe. &lt;br&gt;El conjuro cierra todas las heridas, neutraliza cualquier veneno, cura todas las enfermedades, y elimina cualquier maldición que afectara a la criatura cuando murió. &lt;br&gt;El conjuro reemplaza el daño o los órganos perdidos y miembros. El conjuro puede incluso proveer un nuevo cuerpo si el original ya no existe, en ese caso tienes que decir el nombre de la criatura. Entonces la criatura aparece en un espacio desocupado que elijas a 10 pies (2 casillas, 3m) de ti.</text:p>
          </table:table-cell>
          <table:table-cell/>
          <table:table-cell table:number-columns-repeated="4" office:value-type="float" office:value="1" calcext:value-type="float">
            <text:p>1</text:p>
          </table:table-cell>
          <table:table-cell office:value-type="string" calcext:value-type="string">
            <text:p>agua bendita para rociar y diamantes valorados al menos en 25.000 po, los cuales el conjuro consume</text:p>
          </table:table-cell>
          <table:table-cell table:number-columns-repeated="2" office:value-type="float" office:value="0" calcext:value-type="float">
            <text:p>0</text:p>
          </table:table-cell>
          <table:table-cell office:value-type="string" calcext:value-type="string">
            <text:p>1 hora</text:p>
          </table:table-cell>
          <table:table-cell office:value-type="float" office:value="6" calcext:value-type="float">
            <text:p>6</text:p>
          </table:table-cell>
          <table:table-cell office:value-type="float" office:value="9" calcext:value-type="float">
            <text:p>9</text:p>
          </table:table-cell>
          <table:table-cell office:value-type="string" calcext:value-type="string">
            <text:p>instantaneo</text:p>
          </table:table-cell>
          <table:table-cell table:number-columns-repeated="1009"/>
        </table:table-row>
        <table:table-row table:style-name="ro1">
          <table:table-cell office:value-type="float" office:value="703" calcext:value-type="float">
            <text:p>703</text:p>
          </table:table-cell>
          <table:table-cell office:value-type="string" calcext:value-type="string">
            <text:p>Retirada expeditiva [Expeditious Retreat]</text:p>
          </table:table-cell>
          <table:table-cell office:value-type="string" calcext:value-type="string">
            <text:p>Este conjuro te permite moverte a un ritmo increíble. Cuando lanzas este conjuro, y posteriormente, puedes usar una acción adicional en cada uno de tus siguientes turnos hasta que el conjuro finalice, para realizar la acción carrera.</text:p>
          </table:table-cell>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 adicional</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Hasta 10 minutos</text:p>
          </table:table-cell>
          <table:table-cell table:number-columns-repeated="1009"/>
        </table:table-row>
        <table:table-row table:style-name="ro1">
          <table:table-cell office:value-type="float" office:value="704" calcext:value-type="float">
            <text:p>704</text:p>
          </table:table-cell>
          <table:table-cell office:value-type="string" calcext:value-type="string">
            <text:p>Revivir [Revivify]</text:p>
          </table:table-cell>
          <table:table-cell office:value-type="string" calcext:value-type="string">
            <text:p>Tocas a una criatura que haya muerto durante el último minuto. Esa criatura vuelve a la vida con 1 punto de golpe. Este conjuro no puede devolver la vida a criaturas que hayan muerto de vejez, ni puede regenerar partes del cuerpo perdidas.</text:p>
          </table:table-cell>
          <table:table-cell/>
          <table:table-cell table:number-columns-repeated="4" office:value-type="float" office:value="1" calcext:value-type="float">
            <text:p>1</text:p>
          </table:table-cell>
          <table:table-cell office:value-type="string" calcext:value-type="string">
            <text:p>diamantes valorados en al menos 300 po, que el conjuro consume</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instantaneo</text:p>
          </table:table-cell>
          <table:table-cell table:number-columns-repeated="1009"/>
        </table:table-row>
        <table:table-row table:style-name="ro1">
          <table:table-cell office:value-type="float" office:value="705" calcext:value-type="float">
            <text:p>705</text:p>
          </table:table-cell>
          <table:table-cell office:value-type="string" calcext:value-type="string">
            <text:p>Revivir a los muertos [Raise Dead]</text:p>
          </table:table-cell>
          <table:table-cell office:value-type="string" calcext:value-type="string">
            <text:p>Devuelves a una criatura muerta que tocas a la vida, siempre que no haya estado muerta más de 10 días. Sí el alma de la criatura es tanto voluntaria como libre para volver a reunirse con el cuerpo, la criatura regresará a la vida con 1 punto de golpe. &lt;br&gt;Este conjuro además neutraliza cualquier veneno y cura enfermedades no mágicas que afectaron a la criatura en el momento de su muerte. Sin embargo, este conjuro no elimina enfermedades mágicas, maldiciones o efectos similares; si éstos no son eliminados previamente a lanzar el conjuro, estos toman efecto cuando la criatura retorna a la vida. El conjuro no puede devolver a una criatura muerto viviente a la vida. &lt;br&gt;Este conjuro cierra todas las heridas mortales, pero no devuelve partes faltantes del cuerpo. Si a la criatura le faltan partes integrales de su cuerpo, su cabeza por ejemplo, el conjuro falla automáticamente. &lt;br&gt;Regresar de la muerte es una experiencia dura. El objetivo sufre un penalizador de -4 en todas las tiradas de ataque, de salvación y pruebas de característica. Cada vez que realice un descanso prolongado, el penalizador se reduce en 1 hasta que desaparece</text:p>
          </table:table-cell>
          <table:table-cell/>
          <table:table-cell table:number-columns-repeated="4" office:value-type="float" office:value="1" calcext:value-type="float">
            <text:p>1</text:p>
          </table:table-cell>
          <table:table-cell office:value-type="string" calcext:value-type="string">
            <text:p>un diamante valorados en al menos 500 po, que el conjuro consume</text:p>
          </table:table-cell>
          <table:table-cell table:number-columns-repeated="2" office:value-type="float" office:value="0" calcext:value-type="float">
            <text:p>0</text:p>
          </table:table-cell>
          <table:table-cell office:value-type="string" calcext:value-type="string">
            <text:p>1 hora</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instantaneo</text:p>
          </table:table-cell>
          <table:table-cell table:number-columns-repeated="1009"/>
        </table:table-row>
        <table:table-row table:style-name="ro1">
          <table:table-cell office:value-type="float" office:value="706" calcext:value-type="float">
            <text:p>706</text:p>
          </table:table-cell>
          <table:table-cell office:value-type="string" calcext:value-type="string">
            <text:p>Rociada de color [Color Spray]</text:p>
          </table:table-cell>
          <table:table-cell office:value-type="string" calcext:value-type="string">
            <text:p>Deslumbrantes y parpadeantes luces de colores emergen de tus manos. Tira 6d10; el total obtenido son los Puntos de Golpe totales que sirven para determinar que criaturas son afectadas por el conjuro. Las criaturas que se encuentren en un cono de 15 pies (3 casillas, 4,5 m) creado a partir de donde posición, se ven afectadas en orden ascendente por sus Puntos de Golpe actuales (ignorando a las criaturas inconscientes y a las criaturas que no puedas ver). &lt;br&gt;Comenzando por la criatura que tiene los Puntos de Golpe actuales más bajos, cada criatura afectada por el conjuro queda cegada hasta el final del mismo. Resta al total de Puntos de Golpe obtenido por el conjuro los Puntos de Golpe de la criatura antes de aplicar el efecto a la siguiente. Para ser afectada, los Puntos de Golpe que le quedan a la criatura deben ser iguales o menores que el número de Puntos de Golpe que quedan en el total del conjuro.</text:p>
          </table:table-cell>
          <table:table-cell office:value-type="string" calcext:value-type="string">
            <text:p>Cuando lanzas este hechizo usando un espacio de conjuros de nivel 2 o superior, tira un 2d10 adicional por cada nivel de espacio de conjuros por encima de nivel 1.</text:p>
          </table:table-cell>
          <table:table-cell office:value-type="float" office:value="0" calcext:value-type="float">
            <text:p>0</text:p>
          </table:table-cell>
          <table:table-cell table:number-columns-repeated="3" office:value-type="float" office:value="1" calcext:value-type="float">
            <text:p>1</text:p>
          </table:table-cell>
          <table:table-cell office:value-type="string" calcext:value-type="string">
            <text:p>una pizca de polvo o arena que sea de polvo rojo, amarillo y azul</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1 asalto</text:p>
          </table:table-cell>
          <table:table-cell table:number-columns-repeated="1009"/>
        </table:table-row>
        <table:table-row table:style-name="ro1">
          <table:table-cell office:value-type="float" office:value="707" calcext:value-type="float">
            <text:p>707</text:p>
          </table:table-cell>
          <table:table-cell office:value-type="string" calcext:value-type="string">
            <text:p>Rociada de veneno [Poison Spray]</text:p>
          </table:table-cell>
          <table:table-cell office:value-type="string" calcext:value-type="string">
            <text:p>Extiendes tu mano hacia una criatura que puedas ver dentro del alcance y proyectas un soplido de gas nocivo desde tu palma. La criatura debe superar una tirada de salvación de Constitución o sufrir 1d12 puntos de daño por veneno.</text:p>
          </table:table-cell>
          <table:table-cell office:value-type="string" calcext:value-type="string">
            <text:p>El daño de este conjuro se incrementa en 1d12 cuando alcanzas el nivel 5 (2d12), nivel 11 (3d12) y nivel 17 (4d12).</text:p>
          </table:table-cell>
          <table:table-cell office:value-type="float" office:value="10" calcext:value-type="float">
            <text:p>1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instantaneo</text:p>
          </table:table-cell>
          <table:table-cell table:number-columns-repeated="1009"/>
        </table:table-row>
        <table:table-row table:style-name="ro1">
          <table:table-cell office:value-type="float" office:value="708" calcext:value-type="float">
            <text:p>708</text:p>
          </table:table-cell>
          <table:table-cell office:value-type="string" calcext:value-type="string">
            <text:p>Rociada prismática [Prismatic Spray]</text:p>
          </table:table-cell>
          <table:table-cell office:value-type="string" calcext:value-type="string">
            <text:p>Ocho rayos de luz multicolor destellan desde tu mano. Cada rayo es de diferente color y tiene un poder y propósito diferente. Cada criatura en un cono de 60 pies (12 casillas, 18 m) debe realizar una tirada de salvación de Destreza. Para cada objetivo tira un d8 para determinar cuál color de rayo le afecta. &lt;br&gt;&lt;b&gt;1.- Rojo:&lt;/b&gt; El objetivo sufre 10d6 puntos de daño por fuego con una salvación fracasada, o la mitad del daño con una salvación con éxito. &lt;br&gt;&lt;b&gt;2.- Naranja:&lt;/b&gt; El objetivo sufre 10d6 puntos de daño por ácido con una salvación fracasada, o la mitad del daño con una salvación con éxito. &lt;br&gt;&lt;b&gt;3.- Amarillo:&lt;/b&gt; El objetivo sufre 10d6 puntos de daño por electricidad con una salvación fracasada, o la mitad del daño con una salvación con éxito. &lt;br&gt;&lt;b&gt;4.- Verde:&lt;/b&gt; El objetivo sufre 10d6 puntos de daño por veneno con una salvación fracasada, o la mitad del daño con una salvación con éxito. &lt;br&gt;&lt;b&gt;5.- Azul:&lt;/b&gt; <text:s/>El objetivo sufre 10d6 puntos de daño por frío con una salvación fracasada, o la mitad del daño con una salvación con éxito. &lt;br&gt;&lt;b&gt;6.- Índigo:&lt;/b&gt; Con una salvación fracasada, el objetivo es neutralizado. Debe entonces realizar una tirada de salvación de Constitución al final de cada uno de sus turnos. Si supera tres veces la salvación, entonces el conjuro finaliza. Si falla su salvación tres veces, se convertirá permanentemente en piedra y estará sujeto a las condiciones de petrificado. Los éxitos y los fallos no necesitan ser consecutivos; mantén un registro de ambos hasta que la criatura completa tres de un mismo tipo. &lt;br&gt;&lt;b&gt;7.- Violeta:&lt;/b&gt; Con una salvación fracasada, el objetivo queda cegado. Debe entonces realizar una tirada de salvación de Sabiduría al comienzo de su siguiente turno. Una salvación con éxito finaliza la ceguera. Si falla su salvación, la criatura es transportada a otro plano de existencia de elección del DM y no dejará de estar cegado (típicamente una criatura que está en un plano que no es su plano de hogar es desterrado a casa, mientras que otras criaturas por lo general son invocadas en el plano Astral o Etéreo). &lt;br&gt;&lt;b&gt;8.- Especial:&lt;/b&gt; El objetivo es golpeado por dos rayos. Tira el dado dos</text:p>
          </table:table-cell>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instantaneo</text:p>
          </table:table-cell>
          <table:table-cell table:number-columns-repeated="1009"/>
        </table:table-row>
        <table:table-row table:style-name="ro1">
          <table:table-cell office:value-type="float" office:value="709" calcext:value-type="float">
            <text:p>709</text:p>
          </table:table-cell>
          <table:table-cell office:value-type="string" calcext:value-type="string">
            <text:p>Sacralizar [Hallow]</text:p>
          </table:table-cell>
          <table:table-cell office:value-type="string" calcext:value-type="string">
            <text:p>Tocas un punto en un lugar e infundes toda el área alrededor de ese punto con poder sagrado (o profano). El área puede tener un radio de hasta 60 pies (12 casillas, 18 m), y el conjuro falla si el radio incluye un área que se encuentra ya bajo los efectos del conjuro sacralizar. El área afectada es sujeta a los siguientes efectos. &lt;br&gt;Primero, celestiales, elementales, feéricos, infernales y muertos vivientes no pueden entrar al área, tampoco criaturas encantadas, asustadas o poseídas por tales criaturas. Cualquier criatura encantada, asustada, o poseída por alguna de esas criaturas no deja de estar encantada, asustada, o poseída cuando entran en el área. Puedes excluir uno o más de esos tipos de criaturas de este efecto. &lt;br&gt;Segundo, puedes agregar un efecto adicional al área. Elige el efecto de la siguiente lista, o elige un efecto ofrecido por tu DM. Algunos de estos efectos se aplican a criaturas en el área; puedes elegir si el efecto se aplica a todas las criaturas, a criaturas que sigan a una deidad o líder, o a criaturas de un tipo específico, como orcos o trolls. Cuando una criatura que podría ser afectada entra por primera vez en un turno en el área del conjuro o comienza su turno allí, debe realizar una tirada de salvación de Carisma. Si es exitosa, la criatura ignora el efecto adicional hasta que deje el área. &lt;br&gt;&lt;b&gt;Coraje:&lt;/b&gt; Las criaturas afectadas no pueden ser asustadas mientras están en el área. Oscuridad. La oscuridad llena el área. La luz normal, así como la luz mágica creada por conjuros de un nivel más bajo que el nivel del espacio de conjuros que usaste para lanzar este conjuro, no puede iluminar el área. &lt;br&gt;&lt;b&gt;Luz de día:&lt;/b&gt; Una luz brillante llena el área. La oscuridad mágica creada por conjuros de un nivel más bajo que el nivel del espacio de conjuros que usaste para lanzar este conjuro, no puede extinguir la luz. &lt;br&gt;&lt;b&gt;Protección de energía:&lt;/b&gt; Las criaturas afectadas en el área tienen resistencia a un tipo de daño de tu elección, a excepción del daño contundente, perforante o cortante. &lt;br&gt;&lt;b&gt;Vulnerabilidad de energía:&lt;/b&gt; Las criaturas afectadas en el área tienen vulnerabilidad a un tipo de daño de tu elección, a excepción de daño contundente, perforante o cortante. &lt;br&gt;&lt;b&gt;Descanso eterno:&lt;/b&gt; Los cuerpos enterrados en el área no pueden ser convertidos en muertos vivientes. &lt;br&gt;&lt;b&gt;Interferencia extradimensional:&lt;/b&gt; Las criaturas afectadas no pueden moverse o viajar usando teletransportación o por medios extradimensionales o interplanares. &lt;br&gt;&lt;b&gt;Miedo:&lt;/b&gt; Las criaturas afectadas están asustadas mientras estén en el área. Silencio. Ningún sonido puede surgir del interior del área, y tampoco ningún sonido puede alcanzar el interior. &lt;br&gt;Lenguas:&lt;/b&gt; Las criaturas afectadas pueden comunicarse con cualquier otra criatura en el área, incluso si estas no comparten un idioma común.</text:p>
          </table:table-cell>
          <table:table-cell/>
          <table:table-cell table:number-columns-repeated="4" office:value-type="float" office:value="1" calcext:value-type="float">
            <text:p>1</text:p>
          </table:table-cell>
          <table:table-cell office:value-type="string" calcext:value-type="string">
            <text:p>hierbas, aceites, e incienso con un valor mínimo de 1.000 po, los cuales serán consumidos por el conjuro</text:p>
          </table:table-cell>
          <table:table-cell table:number-columns-repeated="2" office:value-type="float" office:value="0" calcext:value-type="float">
            <text:p>0</text:p>
          </table:table-cell>
          <table:table-cell office:value-type="string" calcext:value-type="string">
            <text:p>24 horas</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asta que sea disipado</text:p>
          </table:table-cell>
          <table:table-cell table:number-columns-repeated="1009"/>
        </table:table-row>
        <table:table-row table:style-name="ro1">
          <table:table-cell office:value-type="float" office:value="710" calcext:value-type="float">
            <text:p>710</text:p>
          </table:table-cell>
          <table:table-cell office:value-type="string" calcext:value-type="string">
            <text:p>Saeta de fuego [Fire Bolt]</text:p>
          </table:table-cell>
          <table:table-cell office:value-type="string" calcext:value-type="string">
            <text:p>Arrojas una mota de fuego a una criatura u objeto dentro del alcance. Realiza un ataque de conjuro a distancia contra el objetivo. Con un impacto, el objetivo sufre 1d10 puntos de daño por fuego. Un objeto inflamable impactado por este conjuro se prende si no está siendo sujetado o transportado</text:p>
          </table:table-cell>
          <table:table-cell office:value-type="string" calcext:value-type="string">
            <text:p>El daño de este conjuro se incrementa en 1d10 cuando alcanzas el nivel 5 (2d10), nivel 11 (3d10) y nivel 17 (4d10).</text:p>
          </table:table-cell>
          <table:table-cell office:value-type="float" office:value="120" calcext:value-type="float">
            <text:p>12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instantaneo</text:p>
          </table:table-cell>
          <table:table-cell table:number-columns-repeated="1009"/>
        </table:table-row>
        <table:table-row table:style-name="ro1">
          <table:table-cell office:value-type="float" office:value="711" calcext:value-type="float">
            <text:p>711</text:p>
          </table:table-cell>
          <table:table-cell office:value-type="string" calcext:value-type="string">
            <text:p>Salpicadura de ácido [Acid Splash]</text:p>
          </table:table-cell>
          <table:table-cell office:value-type="string" calcext:value-type="string">
            <text:p>Arrojas una burbuja de ácido. Eliges a una criatura o a dos criaturas dentro del alcance siempre que entre ellas estén a menos de 5 pies (1 casilla, 1,5 m) la una de la otra. El objetivo debe superar una tirada de salvación de Destreza o sufrir 1d6 puntos de daño por ácido.</text:p>
          </table:table-cell>
          <table:table-cell office:value-type="string" calcext:value-type="string">
            <text:p>El daño de este conjuro se incrementa en un 1d6 cuando alcanzas el nivel 5 (2d6), el nivel 11 (3d6), y el nivel 17 (4d6).</text:p>
          </table:table-cell>
          <table:table-cell office:value-type="float" office:value="60" calcext:value-type="float">
            <text:p>6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instantaneo</text:p>
          </table:table-cell>
          <table:table-cell table:number-columns-repeated="1009"/>
        </table:table-row>
        <table:table-row table:style-name="ro1">
          <table:table-cell office:value-type="float" office:value="712" calcext:value-type="float">
            <text:p>712</text:p>
          </table:table-cell>
          <table:table-cell office:value-type="string" calcext:value-type="string">
            <text:p>Salto [Jump]</text:p>
          </table:table-cell>
          <table:table-cell office:value-type="string" calcext:value-type="string">
            <text:p>Tocas una criatura. La distancia de salto que puede cubrir esa criatura es triplicada hasta que el conjuro finalice.</text:p>
          </table:table-cell>
          <table:table-cell/>
          <table:table-cell table:number-columns-repeated="4" office:value-type="float" office:value="1" calcext:value-type="float">
            <text:p>1</text:p>
          </table:table-cell>
          <table:table-cell office:value-type="string" calcext:value-type="string">
            <text:p>una pata de saltamontes</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1 minuto</text:p>
          </table:table-cell>
          <table:table-cell table:number-columns-repeated="1009"/>
        </table:table-row>
        <table:table-row table:style-name="ro1">
          <table:table-cell office:value-type="float" office:value="713" calcext:value-type="float">
            <text:p>713</text:p>
          </table:table-cell>
          <table:table-cell office:value-type="string" calcext:value-type="string">
            <text:p>Sanar [Heal]</text:p>
          </table:table-cell>
          <table:table-cell office:value-type="string" calcext:value-type="string">
            <text:p>Elige a una criatura que puedas dentro del alcance. Una oleada de energía positiva recorre a la criatura, causando que recupere 70 Puntos de Golpe. Este conjuro también termina condiciones como cegado, ensordecido, y cualquier enfermedad que afecte al objetivo. Este conjuro no tiene ningún efecto sobre constructos o muertos vivientes.</text:p>
          </table:table-cell>
          <table:table-cell office:value-type="string" calcext:value-type="string">
            <text:p>Cuando lanzas este hechizo usando un espacio de conjuros de nivel 7 o superior, la cantidad de sanación se incrementa en 10 por cada nivel de espacio de conjuros por encima de nivel 6</text:p>
          </table:table-cell>
          <table:table-cell office:value-type="float" office:value="60" calcext:value-type="float">
            <text:p>6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instantaneo</text:p>
          </table:table-cell>
          <table:table-cell table:number-columns-repeated="1009"/>
        </table:table-row>
        <table:table-row table:style-name="ro1">
          <table:table-cell office:value-type="float" office:value="714" calcext:value-type="float">
            <text:p>714</text:p>
          </table:table-cell>
          <table:table-cell office:value-type="string" calcext:value-type="string">
            <text:p>Sanar a las masas [Mass Heal]</text:p>
          </table:table-cell>
          <table:table-cell office:value-type="string" calcext:value-type="string">
            <text:p>Una oleada de energía sanadora fluye desde ti hacia las criaturas heridas a tu alrededor. Restableces hasta 700 Puntos de Golpe divididos a tu elección entre cualquier número de criaturas que puedas ver dentro del alcance. Las criaturas sanadas por este conjuro también son curadas de todas las enfermedades y cualquier efecto que las haya dejado cegadas o ensordecidas. Este conjuro no tiene efecto sobre muertos vivientes o constructos.</text:p>
          </table:table-cell>
          <table:table-cell/>
          <table:table-cell office:value-type="float" office:value="60" calcext:value-type="float">
            <text:p>6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instantaneo</text:p>
          </table:table-cell>
          <table:table-cell table:number-columns-repeated="1009"/>
        </table:table-row>
        <table:table-row table:style-name="ro1">
          <table:table-cell office:value-type="float" office:value="715" calcext:value-type="float">
            <text:p>715</text:p>
          </table:table-cell>
          <table:table-cell office:value-type="string" calcext:value-type="string">
            <text:p>Sanctasanctórum privado de Mordenkainen [Mordenkainen’s Private Sanctum]</text:p>
          </table:table-cell>
          <table:table-cell office:value-type="string" calcext:value-type="string">
            <text:p>Haces mágicamente segura un área dentro del alcance. El área es un cubo que puede ser desde tan pequeño como de 5 pies (1 casilla, 1,5 m) de lado hasta tan grande como de 100 pies (20 casillas, 30 m) de lado. El conjuro persiste por su duración o hasta que usas una acción para cancelarlo. &lt;br&gt;Cuando lanzas el conjuro, decides que tipo de seguridad proporciona, eligiendo algunas o todas las propiedades siguientes: <text:s/>&lt;br&gt;• El sonido no puede pasar a través de la barrera en el borde del área protegida. <text:s/>&lt;br&gt;• La barrera del área protegida aparece oscura y neblinosa, previniendo la visión (incluyendo visión en la oscuridad) a través de ella. <text:s/>&lt;br&gt;• Los sensores creados por conjuros de adivinación no pueden aparecer dentro del área protegida o pasar a través del perímetro de la barrera. <text:s/>&lt;br&gt;• Las criaturas en el área no pueden ser objetivo de conjuros de adivinación. <text:s/>&lt;br&gt;• Nada puede teletransportarse dentro o fuera del área protegida. <text:s/>&lt;br&gt;• El viaje planar está bloqueado en el área protegida. Lanzar este conjuro en el mismo lugar cada día durante un año hace que el efecto sea permanente.</text:p>
          </table:table-cell>
          <table:table-cell office:value-type="string" calcext:value-type="string">
            <text:p>Cuando lanzas este hechizo usando un espacio de conjuros de nivel 5 o superior, puedes incrementar el tamaño del cubo en 100 pies (20 casillas, 30 m) por cada nivel de espacio de conjuros por encima de nivel 4. Así, podrías proteger un cubo de hasta 200 pies (40 casillas, 60 m) de lado usando un espacio de conjuros de nivel 5</text:p>
          </table:table-cell>
          <table:table-cell office:value-type="float" office:value="120" calcext:value-type="float">
            <text:p>120</text:p>
          </table:table-cell>
          <table:table-cell table:number-columns-repeated="3" office:value-type="float" office:value="1" calcext:value-type="float">
            <text:p>1</text:p>
          </table:table-cell>
          <table:table-cell office:value-type="string" calcext:value-type="string">
            <text:p>una fina lámina de plomo, un pedazo de vidrio opaco, un fajo de algodón o tela y olivino en polvo</text:p>
          </table:table-cell>
          <table:table-cell table:number-columns-repeated="2" office:value-type="float" office:value="0" calcext:value-type="float">
            <text:p>0</text:p>
          </table:table-cell>
          <table:table-cell office:value-type="string" calcext:value-type="string">
            <text:p>10 minutos</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24 horas</text:p>
          </table:table-cell>
          <table:table-cell table:number-columns-repeated="1009"/>
        </table:table-row>
        <table:table-row table:style-name="ro1">
          <table:table-cell office:value-type="float" office:value="716" calcext:value-type="float">
            <text:p>716</text:p>
          </table:table-cell>
          <table:table-cell office:value-type="string" calcext:value-type="string">
            <text:p>Santuario [Sanctuary]</text:p>
          </table:table-cell>
          <table:table-cell office:value-type="string" calcext:value-type="string">
            <text:p>Proteges a una criatura que esté dentro del alcance. Hasta que el conjuro finalice, cualquier criatura que tenga como objetivo a la criatura protegida, bien sea con un ataque o un conjuro de daño, debe realizar una tirada de salvación de Sabiduría primero. Si falla la tirada, la criatura debe escoger otro objetivo o perder el ataque o el conjuro. Este conjuro no protege contra efectos de área, tales como la explosión de una bola de fuego [fireball]. &lt;br&gt;Si la criatura protegida realiza un ataque o lanza un conjuro que afecte una criatura enemiga, este conjuro finaliza</text:p>
          </table:table-cell>
          <table:table-cell/>
          <table:table-cell office:value-type="float" office:value="30" calcext:value-type="float">
            <text:p>30</text:p>
          </table:table-cell>
          <table:table-cell table:number-columns-repeated="3" office:value-type="float" office:value="1" calcext:value-type="float">
            <text:p>1</text:p>
          </table:table-cell>
          <table:table-cell office:value-type="string" calcext:value-type="string">
            <text:p>un pequeño espejo de plata</text:p>
          </table:table-cell>
          <table:table-cell table:number-columns-repeated="2" office:value-type="float" office:value="0" calcext:value-type="float">
            <text:p>0</text:p>
          </table:table-cell>
          <table:table-cell office:value-type="string" calcext:value-type="string">
            <text:p>1 accion adicional</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1 minuto</text:p>
          </table:table-cell>
          <table:table-cell table:number-columns-repeated="1009"/>
        </table:table-row>
        <table:table-row table:style-name="ro1">
          <table:table-cell office:value-type="float" office:value="717" calcext:value-type="float">
            <text:p>717</text:p>
          </table:table-cell>
          <table:table-cell office:value-type="string" calcext:value-type="string">
            <text:p>Semiplano [Demiplane]</text:p>
          </table:table-cell>
          <table:table-cell office:value-type="string" calcext:value-type="string">
            <text:p>Creas una puerta borrosa en una superficie plana y sólida que puedas ver dentro del alcance. La puerta es lo suficientemente grande como para que criaturas de tamaño Mediano puedan cruzarla sin problemas. Una vez abierta, la puerta conduce a un semiplano con la apariencia de una habitación vacía de 30 pies (6 casillas, 9 m) en cada dimensión, construida con madera o piedra. Cuando el conjuro finaliza la puerta desaparece, y cualquier criatura u objetos que hubiera en el semiplano quedan atrapadas allí, puesto que la puerta desaparece también del otro lado. &lt;br&gt;Cada vez que lanzas este hechizo puedes crear un nuevo semiplano o hacer que la puerta borrosa conecte con un semiplano al que ya hubieras accedido con anterioridad al haber lanzado este conjuro. Además, si conoces la naturaleza y el contenido de un semiplano creado por otra criatura mediante el lanzamiento de este conjuro, puedes hacer que la puerta borrosa conecte con ese semiplano</text:p>
          </table:table-cell>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1 hora</text:p>
          </table:table-cell>
          <table:table-cell table:number-columns-repeated="1009"/>
        </table:table-row>
        <table:table-row table:style-name="ro1">
          <table:table-cell office:value-type="float" office:value="718" calcext:value-type="float">
            <text:p>718</text:p>
          </table:table-cell>
          <table:table-cell office:value-type="string" calcext:value-type="string">
            <text:p>Sentido animal [Beast Sense]</text:p>
          </table:table-cell>
          <table:table-cell office:value-type="string" calcext:value-type="string">
            <text:p>Tocas a una bestia voluntaria. Mientras dura el efecto del conjuro, puedes utilizar tu acción para ver a través de los ojos de la bestia y oír lo que ella oye, continuas percibiendo el entorno a través de sus sentidos hasta que utilices una acción para volver a tus sentidos normales. &lt;br&gt;Mientras percibes el entorno a través de sus sentidos, ganas cualquiera de los beneficios que posea la bestia, aunque permaneces cegado y ensordecido a los estímulos de tu propio entorno.</text:p>
          </table:table-cell>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8" calcext:value-type="float">
            <text:p>8</text:p>
          </table:table-cell>
          <table:table-cell office:value-type="float" office:value="2" calcext:value-type="float">
            <text:p>2</text:p>
          </table:table-cell>
          <table:table-cell office:value-type="string" calcext:value-type="string">
            <text:p>hasta 1 hora</text:p>
          </table:table-cell>
          <table:table-cell table:number-columns-repeated="1009"/>
        </table:table-row>
        <table:table-row table:style-name="ro1">
          <table:table-cell office:value-type="float" office:value="719" calcext:value-type="float">
            <text:p>719</text:p>
          </table:table-cell>
          <table:table-cell office:value-type="string" calcext:value-type="string">
            <text:p>Silencio [Silence]</text:p>
          </table:table-cell>
          <table:table-cell office:value-type="string" calcext:value-type="string">
            <text:p>Mientras dure la duración del conjuro, ningún sonido puede ser creado dentro o pasar a través de una esfera de 20 pies (4 casillas, 6 m) de radio centrada en un punto a tu elección dentro del alcance. Cualquier criatura u objeto completamente dentro de la esfera es inmune al daño de trueno, y las criaturas están ensordecidas al entrar completamente en ella. &lt;br&gt;Lanzar un conjuro que requiera un componente verbal es imposible allí dentro.</text:p>
          </table:table-cell>
          <table:table-cell/>
          <table:table-cell office:value-type="float" office:value="120" calcext:value-type="float">
            <text:p>12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1" calcext:value-type="float">
            <text:p>1</text:p>
          </table:table-cell>
          <table:table-cell office:value-type="string" calcext:value-type="string">
            <text:p>1 accion</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asta 10 minutos</text:p>
          </table:table-cell>
          <table:table-cell table:number-columns-repeated="1009"/>
        </table:table-row>
        <table:table-row table:style-name="ro1">
          <table:table-cell office:value-type="float" office:value="720" calcext:value-type="float">
            <text:p>720</text:p>
          </table:table-cell>
          <table:table-cell office:value-type="string" calcext:value-type="string">
            <text:p>Símbolo [Symbol]</text:p>
          </table:table-cell>
          <table:table-cell office:value-type="string" calcext:value-type="string">
            <text:p>Cuando lanzas este conjuro, inscribes un glifo dañino en una superficie (como una sección del suelo, un muro o una mesa) o en un objeto que pueda ser cerrado para ocultar el símbolo (como un libro, un pergamino o un cofre del tesoro). Si escoges una superficie, el glifo puede cubrir un área de superficie no mayor que 10 pies (2 casillas, 3 m) de diámetro. Si escoges un objeto, este objeto debe permanecer en el sitio; si el objeto es movido más de 10 pies (2 casillas, 3 m) de donde tú lanzaste el conjuro, el glifo se rompe, y el conjuro finaliza sin ser activado. &lt;br&gt;El glifo es casi invisible, y requiere una prueba de Inteligencia (Investigación) contra la CD de tu salvación de conjuros para encontrarlo. &lt;br&gt;Tú decides qué activa el glifo cuando lanzas el conjuro. Para glifos inscritos en una superficie, los activadores más típicos se activan al tocar o pisar el glifo, remover un objeto que lo cubra, acercándose a una cierta distancia, o manipulando el objeto que lo sostiene. Para glifos inscritos en un objeto, los activadores más típicos se activan abriendo el objeto, acercándose a él a una cierta distancia, o viendo o leyendo el glifo. &lt;br&gt;Puedes además refinar el desencadenante para que el conjuro se active solo bajo ciertas circunstancias o de acuerdo a las características físicas de una criatura (como el peso o la altura), o las psíquicas (por ejemplo, el guardián puede configurarse para afectar a brujas o cambiantes). También puedes especificar criaturas que no activen el glifo, como aquellos que digan una cierta contraseña. &lt;br&gt;Cuando inscribes el glifo, escoge una de las opciones de más abajo para saber su efecto. Una vez activado, el glifo brilla, iluminando una esfera de 60 pies (12 casillas, 18 m) de radio con luz tenue durante 10 minutos, después de los cuales el conjuro finaliza. Cada criatura en la esfera cuando el glifo se activa es seleccionada como objetivo por el glifo, así como las criaturas que entran en la esfera por primera vez en su turno o finalizan el turno en ella. &lt;br&gt;&lt;b&gt;Muerte&lt;/b&gt; Cada objetivo debe realizar una tirada de salvación de Constitución, sufriendo 10d10 puntos de daño necrótico con una salvación fracasada, o la mitad del daño con una salvación con éxito. &lt;br&gt;&lt;b&gt;Discordia:&lt;/b&gt; Cada objetivo debe realizar una tirada de salvación de Constitución. Si falla la tirada, el objetivo discute y argumenta con otras criaturas durante 1 minuto. Durante ese tiempo, es incapaz de comunicarse plenamente y tiene desventaja en las tiradas de ataque y las pruebas de característica. &lt;br&gt;&lt;b&gt;Miedo:&lt;/b&gt; Cada objetivo debe realizar una tirada de salvación de Sabiduría y se encuentra asustada durante un minuto si no la supera. Mientras está asustado, el objetivo suelta cualquier cosa que esté sosteniendo y debe alejarse al menos 30 pies (6 casillas, 9 m) del glifo en cada uno de sus turnos, si puede.&lt;br&gt;&lt;b&gt;Desesperanza:&lt;/b&gt; Cada objetivo debe realizar una tirada de salvación de Carisma. Con una salvación fracasada, el objetivo es abrumado con una profunda desesperación durante 1 minuto. Durante este tiempo, no puede atacar o seleccionar como objetivo a ninguna criatura con habilidades dañinas, conjuros u otros efectos mágicos. &lt;br&gt;&lt;b&gt;Locura:&lt;/b&gt; Cada objetivo debe realizar una tirada de salvación de Inteligencia. Con una salvación fracasada, el objetivo es llevado a la locura durante 1 minuto. Una criatura loca no puede llevar a cabo acciones, no puede entender lo que las otras criaturas digan, ni leer, ni hablar más que en balbuceos. El DM controla su movimiento, que será errático. &lt;br&gt;&lt;b&gt;Dolor:&lt;/b&gt; Cada objetivo debe realizar una tirada de salvación de Constitución y se vuelve incapacitado con un dolor terrible durante 1 minuto con una salvación fracasada. &lt;br&gt;&lt;b&gt;Sueño:&lt;/b&gt; Cada objetivo debe realizar una tirada de salvación de Sabiduría y cae inconsciente durante diez minutos con una salvación fracasada. Una criatura se despertará si sufre daño o si alguien usa una acción sacudiéndole o abofeteándole en la cara. &lt;br&gt;&lt;b&gt;Aturdimiento:&lt;/b&gt; Cada objetivo debe realizar una tirada de salvación de Sabiduría y queda aturdido durante 1 minuto con una salvación fracasada.</text:p>
          </table:table-cell>
          <table:table-cell/>
          <table:table-cell table:number-columns-repeated="4" office:value-type="float" office:value="1" calcext:value-type="float">
            <text:p>1</text:p>
          </table:table-cell>
          <table:table-cell office:value-type="string" calcext:value-type="string">
            <text:p>mercurio, fósforo, y un diamante y un ópalo en polvo con un valor total de como mínimo 1.000 po, que el conjuro consume</text:p>
          </table:table-cell>
          <table:table-cell table:number-columns-repeated="2" office:value-type="float" office:value="0" calcext:value-type="float">
            <text:p>0</text:p>
          </table:table-cell>
          <table:table-cell office:value-type="string" calcext:value-type="string">
            <text:p>1 minuto</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asta que sea disipado o activado</text:p>
          </table:table-cell>
          <table:table-cell table:number-columns-repeated="1009"/>
        </table:table-row>
        <table:table-row table:style-name="ro1">
          <table:table-cell office:value-type="float" office:value="721" calcext:value-type="float">
            <text:p>721</text:p>
          </table:table-cell>
          <table:table-cell office:value-type="string" calcext:value-type="string">
            <text:p>Similitud [Seeming]</text:p>
          </table:table-cell>
          <table:table-cell office:value-type="string" calcext:value-type="string">
            <text:p>Este conjuro te permite cambiar la apariencia de cualquier número de criaturas que puedas ver dentro del alcance. Le das a cada objetivo que elijas una nueva apariencia ilusoria. Un objetivo que no sea voluntario puede hacer una tirada de salvación de Carisma y no se verá afectado por el conjuro si tiene éxito. &lt;br&gt;El conjuro disfraza la apariencia física así como ropa, armadura, armas y equipo. Puedes hacer que cada criatura parezca 1 pie (30 cm) más alta o baja, así como parecer delgadas, gordas o algo intermedio. No puedes cambiar el tipo de cuerpo del objetivo, así que debes escoger una forma que tenga la misma distribución de extremidades. Sin embargo, la extensión de la ilusión es cosa tuya. El conjuro permanecerá activo toda su duración a no ser que uses tu acción para cancelarlo antes. &lt;br&gt;Los cambios originados por este conjuro no serán capaces de superar una inspección física. Por ejemplo, si usas este conjuro para añadir un sombrero al atuendo de una criatura, los objetos pasan a través del sombrero, y cualquiera que lo toque no notará nada o notará la cabeza o pelo de la criatura. Si usas este conjuro para parecer más delgado de lo que eres, la mano de alguien alcance a tocarte se chocará contra ti mientras aparenta estar en medio del aire. &lt;br&gt;Una criatura puede usar su acción para inspeccionar un objetivo y hacer una prueba de Inteligencia (Investigación) contra el CD de tu conjuro. Si tiene éxito se da cuenta de que el objetivo está disfrazado.</text:p>
          </table:table-cell>
          <table:table-cell/>
          <table:table-cell office:value-type="float" office:value="30" calcext:value-type="float">
            <text:p>3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8 horas</text:p>
          </table:table-cell>
          <table:table-cell table:number-columns-repeated="1009"/>
        </table:table-row>
        <table:table-row table:style-name="ro1">
          <table:table-cell office:value-type="float" office:value="722" calcext:value-type="float">
            <text:p>722</text:p>
          </table:table-cell>
          <table:table-cell office:value-type="string" calcext:value-type="string">
            <text:p>Simulacro [Simulacrum]</text:p>
          </table:table-cell>
          <table:table-cell office:value-type="string" calcext:value-type="string">
            <text:p>Das forma a una copia de una bestia o humanoide que esté dentro del alcance durante el tiempo completo de lanzar el conjuro. La copia es una criatura, parcialmente real y formada de hielo o nieve, y puede realizar acciones y a su vez verse afectada como una criatura normal. Parece ser igual que la criatura original, pero tiene la mitad de Puntos de Golpe máximos de la criatura y se forma sin ningún equipo. Por otro lado, la ilusión usa todas las estadísticas de la criatura duplicada. &lt;br&gt;El simulacro es amigable a ti y a las criaturas que tú determines. Obedece tus comandos por voz, moviéndose y actuando en concordancia con tus deseos y actuando en tu turno de combate. &lt;br&gt;El simulacro carece de habilidad de aprender o hacerse más fuerte, así que nunca subirá de nivel u otras habilidades, ni puede recuperar espacios para conjuros gastados. Si el simulacro es dañado, puedes repararlo en un laboratorio alquímico, usando extrañas hierbas y minerales con un valor de 100 po por punto de golpe recuperado. El simulacro dura hasta que llegue a 0 Puntos de Golpe, en ese punto vuelve a convertirse en nieve y se funde instantáneamente. &lt;br&gt;Si lanzas este conjuro otra vez, cualquier copia actualmente activa que hayas creado con este conjuro desaparece.</text:p>
          </table:table-cell>
          <table:table-cell/>
          <table:table-cell table:number-columns-repeated="4" office:value-type="float" office:value="1" calcext:value-type="float">
            <text:p>1</text:p>
          </table:table-cell>
          <table:table-cell office:value-type="string" calcext:value-type="string">
            <text:p>nieve o hielo en cantidades suficientes para hacer una copia a tamaño real de la criatura duplicada; algo de pelo, trozos de uñas u otros trozos del cuerpo de esa criatura colocados dentro de la nieve o hielo; y polvo de rubí valorado en 1.500 po espolvoreado por encima de la copia, que el conjuro consume</text:p>
          </table:table-cell>
          <table:table-cell table:number-columns-repeated="2" office:value-type="float" office:value="0" calcext:value-type="float">
            <text:p>0</text:p>
          </table:table-cell>
          <table:table-cell office:value-type="string" calcext:value-type="string">
            <text:p>12 horas</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asta ser cancelado</text:p>
          </table:table-cell>
          <table:table-cell table:number-columns-repeated="1009"/>
        </table:table-row>
        <table:table-row table:style-name="ro1">
          <table:table-cell office:value-type="float" office:value="723" calcext:value-type="float">
            <text:p>723</text:p>
          </table:table-cell>
          <table:table-cell office:value-type="string" calcext:value-type="string">
            <text:p>Sirviente invisible [Unseen Servant]</text:p>
          </table:table-cell>
          <table:table-cell office:value-type="string" calcext:value-type="string">
            <text:p>Este conjuro crea una fuerza invisible, sin mente ni forma que lleva a cabo tareas sencillas bajo tu orden hasta que el conjuro finaliza. El sirviente aparece en un espacio existente desocupado en el suelo dentro del alcance. Tiene una CA de 10, 1 punto de golpe, una Fuerza de 2, y no puede atacar. Si baja a 0 Puntos de Golpe, el conjuro finaliza. &lt;br&gt;En cada uno de tus turnos como acción adicional, puedes mandarle mentalmente al sirviente que se mueva hasta 15 pies (3 casillas, 4.5 m) e interactúe con un objeto. El sirviente puede llevar a cabo tareas sencillas que un humano podría hacer, como buscar cosas, limpiar, reparar, doblar ropa, encender fuegos, traer comida, y servir vino. Una vez le des una orden, el sirviente lleva a cabo la tarea lo mejor posible en la medida de sus posibilidades hasta que la complete, después espera por tu siguiente orden. &lt;br&gt;Si mandas al sirviente llevar a cabo una tarea que lo haría moverse a más de 60 pies (12 casillas, 18 m) lejos de ti, el conjuro finaliza.</text:p>
          </table:table-cell>
          <table:table-cell/>
          <table:table-cell office:value-type="float" office:value="60" calcext:value-type="float">
            <text:p>60</text:p>
          </table:table-cell>
          <table:table-cell table:number-columns-repeated="3" office:value-type="float" office:value="1" calcext:value-type="float">
            <text:p>1</text:p>
          </table:table-cell>
          <table:table-cell office:value-type="string" calcext:value-type="string">
            <text:p>un trozo de cuerda y un poco de mader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accion</text:p>
          </table:table-cell>
          <table:table-cell table:number-columns-repeated="2" office:value-type="float" office:value="1" calcext:value-type="float">
            <text:p>1</text:p>
          </table:table-cell>
          <table:table-cell office:value-type="string" calcext:value-type="string">
            <text:p>1 hora</text:p>
          </table:table-cell>
          <table:table-cell table:number-columns-repeated="1009"/>
        </table:table-row>
        <table:table-row table:style-name="ro1">
          <table:table-cell office:value-type="float" office:value="724" calcext:value-type="float">
            <text:p>724</text:p>
          </table:table-cell>
          <table:table-cell office:value-type="string" calcext:value-type="string">
            <text:p>Sugestión [Suggestion]</text:p>
          </table:table-cell>
          <table:table-cell office:value-type="string" calcext:value-type="string">
            <text:p>Sugieres el curso de una actividad (limitado a un par de frases) e influyes mágicamente a una criatura a la que puedas ver dentro del alcance que pueda escucharte y entenderte. Las criaturas inmunes al encantamiento son inmunes a este efecto. La sugerencia debe realizarse de manera que la acción suene razonable. Pedir a una criatura que se apuñale, se lance contra una lanza, se inmole, o haga algo obviamente dañino finaliza el conjuro al momento. &lt;br&gt;El objetivo debe realizar una tirada de salvación por Carisma. Si falla la salvación, intentará realizar la acción que has sugerido de la mejor manera posible. El transcurso de la acción que has sugerido continúa durante toda la duración del conjuro. Si la actividad sugerida se puede completar en menos tiempo, el conjuro finaliza cuando el sujeto termina lo que le ha sido sugerido. &lt;br&gt;Se pueden especificar también condiciones que activarán una actividad especial durante la duración. Por ejemplo, puedes sugerir a un caballero que entregue su caballo de del Jugador guerra al primer mendigo que encuentre. Si la condición no se cumple antes de que el conjuro finalice, la actividad no es realizada. &lt;br&gt;Si tú o cualquiera de tus compañeros dañáis al objetivo, el conjuro finaliza.</text:p>
          </table:table-cell>
          <table:table-cell/>
          <table:table-cell office:value-type="float" office:value="30" calcext:value-type="float">
            <text:p>3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una lengua de serpiente y una gota de aceite dulce o un trozo de panal</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hasta 8 horas</text:p>
          </table:table-cell>
          <table:table-cell table:number-columns-repeated="1009"/>
        </table:table-row>
        <table:table-row table:style-name="ro1">
          <table:table-cell office:value-type="float" office:value="725" calcext:value-type="float">
            <text:p>725</text:p>
          </table:table-cell>
          <table:table-cell office:value-type="string" calcext:value-type="string">
            <text:p>Sugestión de masas [Mass Suggestion]</text:p>
          </table:table-cell>
          <table:table-cell office:value-type="string" calcext:value-type="string">
            <text:p>Sugieres que se lleve a cabo un curso de acción (limitada a una o dos frases) e influencias mágicamente hasta a doce criaturas a tu elección que puedas ver dentro del alcance y que puedan oírte y comprenderte. Las criaturas que no pueden ser encantadas son inmunes a este efecto. La sugerencia debe ser expresada de una manera que llevar a cabo el curso de acción suene razonable. Pedir a una criatura que se apuñale, se interponga ante una lanza, se inmole o se causa algún daño obvio automática niega el efecto del conjuro. &lt;br&gt;Cada objetivo debe realizar una tirada de salvación de Sabiduría. Con una salvación fallida, sigue el curso de acción que describiste en la medida de sus posibilidades. El curso de acción sugerido puede ejecutarse mientras dure del conjuro. Si la actividad sugerida puede ser completa en menor tiempo, el conjuro finaliza cuando el sujeto termina lo que se le pidió hacer. &lt;br&gt;También puedes especificar las condiciones que activarán una actividad especial a lo largo de la duración del conjuro. Por ejemplo, podrías sugerir que un grupo de soldados entregasen todo su dinero al primer mendigo que encuentren. Si la condición no se cumple antes de que finalice el conjuro, la actividad no es llevada a cabo. &lt;br&gt;Si tú o cualquiera de tus compañeros dañáis a una criatura afectada por este conjuro, el conjuro finaliza para esa criatura.</text:p>
          </table:table-cell>
          <table:table-cell office:value-type="string" calcext:value-type="string">
            <text:p>Cuando lanzas este hechizo usando un espacio de conjuros de nivel 7 o superior, la duración son 10 días. Cuando usas un espacio de conjuros de nivel 8, la duración son 30 días. Cuando usas un espacio de conjuros de nivel 9, la duración es de 1 año y 1 día.</text:p>
          </table:table-cell>
          <table:table-cell office:value-type="float" office:value="60" calcext:value-type="float">
            <text:p>6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una lengua de serpiente y o bien un trozo de panal o una gota de aceite dulce</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24 horas</text:p>
          </table:table-cell>
          <table:table-cell table:number-columns-repeated="1009"/>
        </table:table-row>
        <table:table-row table:style-name="ro1">
          <table:table-cell office:value-type="float" office:value="726" calcext:value-type="float">
            <text:p>726</text:p>
          </table:table-cell>
          <table:table-cell office:value-type="string" calcext:value-type="string">
            <text:p>Susurros disonantes [Dissonant Whispers]</text:p>
          </table:table-cell>
          <table:table-cell office:value-type="string" calcext:value-type="string">
            <text:p>Susurras una melodía discrepante que sólo una criatura de tu elección dentro del alcance puede oír, asolándola con un terrible dolor. El objetivo debe realizar una tirada de salvación de Sabiduría. Con una salvación fallida, sufre 3d6 puntos de daño psíquico e inmediatamente debe usar su reacción, si la tiene disponible, para moverse tan lejos de ti como le sea posible. La criatura no se dirige a terrenos obviamente peligrosos, como un foso o un fuego. Con una salvación con éxito, el objetivo sufre la mitad del daño y no tiene que moverse. Una criatura ensordecida tendrá éxito automáticamente en la salvación</text:p>
          </table:table-cell>
          <table:table-cell office:value-type="string" calcext:value-type="string">
            <text:p>. Cuando lanzas este hechizo usando un espacio de conjuros de nivel 2 o superior, el daño se incrementa en 1d6 por cada nivel de espacio de conjuros por encima de nivel nivel 1.</text:p>
          </table:table-cell>
          <table:table-cell office:value-type="float" office:value="60" calcext:value-type="float">
            <text:p>60</text:p>
          </table:table-cell>
          <table:table-cell office:value-type="float" office:value="1" calcext:value-type="float">
            <text:p>1</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instantaneo</text:p>
          </table:table-cell>
          <table:table-cell table:number-columns-repeated="1009"/>
        </table:table-row>
        <table:table-row table:style-name="ro1">
          <table:table-cell office:value-type="float" office:value="727" calcext:value-type="float">
            <text:p>727</text:p>
          </table:table-cell>
          <table:table-cell office:value-type="string" calcext:value-type="string">
            <text:p>Taumaturgia [Thaumaturgy]</text:p>
          </table:table-cell>
          <table:table-cell office:value-type="string" calcext:value-type="string">
            <text:p>Realizas una pequeña maravilla, un signo de un poder sobrenatural, dentro del alcance. Puedes crear uno de los siguientes efectos mágicos dentro del alcance: &lt;br&gt;• Tu voz resuena hasta tres veces más fuerte de lo normal durante 1 minuto. &lt;br&gt;• Creas llamas que parpadean, iluminan, se oscurecen o cambian de color durante 1 minuto. &lt;br&gt;• Causas inofensivos temblores en el suelo durante 1 minuto. &lt;br&gt;• Creas un sonido instantáneo que se origina en un punto dentro del alcance a tu elección, como el estallido de un trueno, el llanto de un cuervo o murmullos ominosos. &lt;br&gt;• Haces que una puerta sin cerradura se abra de golpe o se cierre con un golpe.&lt;br&gt;• Alteras la apariencia de tus ojos durante 1 minuto. &lt;br&gt;Si lanzas este conjuro múltiples veces puedes tener activados hasta 3 efectos a la vez durante 1 minuto, y puedes hacer desaparecer uno de los efectos como acción.</text:p>
          </table:table-cell>
          <table:table-cell/>
          <table:table-cell office:value-type="float" office:value="30" calcext:value-type="float">
            <text:p>30</text:p>
          </table:table-cell>
          <table:table-cell office:value-type="float" office:value="1" calcext:value-type="float">
            <text:p>1</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Hasta 1 minuto</text:p>
          </table:table-cell>
          <table:table-cell table:number-columns-repeated="1009"/>
        </table:table-row>
        <table:table-row table:style-name="ro1">
          <table:table-cell office:value-type="float" office:value="728" calcext:value-type="float">
            <text:p>728</text:p>
          </table:table-cell>
          <table:table-cell office:value-type="string" calcext:value-type="string">
            <text:p>Telaraña [Web]</text:p>
          </table:table-cell>
          <table:table-cell office:value-type="string" calcext:value-type="string">
            <text:p>Conjuras una gruesa masa de pegajosas redes en un punto de tu elección dentro del alcance. Las telarañas llenan un cubo de 20 pies (4 casillas, 6 m) en ese punto durante toda la duración. Las telarañas son un terreno difícil y oscurecen ligeramente su área. &lt;br&gt;Si las telarañas no están sujetas entre dos sólidas masas (como paredes o árboles) o extendidas en capas sobre el suelo, pared, o techo, la telaraña conjurada cae sobre sí misma, y el conjuro finaliza al terminar tu siguiente turno. Las telarañas se extienden en capas sobre una superficie plana que tiene una profundidad de 5 pies (1 casilla, 1.5 m). &lt;br&gt;Cada criatura que empieza su turno en las telarañas o que entre en ellas durante su turno debe realizar una tirada de salvación de Destreza. En una salvación fallida, la criatura queda neutralizada siempre y cuando permanezca en las telarañas o hasta que se libere. &lt;br&gt;Una criatura neutralizada por las telarañas puede usar su acción para hacer una prueba de Fuerza contra la CD de tu salvación de conjuros. Si tiene éxito, ya no permanece neutralizada. &lt;br&gt;Las telarañas son inflamables. Cualquier cubo de 5 pies (1 casilla, 1.5 m) de telarañas expuestas al fuego se incendia en 1 asalto, infringiendo 2d4 puntos de daño por fuego a cualquier criatura que empieza su turno en el fuego.</text:p>
          </table:table-cell>
          <table:table-cell/>
          <table:table-cell office:value-type="float" office:value="60" calcext:value-type="float">
            <text:p>60</text:p>
          </table:table-cell>
          <table:table-cell table:number-columns-repeated="3" office:value-type="float" office:value="1" calcext:value-type="float">
            <text:p>1</text:p>
          </table:table-cell>
          <table:table-cell office:value-type="string" calcext:value-type="string">
            <text:p>un poco de tela de arañ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hasta 1 minuto</text:p>
          </table:table-cell>
          <table:table-cell table:number-columns-repeated="1009"/>
        </table:table-row>
        <table:table-row table:style-name="ro1">
          <table:table-cell office:value-type="float" office:value="729" calcext:value-type="float">
            <text:p>729</text:p>
          </table:table-cell>
          <table:table-cell office:value-type="string" calcext:value-type="string">
            <text:p>Telepatía [Telepathy]</text:p>
          </table:table-cell>
          <table:table-cell office:value-type="string" calcext:value-type="string">
            <text:p>ALCANZE: sin limites &lt;br&gt;Creas un vínculo telepático entre tú y una criatura voluntaria que te sea familiar. La criatura puede estar en cualquier lugar dentro del mismo plano de existencia que tú. El conjuro finaliza si tú o el objetivo no estáis en el mismo plano. &lt;br&gt;Hasta que el conjuro finalice, tú y el objetivo podéis compartir instantáneamente palabras, imágenes, sonidos y otros mensajes sensoriales entre vosotros a través del vínculo, y el objetivo te reconoce como la persona que se está comunicando con ella. El conjuro permite a una criatura con una Inteligencia de al menos 1 punto entender el significado de tus palabras y captar el ámbito de cualquier mensaje sensorial que le envíes.</text:p>
          </table:table-cell>
          <table:table-cell/>
          <table:table-cell office:value-type="float" office:value="-1" calcext:value-type="float">
            <text:p>-1</text:p>
          </table:table-cell>
          <table:table-cell table:number-columns-repeated="3" office:value-type="float" office:value="1" calcext:value-type="float">
            <text:p>1</text:p>
          </table:table-cell>
          <table:table-cell office:value-type="string" calcext:value-type="string">
            <text:p>un par de anillos de plata enlazados</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24 horas</text:p>
          </table:table-cell>
          <table:table-cell table:number-columns-repeated="1009"/>
        </table:table-row>
        <table:table-row table:style-name="ro1">
          <table:table-cell office:value-type="float" office:value="730" calcext:value-type="float">
            <text:p>730</text:p>
          </table:table-cell>
          <table:table-cell office:value-type="string" calcext:value-type="string">
            <text:p>Teletransportar [Teleport]</text:p>
          </table:table-cell>
          <table:table-cell office:value-type="string" calcext:value-type="string">
            <text:p>El conjuro te transporta instantáneamente a ti y hasta a 8 criaturas voluntarias de tu elección y que puedas ver dentro del alcance, o un solo objeto que puedas ver dentro del alcance, a un destino de tu elección. Si seleccionas a un objeto, debe poder caber completamente dentro de un cubo de 10 pies (2 casillas, 3 m), y no puede ser sujetado o transportado por una criatura que no permita que se transporte el objeto. &lt;br&gt;Debes conocer el destino que elijas, y debe estar en el mismo plano de existencia que tú. La familiaridad que tengas con el destino determina si llegas allí de forma correcta. El DM lanza un d100 y consulta la tabla. &lt;br&gt;&lt;b&gt;Familiaridad: &lt;/b&gt; “Círculo permanente” se refiere a un círculo de teletransporte del que conoces la secuencia de sigiles*. “Objeto asociado” se refiere a que posees un objeto cogido en los últimos seis meses del destino deseado, como un libro de la librería de un mago, lino de la cama de una habitación real, o un trozo de mármol de la tumba secreta de un liche. &lt;br&gt;“Muy familiar” es un lugar en el que has estado regularmente, un lugar que has estudiado meticulosamente, o un lugar que puedas ver cuando lanzas el conjuro. “Visto de vez en cuando” es cualquier lugar que has visto más de una vez pero que no te resulta muy familiar. “Visto una vez” es un lugar que solo has visto una vez, posiblemente usando magia. “Descripción” es un lugar del cual conoces la localización y el aspecto a través de una descripción, quizás de un mapa. &lt;br&gt;“Falso destino” es un lugar que no existe. Quizás has intentado escudriñas el santuario enemigo, pero en lugar de ello has visto una ilusión, o estás intentando teletransportarte a un destino que ya no existe. &lt;br&gt;&lt;b&gt;En el objetivo:&lt;/b&gt; Tú y tu grupo (o el objeto objetivo) aparecéis donde queréis. Fuera del objetivo. Tú y tu grupo (o el objeto objetivo) aparecéis a una distancia aleatoria alejados del objetivo, en una dirección también aleatoria. La distancia es 1d10x1d10 del porcentaje de la distancia que habéis viajado. Por ejemplo, si has intentado viajar 120 millas (193 km), aterrizado fuera del objetivo, y sacado un 5 y un 3 en los dos d10, estarás alejado del objetivo un total del 15 por ciento, o 18 millas. El DM determina la dirección aleatoriamente lanzando un d8, siendo el 1 el norte, el 3 el noreste, el 3 el este, y así con los puntos de una brújula. Si estás teletransportándote a una ciudad costera y acabas 18 millas (28 km) hacia el mar, puedes estar en problemas. &lt;br&gt;&lt;b&gt;Área similar:&lt;/b&gt; Tú y tu grupo (o el objeto objetivo) acabáis en un área diferente que es visualmente o temáticamente similar al área objetivo. Si queríais llegar a vuestro laboratorio, por ejemplo, podríais acabar en el laboratorio de otro mago o en una tienda de provisiones de alquimia que tenga muchas de las herramientas y utensilios que tú tenías. Generalmente, apareces en un sitio lo más similar posible, pero ya que el conjuro no tiene distancia límite, podríais haber acabado en cualquier lugar del mismo plano. &lt;br&gt;&lt;b&gt;Percance:&lt;/b&gt; La magia impredecible del conjuro se transforma en una jornada difícil. Cada criatura teletransportada (o el objeto objetivo) sufre 3d10 puntos de daño por fuerza, y el DM repite las tiradas para ver dónde te teletransportas (múltiples percances pueden ocurrir, recibiendo daño cada vez). &lt;br&gt;* Un conjunto de runas mágicas unidas por un patrón particular.&lt;table&gt; <text:s/>&lt;tr&gt; &lt;th&gt;Familiaridad&lt;/th&gt; &lt;th&gt;Percance&lt;/th&gt; &lt;th&gt;Area similar&lt;/th&gt; &lt;th&gt;Fuero del objetico&lt;/th&gt; &lt;th&gt;En el objetivo&lt;/th&gt; &lt;/tr&gt; &lt;td&gt;Circulo Permanente&lt;/td&gt; <text:s/>&lt;td&gt;-&lt;/td&gt; <text:s/>&lt;td&gt;-&lt;/td&gt; <text:s/>&lt;td&gt;-&lt;/td&gt; <text:s/>&lt;td&gt;01-100&lt;/td&gt; &lt;tr&gt; <text:s/>&lt;td&gt;Objeto asociado&lt;/td&gt; <text:s/>&lt;td&gt;-&lt;/td&gt; <text:s/>&lt;td&gt;-&lt;/td&gt; <text:s/>&lt;td&gt;-&lt;/td&gt; <text:s/>&lt;td&gt;01-100&lt;/td&gt; &lt;/tr&gt; <text:s/>&lt;td&gt;Muy familiar&lt;/td&gt; <text:s/>&lt;td&gt;01-05&lt;/td&gt; <text:s/>&lt;td&gt;06-13&lt;/td&gt; <text:s/>&lt;td&gt;14-24&lt;/td&gt; <text:s/>&lt;td&gt;25-100&lt;/td&gt; &lt;tr&gt; <text:s/>&lt;td&gt;Visto de vez en cuando&lt;/td&gt; <text:s/>&lt;td&gt;01-33&lt;/td&gt; <text:s/>&lt;td&gt;34-43&lt;/td&gt; <text:s/>&lt;td&gt;44-53&lt;/td&gt; <text:s/>&lt;td&gt;54-100&lt;/td&gt; &lt;/tr&gt; &lt;tr&gt; &lt;td&gt;Visto una vez&lt;/td&gt; <text:s/>&lt;td&gt;01-43&lt;/td&gt; <text:s/>&lt;td&gt; 44-53 &lt;/td&gt; <text:s/>&lt;td&gt;54-73&lt;/td&gt; <text:s/>&lt;td&gt;74-100&lt;/td&gt; &lt;/tr&gt;&lt;tr&gt; &lt;td&gt;Descripcion&lt;/td&gt; <text:s/>&lt;td&gt;01-43&lt;/td&gt; <text:s/>&lt;td&gt;44-53&lt;/td&gt; <text:s/>&lt;td&gt;54-73&lt;/td&gt; <text:s/>&lt;td&gt;74-100&lt;/td&gt;&lt;/tr&gt; &lt;tr&gt; &lt;td&gt;Destino Falso&lt;/td&gt; <text:s/>&lt;td&gt;01-50&lt;/td&gt; <text:s/>&lt;td&gt;51-100&lt;/td&gt; <text:s/>&lt;td&gt;-&lt;/td&gt; <text:s/>&lt;td&gt;-&lt;/td&gt;&lt;/tr&gt; &lt;/table&gt;</text:p>
          </table:table-cell>
          <table:table-cell/>
          <table:table-cell office:value-type="float" office:value="10" calcext:value-type="float">
            <text:p>10</text:p>
          </table:table-cell>
          <table:table-cell office:value-type="float" office:value="1" calcext:value-type="float">
            <text:p>1</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instantaneo</text:p>
          </table:table-cell>
          <table:table-cell table:number-columns-repeated="1009"/>
        </table:table-row>
        <table:table-row table:style-name="ro1">
          <table:table-cell office:value-type="float" office:value="731" calcext:value-type="float">
            <text:p>731</text:p>
          </table:table-cell>
          <table:table-cell office:value-type="string" calcext:value-type="string">
            <text:p>Telequinesis [Telekinesis]</text:p>
          </table:table-cell>
          <table:table-cell office:value-type="string" calcext:value-type="string">
            <text:p>Ganas la habilidad de mover y manipular objetos o criaturas con el pensamiento. Cuando lanzas este conjuro, y como acción en cada asalto durante la duración, puedes ejercer tu voluntad en una criatura u objeto que puedas ver dentro del alcance, causando el efecto descrito más abajo. Puedes afectar al mismo objetivo en cada asalto, o escoger uno nuevo cada vez. Si cambias de objetivo, el primero deja de verse afectado. &lt;br&gt;&lt;b&gt;Criatura:&lt;/b&gt; Puedes mover una criatura enorme o más pequeña. Realiza una prueba de tu característica de lanzamiento de conjuros enfrentada a una prueba de Fuerza de la criatura objetivo. Si ganas el enfrentamiento, puedes mover a la criatura hasta 30 pies (6 casillas, 9 m) en cualquier dirección, incluso hacia arriba, pero nunca más allá del alcance de este conjuro. Hasta el final de tu siguiente turno, la criatura está neutralizada en tu agarre telequinético. Una criatura alzada hacia arriba está suspendida en medio del aire. En los siguientes turnos, puedes usar tu acción para intentar mantener tu agarre telequinético en la criatura repitiendo el enfrentamiento. &lt;br&gt;&lt;b&gt;Objeto:&lt;/b&gt; Puedes intentar mover un objeto que pese hasta 1.000 libras (450 kg). Si el objeto no lo sujeta ni lo transporta nadie, lo mueves automáticamente hasta 30 pies (6 casillas, 9 m) en cualquier dirección, pero nunca más allá del alcance de este conjuro. &lt;br&gt;Si el objeto es sujeto o transportado, debes realizar una prueba con tu característica de lanzamiento de conjuros enfrentada a una prueba de Fuerza de la criatura objetivo. Si superas la tirada, arrebatas y empujas el objeto lejos de esa criatura y puedes mover el objeto hasta 30 pies (6 casillas, 9 m) en cualquier dirección, pero nunca más allá del alcance de este conjuro. &lt;br&gt;Puedes ejercer control más preciso en objetos con tu agarre telequinético, como manipular una simple herramienta, abrir una puerta o un contenedor, guardar o quitar un objeto de un contenedor abierto, o verter el contenido de un vial.</text:p>
          </table:table-cell>
          <table:table-cell/>
          <table:table-cell office:value-type="float" office:value="60" calcext:value-type="float">
            <text:p>6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 </text:p>
          </table:table-cell>
          <table:table-cell office:value-type="float" office:value="7" calcext:value-type="float">
            <text:p>7</text:p>
          </table:table-cell>
          <table:table-cell office:value-type="float" office:value="5" calcext:value-type="float">
            <text:p>5</text:p>
          </table:table-cell>
          <table:table-cell office:value-type="string" calcext:value-type="string">
            <text:p>hasta 10 minutos</text:p>
          </table:table-cell>
          <table:table-cell table:number-columns-repeated="1009"/>
        </table:table-row>
        <table:table-row table:style-name="ro1">
          <table:table-cell office:value-type="float" office:value="732" calcext:value-type="float">
            <text:p>732</text:p>
          </table:table-cell>
          <table:table-cell office:value-type="string" calcext:value-type="string">
            <text:p>Tentáculos negros de Evard [Evard’s Black Tentacles]</text:p>
          </table:table-cell>
          <table:table-cell office:value-type="string" calcext:value-type="string">
            <text:p>Retorcidos tentáculos de color ébano inundan un cuadrado de 20 pies (6 m) del suelo que puedas ver dentro del alcance. Mientras dure el conjuro, estos tentáculos convierten el suelo en el área en terreno difícil. &lt;br&gt;Cuando una criatura entra en el área afectada por primera vez en un turno o empieza su turno allí, la criatura debe superar una tirada de salvación de Destreza o sufrir 3d6 puntos de daño contundente y quedará neutralizada por los tentáculos hasta que el conjuro finalice. Una criatura que empieza su turno en el área y ya está neutralizada por los tentáculos sufre 3d6 puntos de daño contundente. &lt;br&gt;Una criatura neutralizada por los tentáculos puede usar su acción para realizar una prueba de Fuerza o de Destreza (a su elección) contra la CD de tu salvación de conjuros. Con una salvación con éxito, se libera.</text:p>
          </table:table-cell>
          <table:table-cell/>
          <table:table-cell office:value-type="float" office:value="90" calcext:value-type="float">
            <text:p>90</text:p>
          </table:table-cell>
          <table:table-cell table:number-columns-repeated="3" office:value-type="float" office:value="1" calcext:value-type="float">
            <text:p>1</text:p>
          </table:table-cell>
          <table:table-cell office:value-type="string" calcext:value-type="string">
            <text:p>un trozo de tentáculo de un pulpo o calamar gigant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asta 1 minuto</text:p>
          </table:table-cell>
          <table:table-cell table:number-columns-repeated="1009"/>
        </table:table-row>
        <table:table-row table:style-name="ro1">
          <table:table-cell office:value-type="float" office:value="733" calcext:value-type="float">
            <text:p>733</text:p>
          </table:table-cell>
          <table:table-cell office:value-type="string" calcext:value-type="string">
            <text:p>Terremoto [Earthquake]</text:p>
          </table:table-cell>
          <table:table-cell office:value-type="string" calcext:value-type="string">
            <text:p>la tierra que puedas ver dentro del alcance. Mientras dure el conjuro, un intenso temblor recorre la tierra en un círculo de 100 pies (20 casillas, 30 m) de radio centrado en ese punto y hace que criaturas y edificios en contacto con el suelo en esa área se tambaleen. &lt;br&gt;La tierra en el área se vuelve terreno difícil. Cada criatura sobre el suelo que se esté concentrando debe realizar una tirada de salvación de Constitución. Con una salvación fracasada, la concentración de la criatura queda interrumpida. &lt;br&gt;Cuando lanzas este conjuro y al final de cada turno que pases concentrado en él, cada criatura sobre el suelo en el área debe realizar una tirada de salvación de Destreza. Con una Familiaridad Percance Área similar Fuera del objetivo En el objetivo <text:s/>salvación fracasada, la criatura queda tumbada. &lt;br&gt;Este conjuro puede tener efectos adicionales dependiendo del terreno en el área, como determine el DM. &lt;br&gt;&lt;b&gt;Grietas:&lt;/b&gt; Por toda el área del conjuro se abren grietas al comienzo de tu siguiente turno después de que hayas lanzado el conjuro. Un total de 1d6 grietas se abren en lugares elegidos por el DM. Cada una tiene 1d10 x 10 pies (1d10x3 m) de profundidad, 10 pies (2 casillas, 3 m) de ancho, y se extienden desde el borde del área del conjuro hasta el lado opuesto. Una criatura que este de pie sobre un lugar donde se abre una brecha debe superar una tirada de salvación de Destreza o caer en ella. Una criatura que se salva con éxito se mueve con el borde de la grieta mientras se abre. &lt;br&gt;Una grieta que se abre bajo un edificio hace que este se derrumbe automáticamente (consulta más abajo). &lt;br&gt;&lt;b&gt;Edificios:&lt;/b&gt; El temblor causa 50 puntos de daño contundente a cualquier edificio en contacto con el suelo en el área cuando se lanza el conjuro y al comienzo de cada uno de tus turnos hasta que finaliza el conjuro. Si los Puntos de Golpe de un edificio caen a 0, se derrumba dañando potencialmente a las criaturas cercanas. Una criatura a la mitad de distancia de la altura de un edificio debe realizar una tirada de salvación de Destreza. Con una salvación fallida, la criatura sufre 5d6 puntos de daño contundente, queda tumbada y enterrada entre los escombros, siendo necesario una prueba de Fuerza (Atletismo) CD 20 como acción para escapar. El DM puede ajustar hacia arriba o abajo la CD, dependiendo de la naturaleza de los escombros. Con una salvación con éxito, la criatura sufre mitad de daño y no queda derribada ni enterrada.</text:p>
          </table:table-cell>
          <table:table-cell/>
          <table:table-cell office:value-type="float" office:value="500" calcext:value-type="float">
            <text:p>500</text:p>
          </table:table-cell>
          <table:table-cell table:number-columns-repeated="3" office:value-type="float" office:value="1" calcext:value-type="float">
            <text:p>1</text:p>
          </table:table-cell>
          <table:table-cell office:value-type="string" calcext:value-type="string">
            <text:p>una pizca de polvo, un pedazo de piedra y un trozo de arcill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hasta 1 minuto</text:p>
          </table:table-cell>
          <table:table-cell table:number-columns-repeated="1009"/>
        </table:table-row>
        <table:table-row table:style-name="ro1">
          <table:table-cell office:value-type="float" office:value="734" calcext:value-type="float">
            <text:p>734</text:p>
          </table:table-cell>
          <table:table-cell office:value-type="string" calcext:value-type="string">
            <text:p>Terreno alucinatorio [Hallucinatory Terrain]</text:p>
          </table:table-cell>
          <table:table-cell office:value-type="string" calcext:value-type="string">
            <text:p>Haces que un terreno natural en un cubo de 150 pies (30 casillas, 45 m) dentro del alcance se vea, suene y huela como otro tipo de terreno natural. Por lo tanto, terrenos abiertos o caminos puede ser semejantes a un pantano, una colina, una cueva u otro tipo de terreno difícil o impasable. Un estanque puede hacerse parecer a una llanura llena de pasto, un precipicio a una pendiente sueva, o un barranco pedregoso en un amplio y suave camino. Estructuras manufacturadas, equipo y criaturas en el área no pueden ser cambiados en apariencia. &lt;br&gt;Las características táctiles del terreno no son cambiadas, por lo que las criaturas que entran en el área es probable que se den cuenta de la ilusión. Si la diferencia no es obvia al tocarse, una criatura que examine minuciosamente la ilusión puede intentar una prueba de Inteligencia (Investigación) contra la CD de salvación del hechizo para desmentirla. Una criatura que se da cuenta de lo que es realmente la ilusión, ve una vaga imagen superpuesta sobre el terreno.</text:p>
          </table:table-cell>
          <table:table-cell/>
          <table:table-cell office:value-type="float" office:value="300" calcext:value-type="float">
            <text:p>300</text:p>
          </table:table-cell>
          <table:table-cell table:number-columns-repeated="3" office:value-type="float" office:value="1" calcext:value-type="float">
            <text:p>1</text:p>
          </table:table-cell>
          <table:table-cell office:value-type="string" calcext:value-type="string">
            <text:p>una piedra, una ramita y un pedacito de una planta verde</text:p>
          </table:table-cell>
          <table:table-cell table:number-columns-repeated="2" office:value-type="float" office:value="0" calcext:value-type="float">
            <text:p>0</text:p>
          </table:table-cell>
          <table:table-cell office:value-type="string" calcext:value-type="string">
            <text:p>10 minutos</text:p>
          </table:table-cell>
          <table:table-cell table:number-columns-repeated="2" office:value-type="float" office:value="4" calcext:value-type="float">
            <text:p>4</text:p>
          </table:table-cell>
          <table:table-cell office:value-type="string" calcext:value-type="string">
            <text:p>24 horas</text:p>
          </table:table-cell>
          <table:table-cell table:number-columns-repeated="1009"/>
        </table:table-row>
        <table:table-row table:style-name="ro1">
          <table:table-cell office:value-type="float" office:value="735" calcext:value-type="float">
            <text:p>735</text:p>
          </table:table-cell>
          <table:table-cell office:value-type="string" calcext:value-type="string">
            <text:p>Terribles carcajadas de Tasha [Tasha’s hideous laughter]</text:p>
          </table:table-cell>
          <table:table-cell office:value-type="string" calcext:value-type="string">
            <text:p>Una criatura de tu elección que puedas ver y dentro del alcance percibe todo de forma tremendamente cómica y cae desternillada de risa al suelo si le afecta el conjuro. El objetivo debe superar una tirada de salvación de Sabiduría o cae al suelo, considerándose incapacitada e incapaz de levantarse durante la duración. Una criatura con una Inteligencia menor o igual a 4 no se ve afectada. &lt;br&gt;Al final de cada uno de sus turnos, y cada vez que reciba daño, el objetivo puede realizar otra tirada de salvación de Sabiduría. El objetivo tira con ventaja la tirada de salvación si sufre daño. En cuando supera una tirada de salvación, el conjuro finaliza.</text:p>
          </table:table-cell>
          <table:table-cell/>
          <table:table-cell office:value-type="float" office:value="30" calcext:value-type="float">
            <text:p>30</text:p>
          </table:table-cell>
          <table:table-cell table:number-columns-repeated="3" office:value-type="float" office:value="1" calcext:value-type="float">
            <text:p>1</text:p>
          </table:table-cell>
          <table:table-cell office:value-type="string" calcext:value-type="string">
            <text:p>pastelillos y una pluma ondeada en el air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hasta 1 minuto</text:p>
          </table:table-cell>
          <table:table-cell table:number-columns-repeated="1009"/>
        </table:table-row>
        <table:table-row table:style-name="ro1">
          <table:table-cell office:value-type="float" office:value="736" calcext:value-type="float">
            <text:p>736</text:p>
          </table:table-cell>
          <table:table-cell office:value-type="string" calcext:value-type="string">
            <text:p>Toque gélido [Chill Touch]</text:p>
          </table:table-cell>
          <table:table-cell office:value-type="string" calcext:value-type="string">
            <text:p>Creas una mano esquelética fantasmal en el lugar donde se encuentra una criatura dentro del alcance del conjuro. La mano es un ataque a distancia que abruma a la víctima con el frío de mil tumbas. En caso de impactar, el objetivo sufre 1d8 puntos de daño necrótico, y no puede recuperar Puntos de Golpe hasta el comienzo de tu siguiente turno. Hasta entonces, la mano se adhiere a su objetivo. &lt;br&gt;Si impactas a un muerto viviente, también tendrá desventaja en cualquier tirada de ataque que éste realice contra ti hasta el final de tu siguiente turno</text:p>
          </table:table-cell>
          <table:table-cell office:value-type="string" calcext:value-type="string">
            <text:p>El daño de este conjuro se incrementa en 1d8 cuando alcanzas el nivel 5 (2d8), el nivel 11 (3d8) y el nivel 17 (4d8).</text:p>
          </table:table-cell>
          <table:table-cell office:value-type="float" office:value="120" calcext:value-type="float">
            <text:p>12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1 asalto</text:p>
          </table:table-cell>
          <table:table-cell table:number-columns-repeated="1009"/>
        </table:table-row>
        <table:table-row table:style-name="ro1">
          <table:table-cell office:value-type="float" office:value="737" calcext:value-type="float">
            <text:p>737</text:p>
          </table:table-cell>
          <table:table-cell office:value-type="string" calcext:value-type="string">
            <text:p>Toque vampírico [Vampiric Touch]</text:p>
          </table:table-cell>
          <table:table-cell office:value-type="string" calcext:value-type="string">
            <text:p>El toque de tu mano envuelta en sombras puede absorber fuerza vital de otros para curar tus heridas. Haz un ataque de conjuro cuerpo a cuerpo contra una criatura dentro de tu alcance. Con un impacto, el objetivo sufre 3d6 puntos de daño necrótico, y tú recuperas Puntos de Golpe equivalentes a la mitad de la cantidad de daño necrótico realizado. Hasta que el conjuro finalice, puedes hacer el ataque otra vez en cada uno de tus turnos como una acción</text:p>
          </table:table-cell>
          <table:table-cell office:value-type="string" calcext:value-type="string">
            <text:p>Cuando lanzas este hechizo usando un espacio de conjuros de nivel 4 o superior, el daño se incrementa en 1d6 por cada nivel de espacio de conjuros por encima de nivel 3.</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hasta 1 minuto</text:p>
          </table:table-cell>
          <table:table-cell table:number-columns-repeated="1009"/>
        </table:table-row>
        <table:table-row table:style-name="ro1">
          <table:table-cell office:value-type="float" office:value="738" calcext:value-type="float">
            <text:p>738</text:p>
          </table:table-cell>
          <table:table-cell office:value-type="string" calcext:value-type="string">
            <text:p>Tormenta de fuego [Fire Storm]</text:p>
          </table:table-cell>
          <table:table-cell office:value-type="string" calcext:value-type="string">
            <text:p>Una tormenta compuesta por cortinas de rugientes llamas aparece en un lugar a tu elección dentro del alcance. El área de la tormenta consiste en hasta diez cubos de 10 pies (2 casillas, 3 m) de lado, que puedes colocar como desees. Cada cubo debe tener al menos una cara adyacente a la cara de otro cubo. Cada criatura en el área debe realizar una tirada de salvación de Destreza. Sufre 7d10 puntos de daño por fuego con una salvación fallida, y la mitad con una salvación con éxito. &lt;br&gt;El fuego daña a objetos en el área y prende los objetos inflamables que no están siendo sujetados o transportados. Si lo eliges, la vida vegetal en el área puede no verse afectada por este conjuro</text:p>
          </table:table-cell>
          <table:table-cell/>
          <table:table-cell office:value-type="float" office:value="150" calcext:value-type="float">
            <text:p>15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instantaneo</text:p>
          </table:table-cell>
          <table:table-cell table:number-columns-repeated="1009"/>
        </table:table-row>
        <table:table-row table:style-name="ro1">
          <table:table-cell office:value-type="float" office:value="739" calcext:value-type="float">
            <text:p>739</text:p>
          </table:table-cell>
          <table:table-cell office:value-type="string" calcext:value-type="string">
            <text:p>Tormenta de granizo [Sleet Storm]</text:p>
          </table:table-cell>
          <table:table-cell office:value-type="string" calcext:value-type="string">
            <text:p>Hasta que el conjuro finalice, lluvia helada y granizo caen en un cilindro de 20 pies de alto (4 casillas, 6 m) con un radio de 40 pies (8 casillas, 12 m) centrado en un punto a tu elección dentro del alcance. El área se oscurece profundamente, y las llamas expuestas dentro del área se extinguen. &lt;br&gt;El suelo del área se cubre de hielo resbaladizo, haciéndolo un terreno difícil. Cuando una criatura entra en el área del conjuro, debe realizar una tirada de salvación de Destreza. Con una tirada fallida cae tumbada. &lt;br&gt;Si una criatura se está concentrando dentro del área del conjuro, debe realizar una tirada de salvación de Constitución con éxito contra la CD de tu conjuro o perderá la concentración.</text:p>
          </table:table-cell>
          <table:table-cell/>
          <table:table-cell office:value-type="float" office:value="150" calcext:value-type="float">
            <text:p>150</text:p>
          </table:table-cell>
          <table:table-cell table:number-columns-repeated="3" office:value-type="float" office:value="1" calcext:value-type="float">
            <text:p>1</text:p>
          </table:table-cell>
          <table:table-cell office:value-type="string" calcext:value-type="string">
            <text:p>una pizca de polvo y unas pocas gotas de agu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hasta 1 minuto</text:p>
          </table:table-cell>
          <table:table-cell table:number-columns-repeated="1009"/>
        </table:table-row>
        <table:table-row table:style-name="ro1">
          <table:table-cell office:value-type="float" office:value="740" calcext:value-type="float">
            <text:p>740</text:p>
          </table:table-cell>
          <table:table-cell office:value-type="string" calcext:value-type="string">
            <text:p>Tormenta de hielo [Ice Storm]</text:p>
          </table:table-cell>
          <table:table-cell office:value-type="string" calcext:value-type="string">
            <text:p>Una tormenta de trozos de hielo duros como la roca golpea el suelo en un cilindro de radio 20 pies (4 casillas, 6 m) por 40 pies (8 casillas, 12 m) de alto centrado en un punto dentro del alcance. Cada criatura en el cilindro debe realizar una tirada de salvación de Destreza. Una criatura sufre 2d8 puntos de daño contundente y 4d6 puntos de daño por frio con una salvación fracasada, o mitad de daño con una salvación con éxito. &lt;br&gt;Los trozos de roca de hielo convierten el área de la tormenta en terreno difícil hasta el final del siguiente turno</text:p>
          </table:table-cell>
          <table:table-cell office:value-type="string" calcext:value-type="string">
            <text:p>Cuando lanzas este hechizo usando un espacio de conjuros de nivel 5 o superior, el daño contundente se incrementa en 1d8 por cada nivel del espacio de conjuro por encima de nivel 4.</text:p>
          </table:table-cell>
          <table:table-cell office:value-type="float" office:value="300" calcext:value-type="float">
            <text:p>300</text:p>
          </table:table-cell>
          <table:table-cell table:number-columns-repeated="3" office:value-type="float" office:value="1" calcext:value-type="float">
            <text:p>1</text:p>
          </table:table-cell>
          <table:table-cell office:value-type="string" calcext:value-type="string">
            <text:p>una pizca de polvo y algunas gotas de agua</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instantaneo</text:p>
          </table:table-cell>
          <table:table-cell table:number-columns-repeated="1009"/>
        </table:table-row>
        <table:table-row table:style-name="ro1">
          <table:table-cell office:value-type="float" office:value="741" calcext:value-type="float">
            <text:p>741</text:p>
          </table:table-cell>
          <table:table-cell office:value-type="string" calcext:value-type="string">
            <text:p>Tormenta de venganza [Storm of Vengeance]</text:p>
          </table:table-cell>
          <table:table-cell office:value-type="string" calcext:value-type="string">
            <text:p>ALCANZE: Visual &lt;br&gt;Una agitada nube de tormenta se forma, centrada en un punto que puedas ver y esparciéndose en un radio de 360 pies (72 casillas, 108 m). Los relámpagos destellan en el área, los truenos retumban, y fuertes vientos rugen. Cada criatura bajo la nube (a no más de 5.000 pies [1500 m] bajo la nube) cuando esta se forma, debe realizar una tirada de salvación de Constitución. Con una salvación fracasada, la criatura sufre 2d6 puntos de daño sonico y resulta ensordecida durante 5 minutos. &lt;br&gt;Cada asalto que mantengas la concentración en este conjuro produce en la tormenta efectos adicionales en tu turno. &lt;br&gt;&lt;b&gt;Asalto 2:&lt;/b&gt; Cae una lluvia ácida de la nube. Cada criatura y objeto bajo la nube sufre 1d6 puntos de daño de ácido. &lt;br&gt;&lt;b&gt;Asalto 3:&lt;/b&gt; Invocas seis rayos relampagueantes de la nube para impactar a seis criaturas u objetos de tu elección que estén bajo la nube. Una criatura u objeto no puede ser impactada por más de un rayo. Una criatura impactada debe realizar una tirada de salvación de Destreza. La criatura sufre 10d6 puntos de daño por electricidad con una salvación fracasada, o la mitad del daño en una salvación con éxito. &lt;br&gt;&lt;b&gt;Asalto 4:&lt;/b&gt; Graniza bajo la nube. Cada criatura bajo la nube sufre 2d6 puntos de daño contundente. &lt;br&gt;&lt;b&gt;Asaltos 5-10:&lt;/b&gt; Ráfagas de lluvia helada embisten el área bajo la nube. El área se vuelve terreno difícil y se considera oscurecida profundamente. Cada criatura en ella sufre 1d6 puntos de daño por frío. Los ataques a distancia en el área son imposibles. El viento y la lluvia se consideran una distracción severa para mantener la concentración en los conjuros. Finalmente, ráfagas de fuerte viento (de entre 20 y 50 millas la hora) dispersan automáticamente la niebla, la bruma, y fenómenos similares en el área, ya sean mundanos o mágicos.</text:p>
          </table:table-cell>
          <table:table-cell/>
          <table:table-cell office:value-type="float" office:value="-1" calcext:value-type="float">
            <text:p>-1</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hasta 1 minuto</text:p>
          </table:table-cell>
          <table:table-cell table:number-columns-repeated="1009"/>
        </table:table-row>
        <table:table-row table:style-name="ro1">
          <table:table-cell office:value-type="float" office:value="742" calcext:value-type="float">
            <text:p>742</text:p>
          </table:table-cell>
          <table:table-cell office:value-type="string" calcext:value-type="string">
            <text:p>Transformar piedra [Stone Shape]</text:p>
          </table:table-cell>
          <table:table-cell office:value-type="string" calcext:value-type="string">
            <text:p>Tocas un objeto de tamaño medio o más pequeño o una sección de piedra menor de 5 pies (1 casillas, 1.5 m) en cualquier dimensión y la conviertes en cualquier forma que sirva a tus propósitos. Así, por ejemplo, puedes modelar una piedra grande en un arma, un ídolo, un cofre, o hacer un corredor pequeño a través de un muro, siempre que el muro mida menos de 5 pies (1 casilla, 1.5 m) de ancho. Puedes también modelar una puerta de piedra o su marco para mantener la puerta sellada. El objeto que creas puede tener hasta dos bisagras y un pestillo, pero un detallado mecanismo no es posible de replicar.</text:p>
          </table:table-cell>
          <table:table-cell/>
          <table:table-cell table:number-columns-repeated="4" office:value-type="float" office:value="1" calcext:value-type="float">
            <text:p>1</text:p>
          </table:table-cell>
          <table:table-cell office:value-type="string" calcext:value-type="string">
            <text:p>arcilla blanda, que debe haber sido moldeada aproximadamente a la forma deseada del objeto de piedra</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7" calcext:value-type="float">
            <text:p>7</text:p>
          </table:table-cell>
          <table:table-cell office:value-type="float" office:value="4" calcext:value-type="float">
            <text:p>4</text:p>
          </table:table-cell>
          <table:table-cell office:value-type="string" calcext:value-type="string">
            <text:p>instantaneo</text:p>
          </table:table-cell>
          <table:table-cell table:number-columns-repeated="1009"/>
        </table:table-row>
        <table:table-row table:style-name="ro1">
          <table:table-cell office:value-type="float" office:value="743" calcext:value-type="float">
            <text:p>743</text:p>
          </table:table-cell>
          <table:table-cell office:value-type="string" calcext:value-type="string">
            <text:p>Trepar como arácnido [Spider Climb]</text:p>
          </table:table-cell>
          <table:table-cell office:value-type="string" calcext:value-type="string">
            <text:p>Hasta que el conjuro finalice, una criatura voluntaria que toques gana la habilidad de moverse arriba, abajo y hacia los lados en superficies verticales y boca abajo por el techo, mientras tenga sus manos libres. El objetivo también adquiere una velocidad de escalada igual a su velocidad caminando.</text:p>
          </table:table-cell>
          <table:table-cell/>
          <table:table-cell table:number-columns-repeated="4" office:value-type="float" office:value="1" calcext:value-type="float">
            <text:p>1</text:p>
          </table:table-cell>
          <table:table-cell office:value-type="string" calcext:value-type="string">
            <text:p>una gota de betún y una arañ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hasta 1 hora</text:p>
          </table:table-cell>
          <table:table-cell table:number-columns-repeated="1009"/>
        </table:table-row>
        <table:table-row table:style-name="ro1">
          <table:table-cell office:value-type="float" office:value="744" calcext:value-type="float">
            <text:p>744</text:p>
          </table:table-cell>
          <table:table-cell office:value-type="string" calcext:value-type="string">
            <text:p>Tromba de meteoritos [Meteor Swarm]</text:p>
          </table:table-cell>
          <table:table-cell office:value-type="string" calcext:value-type="string">
            <text:p>ALCANZE: 1 milla (1,6 kilometros)&lt;br&gt;Orbes de fuego en llamas caen en picado sobre la tierra en cuatro puntos diferentes que puedas ve dentro del alcance. Cada criatura situada dentro de una esfera de 40 pies (8 casillas, 12 m) de radio centrada en cada uno de los puntos que eliges debe realizar una tirada de salvación de Destreza. La esfera se extiende alrededor de las esquinas. Una criatura sufre 20d6 puntos de daño por fuego y 20d6 puntos de daño contundente con una salvación fracasada, o la mitad del daño con una salvación con éxito. Una criatura en el área de más de una de las explosiones solo se ve afectada por una. &lt;br&gt;El conjuro daña a los objetos en el área y prende a los objetos inflamables que no están siendo sujetados o transportados.</text:p>
          </table:table-cell>
          <table:table-cell/>
          <table:table-cell office:value-type="float" office:value="-1" calcext:value-type="float">
            <text:p>-1</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instantaneo</text:p>
          </table:table-cell>
          <table:table-cell table:number-columns-repeated="1009"/>
        </table:table-row>
        <table:table-row table:style-name="ro1">
          <table:table-cell office:value-type="float" office:value="745" calcext:value-type="float">
            <text:p>745</text:p>
          </table:table-cell>
          <table:table-cell office:value-type="string" calcext:value-type="string">
            <text:p>Truco de la cuerda [Rope Trick]</text:p>
          </table:table-cell>
          <table:table-cell office:value-type="string" calcext:value-type="string">
            <text:p>Tocas una cuerda con un largo de hasta 60 pies (12 casillas, 18 m). Un extremo de la cuerda se eleva en el aire hasta que toda la cuerda cuelga perpendicular al suelo. En el extremo superior de la cuerda, una entrada invisible se abre hacia un espacio extradimensional que dura hasta que el conjuro finalice. El espacio extradimensional puede ser alcanzado subiendo por la cuerda. El espacio puede contener hasta ocho criaturas medianas o más pequeñas. La cuerda puede ser recogida desde dentro de dicho espacio, haciendo que desparezca de la vista. &lt;br&gt;Los ataques y los conjuros no pueden cruzar la entrada del espacio extradimensional ni hacia dentro ni hacia fuera, pero aquellos que se encuentren en el interior pueden mirar a través de una ventana de 3 por 5 pies (90 cm x 150 cm) cuyo centro coincide con la cuerda. &lt;br&gt;Cualquier cosa dentro del espacio extradimensional cae cuando el conjuro finaliza.</text:p>
          </table:table-cell>
          <table:table-cell/>
          <table:table-cell table:number-columns-repeated="4" office:value-type="float" office:value="1" calcext:value-type="float">
            <text:p>1</text:p>
          </table:table-cell>
          <table:table-cell office:value-type="string" calcext:value-type="string">
            <text:p>maíz en polvo y un rollo de pergamino</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1 hora</text:p>
          </table:table-cell>
          <table:table-cell table:number-columns-repeated="1009"/>
        </table:table-row>
        <table:table-row table:style-name="ro1">
          <table:table-cell office:value-type="float" office:value="746" calcext:value-type="float">
            <text:p>746</text:p>
          </table:table-cell>
          <table:table-cell office:value-type="string" calcext:value-type="string">
            <text:p>Tsunami [Tsunami]</text:p>
          </table:table-cell>
          <table:table-cell office:value-type="string" calcext:value-type="string">
            <text:p>ALCANZE: Visual&lt;br&gt;Una pared de agua cobra vida en un punto a tu elección dentro del alcance. Puedes hacer una pared de hasta 300 pies (60 casillas, 90 m) de largo, 300 pies (60 casillas, 90 m) de alto y 50 pies (10 casillas, 15 m) de ancho. Este muro permanece durante toda la duración del conjuro. &lt;br&gt;Cuando la pared aparece, cada criatura dentro del área debe hacer una tirada de salvación de Fuerza. Con una salvación fracasada, la criatura sufre 6d10 puntos de daño contundente, o la mitad del daño con una salvación con éxito. &lt;br&gt;Al inicio de cada uno de tus turnos después de la aparición del muro de agua, este junto con cualquier criatura en él, se mueve 50 pies (10 casillas, 15 m) lejos de ti. Cualquier criatura grande o más pequeña dentro de la pared o en cuyo espacio entre cuando se mueva, debe superar una tirada de salvación de Fuerza o sufrir 5d10 puntos de daño contundente. Una criatura puede sufrir este daño solo una vez por asalto. Al final del turno, la altura del muro se reduce en 50 pies, y el daño sufrido por la criatura del conjuro en subsiguientes asaltos se reduce en 1d10. Cuando la pared alcanza 0 pies de altura, el conjuro finaliza. &lt;br&gt;La criatura atrapada en la pared puede moverse nadando. A causa de la fuerza de la ola, sin embargo, la criatura debe superar una prueba de Fuerza (Atletismo) contra la CD de tu salvación de conjuros con el fin de moverse. Si la prueba falla, no puede moverse. Una criatura que se mueva fuera del área cae al suelo.</text:p>
          </table:table-cell>
          <table:table-cell/>
          <table:table-cell office:value-type="float" office:value="-1" calcext:value-type="float">
            <text:p>-1</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minuto</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hasta <text:s/>6 asaltos</text:p>
          </table:table-cell>
          <table:table-cell table:number-columns-repeated="1009"/>
        </table:table-row>
        <table:table-row table:style-name="ro1">
          <table:table-cell office:value-type="float" office:value="747" calcext:value-type="float">
            <text:p>747</text:p>
          </table:table-cell>
          <table:table-cell office:value-type="string" calcext:value-type="string">
            <text:p>Umbral [Gate]</text:p>
          </table:table-cell>
          <table:table-cell office:value-type="string" calcext:value-type="string">
            <text:p>Conjuras un portal que une un espacio desocupado que puedas ver dentro del alcance a una ubicación precisa en un diferente plano de existencia. El portal es una abertura circular, que puedes hacer desde 5 hasta 20 pies (1 casilla hasta 4 casillas, 1.5 hasta 6 m) de diámetro. Puedes orientar el portal en cualquier dirección que elijas. El portal se mantiene por toda la duración del conjuro. &lt;br&gt;El portal tiene una parte frontal y una parte trasera de cada plano donde esta aparece. Viajar a través del portal solo es posible moviéndose a través del frente. Cualquier cosa que lo haga es instantáneamente transportada al otro plano, apareciendo en el espacio desocupado más cercano del portal. &lt;br&gt;Las Deidades y otros gobernantes planares pueden prevenir portales creados por este conjuro de abrirse en su presencia o en cualquier lugar de sus dominios. &lt;br&gt;Cuando este conjuro es lanzado, puedes decir el nombre de una criatura especifica (un seudónimo, titulo, o un apodo no funcionan). Si la criatura está en otro plano que no sea en el que te encuentras, el portal se abre en los alrededores de la criatura nombrada y trae a la criatura hacia el espacio desocupado más cercano de tu lado del portal. No ganas ningún poder especial sobre la criatura y esta es libre de actuar como el DM lo juzgue apropiado. Podría irse, atacarte o ayudarte.</text:p>
          </table:table-cell>
          <table:table-cell/>
          <table:table-cell office:value-type="float" office:value="60" calcext:value-type="float">
            <text:p>60</text:p>
          </table:table-cell>
          <table:table-cell table:number-columns-repeated="3" office:value-type="float" office:value="1" calcext:value-type="float">
            <text:p>1</text:p>
          </table:table-cell>
          <table:table-cell office:value-type="string" calcext:value-type="string">
            <text:p>un diamante con un valor mínimo de 5.000 po</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hasta 1 minuto</text:p>
          </table:table-cell>
          <table:table-cell table:number-columns-repeated="1009"/>
        </table:table-row>
        <table:table-row table:style-name="ro1">
          <table:table-cell office:value-type="float" office:value="748" calcext:value-type="float">
            <text:p>748</text:p>
          </table:table-cell>
          <table:table-cell office:value-type="string" calcext:value-type="string">
            <text:p>Ver lo invisible [See Invisibility]</text:p>
          </table:table-cell>
          <table:table-cell office:value-type="string" calcext:value-type="string">
            <text:p>Puedes ver criaturas y objetos como si fueran visibles, y puedes ver dentro del Plano Etéreo. Las criaturas etéreas y los objetos aparecen en forma espectral y son translúcidas</text:p>
          </table:table-cell>
          <table:table-cell/>
          <table:table-cell office:value-type="float" office:value="0" calcext:value-type="float">
            <text:p>0</text:p>
          </table:table-cell>
          <table:table-cell table:number-columns-repeated="3" office:value-type="float" office:value="1" calcext:value-type="float">
            <text:p>1</text:p>
          </table:table-cell>
          <table:table-cell office:value-type="string" calcext:value-type="string">
            <text:p>una pizca de talco o un poco de plata pulverizada</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8" calcext:value-type="float">
            <text:p>8</text:p>
          </table:table-cell>
          <table:table-cell office:value-type="float" office:value="2" calcext:value-type="float">
            <text:p>2</text:p>
          </table:table-cell>
          <table:table-cell office:value-type="string" calcext:value-type="string">
            <text:p>1 hora</text:p>
          </table:table-cell>
          <table:table-cell table:number-columns-repeated="1009"/>
        </table:table-row>
        <table:table-row table:style-name="ro1">
          <table:table-cell office:value-type="float" office:value="749" calcext:value-type="float">
            <text:p>749</text:p>
          </table:table-cell>
          <table:table-cell office:value-type="string" calcext:value-type="string">
            <text:p>Viajar mediante plantas [Transport Via Plants]</text:p>
          </table:table-cell>
          <table:table-cell office:value-type="string" calcext:value-type="string">
            <text:p>El conjuro crea un vínculo mágico entre una planta inanimada grande o mayor, dentro del alcance, y otra planta, a cualquier distancia, en el mismo plano de existencia. Debes haber visto o tocado la planta destino al menos una vez anteriormente. Durante la duración, cualquier criatura puede caminar dentro de la planta objetivo y salir por la planta de destino usando 5 pies (1 casilla, 1.5 m) de movimiento.</text:p>
          </table:table-cell>
          <table:table-cell/>
          <table:table-cell office:value-type="float" office:value="10" calcext:value-type="float">
            <text:p>1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1 turno</text:p>
          </table:table-cell>
          <table:table-cell table:number-columns-repeated="1009"/>
        </table:table-row>
        <table:table-row table:style-name="ro1">
          <table:table-cell office:value-type="float" office:value="750" calcext:value-type="float">
            <text:p>750</text:p>
          </table:table-cell>
          <table:table-cell office:value-type="string" calcext:value-type="string">
            <text:p>Vida falsa [False Life]</text:p>
          </table:table-cell>
          <table:table-cell office:value-type="string" calcext:value-type="string">
            <text:p>Te fortaleces a ti mismo con una copia nigromántica de vida, ganas 1d4 + 4 Puntos de Golpe temporales mientras dure el conjuro. A niveles superiores. Cuando lanzas este hechizo usando un espacio de conjuros de nivel 2 o superior, ganas 5 Puntos de Golpe temporales adicionales por cada nivel de espacio de conjuros por encima de nivel 1.</text:p>
          </table:table-cell>
          <table:table-cell/>
          <table:table-cell office:value-type="float" office:value="0" calcext:value-type="float">
            <text:p>0</text:p>
          </table:table-cell>
          <table:table-cell table:number-columns-repeated="3" office:value-type="float" office:value="1" calcext:value-type="float">
            <text:p>1</text:p>
          </table:table-cell>
          <table:table-cell office:value-type="string" calcext:value-type="string">
            <text:p>una pequeña cantidad de alcohol o licores destilados</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1 hora</text:p>
          </table:table-cell>
          <table:table-cell table:number-columns-repeated="1009"/>
        </table:table-row>
        <table:table-row table:style-name="ro1">
          <table:table-cell office:value-type="float" office:value="751" calcext:value-type="float">
            <text:p>751</text:p>
          </table:table-cell>
          <table:table-cell office:value-type="string" calcext:value-type="string">
            <text:p>Vínculo protector [Warding Bond]</text:p>
          </table:table-cell>
          <table:table-cell office:value-type="string" calcext:value-type="string">
            <text:p>Este conjuro protege a una criatura voluntaria que toques y crea una conexión mística entre el objetivo y tú hasta que el conjuro finalice. Mientras el objetivo se encuentre a 60 pies (12 casillas, 18 m) de ti, gana +1 de bonificación a la CA, en las tiradas de salvación, y tiene resistencia a todo el daño. También, cada vez que sufra daño, tú sufres la misma cantidad. &lt;br&gt;El conjuro finaliza si caes a 0 Puntos de Golpe o si el objetivo y tú estáis separados más de 60 pies (12 casillas, 18 m). También finaliza si el conjuro es lanzado otra vez a cualquiera de las criaturas conectadas. Además puedes cancelar el conjuro como una acción.</text:p>
          </table:table-cell>
          <table:table-cell/>
          <table:table-cell table:number-columns-repeated="4" office:value-type="float" office:value="1" calcext:value-type="float">
            <text:p>1</text:p>
          </table:table-cell>
          <table:table-cell office:value-type="string" calcext:value-type="string">
            <text:p>un par de anillos de platino de al menos 50 po de valor cada uno, los cuáles llevaréis tu objetivo y tú</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1 hora</text:p>
          </table:table-cell>
          <table:table-cell table:number-columns-repeated="1009"/>
        </table:table-row>
        <table:table-row table:style-name="ro1">
          <table:table-cell office:value-type="float" office:value="752" calcext:value-type="float">
            <text:p>752</text:p>
          </table:table-cell>
          <table:table-cell office:value-type="string" calcext:value-type="string">
            <text:p>Virote encantado [Witch Bolt]</text:p>
          </table:table-cell>
          <table:table-cell office:value-type="string" calcext:value-type="string">
            <text:p>Un haz de chisporroteante energía azul es lanzado hacia una criatura dentro del alcance, formando un constante arco de relámpago entre el objetivo y tú. Haz un ataque de conjuro a distancia contra esa criatura. En un impacto, el objetivo sufre 1d12 puntos de daño por electricidad, y en cada uno de tus turnos mientras dure, puedes usar tu acción para realizar 1d12 puntos de daño por electrcidad al objetivo automáticamente. Este conjuro finaliza si usas tu acción para hacer otra cosa. Este conjuro también finaliza si el objetivo está alguna vez fuera del alcance del conjuro o si tiene cobertura total de ti.</text:p>
          </table:table-cell>
          <table:table-cell office:value-type="string" calcext:value-type="string">
            <text:p>Cuando lanzas este hechizo usando un espacio de conjuros de nivel 2 o superior, el daño inicial se incrementa en 1d12 por cada nivel de espacio de conjuros por encima de nivel 1.</text:p>
          </table:table-cell>
          <table:table-cell office:value-type="float" office:value="30" calcext:value-type="float">
            <text:p>30</text:p>
          </table:table-cell>
          <table:table-cell table:number-columns-repeated="3" office:value-type="float" office:value="1" calcext:value-type="float">
            <text:p>1</text:p>
          </table:table-cell>
          <table:table-cell office:value-type="string" calcext:value-type="string">
            <text:p>una ramita de un árbol que ha sido alcanzada por un rayo</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asta 1 minuto</text:p>
          </table:table-cell>
          <table:table-cell table:number-columns-repeated="1009"/>
        </table:table-row>
        <table:table-row table:style-name="ro1">
          <table:table-cell office:value-type="float" office:value="753" calcext:value-type="float">
            <text:p>753</text:p>
          </table:table-cell>
          <table:table-cell office:value-type="string" calcext:value-type="string">
            <text:p>Visión en la oscuridad [Darkvision]</text:p>
          </table:table-cell>
          <table:table-cell office:value-type="string" calcext:value-type="string">
            <text:p>Tocas a una criatura voluntaria para concederle la habilidad de ver en la oscuridad. Durante la duración del conjuro, la criatura elegida puede ver en la oscuridad hasta un alcance de 60 pies (12 casillas, 18 m).</text:p>
          </table:table-cell>
          <table:table-cell/>
          <table:table-cell table:number-columns-repeated="4" office:value-type="float" office:value="1" calcext:value-type="float">
            <text:p>1</text:p>
          </table:table-cell>
          <table:table-cell office:value-type="string" calcext:value-type="string">
            <text:p>una pizca de zanahoria deshidratada o un ágata</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8 horas</text:p>
          </table:table-cell>
          <table:table-cell table:number-columns-repeated="1009"/>
        </table:table-row>
        <table:table-row table:style-name="ro1">
          <table:table-cell office:value-type="float" office:value="754" calcext:value-type="float">
            <text:p>754</text:p>
          </table:table-cell>
          <table:table-cell office:value-type="string" calcext:value-type="string">
            <text:p>Visión verdadera [True Seeing]</text:p>
          </table:table-cell>
          <table:table-cell office:value-type="string" calcext:value-type="string">
            <text:p>Este conjuro proporciona a la criatura voluntaria que tocas, la habilidad de ver las cosas como realmente son. Mientras dure el conjuro, la criatura tiene visión verdadera, se da cuenta de puertas secretas ocultas por magia, y puede ver en el Plano Etéreo, todo en un alcance de 120 pies (24 casillas, 36 m).</text:p>
          </table:table-cell>
          <table:table-cell/>
          <table:table-cell table:number-columns-repeated="4" office:value-type="float" office:value="1" calcext:value-type="float">
            <text:p>1</text:p>
          </table:table-cell>
          <table:table-cell office:value-type="string" calcext:value-type="string">
            <text:p>un ungüento para los ojos de 25 po de valor; está hecho de polvo de setas, azafrán y grasa; que el conjuro consume</text:p>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8" calcext:value-type="float">
            <text:p>8</text:p>
          </table:table-cell>
          <table:table-cell office:value-type="float" office:value="6" calcext:value-type="float">
            <text:p>6</text:p>
          </table:table-cell>
          <table:table-cell office:value-type="string" calcext:value-type="string">
            <text:p>1 hora</text:p>
          </table:table-cell>
          <table:table-cell table:number-columns-repeated="1009"/>
        </table:table-row>
        <table:table-row table:style-name="ro1">
          <table:table-cell office:value-type="float" office:value="755" calcext:value-type="float">
            <text:p>755</text:p>
          </table:table-cell>
          <table:table-cell office:value-type="string" calcext:value-type="string">
            <text:p>Volar [Fly]</text:p>
          </table:table-cell>
          <table:table-cell office:value-type="string" calcext:value-type="string">
            <text:p>Tocas a una criatura voluntaria. El objetivo gana una velocidad de vuelo de 60 pies (12 casillas, 18 m) durante la duración del conjuro. Cuando el conjuro finaliza, si el objetivo aún está en el aire, cae a menos que pueda detener la caída.</text:p>
          </table:table-cell>
          <table:table-cell office:value-type="string" calcext:value-type="string">
            <text:p>Cuando lanzas este hechizo usando un espacio de conjuros de nivel 4 o superior, puedes elegir una criatura adicional como objetivo por cada nivel de espacio de conjuros por encima de nivel 3.</text:p>
          </table:table-cell>
          <table:table-cell table:number-columns-repeated="4" office:value-type="float" office:value="1" calcext:value-type="float">
            <text:p>1</text:p>
          </table:table-cell>
          <table:table-cell office:value-type="string" calcext:value-type="string">
            <text:p>la pluma del ala de cualquier av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Hasta 10 minutos</text:p>
          </table:table-cell>
          <table:table-cell table:number-columns-repeated="1009"/>
        </table:table-row>
        <table:table-row table:style-name="ro1">
          <table:table-cell office:value-type="float" office:value="756" calcext:value-type="float">
            <text:p>756</text:p>
          </table:table-cell>
          <table:table-cell office:value-type="string" calcext:value-type="string">
            <text:p>Zancada arbórea [Tree Stride]</text:p>
          </table:table-cell>
          <table:table-cell office:value-type="string" calcext:value-type="string">
            <text:p>Adquieres la habilidad de entrar en un árbol y moverte desde dentro del mismo hasta dentro de otro árbol del mismo tipo que se encuentre hasta a 500 pies (100 casillas, 150 m). Los dos árboles deben estar vivos y al menos tan grandes como tú. Debes usar 5 pies (1 casilla, 1.5 m) de movimiento para entrar en el árbol. Conoces instantáneamente la localización de todos los árboles del mismo tipo a 500 pies (100 casillas, 150 m) de distancia y, como parte del movimiento usado para entrar en el árbol, puedes pasar dentro de uno de esos árboles o salir del árbol en el que estás. Apareces en un punto de tu elección a 5 pies (1 casilla, 1.5 m) del árbol destino, usando otros 5 pies (1 casilla, 1.5 m) de movimiento. Si no tienes suficiente movimiento, apareces a 5 pies (1 casilla, 1.5 m) del árbol en el que has entrado. &lt;br&gt;Puedes usar esta habilidad de transporte una vez por asalto durante la duración. Debes terminar cada turno fuera de un árbol.</text:p>
          </table:table-cell>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asta 1 minuto</text:p>
          </table:table-cell>
          <table:table-cell table:number-columns-repeated="1009"/>
        </table:table-row>
        <table:table-row table:style-name="ro1">
          <table:table-cell office:value-type="float" office:value="757" calcext:value-type="float">
            <text:p>757</text:p>
          </table:table-cell>
          <table:table-cell office:value-type="string" calcext:value-type="string">
            <text:p>Zancada prodigiosa [Longstrider]</text:p>
          </table:table-cell>
          <table:table-cell office:value-type="string" calcext:value-type="string">
            <text:p>Tocas a una criatura. La velocidad de la criatura se incrementa en 10 pies (2 casillas, 3 m) hasta que el conjuro finalice. </text:p>
          </table:table-cell>
          <table:table-cell office:value-type="string" calcext:value-type="string">
            <text:p>Cuando lanzas este hechizo con un espacio de conjuros de nivel 2 o superior, puedes afectar una criatura adicional por cada nivel de espacio de conjuros por encima de nivel 1.</text:p>
          </table:table-cell>
          <table:table-cell table:number-columns-repeated="4" office:value-type="float" office:value="1" calcext:value-type="float">
            <text:p>1</text:p>
          </table:table-cell>
          <table:table-cell office:value-type="string" calcext:value-type="string">
            <text:p>una pizca de tierr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hasta 1 minuto</text:p>
          </table:table-cell>
          <table:table-cell table:number-columns-repeated="1009"/>
        </table:table-row>
        <table:table-row table:style-name="ro1">
          <table:table-cell office:value-type="float" office:value="758" calcext:value-type="float">
            <text:p>758</text:p>
          </table:table-cell>
          <table:table-cell office:value-type="string" calcext:value-type="string">
            <text:p>Zona de verdad [Zone of Truth]</text:p>
          </table:table-cell>
          <table:table-cell office:value-type="string" calcext:value-type="string">
            <text:p>Creas una zona mágica que protege contra el engaño en una esfera de 15 pies (3 casillas, 4.5. m) de radio centrado en un lugar de tu elección dentro del alcance. Hasta que el conjuro finalice, una criatura que entre en el área del conjuro por primera vez en un turno o empiece su turno allí debe realizar una tirada de salvación de Carisma. Con una salvación fracasada, la criatura no puede decir una mentira deliberada mientras esté en el radio. Tú sabes si cada criatura hace la tirada de salvación con éxito o si la falla. &lt;br&gt;Una criatura afectada es consciente del conjuro y por consiguiente puede evitar responder preguntas las cuales normalmente respondería con una mentira. Una criatura puede ser evasiva en sus respuestas siempre y cuando permanezca dentro del límite de la verdad.</text:p>
          </table:table-cell>
          <table:table-cell/>
          <table:table-cell office:value-type="float" office:value="60" calcext:value-type="float">
            <text:p>6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1 accion</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10 minutos</text:p>
          </table:table-cell>
          <table:table-cell table:number-columns-repeated="1009"/>
        </table:table-row>
        <table:table-row table:style-name="ro6">
          <table:table-cell office:value-type="float" office:value="759" calcext:value-type="float">
            <text:p>759</text:p>
          </table:table-cell>
          <table:table-cell table:style-name="ce2" office:value-type="string" calcext:value-type="string">
            <text:p>Heroísmo [Heroism]</text:p>
          </table:table-cell>
          <table:table-cell office:value-type="string" calcext:value-type="string">
            <text:p>Una criatura voluntaria que toques es imbuida con valentía. Hasta que el conjuro finalice, la criatura es inmune a ser asustada y gana Puntos de Golpe temporales iguales a tu modificador de característica de lanzamiento de conjuros al comienzo de cada uno de sus turnos.</text:p>
            <text:p>Cuando el conjuro finaliza, el objetivo pierde cualquier remanente de Puntos de Golpe temporales</text:p>
            <text:p>de este conjuro</text:p>
          </table:table-cell>
          <table:table-cell office:value-type="string" calcext:value-type="string">
            <text:p>Cuando lanzas este</text:p>
            <text:p>hechizo usando un espacio de conjuros de nivel</text:p>
            <text:p>2 o superior, puedes elegir como objetivo</text:p>
            <text:p>una criatura adicional por cada nivel de espacio</text:p>
            <text:p>de conjuros por encima de nivel 1.</text:p>
          </table:table-cell>
          <table:table-cell table:number-columns-repeated="3"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1 accion</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hasta 1 minuto</text:p>
          </table:table-cell>
          <table:table-cell table:number-columns-repeated="1009"/>
        </table:table-row>
        <table:table-row table:style-name="ro1" table:number-rows-repeated="104821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text>,</number:text>
    </number:time-style>
    <number:number-style style:name="N107">
      <number:scientific-number number:decimal-places="1" loext:min-decimal-places="1" number:min-integer-digits="1" number:min-exponent-digits="1" loext:exponent-interval="3" loext:forced-exponent-sign="true"/>
    </number:number-style>
    <number:number-style style:name="N10104P0" style:volatile="true" number:language="es" number:country="ES">
      <number:number number:decimal-places="0" loext:min-decimal-places="0" number:min-integer-digits="1" number:grouping="true"/>
      <number:text> €</number:text>
    </number:number-style>
    <number:number-style style:name="N10104" number:language="es" number:country="ES">
      <number:text>-</number:text>
      <number:number number:decimal-places="0" loext:min-decimal-places="0" number:min-integer-digits="1" number:grouping="true"/>
      <number:text> €</number:text>
      <style:map style:condition="value()&gt;=0" style:apply-style-name="N10104P0"/>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style:text-properties fo:color="#ff0000"/>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2" loext:min-decimal-places="2" number:min-integer-digits="1" number:grouping="true"/>
      <number:text> €</number:text>
    </number:number-style>
    <number:number-style style:name="N10106" number:language="es" number:country="ES">
      <number:text>-</number:text>
      <number:number number:decimal-places="2" loext:min-decimal-places="2" number:min-integer-digits="1" number:grouping="true"/>
      <number:text> €</number:text>
      <style:map style:condition="value()&gt;=0" style:apply-style-name="N10106P0"/>
    </number:number-style>
    <number:number-style style:name="N10107P0" style:volatile="true" number:language="es" number:country="ES">
      <number:number number:decimal-places="2" loext:min-decimal-places="2" number:min-integer-digits="1" number:grouping="true"/>
      <number:text> €</number:text>
    </number:number-style>
    <number:number-style style:name="N10107" number:language="es" number:country="ES">
      <style:text-properties fo:color="#ff0000"/>
      <number:text>-</number:text>
      <number:number number:decimal-places="2" loext:min-decimal-places="2" number:min-integer-digits="1" number:grouping="true"/>
      <number:text> €</number:text>
      <style:map style:condition="value()&gt;=0" style:apply-style-name="N10107P0"/>
    </number:number-style>
    <number:date-style style:name="N10108" number:language="es" number:country="ES">
      <number:day number:style="long"/>
      <number:text>-</number:text>
      <number:month number:textual="true"/>
      <number:text>-</number:text>
      <number:year/>
    </number:date-style>
    <number:date-style style:name="N10109" number:language="es" number:country="ES">
      <number:day number:style="long"/>
      <number:text>-</number:text>
      <number:month number:textual="true"/>
    </number:date-style>
    <number:date-style style:name="N10110" number:language="es" number:country="ES">
      <number:month number:textual="true"/>
      <number:text>-</number:text>
      <number:year/>
    </number:date-style>
    <number:time-style style:name="N10111" number:language="es" number:country="ES">
      <number:hours/>
      <number:text>:</number:text>
      <number:minutes number:style="long"/>
      <number:text> </number:text>
      <number:am-pm/>
    </number:time-style>
    <number:time-style style:name="N10112" number:language="es" number:country="ES">
      <number:hours/>
      <number:text>:</number:text>
      <number:minutes number:style="long"/>
      <number:text>:</number:text>
      <number:seconds number:style="long"/>
      <number:text> </number:text>
      <number:am-pm/>
    </number:time-style>
    <number:time-style style:name="N10113" number:language="es" number:country="ES">
      <number:hours/>
      <number:text>:</number:text>
      <number:minutes number:style="long"/>
    </number:time-style>
    <number:time-style style:name="N10114" number:language="es" number:country="ES">
      <number:hours/>
      <number:text>:</number:text>
      <number:minutes number:style="long"/>
      <number:text>:</number:text>
      <number:seconds number:style="long"/>
    </number:time-style>
    <number:date-style style:name="N10115"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6P0" style:volatile="true" number:language="es" number:country="ES">
      <number:number number:decimal-places="0" loext:min-decimal-places="0" number:min-integer-digits="1" number:grouping="true"/>
      <number:text>   </number:text>
    </number:number-style>
    <number:number-style style:name="N10116" number:language="es" number:country="ES">
      <number:text>-</number:text>
      <number:number number:decimal-places="0" loext:min-decimal-places="0" number:min-integer-digits="1" number:grouping="true"/>
      <number:text>   </number:text>
      <style:map style:condition="value()&gt;=0" style:apply-style-name="N10116P0"/>
    </number:number-style>
    <number:number-style style:name="N10117P0" style:volatile="true" number:language="es" number:country="ES">
      <number:number number:decimal-places="0" loext:min-decimal-places="0" number:min-integer-digits="1" number:grouping="true"/>
      <number:text>   </number:text>
    </number:number-style>
    <number:number-style style:name="N10117" number:language="es" number:country="ES">
      <style:text-properties fo:color="#ff0000"/>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es" number:country="ES">
      <number:number number:decimal-places="2" loext:min-decimal-places="2" number:min-integer-digits="1" number:grouping="true"/>
      <number:text>   </number:text>
    </number:number-style>
    <number:number-style style:name="N10118" number:language="es" number:country="ES">
      <number:text>-</number:text>
      <number:number number:decimal-places="2" loext:min-decimal-places="2" number:min-integer-digits="1" number:grouping="true"/>
      <number:text>   </number:text>
      <style:map style:condition="value()&gt;=0" style:apply-style-name="N10118P0"/>
    </number:number-style>
    <number:number-style style:name="N10119P0" style:volatile="true" number:language="es" number:country="ES">
      <number:number number:decimal-places="2" loext:min-decimal-places="2" number:min-integer-digits="1" number:grouping="true"/>
      <number:text>   </number:text>
    </number:number-style>
    <number:number-style style:name="N10119" number:language="es" number:country="ES">
      <style:text-properties fo:color="#ff0000"/>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0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0P2" style:volatile="true" number:language="es" number:country="ES">
      <loext:text> </loext:text>
      <loext:fill-character> </loext:fill-character>
      <number:text>-    </number:text>
    </number:number-style>
    <number:text-style style:name="N10120" number:language="es" number:country="ES">
      <number:text> </number:text>
      <number:text-content/>
      <number:text> </number:text>
      <style:map style:condition="value()&gt;0" style:apply-style-name="N10120P0"/>
      <style:map style:condition="value()&lt;0" style:apply-style-name="N10120P1"/>
      <style:map style:condition="value()=0" style:apply-style-name="N10120P2"/>
    </number:text-style>
    <number:number-style style:name="N1012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2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21P2" style:volatile="true" number:language="es" number:country="ES">
      <loext:text> </loext:text>
      <loext:fill-character> </loext:fill-character>
      <number:text>- € </number:text>
    </number:number-style>
    <number:text-style style:name="N10121" number:language="es" number:country="ES">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22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22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22" number:language="es" number:country="ES">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23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23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23" number:language="es" number:country="ES">
      <number:text> </number:text>
      <number:text-content/>
      <number:text> </number:text>
      <style:map style:condition="value()&gt;0" style:apply-style-name="N10123P0"/>
      <style:map style:condition="value()&lt;0" style:apply-style-name="N10123P1"/>
      <style:map style:condition="value()=0" style:apply-style-name="N10123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6">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PageStyle_5f_Hechizosl" style:display-name="PageStyle_Hechizosl"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6-09-16T00:00:00</meta:creation-date>
    <dc:date>2017-11-06T20:34:59.261000000</dc:date>
    <meta:generator>LibreOffice/5.4.2.2$Windows_X86_64 LibreOffice_project/22b09f6418e8c2d508a9eaf86b2399209b0990f4</meta:generator>
    <meta:editing-duration>PT5M46S</meta:editing-duration>
    <meta:editing-cycles>1</meta:editing-cycles>
    <meta:document-statistic meta:table-count="1" meta:cell-count="4992"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